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gency FB" svg:font-family="'Agency FB'" style:font-family-generic="swiss"/>
    <style:font-face style:name="Aptos Narrow" svg:font-family="'Aptos Narrow'" style:font-family-generic="swiss"/>
    <style:font-face style:name="Aptos Narrow1" svg:font-family="'Aptos Narrow'" style:font-family-generic="swiss" style:font-pitch="variable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Calibri1" svg:font-family="Calibri1"/>
    <style:font-face style:name="Calibri11" svg:font-family="Calibri11"/>
    <style:font-face style:name="Calibri2" svg:font-family="Calibri2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oppins" svg:font-family="Poppins"/>
    <style:font-face style:name="Times" svg:font-family="Times" style:font-family-generic="roman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1.16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1.965cm"/>
    </style:style>
    <style:style style:name="co11" style:family="table-column">
      <style:table-column-properties fo:break-before="auto" style:column-width="2.418cm"/>
    </style:style>
    <style:style style:name="co12" style:family="table-column">
      <style:table-column-properties fo:break-before="auto" style:column-width="2.344cm"/>
    </style:style>
    <style:style style:name="co13" style:family="table-column">
      <style:table-column-properties fo:break-before="auto" style:column-width="2.621cm"/>
    </style:style>
    <style:style style:name="co14" style:family="table-column">
      <style:table-column-properties fo:break-before="auto" style:column-width="1.563cm"/>
    </style:style>
    <style:style style:name="co15" style:family="table-column">
      <style:table-column-properties fo:break-before="auto" style:column-width="1.889cm"/>
    </style:style>
    <style:style style:name="co16" style:family="table-column">
      <style:table-column-properties fo:break-before="auto" style:column-width="1.688cm"/>
    </style:style>
    <style:style style:name="co17" style:family="table-column">
      <style:table-column-properties fo:break-before="auto" style:column-width="2.217cm"/>
    </style:style>
    <style:style style:name="co18" style:family="table-column">
      <style:table-column-properties fo:break-before="auto" style:column-width="1.639cm"/>
    </style:style>
    <style:style style:name="co19" style:family="table-column">
      <style:table-column-properties fo:break-before="auto" style:column-width="1.94cm"/>
    </style:style>
    <style:style style:name="co20" style:family="table-column">
      <style:table-column-properties fo:break-before="auto" style:column-width="1.84cm"/>
    </style:style>
    <style:style style:name="co21" style:family="table-column">
      <style:table-column-properties fo:break-before="auto" style:column-width="2.117cm"/>
    </style:style>
    <style:style style:name="co22" style:family="table-column">
      <style:table-column-properties fo:break-before="auto" style:column-width="1.487cm"/>
    </style:style>
    <style:style style:name="co23" style:family="table-column">
      <style:table-column-properties fo:break-before="auto" style:column-width="2.318cm"/>
    </style:style>
    <style:style style:name="co24" style:family="table-column">
      <style:table-column-properties fo:break-before="auto" style:column-width="2.671cm"/>
    </style:style>
    <style:style style:name="co25" style:family="table-column">
      <style:table-column-properties fo:break-before="auto" style:column-width="1.436cm"/>
    </style:style>
    <style:style style:name="co26" style:family="table-column">
      <style:table-column-properties fo:break-before="auto" style:column-width="2.168cm"/>
    </style:style>
    <style:style style:name="co27" style:family="table-column">
      <style:table-column-properties fo:break-before="auto" style:column-width="1.286cm"/>
    </style:style>
    <style:style style:name="co28" style:family="table-column">
      <style:table-column-properties fo:break-before="auto" style:column-width="11.238cm"/>
    </style:style>
    <style:style style:name="co29" style:family="table-column">
      <style:table-column-properties fo:break-before="auto" style:column-width="2.016cm"/>
    </style:style>
    <style:style style:name="co30" style:family="table-column">
      <style:table-column-properties fo:break-before="auto" style:column-width="10.559cm"/>
    </style:style>
    <style:style style:name="co31" style:family="table-column">
      <style:table-column-properties fo:break-before="auto" style:column-width="2.847cm"/>
    </style:style>
    <style:style style:name="co32" style:family="table-column">
      <style:table-column-properties fo:break-before="auto" style:column-width="2.595cm"/>
    </style:style>
    <style:style style:name="co33" style:family="table-column">
      <style:table-column-properties fo:break-before="auto" style:column-width="1.87cm"/>
    </style:style>
    <style:style style:name="co34" style:family="table-column">
      <style:table-column-properties fo:break-before="auto" style:column-width="3.124cm"/>
    </style:style>
    <style:style style:name="co35" style:family="table-column">
      <style:table-column-properties fo:break-before="auto" style:column-width="3.528cm"/>
    </style:style>
    <style:style style:name="co36" style:family="table-column">
      <style:table-column-properties fo:break-before="auto" style:column-width="0.95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764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1.252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2.117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1.032cm" fo:break-before="auto" style:use-optimal-row-height="false"/>
    </style:style>
    <style:style style:name="ro14" style:family="table-row">
      <style:table-row-properties style:row-height="0.935cm" fo:break-before="auto" style:use-optimal-row-height="true"/>
    </style:style>
    <style:style style:name="ro15" style:family="table-row">
      <style:table-row-properties style:row-height="0.953cm" fo:break-before="auto" style:use-optimal-row-height="fals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0.45cm" fo:break-before="auto" style:use-optimal-row-height="true"/>
    </style:style>
    <style:style style:name="ro19" style:family="table-row">
      <style:table-row-properties style:row-height="0.688cm" fo:break-before="auto" style:use-optimal-row-height="false"/>
    </style:style>
    <style:style style:name="ro20" style:family="table-row">
      <style:table-row-properties style:row-height="0.552cm" fo:break-before="auto" style:use-optimal-row-height="true"/>
    </style:style>
    <style:style style:name="ro21" style:family="table-row">
      <style:table-row-properties style:row-height="1.062cm" fo:break-before="auto" style:use-optimal-row-height="true"/>
    </style:style>
    <style:style style:name="ro22" style:family="table-row">
      <style:table-row-properties style:row-height="0.661cm" fo:break-before="auto" style:use-optimal-row-height="false"/>
    </style:style>
    <style:style style:name="ro23" style:family="table-row">
      <style:table-row-properties style:row-height="0.51cm" fo:break-before="auto" style:use-optimal-row-height="true"/>
    </style:style>
    <style:style style:name="ta1" style:family="table" style:master-page-name="PageStyle_5f_Bulletin">
      <style:table-properties table:display="true" style:writing-mode="lr-tb"/>
    </style:style>
    <style:style style:name="ta2" style:family="table" style:master-page-name="PageStyle_5f_RGC">
      <style:table-properties table:display="true" style:writing-mode="lr-tb"/>
    </style:style>
    <style:style style:name="ta3" style:family="table" style:master-page-name="PageStyle_5f_Régul_5f_AF">
      <style:table-properties table:display="true" style:writing-mode="lr-tb"/>
    </style:style>
    <style:style style:name="ta4" style:family="table" style:master-page-name="PageStyle_5f_Régul_5f_maladie1">
      <style:table-properties table:display="true" style:writing-mode="lr-tb"/>
    </style:style>
    <style:style style:name="ta5" style:family="table" style:master-page-name="PageStyle_5f_Régul_5f_Plafond_5f__2b__5f_CET">
      <style:table-properties table:display="true" style:writing-mode="lr-tb"/>
    </style:style>
    <style:style style:name="ta6" style:family="table" style:master-page-name="PageStyle_5f_Bulletin_20_gérant">
      <style:table-properties table:display="true" style:writing-mode="lr-tb"/>
    </style:style>
    <style:style style:name="ta7" style:family="table" style:master-page-name="PageStyle_5f_bulletin_20_apprentis">
      <style:table-properties table:display="true" style:writing-mode="lr-tb"/>
    </style:style>
    <style:style style:name="ta8" style:family="table" style:master-page-name="PageStyle_5f_stagiair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/>
    <style:style style:name="ce2" style:family="table-cell" style:parent-style-name="Default_20_1" style:data-style-name="N0">
      <style:table-cell-properties fo:background-color="#e0e0e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_20_1" style:data-style-name="N0">
      <style:table-cell-properties fo:background-color="#e0e0e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Normal_20_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_20_1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_20_1" style:data-style-name="N0">
      <style:table-cell-properties fo:background-color="#c5cae9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_20_1" style:data-style-name="N0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_20_1" style:data-style-name="N0">
      <style:table-cell-properties fo:border-bottom="0.74pt solid #000000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_20_1" style:data-style-name="N0">
      <style:table-cell-properties fo:background-color="#eeeeee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_20_1" style:data-style-name="N0">
      <style:table-cell-properties fo:background-color="#c5cae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_20_1" style:data-style-name="N0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_20_1" style:data-style-name="N0">
      <style:table-cell-properties fo:background-color="#e5e4d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_20_1" style:data-style-name="N0">
      <style:table-cell-properties fo:background-color="#e5e4d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_20_1" style:data-style-name="N0">
      <style:table-cell-properties fo:border-bottom="0.74pt solid #000000" fo:background-color="#e5e4d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_20_1" style:data-style-name="N0">
      <style:table-cell-properties fo:border-bottom="none" style:cell-protect="protected" style:print-content="tru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_20_1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_20_1" style:data-style-name="N0">
      <style:table-cell-properties fo:border-bottom="0.74pt solid #000000" fo:background-color="#e5e4d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_20_1" style:data-style-name="N0">
      <style:table-cell-properties fo:border-bottom="0.74pt solid #000000" fo:background-color="#e5e4d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_20_1" style:data-style-name="N0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_20_1" style:data-style-name="N0">
      <style:table-cell-properties fo:background-color="#e5e4de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_20_1" style:data-style-name="N0">
      <style:table-cell-properties fo:border-bottom="none" fo:background-color="#ffffff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_20_1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Normal_20_2" style:data-style-name="N0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  <style:style style:name="ce27" style:family="table-cell" style:parent-style-name="Default_20_1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_20_1" style:data-style-name="N13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_20_1" style:data-style-name="N135">
      <style:table-cell-properties fo:background-color="#fafaf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_20_1" style:data-style-name="N136">
      <style:table-cell-properties fo:background-color="#fafaf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_20_1" style:data-style-name="N135">
      <style:table-cell-properties fo:background-color="#fafafa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_20_1" style:data-style-name="N136">
      <style:table-cell-properties fo:background-color="#fafafa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_20_1" style:data-style-name="N135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Normal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_20_1" style:data-style-name="N0">
      <style:table-cell-properties fo:border-bottom="none" fo:background-color="#eeeeee" style:cell-protect="protected" style:print-content="tru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_20_1" style:data-style-name="N15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_20_1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_20_1" style:data-style-name="N0">
      <style:table-cell-properties fo:background-color="#eeeeee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_20_1" style:data-style-name="N139">
      <style:table-cell-properties fo:border-bottom="none" fo:background-color="#e5e4de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Currency" style:data-style-name="N139">
      <style:table-cell-properties fo:border-bottom="none" fo:background-color="#e5e4de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_20_1" style:data-style-name="N139">
      <style:table-cell-properties fo:border-bottom="none" fo:background-color="#ffebee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_20_1" style:data-style-name="N139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Currency" style:data-style-name="N139">
      <style:table-cell-properties fo:border-bottom="none" fo:background-color="#ffebee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_20_1" style:data-style-name="N138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_20_1" style:data-style-name="N150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_20_1" style:data-style-name="N0">
      <style:table-cell-properties fo:border-bottom="none" fo:background-color="#ababab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_20_1" style:data-style-name="N0">
      <style:table-cell-properties fo:border-bottom="0.74pt solid #000000" fo:background-color="#e5e4d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_20_1" style:data-style-name="N136">
      <style:table-cell-properties fo:border-bottom="none" fo:background-color="#ffebee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_20_1" style:data-style-name="N0">
      <style:table-cell-properties fo:border-bottom="none" fo:background-color="#ffebee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_20_1" style:data-style-name="N0">
      <style:table-cell-properties fo:background-color="#e5e4de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_20_1" style:data-style-name="N139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_20_1" style:data-style-name="N139">
      <style:table-cell-properties fo:border-bottom="0.74pt solid #000000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_20_1" style:data-style-name="N0">
      <style:table-cell-properties fo:border-bottom="0.74pt solid #000000" fo:background-color="#e5e4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Currency" style:data-style-name="N136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_20_1" style:data-style-name="N0">
      <style:table-cell-properties fo:background-color="#e5e4d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_20_1" style:data-style-name="N136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Normal_20_3">
      <style:table-cell-properties fo:background-color="#e5e4d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Normal_20_3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_20_1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urrency" style:data-style-name="N15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_20_1" style:data-style-name="N0">
      <style:table-cell-properties fo:border-bottom="0.74pt solid #000000" fo:background-color="#eeeeee" style:cell-protect="protected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_20_1" style:data-style-name="N0">
      <style:table-cell-properties fo:border-bottom="0.74pt solid #000000" fo:background-color="#c5ca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_20_1" style:data-style-name="N141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_20_1" style:data-style-name="N141">
      <style:table-cell-properties fo:border-bottom="none" fo:background-color="#ababab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_20_1" style:data-style-name="N141">
      <style:table-cell-properties fo:border-bottom="none" fo:background-color="#ffebee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Percent_20_3" style:data-style-name="N141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Percent_20_3" style:data-style-name="N141">
      <style:table-cell-properties fo:border-bottom="none" fo:background-color="#ababab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_20_1" style:data-style-name="N11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_20_1" style:data-style-name="N0">
      <style:table-cell-properties fo:background-color="#e5e4d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Percent_20_3" style:data-style-name="N11">
      <style:table-cell-properties fo:border-bottom="none" fo:background-color="#ffebee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Percent_20_3" style:data-style-name="N11">
      <style:table-cell-properties fo:border-bottom="none" fo:background-color="#ffebee" style:cell-protect="protected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Percent_20_3" style:data-style-name="N11">
      <style:table-cell-properties fo:border-bottom="none" fo:background-color="#ffebee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Percent_20_3" style:data-style-name="N11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_20_1" style:data-style-name="N0">
      <style:table-cell-properties fo:background-color="#e0e0e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_20_1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Normal_20_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Normal_20_3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Normal_20_3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_20_1" style:data-style-name="N152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Normal_20_3" style:data-style-name="N152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Normal_20_2" style:data-style-name="N152">
      <style:table-cell-properties fo:border-bottom="none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Normal_20_3" style:data-style-name="N15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_20_1" style:data-style-name="N135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_20_1" style:data-style-name="N136">
      <style:table-cell-properties fo:border-bottom="none" fo:background-color="#ababab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5f_BuiltIn_5f_Currency" style:data-style-name="N136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Percent_20_3" style:data-style-name="N11">
      <style:table-cell-properties fo:border-bottom="none" fo:background-color="#ababab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_20_1" style:data-style-name="N144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_20_1" style:data-style-name="N136">
      <style:table-cell-properties fo:background-color="#e5e4de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_20_1" style:data-style-name="N135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_20_1" style:data-style-name="N136">
      <style:table-cell-properties fo:border-bottom="none" style:cell-protect="protected" style:print-content="tru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_20_1" style:data-style-name="N136">
      <style:table-cell-properties fo:background-color="#bdbdbd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_20_1" style:data-style-name="N0">
      <style:table-cell-properties fo:background-color="#c5cae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_20_1" style:data-style-name="N0">
      <style:table-cell-properties fo:border-bottom="0.74pt solid #000000" fo:background-color="#c5ca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Excel_20_Built-in_20_Percent_20_3" style:data-style-name="N141">
      <style:table-cell-properties fo:border-bottom="none" fo:background-color="#ffebee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Percent_20_3" style:data-style-name="N11">
      <style:table-cell-properties fo:border-bottom="none" fo:background-color="#ffebee" style:cell-protect="protected" style:print-content="tru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_20_1" style:data-style-name="N0">
      <style:table-cell-properties fo:border-bottom="0.74pt solid #000000" fo:background-color="#e5e4d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Normal_20_3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Normal_20_3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Normal_20_3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_20_1" style:data-style-name="N135">
      <style:table-cell-properties fo:background-color="#ffffa6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Currency" style:data-style-name="N136">
      <style:table-cell-properties fo:background-color="#ffffff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Excel_20_Built-in_20_Currency" style:data-style-name="N136">
      <style:table-cell-properties fo:background-color="#fafafa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Currency" style:data-style-name="N136">
      <style:table-cell-properties fo:background-color="#fafafa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_20_1" style:data-style-name="N0">
      <style:table-cell-properties fo:background-color="#ffff00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_20_1" style:data-style-name="N136">
      <style:table-cell-properties fo:border-bottom="none" fo:background-color="#ffffff" style:cell-protect="protected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_20_1" style:data-style-name="N0">
      <style:table-cell-properties fo:border-bottom="none" fo:background-color="#e5e4d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_20_1" style:data-style-name="N2">
      <style:table-cell-properties fo:background-color="#bdbdb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Excel_20_Built-in_20_Currency" style:data-style-name="N1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1" fo:font-size="11pt" fo:font-style="normal" fo:text-shadow="none" style:text-underline-style="none" fo:font-weight="normal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ce111" style:family="table-cell" style:parent-style-name="Excel_20_Built-in_20_Currency" style:data-style-name="N1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1" fo:font-size="11pt" fo:font-style="normal" fo:text-shadow="none" style:text-underline-style="none" fo:font-weight="normal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ce112" style:family="table-cell" style:parent-style-name="Default_20_1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_20_1" style:data-style-name="N14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_20_1" style:data-style-name="N4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_20_1" style:data-style-name="N2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_20_1" style:data-style-name="N135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_20_1" style:data-style-name="N151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_20_1" style:data-style-name="N136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_20_1" style:data-style-name="N138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_20_1" style:data-style-name="N142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Normal_20_2_20_2" style:data-style-name="N0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111" fo:font-size="11pt" fo:font-style="normal" fo:text-shadow="none" style:text-underline-style="none" fo:font-weight="normal" style:font-size-asian="11pt" style:font-style-asian="normal" style:font-weight-asian="normal" style:font-name-complex="Liberation Sans111" style:font-size-complex="11pt" style:font-style-complex="normal" style:font-weight-complex="normal"/>
    </style:style>
    <style:style style:name="ce124" style:family="table-cell" style:parent-style-name="Normal_20_2_20_2" style:data-style-name="N138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111" fo:font-size="11pt" fo:font-style="normal" fo:text-shadow="none" style:text-underline-style="none" fo:font-weight="normal" style:font-size-asian="11pt" style:font-style-asian="normal" style:font-weight-asian="normal" style:font-name-complex="Liberation Sans111" style:font-size-complex="11pt" style:font-style-complex="normal" style:font-weight-complex="normal"/>
    </style:style>
    <style:style style:name="ce125" style:family="table-cell" style:parent-style-name="Default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1" fo:font-size="11pt" fo:font-style="normal" fo:text-shadow="none" style:text-underline-style="none" fo:font-weight="normal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ce126" style:family="table-cell" style:parent-style-name="Default_20_1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7" style:family="table-cell" style:parent-style-name="Default_20_1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8" style:family="table-cell" style:parent-style-name="Normal_20_2_20_2" style:data-style-name="N0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11" fo:font-size="11pt" fo:font-style="normal" fo:text-shadow="none" style:text-underline-style="none" fo:font-weight="normal" style:font-size-asian="11pt" style:font-style-asian="normal" style:font-weight-asian="normal" style:font-name-complex="Liberation Sans111" style:font-size-complex="11pt" style:font-style-complex="normal" style:font-weight-complex="normal"/>
    </style:style>
    <style:style style:name="ce129" style:family="table-cell" style:parent-style-name="Default_20_1" style:data-style-name="N0">
      <style:table-cell-properties fo:background-color="#e7e6e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_20_1" style:data-style-name="N0">
      <style:table-cell-properties fo:background-color="#e7e6e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_20_1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Currency" style:data-style-name="N136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_20_1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4" style:family="table-cell" style:parent-style-name="Normal_20_2_20_2" style:data-style-name="N0">
      <style:table-cell-properties fo:background-color="#ffff00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11" fo:font-size="11pt" fo:font-style="normal" fo:text-shadow="none" style:text-underline-style="none" fo:font-weight="normal" style:font-size-asian="11pt" style:font-style-asian="normal" style:font-weight-asian="normal" style:font-name-complex="Liberation Sans111" style:font-size-complex="11pt" style:font-style-complex="normal" style:font-weight-complex="normal"/>
    </style:style>
    <style:style style:name="ce135" style:family="table-cell" style:parent-style-name="Default_20_1" style:data-style-name="N13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_20_1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_20_1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Excel_20_Built-in_20_Currency" style:data-style-name="N136">
      <style:table-cell-properties fo:background-color="#ff81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_20_1" style:data-style-name="N136">
      <style:table-cell-properties fo:background-color="#f5f5f5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_20_1" style:data-style-name="N0">
      <style:table-cell-properties fo:border-bottom="none" fo:background-color="#e7e6e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_20_1" style:data-style-name="N0">
      <style:table-cell-properties fo:background-color="#ffff00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_20_1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_20_1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_20_1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_20_1" style:data-style-name="N0">
      <style:table-cell-properties fo:background-color="#ffff00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_20_1" style:data-style-name="N2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Normal_20_6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Normal_20_6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9" style:family="table-cell" style:parent-style-name="Normal_20_6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Normal_20_6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Normal_20_6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Normal_20_6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Normal_20_6" style:data-style-name="N0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Normal_20_6" style:data-style-name="N0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Normal_20_6" style:data-style-name="N0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6" style:family="table-cell" style:parent-style-name="Normal_20_6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Normal_20_6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8" style:family="table-cell" style:parent-style-name="Normal_20_6" style:data-style-name="N0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9" style:family="table-cell" style:parent-style-name="Normal_20_6" style:data-style-name="N0">
      <style:table-cell-properties fo:border-bottom="none" style:cell-protect="protected" style:print-content="tru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Normal_20_6" style:data-style-name="N0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Normal_5f_SSPLAFON" style:data-style-name="N140">
      <style:table-cell-properties fo:border-bottom="none" fo:background-color="#d6dce5" style:cell-protect="none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2" style:family="table-cell" style:parent-style-name="Normal_20_6" style:data-style-name="N4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Normal_20_6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Normal_20_6" style:data-style-name="N0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Normal_20_6" style:data-style-name="N4">
      <style:table-cell-properties fo:border-bottom="none" style:cell-protect="protected" style:print-content="tru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Normal_20_6" style:data-style-name="N0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7" style:family="table-cell" style:parent-style-name="Normal_20_6" style:data-style-name="N2">
      <style:table-cell-properties fo:border-bottom="none" style:cell-protect="protected" style:print-content="tru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Normal_20_6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9" style:family="table-cell" style:parent-style-name="Normal_20_6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Normal_5f_SSPLAFON" style:data-style-name="N140">
      <style:table-cell-properties fo:background-color="#d6dce5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1" style:family="table-cell" style:parent-style-name="Normal_20_6" style:data-style-name="N145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Normal_20_6" style:data-style-name="N0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Normal_20_6" style:data-style-name="N0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Normal_20_6" style:data-style-name="N145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Normal_20_2" style:data-style-name="N0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Normal_20_6" style:data-style-name="N4">
      <style:table-cell-properties style:cell-protect="protected" style:print-content="tru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Normal_20_6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Normal_20_6" style:data-style-name="N2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Normal_20_6" style:data-style-name="N145">
      <style:table-cell-properties fo:background-color="#ffff00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0" style:family="table-cell" style:parent-style-name="Normal_20_6" style:data-style-name="N0">
      <style:table-cell-properties fo:background-color="#ffff00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1" style:family="table-cell" style:parent-style-name="Normal_20_6" style:data-style-name="N0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2" style:family="table-cell" style:parent-style-name="Normal_20_6" style:data-style-name="N145">
      <style:table-cell-properties fo:background-color="#ffffff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3" style:family="table-cell" style:parent-style-name="Normal_20_6" style:data-style-name="N0">
      <style:table-cell-properties fo:background-color="#ffffff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4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Normal_20_4_20_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Normal_20_4_20_2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Normal_20_4_20_2" style:data-style-name="N0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Normal_20_4_20_2" style:data-style-name="N0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9" style:family="table-cell" style:parent-style-name="Normal_20_4_20_2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Normal_20_4_20_2" style:data-style-name="N0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Normal_5f_SSPLAFON_20_2" style:data-style-name="N140">
      <style:table-cell-properties fo:background-color="#ffff99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2" style:family="table-cell" style:parent-style-name="Normal_20_4_20_2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3" style:family="table-cell" style:parent-style-name="Normal_20_4_20_2" style:data-style-name="N4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4" style:family="table-cell" style:parent-style-name="Normal_20_4_20_2" style:data-style-name="N4">
      <style:table-cell-properties fo:background-color="#c5e0b4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Normal_20_4_20_2" style:data-style-name="N4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6" style:family="table-cell" style:parent-style-name="Normal_20_4_20_2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Normal_20_4_20_2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Normal_20_4_20_2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Normal_20_4_20_2" style:data-style-name="N146">
      <style:table-cell-properties fo:background-color="#ffe699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Normal_20_4_20_2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Excel_20_Built-in_20_Percent_20_3" style:data-style-name="N146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2" style:family="table-cell" style:parent-style-name="Normal_20_4_20_2" style:data-style-name="N4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3" style:family="table-cell" style:parent-style-name="Normal_20_4_20_2" style:data-style-name="N4">
      <style:table-cell-properties fo:background-color="#ffe699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4" style:family="table-cell" style:parent-style-name="Normal_20_4_20_2" style:data-style-name="N146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5" style:family="table-cell" style:parent-style-name="Normal_20_2" style:data-style-name="N4">
      <style:table-cell-properties fo:background-color="#ffe699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6" style:family="table-cell" style:parent-style-name="Normal_20_4_20_2" style:data-style-name="N0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7" style:family="table-cell" style:parent-style-name="Normal_20_4_20_2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8" style:family="table-cell" style:parent-style-name="Normal_20_4_20_2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9" style:family="table-cell" style:parent-style-name="Normal_20_4_20_2" style:data-style-name="N0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0" style:family="table-cell" style:parent-style-name="Normal_20_4_20_2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1" style:family="table-cell" style:parent-style-name="Normal_20_4_20_2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2" style:family="table-cell" style:parent-style-name="Normal_20_4_20_2" style:data-style-name="N146">
      <style:table-cell-properties fo:background-color="#9dc3e6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3" style:family="table-cell" style:parent-style-name="Normal_20_4_20_2" style:data-style-name="N0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4" style:family="table-cell" style:parent-style-name="Normal_20_4_20_2" style:data-style-name="N4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5" style:family="table-cell" style:parent-style-name="Normal_20_4_20_2" style:data-style-name="N4">
      <style:table-cell-properties fo:background-color="#9dc3e6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6" style:family="table-cell" style:parent-style-name="Normal_20_4_20_2" style:data-style-name="N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Normal_20_4_20_2" style:data-style-name="N4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8" style:family="table-cell" style:parent-style-name="Normal_20_4_20_2" style:data-style-name="N4">
      <style:table-cell-properties fo:border-bottom="0.74pt solid #000000" fo:background-color="#9dc3e6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9" style:family="table-cell" style:parent-style-name="Normal_20_4_20_2" style:data-style-name="N4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0" style:family="table-cell" style:parent-style-name="Normal_20_4_20_2" style:data-style-name="N146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Normal_20_4_20_2" style:data-style-name="N146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2" style:family="table-cell" style:parent-style-name="Normal_20_4_20_2" style:data-style-name="N0">
      <style:table-cell-properties fo:background-color="#9dc3e6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3" style:family="table-cell" style:parent-style-name="Normal_20_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Normal_20_4_20_2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5" style:family="table-cell" style:parent-style-name="Normal_20_4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6" style:family="table-cell" style:parent-style-name="Normal_20_4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7" style:family="table-cell" style:parent-style-name="Normal_20_4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8" style:family="table-cell" style:parent-style-name="Normal_20_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Normal_20_3_20_2" style:data-style-name="N0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0" style:family="table-cell" style:parent-style-name="Normal_20_3_20_2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1" style:family="table-cell" style:parent-style-name="Normal_20_3_20_2" style:data-style-name="N118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2" style:family="table-cell" style:parent-style-name="Normal_20_3_20_2" style:data-style-name="N118">
      <style:table-cell-properties fo:border-bottom="0.74pt solid #000000" fo:background-color="#a9d18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3" style:family="table-cell" style:parent-style-name="Normal_20_3_20_2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4" style:family="table-cell" style:parent-style-name="Normal_20_3_20_2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5" style:family="table-cell" style:parent-style-name="Normal_20_3_20_2" style:data-style-name="N2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6" style:family="table-cell" style:parent-style-name="Normal_20_3_20_2" style:data-style-name="N2">
      <style:table-cell-properties fo:background-color="#fbe5d6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7" style:family="table-cell" style:parent-style-name="Normal_20_3_20_2" style:data-style-name="N2">
      <style:table-cell-properties fo:background-color="#dae3f3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8" style:family="table-cell" style:parent-style-name="Normal_20_3_20_2" style:data-style-name="N0">
      <style:table-cell-properties fo:background-color="#e2f0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9" style:family="table-cell" style:parent-style-name="Normal_20_3_20_2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0" style:family="table-cell" style:parent-style-name="Normal_20_3_20_2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41" style:family="table-cell" style:parent-style-name="Normal_20_3_20_2" style:data-style-name="N2">
      <style:table-cell-properties fo:background-color="#fff2cc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2" style:family="table-cell" style:parent-style-name="Normal_20_3_20_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3" style:family="table-cell" style:parent-style-name="Normal_20_3_20_2" style:data-style-name="N0">
      <style:table-cell-properties fo:background-color="#c5e0b4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4" style:family="table-cell" style:parent-style-name="Normal_20_3_20_2" style:data-style-name="N0">
      <style:table-cell-properties fo:background-color="#e2f0d9"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5" style:family="table-cell" style:parent-style-name="Normal_20_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Normal_20_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7" style:family="table-cell" style:parent-style-name="Normal_20_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48" style:family="table-cell" style:parent-style-name="Normal_20_9">
      <style:table-cell-properties fo:border-bottom="0.74pt solid #000000" fo:background-color="#99cc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Normal_20_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Normal_20_9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1" style:family="table-cell" style:parent-style-name="Normal_20_9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2" style:family="table-cell" style:parent-style-name="Normal_20_9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3" style:family="table-cell" style:parent-style-name="Normal_20_9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54" style:family="table-cell" style:parent-style-name="Normal_20_9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Normal_20_9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6" style:family="table-cell" style:parent-style-name="Normal_20_9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57" style:family="table-cell" style:parent-style-name="Normal_20_9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8" style:family="table-cell" style:parent-style-name="Normal_20_9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Normal_20_9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Normal_20_9">
      <style:table-cell-properties fo:background-color="#99cc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1" style:family="table-cell" style:parent-style-name="Normal_20_9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Normal_20_9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63" style:family="table-cell" style:parent-style-name="Normal_20_9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64" style:family="table-cell" style:parent-style-name="Normal_20_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65" style:family="table-cell" style:parent-style-name="Normal_20_9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66" style:family="table-cell" style:parent-style-name="Normal_20_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67" style:family="table-cell" style:parent-style-name="Normal_20_9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68" style:family="table-cell" style:parent-style-name="Normal_20_9">
      <style:table-cell-properties fo:border-bottom="0.74pt solid #000000" fo:background-color="#99cc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9" style:family="table-cell" style:parent-style-name="Normal_20_9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0" style:family="table-cell" style:parent-style-name="Normal_20_9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71" style:family="table-cell" style:parent-style-name="Normal_20_9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2" style:family="table-cell" style:parent-style-name="Excel_5f_BuiltIn_5f_Comma" style:data-style-name="N14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Normal_20_9" style:data-style-name="N14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4" style:family="table-cell" style:parent-style-name="Normal_20_9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5" style:family="table-cell" style:parent-style-name="Normal_20_9" style:data-style-name="N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76" style:family="table-cell" style:parent-style-name="Excel_5f_BuiltIn_5f_Comma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Excel_5f_BuiltIn_5f_Comma" style:data-style-name="N2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Normal_20_9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79" style:family="table-cell" style:parent-style-name="Normal_20_9" style:data-style-name="N2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80" style:family="table-cell" style:parent-style-name="Normal_20_9" style:data-style-name="N2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81" style:family="table-cell" style:parent-style-name="Normal_20_9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Excel_5f_BuiltIn_5f_Comma" style:data-style-name="N2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83" style:family="table-cell" style:parent-style-name="Normal_20_9">
      <style:table-cell-properties fo:background-color="#99cc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84" style:family="table-cell" style:parent-style-name="Normal_20_9" style:data-style-name="N2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85" style:family="table-cell" style:parent-style-name="Excel_5f_BuiltIn_5f_Comma" style:data-style-name="N2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Excel_5f_BuiltIn_5f_Comma" style:data-style-name="N147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Normal_20_9">
      <style:table-cell-properties fo:border-bottom="0.74pt solid #000000" fo:background-color="#99cc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88" style:family="table-cell" style:parent-style-name="Normal_20_9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89" style:family="table-cell" style:parent-style-name="Normal_20_9" style:data-style-name="N14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90" style:family="table-cell" style:parent-style-name="Normal_20_9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91" style:family="table-cell" style:parent-style-name="Normal_20_9">
      <style:table-cell-properties fo:border-bottom="0.74pt solid #000000" fo:background-color="#99cc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92" style:family="table-cell" style:parent-style-name="Normal_20_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3" style:family="table-cell" style:parent-style-name="Normal_20_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4" style:family="table-cell" style:parent-style-name="Normal_20_9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5" style:family="table-cell" style:parent-style-name="Excel_5f_BuiltIn_5f_Comma" style:data-style-name="N14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Normal_20_9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7" style:family="table-cell" style:parent-style-name="Excel_5f_BuiltIn_5f_Percent" style:data-style-name="N10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8" style:family="table-cell" style:parent-style-name="Excel_5f_BuiltIn_5f_Percent" style:data-style-name="N11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9" style:family="table-cell" style:parent-style-name="Excel_5f_BuiltIn_5f_Percen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Excel_5f_BuiltIn_5f_Percent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Excel_5f_BuiltIn_5f_Percent" style:data-style-name="N14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Excel_5f_BuiltIn_5f_Percent" style:data-style-name="N10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03" style:family="table-cell" style:parent-style-name="Excel_5f_BuiltIn_5f_Percent" style:data-style-name="N11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Normal_20_9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5" style:family="table-cell" style:parent-style-name="Normal_20_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06" style:family="table-cell" style:parent-style-name="Normal_20_9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07" style:family="table-cell" style:parent-style-name="Normal_20_9" style:data-style-name="N2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08" style:family="table-cell" style:parent-style-name="Normal_20_9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Normal_20_9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10" style:family="table-cell" style:parent-style-name="Excel_5f_BuiltIn_5f_Comma" style:data-style-name="N14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Normal_20_9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2" style:family="table-cell" style:parent-style-name="Normal_20_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3" style:family="table-cell" style:parent-style-name="Excel_5f_BuiltIn_5f_Percent" style:data-style-name="N10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Excel_5f_BuiltIn_5f_Percent" style:data-style-name="N14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5" style:family="table-cell" style:parent-style-name="Excel_5f_BuiltIn_5f_Percent" style:data-style-name="N148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6" style:family="table-cell" style:parent-style-name="Excel_5f_BuiltIn_5f_Percen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Excel_5f_BuiltIn_5f_Percent" style:data-style-name="N1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Excel_5f_BuiltIn_5f_Percent" style:data-style-name="N1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Normal_20_9">
      <style:table-cell-properties fo:border-bottom="none" fo:background-color="#80808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20" style:family="table-cell" style:parent-style-name="Normal_20_9">
      <style:table-cell-properties fo:border-bottom="none" fo:background-color="#80808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21" style:family="table-cell" style:parent-style-name="Normal_20_9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Normal_20_9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3" style:family="table-cell" style:parent-style-name="Normal_20_9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4" style:family="table-cell" style:parent-style-name="Normal_20_9" style:data-style-name="N13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25" style:family="table-cell" style:parent-style-name="Normal_20_9" style:data-style-name="N13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26" style:family="table-cell" style:parent-style-name="Normal_20_9" style:data-style-name="N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7" style:family="table-cell" style:parent-style-name="Excel_5f_BuiltIn_5f_Comma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8" style:family="table-cell" style:parent-style-name="Normal_20_9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9" style:family="table-cell" style:parent-style-name="Excel_5f_BuiltIn_5f_Comma" style:data-style-name="N14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0" style:family="table-cell" style:parent-style-name="Excel_5f_BuiltIn_5f_Comma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Normal_20_9" style:data-style-name="N147">
      <style:table-cell-properties fo:background-color="#99cc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2" style:family="table-cell" style:parent-style-name="Normal_20_9" style:data-style-name="N147">
      <style:table-cell-properties fo:border-bottom="none" fo:background-color="#80808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3" style:family="table-cell" style:parent-style-name="Normal_20_9" style:data-style-name="N147">
      <style:table-cell-properties fo:border-bottom="none" fo:background-color="#80808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4" style:family="table-cell" style:parent-style-name="Normal_20_9" style:data-style-name="N147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5" style:family="table-cell" style:parent-style-name="Normal_20_9" style:data-style-name="N147">
      <style:table-cell-properties fo:border-bottom="0.74pt solid #000000" fo:background-color="#99cc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6" style:family="table-cell" style:parent-style-name="Normal_20_9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37" style:family="table-cell" style:parent-style-name="Normal_20_9">
      <style:table-cell-properties fo:background-color="#ffff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38" style:family="table-cell" style:parent-style-name="Normal_5f_Fiche_20_de_20_paie_20_TEPA_20_plus_20_20_20_salariés_20_2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39" style:family="table-cell" style:parent-style-name="Normal_5f_Fiche_20_de_20_paie_20_TEPA_20_plus_20_20_20_salariés_20_2">
      <style:table-cell-properties fo:background-color="#ffff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40" style:family="table-cell" style:parent-style-name="Excel_5f_BuiltIn_5f_Comma" style:data-style-name="N147">
      <style:table-cell-properties fo:background-color="#ffff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Normal_5f_Fiche_20_de_20_paie_20_TEPA_20_plus_20_20_20_salariés_20_2" style:data-style-name="N2">
      <style:table-cell-properties fo:background-color="#ffff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42" style:family="table-cell" style:parent-style-name="Default_20_2" style:data-style-name="N0">
      <style:table-cell-properties fo:background-color="#e0e0e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_20_2" style:data-style-name="N0">
      <style:table-cell-properties fo:background-color="#e0e0e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Normal_20_9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45" style:family="table-cell" style:parent-style-name="Default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_20_2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_20_2" style:data-style-name="N0">
      <style:table-cell-properties fo:background-color="#c5cae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_20_2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_20_2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_20_2" style:data-style-name="N0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1" style:family="table-cell" style:parent-style-name="Default_20_2" style:data-style-name="N0">
      <style:table-cell-properties fo:background-color="#c5cae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_20_2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3" style:family="table-cell" style:parent-style-name="Default_20_2" style:data-style-name="N0">
      <style:table-cell-properties fo:background-color="#e5e4d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4" style:family="table-cell" style:parent-style-name="Default_20_2" style:data-style-name="N0">
      <style:table-cell-properties fo:background-color="#e5e4d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5" style:family="table-cell" style:parent-style-name="Default_20_2" style:data-style-name="N0">
      <style:table-cell-properties fo:border-bottom="none" fo:background-color="#e5e4d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_20_2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_20_2" style:data-style-name="N0">
      <style:table-cell-properties fo:border-bottom="0.74pt solid #000000" fo:background-color="#e5e4d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9" style:family="table-cell" style:parent-style-name="Default_20_2" style:data-style-name="N0">
      <style:table-cell-properties fo:border-bottom="0.74pt solid #000000" fo:background-color="#e5e4d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_20_2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_20_2" style:data-style-name="N0">
      <style:table-cell-properties fo:background-color="#e5e4d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2" style:family="table-cell" style:parent-style-name="Default_20_2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Normal_20_2_20_3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64" style:family="table-cell" style:parent-style-name="Default_20_2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_20_2" style:data-style-name="N13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_20_2" style:data-style-name="N135">
      <style:table-cell-properties fo:background-color="#fafaf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_20_2" style:data-style-name="N136">
      <style:table-cell-properties fo:background-color="#fafaf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_20_2" style:data-style-name="N135">
      <style:table-cell-properties fo:background-color="#fafaf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_20_2" style:data-style-name="N136">
      <style:table-cell-properties fo:background-color="#fafaf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_20_2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_20_2" style:data-style-name="N0">
      <style:table-cell-properties fo:border-bottom="none" fo:background-color="#eeeee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_20_2" style:data-style-name="N13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_20_2" style:data-style-name="N13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_20_2" style:data-style-name="N13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_20_2" style:data-style-name="N0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_20_2" style:data-style-name="N139">
      <style:table-cell-properties fo:border-bottom="none" fo:background-color="#e5e4d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_20_2" style:data-style-name="N139">
      <style:table-cell-properties fo:border-bottom="none" fo:background-color="#ffebe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_20_2" style:data-style-name="N13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_20_2" style:data-style-name="N0">
      <style:table-cell-properties fo:border-bottom="none" fo:background-color="#ababa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_20_2" style:data-style-name="N0">
      <style:table-cell-properties fo:background-color="#e5e4d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_20_2" style:data-style-name="N136">
      <style:table-cell-properties fo:border-bottom="none" fo:background-color="#ffebe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_20_2" style:data-style-name="N136">
      <style:table-cell-properties fo:border-bottom="none" fo:background-color="#ffebe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_20_2" style:data-style-name="N0">
      <style:table-cell-properties fo:border-bottom="none" fo:background-color="#ffebe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_20_2" style:data-style-name="N0">
      <style:table-cell-properties fo:background-color="#e5e4d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_20_2" style:data-style-name="N13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_20_2" style:data-style-name="N139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_20_2" style:data-style-name="N0">
      <style:table-cell-properties fo:border-bottom="0.74pt solid #000000" fo:background-color="#e5e4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_20_2" style:data-style-name="N0">
      <style:table-cell-properties fo:background-color="#e5e4d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_20_2" style:data-style-name="N13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Normal_20_2_20_3">
      <style:table-cell-properties fo:background-color="#e5e4d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91" style:family="table-cell" style:parent-style-name="Normal_20_2_20_3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92" style:family="table-cell" style:parent-style-name="Default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_20_2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Excel_20_Built-in_20_Currency" style:data-style-name="N13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_20_2" style:data-style-name="N0">
      <style:table-cell-properties fo:border-bottom="0.74pt solid #000000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_20_2" style:data-style-name="N0">
      <style:table-cell-properties fo:border-bottom="0.74pt solid #000000" fo:background-color="#c5ca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_20_2" style:data-style-name="N14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_20_2" style:data-style-name="N141">
      <style:table-cell-properties fo:border-bottom="none" fo:background-color="#ababa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_20_2" style:data-style-name="N141">
      <style:table-cell-properties fo:border-bottom="none" fo:background-color="#ffebe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_20_2" style:data-style-name="N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_20_2" style:data-style-name="N0">
      <style:table-cell-properties fo:background-color="#e0e0e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2" style:family="table-cell" style:parent-style-name="Normal_20_2_20_3">
      <style:table-cell-properties fo:border-bottom="none" fo:background-color="#eeeee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03" style:family="table-cell" style:parent-style-name="Default_20_2" style:data-style-name="N15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Normal_20_2_20_3" style:data-style-name="N152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05" style:family="table-cell" style:parent-style-name="Normal_20_2_20_3" style:data-style-name="N15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06" style:family="table-cell" style:parent-style-name="Default_20_2" style:data-style-name="N135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_20_2" style:data-style-name="N136">
      <style:table-cell-properties fo:border-bottom="none" fo:background-color="#ababa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_20_2" style:data-style-name="N136">
      <style:table-cell-properties fo:background-color="#e5e4d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_20_2" style:data-style-name="N135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_20_2" style:data-style-name="N13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_20_2" style:data-style-name="N136">
      <style:table-cell-properties fo:background-color="#bdbdb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_20_2" style:data-style-name="N0">
      <style:table-cell-properties fo:background-color="#c5cae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_20_2" style:data-style-name="N0">
      <style:table-cell-properties fo:border-bottom="0.74pt solid #000000" fo:background-color="#c5ca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_20_2" style:data-style-name="N0">
      <style:table-cell-properties fo:border-bottom="0.74pt solid #000000" fo:background-color="#e5e4d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Normal_20_2_20_3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16" style:family="table-cell" style:parent-style-name="Normal_20_2_20_3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17" style:family="table-cell" style:parent-style-name="Default_20_2" style:data-style-name="N135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_20_2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_20_2" style:data-style-name="N13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_20_2" style:data-style-name="N2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_20_2" style:data-style-name="N0">
      <style:table-cell-properties fo:border-bottom="none" fo:background-color="#e5e4d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_20_2" style:data-style-name="N2">
      <style:table-cell-properties fo:background-color="#bdbdb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_20_2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4" style:family="table-cell" style:parent-style-name="Default_20_2" style:data-style-name="N14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5" style:family="table-cell" style:parent-style-name="Default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6" style:family="table-cell" style:parent-style-name="Default_20_2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7" style:family="table-cell" style:parent-style-name="Default_20_2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8" style:family="table-cell" style:parent-style-name="Default_20_2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9" style:family="table-cell" style:parent-style-name="Default_20_2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0" style:family="table-cell" style:parent-style-name="Default_20_2" style:data-style-name="N1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1" style:family="table-cell" style:parent-style-name="Default_20_2" style:data-style-name="N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2" style:family="table-cell" style:parent-style-name="Default_20_2" style:data-style-name="N14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3" style:family="table-cell" style:parent-style-name="Normal_20_2_20_2_20_2" style:data-style-name="N0">
      <style:table-cell-properties style:rotation-align="none"/>
      <style:text-properties fo:color="#000000" style:text-outline="false" style:text-line-through-style="none" style:text-line-through-type="none" style:font-name="Liberation Sans11" fo:font-size="10pt" fo:font-style="normal" fo:text-shadow="none" style:text-underline-style="none" fo:font-weight="normal" style:font-size-asian="10pt" style:font-style-asian="normal" style:font-weight-asian="normal" style:font-name-complex="Liberation Sans11" style:font-size-complex="10pt" style:font-style-complex="normal" style:font-weight-complex="normal"/>
    </style:style>
    <style:style style:name="ce434" style:family="table-cell" style:parent-style-name="Normal_20_2_20_2_20_2" style:data-style-name="N138">
      <style:table-cell-properties style:rotation-align="none"/>
      <style:text-properties fo:color="#000000" style:text-outline="false" style:text-line-through-style="none" style:text-line-through-type="none" style:font-name="Liberation Sans11" fo:font-size="10pt" fo:font-style="normal" fo:text-shadow="none" style:text-underline-style="none" fo:font-weight="normal" style:font-size-asian="10pt" style:font-style-asian="normal" style:font-weight-asian="normal" style:font-name-complex="Liberation Sans11" style:font-size-complex="10pt" style:font-style-complex="normal" style:font-weight-complex="normal"/>
    </style:style>
    <style:style style:name="ce435" style:family="table-cell" style:parent-style-name="Default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1" fo:font-size="11pt" fo:font-style="normal" fo:text-shadow="none" style:text-underline-style="none" fo:font-weight="normal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ce436" style:family="table-cell" style:parent-style-name="Default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e6e6e6" style:vertical-align="middle" loext:vertical-justify="auto"/>
      <style:paragraph-properties fo:text-align="start" css3t:text-justify="auto" fo:margin-left="0cm" style:writing-mode="page"/>
      <style:text-properties fo:color="#444444" style:text-outline="false" style:text-line-through-style="none" style:text-line-through-type="none" style:font-name="Poppi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8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44444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4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44444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440" style:family="table-cell" style:parent-style-name="Default_20_2" style:data-style-name="N0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47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200f2" style:text-outline="false" style:text-line-through-style="none" style:text-line-through-type="none" style:font-name="Agency FB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1" style:family="table-cell" style:parent-style-name="Default" style:data-style-name="N10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444444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442" style:family="table-cell" style:parent-style-name="Default_20_2" style:data-style-name="N136">
      <style:table-cell-properties fo:background-color="#f5f5f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3" style:family="table-cell" style:parent-style-name="Default_20_2" style:data-style-name="N0">
      <style:table-cell-properties fo:border-bottom="0.74pt solid #000000" fo:background-color="#e7e6e6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_20_2" style:data-style-name="N0">
      <style:table-cell-properties fo:border-bottom="0.74pt solid #000000" fo:background-color="#e7e6e6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_20_2" style:data-style-name="N0">
      <style:table-cell-properties fo:border-bottom="0.74pt solid #000000" fo:background-color="#e7e6e6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_20_2" style:data-style-name="N0">
      <style:table-cell-properties fo:border-bottom="none" fo:background-color="#e7e6e6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_20_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8" style:family="table-cell" style:parent-style-name="Excel_20_Built-in_20_Currency" style:data-style-name="N136">
      <style:table-cell-properties fo:border-bottom="1.76pt solid #000000" fo:background-color="#e6cd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444444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450" style:family="table-cell" style:parent-style-name="Default_20_2" style:data-style-name="N137">
      <style:table-cell-properties fo:border-bottom="0.74pt solid #000000" fo:background-color="#e6cd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_20_2" style:data-style-name="N137">
      <style:table-cell-properties fo:background-color="#e6cd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_20_2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_20_2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Excel_20_Built-in_20_Currency" style:data-style-name="N136">
      <style:table-cell-properties fo:border-bottom="1.76pt solid #000000" fo:background-color="#ff81c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_20_2" style:data-style-name="N0">
      <style:table-cell-properties fo:border-bottom="0.74pt solid #000000" fo:background-color="#e7e6e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_20_2" style:data-style-name="N0">
      <style:table-cell-properties fo:background-color="#e7e6e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_20_2" style:data-style-name="N0">
      <style:table-cell-properties fo:background-color="#e7e6e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_20_2" style:data-style-name="N0">
      <style:table-cell-properties fo:border-bottom="none" fo:background-color="#e7e6e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_20_2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_20_2" style:data-style-name="N137">
      <style:table-cell-properties fo:border-bottom="0.74pt solid #000000" fo:background-color="#e6cd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_20_2" style:data-style-name="N0">
      <style:table-cell-properties fo:border-bottom="0.74pt solid #000000" fo:background-color="#e6cd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_20_2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_20_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4" style:family="table-cell" style:parent-style-name="Excel_20_Built-in_20_Currency" style:data-style-name="N136">
      <style:table-cell-properties fo:border-bottom="1.76pt solid #000000" fo:background-color="#ff81c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_20_2" style:data-style-name="N0">
      <style:table-cell-properties fo:border-bottom="0.74pt solid #000000" fo:background-color="#e6cd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gency F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4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69" style:family="table-cell" style:parent-style-name="Default">
      <style:table-cell-properties fo:border-bottom="1.76pt solid #000000" fo:background-color="#83cbeb" style:diagonal-bl-tr="none" style:diagonal-tl-br="none" fo:border-left="0.74pt solid #000000" fo:border-right="none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2" style:family="table-cell" style:parent-style-name="Default">
      <style:table-cell-properties fo:border-bottom="1.76pt solid #000000" fo:background-color="#83cbe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3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75" style:family="table-cell" style:parent-style-name="Default">
      <style:table-cell-properties fo:border-bottom="1.76pt solid #000000" fo:background-color="#83cbeb" style:diagonal-bl-tr="none" style:diagonal-tl-br="none" fo:border-left="0.74pt solid #000000" fo:border-right="none" style:rotation-align="none" fo:border-top="0.74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6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7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48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8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fo:background-color="#83cb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83" style:family="table-cell" style:parent-style-name="Default">
      <style:table-cell-properties fo:background-color="#83cbeb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84" style:family="table-cell" style:parent-style-name="Default">
      <style:table-cell-properties fo:background-color="#83cb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8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486" style:family="table-cell" style:parent-style-name="Default">
      <style:table-cell-properties fo:border-bottom="0.74pt solid #000000" fo:background-color="#83cbeb" style:diagonal-bl-tr="none" style:diagonal-tl-br="none" fo:border-left="0.74pt solid #000000" fo:border-right="none" style:rotation-align="none" fo:border-top="0.74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8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88" style:family="table-cell" style:parent-style-name="Default">
      <style:table-cell-properties style:diagonal-bl-tr="none" style:diagonal-tl-br="none" fo:border="0.74pt solid #000000" style:rotation-align="none"/>
    </style:style>
    <style:style style:name="ce48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4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4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>
      <style:table-cell-properties fo:border-bottom="1.76pt solid #000000" fo:background-color="#83cbeb" style:diagonal-bl-tr="none" style:diagonal-tl-br="none" fo:border-left="none" fo:border-right="none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6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7" style:family="table-cell" style:parent-style-name="Milliers_20_2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8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9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00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01" style:family="table-cell" style:parent-style-name="Default" style:data-style-name="N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502" style:family="table-cell" style:parent-style-name="Milliers_20_2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04" style:family="table-cell" style:parent-style-name="Default" style:data-style-name="N2">
      <style:table-cell-properties fo:border-bottom="0.74pt solid #000000" fo:background-color="#83cbe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ackground-color="#83cbeb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506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07" style:family="table-cell" style:parent-style-name="Default" style:data-style-name="N2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508" style:family="table-cell" style:parent-style-name="Milliers_20_2" style:data-style-name="N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9" style:family="table-cell" style:parent-style-name="Milliers_20_2" style:data-style-name="N129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0" style:family="table-cell" style:parent-style-name="Default">
      <style:table-cell-properties fo:border-bottom="0.74pt solid #000000" fo:background-color="#83cbeb" style:diagonal-bl-tr="none" style:diagonal-tl-br="none" fo:border-left="none" fo:border-right="none" style:rotation-align="none" fo:border-top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511" style:family="table-cell" style:parent-style-name="Default">
      <style:table-cell-properties fo:background-color="#83cb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12" style:family="table-cell" style:parent-style-name="Default" style:data-style-name="N129">
      <style:table-cell-properties fo:background-color="#7f7f7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fo:text-align="center" css3t:text-justify="auto" fo:margin-left="0cm" style:writing-mode="page"/>
    </style:style>
    <style:style style:name="ce51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>
      <style:table-cell-properties fo:border-bottom="0.74pt solid #000000" fo:background-color="#83cbeb" style:diagonal-bl-tr="none" style:diagonal-tl-br="none" fo:border-left="none" fo:border-right="none" style:rotation-align="none" fo:border-top="0.74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15" style:family="table-cell" style:parent-style-name="Default">
      <style:table-cell-properties fo:border-bottom="0.74pt solid #000000" fo:background-color="#83cbeb" style:diagonal-bl-tr="none" style:diagonal-tl-br="none" fo:border-left="none" fo:border-right="none" style:rotation-align="none" fo:border-top="0.74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5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1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0" style:family="table-cell" style:parent-style-name="Milliers_20_2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2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3" style:family="table-cell" style:parent-style-name="Default">
      <style:table-cell-properties fo:background-color="#83cb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4" style:family="table-cell" style:parent-style-name="Excel_20_Built-in_20_Percent" style:data-style-name="N10">
      <style:table-cell-properties fo:border-bottom="none" fo:background-color="#7f7f7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52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6" style:family="table-cell" style:parent-style-name="Excel_20_Built-in_20_Percent" style:data-style-name="N10">
      <style:table-cell-properties fo:border-bottom="none" fo:background-color="#7f7f7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7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8" style:family="table-cell" style:parent-style-name="Excel_20_Built-in_20_Percent" style:data-style-name="N10">
      <style:table-cell-properties fo:border-bottom="0.74pt solid #000000" fo:background-color="#83cbe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ackground-color="#7f7f7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fo:text-align="center" css3t:text-justify="auto" fo:margin-left="0cm" style:writing-mode="page"/>
    </style:style>
    <style:style style:name="ce530" style:family="table-cell" style:parent-style-name="Excel_20_Built-in_20_Percent" style:data-style-name="N11">
      <style:table-cell-properties fo:background-color="#caeef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31" style:family="table-cell" style:parent-style-name="Default">
      <style:table-cell-properties fo:border-bottom="1.76pt solid #000000" fo:background-color="#83cb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2" style:family="table-cell" style:parent-style-name="Default">
      <style:table-cell-properties fo:border-bottom="1.76pt solid #000000" fo:background-color="#83cbe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3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35" style:family="table-cell" style:parent-style-name="Default" style:data-style-name="N2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536" style:family="table-cell" style:parent-style-name="Default" style:data-style-name="N2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fo:text-align="center" css3t:text-justify="auto" fo:margin-left="0cm" style:writing-mode="page"/>
    </style:style>
    <style:style style:name="ce5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Milliers_20_2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3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0" style:family="table-cell" style:parent-style-name="Default">
      <style:table-cell-properties fo:border-bottom="1.76pt solid #000000" fo:background-color="#83cb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2" style:family="table-cell" style:parent-style-name="Default">
      <style:table-cell-properties fo:border-bottom="1.76pt solid #000000" fo:background-color="#83cb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3" style:family="table-cell" style:parent-style-name="Excel_20_Built-in_20_Percent" style:data-style-name="N11">
      <style:table-cell-properties fo:border-bottom="none" fo:background-color="#caeefb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44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4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46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fo:text-align="center" css3t:text-justify="auto" fo:margin-left="0cm" style:writing-mode="page"/>
    </style:style>
    <style:style style:name="ce547" style:family="table-cell" style:parent-style-name="Excel_20_Built-in_20_Percent" style:data-style-name="N10">
      <style:table-cell-properties fo:background-color="#83cbe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48" style:family="table-cell" style:parent-style-name="Default">
      <style:table-cell-properties fo:border-bottom="none" fo:background-color="#7f7f7f" style:diagonal-bl-tr="none" style:diagonal-tl-br="none" fo:border-left="0.74pt solid #000000" fo:border-right="0.74pt solid #000000" style:rotation-align="none" fo:border-top="0.74pt solid #000000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</style:style>
    <style:style style:name="ce549" style:family="table-cell" style:parent-style-name="Default">
      <style:table-cell-properties fo:border-bottom="none" fo:background-color="#7f7f7f" style:diagonal-bl-tr="none" style:diagonal-tl-br="none" fo:border-left="0.74pt solid #000000" fo:border-right="0.74pt solid #000000" style:rotation-align="none" fo:border-top="none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</style:style>
    <style:style style:name="ce5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5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6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57" style:family="table-cell" style:parent-style-name="Default" style:data-style-name="N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8" style:family="table-cell" style:parent-style-name="Milliers_20_2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9" style:family="table-cell" style:parent-style-name="Default" style:data-style-name="N2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60" style:family="table-cell" style:parent-style-name="Milliers_20_2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61" style:family="table-cell" style:parent-style-name="Milliers_20_2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62" style:family="table-cell" style:parent-style-name="Default" style:data-style-name="N129">
      <style:table-cell-properties fo:background-color="#83cbeb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63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64" style:family="table-cell" style:parent-style-name="Default" style:data-style-name="N129">
      <style:table-cell-properties fo:border-bottom="none" fo:background-color="#7f7f7f" style:diagonal-bl-tr="none" style:diagonal-tl-br="none" fo:border-left="0.74pt solid #000000" fo:border-right="0.74pt solid #000000" style:rotation-align="none" fo:border-top="0.74pt solid #000000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65" style:family="table-cell" style:parent-style-name="Default" style:data-style-name="N129">
      <style:table-cell-properties fo:border-bottom="none" fo:background-color="#7f7f7f" style:diagonal-bl-tr="none" style:diagonal-tl-br="none" fo:border-left="0.74pt solid #000000" fo:border-right="0.74pt solid #000000" style:rotation-align="none" fo:border-top="none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66" style:family="table-cell" style:parent-style-name="Default" style:data-style-name="N129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67" style:family="table-cell" style:parent-style-name="Default" style:data-style-name="N129">
      <style:table-cell-properties fo:border-bottom="0.74pt solid #000000" fo:background-color="#83cbeb" style:diagonal-bl-tr="none" style:diagonal-tl-br="none" fo:border-left="none" fo:border-right="0.74pt solid #000000" style:rotation-align="none" fo:border-top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6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569" style:family="table-cell" style:parent-style-name="Default">
      <style:table-cell-properties fo:border-bottom="0.74pt solid #000000" fo:background-color="#83cb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72" style:family="table-cell" style:parent-style-name="Normal_5f_Fiche_20_de_20_paie_20_TEPA_20_plus_20_20_20_salariés_20_2_20_2">
      <style:table-cell-properties fo:border-bottom="1.76pt solid #000000" fo:background-color="#caeef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Normal_5f_Fiche_20_de_20_paie_20_TEPA_20_plus_20_20_20_salariés_20_2_20_2">
      <style:table-cell-properties fo:border-bottom="0.74pt solid #000000" fo:background-color="#caeef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Normal_5f_Fiche_20_de_20_paie_20_TEPA_20_plus_20_20_20_salariés_20_2_20_2">
      <style:table-cell-properties fo:border-bottom="1.76pt solid #000000" fo:background-color="#caeefb" style:diagonal-bl-tr="none" style:diagonal-tl-br="none" fo:border-left="1.76pt solid #000000" fo:border-right="0.74pt solid #000000" style:rotation-align="none" fo:border-top="0.74pt solid #000000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Normal_5f_Fiche_20_de_20_paie_20_TEPA_20_plus_20_20_20_salariés_20_2_20_2">
      <style:table-cell-properties fo:border-bottom="1.76pt solid #000000" fo:background-color="#caeef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Normal_5f_Fiche_20_de_20_paie_20_TEPA_20_plus_20_20_20_salariés_20_2_20_2">
      <style:table-cell-properties fo:border-bottom="0.74pt solid #000000" fo:background-color="#caeef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Normal_5f_Fiche_20_de_20_paie_20_TEPA_20_plus_20_20_20_salariés_20_2_20_2">
      <style:table-cell-properties fo:border-bottom="1.76pt solid #000000" fo:background-color="#caeefb" style:diagonal-bl-tr="none" style:diagonal-tl-br="none" fo:border-left="0.74pt solid #000000" fo:border-right="1.76pt solid #000000" style:rotation-align="none" fo:border-top="0.74pt solid #000000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76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37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37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3.95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58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6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6.924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7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6.71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8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3.468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9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3.545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10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58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1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81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9pt" fo:font-style="normal" fo:text-shadow="none" style:text-underline-style="none" fo:font-weight="bold" style:font-size-asian="9pt" style:font-style-asian="normal" style:font-weight-asian="bold" style:font-family-complex="'Liberation Sans'" style:font-pitch-complex="variable" style:font-size-complex="9pt" style:font-style-complex="normal" style:font-weight-complex="bold"/>
    </style:style>
    <style:style style:name="gr1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17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9pt" fo:font-style="normal" fo:text-shadow="none" style:text-underline-style="none" fo:font-weight="bold" style:font-size-asian="9pt" style:font-style-asian="normal" style:font-weight-asian="bold" style:font-family-complex="'Liberation Sans'" style:font-pitch-complex="variable" style:font-size-complex="9pt" style:font-style-complex="normal" style:font-weight-complex="bold"/>
    </style:style>
    <style:style style:name="gr1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757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9pt" fo:font-style="normal" fo:text-shadow="none" style:text-underline-style="none" fo:font-weight="bold" style:font-size-asian="9pt" style:font-style-asian="normal" style:font-weight-asian="bold" style:font-family-complex="'Liberation Sans'" style:font-pitch-complex="variable" style:font-size-complex="9pt" style:font-style-complex="normal" style:font-weight-complex="bold"/>
    </style:style>
    <style:style style:name="gr1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3.312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1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54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16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17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7.60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18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5.895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9pt" fo:font-style="normal" fo:text-shadow="none" style:text-underline-style="none" fo:font-weight="bold" style:font-size-asian="9pt" style:font-style-asian="normal" style:font-weight-asian="bold" style:font-family-complex="'Liberation Sans'" style:font-pitch-complex="variable" style:font-size-complex="9pt" style:font-style-complex="normal" style:font-weight-complex="bold"/>
    </style:style>
    <style:style style:name="gr19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5.91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9pt" fo:font-style="normal" fo:text-shadow="none" style:text-underline-style="none" fo:font-weight="bold" style:font-size-asian="9pt" style:font-style-asian="normal" style:font-weight-asian="bold" style:font-family-complex="'Liberation Sans'" style:font-pitch-complex="variable" style:font-size-complex="9pt" style:font-style-complex="normal" style:font-weight-complex="bold"/>
    </style:style>
    <style:style style:name="gr20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74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9pt" fo:font-style="normal" fo:text-shadow="none" style:text-underline-style="none" fo:font-weight="bold" style:font-size-asian="9pt" style:font-style-asian="normal" style:font-weight-asian="bold" style:font-family-complex="'Liberation Sans'" style:font-pitch-complex="variable" style:font-size-complex="9pt" style:font-style-complex="normal" style:font-weight-complex="bold"/>
    </style:style>
    <style:style style:name="gr2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7.90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2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682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2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93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2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31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2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56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26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937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27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3.35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28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97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29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7.535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gr30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965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028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2" style:family="graphic" style:parent-style-name="Note">
      <style:graphic-properties draw:stroke="solid" svg:stroke-width="0cm" svg:stroke-color="#217346" draw:stroke-linejoin="miter" svg:stroke-linecap="butt" draw:fill="solid" draw:fill-color="#ffffe1" draw:textarea-horizontal-align="justify" draw:textarea-vertical-align="top" draw:fit-to-size="false" style:shrink-to-fit="false" fo:min-height="2.625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3.084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022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084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6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387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7" style:family="graphic" style:parent-style-name="Note">
      <style:graphic-properties draw:stroke="solid" svg:stroke-width="0cm" svg:stroke-color="#217346" draw:stroke-linejoin="miter" svg:stroke-linecap="butt" draw:fill="solid" draw:fill-color="#ffffe1" draw:textarea-horizontal-align="justify" draw:textarea-vertical-align="top" draw:fit-to-size="false" style:shrink-to-fit="false" fo:min-height="3.462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8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6.71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9" style:family="graphic" style:parent-style-name="Note">
      <style:graphic-properties draw:stroke="solid" svg:stroke-width="0cm" svg:stroke-color="#217346" draw:stroke-linejoin="miter" svg:stroke-linecap="butt" draw:fill="solid" draw:fill-color="#ffffe1" draw:textarea-horizontal-align="justify" draw:textarea-vertical-align="top" draw:fit-to-size="false" style:shrink-to-fit="false" fo:min-height="1.175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a_extref" style:family="table">
      <style:table-properties table:display="false"/>
    </style:style>
    <style:style style:name="P1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P2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P3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4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'Liberation Sans'" style:font-pitch="variable" fo:font-size="9pt" fo:font-style="normal" fo:text-shadow="none" style:text-underline-style="none" fo:font-weight="bold" style:font-size-asian="9pt" style:font-style-asian="normal" style:font-weight-asian="bold" style:font-family-complex="'Liberation Sans'" style:font-pitch-complex="variable" style:font-size-complex="9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Liberation Sans'" style:font-pitch="variable" fo:font-size="10pt" fo:font-style="normal" fo:text-shadow="none" style:text-underline-style="none" fo:font-weight="normal" style:font-size-asian="10pt" style:font-style-asian="normal" style:font-weight-asian="normal" style:font-family-complex="'Liberation Sans'" style:font-pitch-complex="variable" style:font-size-complex="10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'Liberation Sans'" style:font-pitch="variable" fo:font-size="9pt" fo:font-style="normal" fo:text-shadow="none" style:text-underline-style="none" fo:font-weight="normal" style:font-size-asian="9pt" style:font-style-asian="normal" style:font-weight-asian="normal" style:font-family-complex="'Liberation Sans'" style:font-pitch-complex="variable" style:font-size-complex="9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family-complex="Calibri" style:font-family-generic-complex="swiss" style:font-pitch-complex="variable" style:font-size-complex="11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'Liberation Sans'" style:font-pitch="variable" fo:font-size="9pt" fo:font-style="normal" fo:text-shadow="none" style:text-underline-style="none" fo:font-weight="bold" style:font-size-asian="9pt" style:font-style-asian="normal" style:font-weight-asian="bold" style:font-family-complex="'Liberation Sans'" style:font-pitch-complex="variable" style:font-size-complex="9pt" style:font-style-complex="normal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8" style:family="text">
      <style:text-properties fo:color="#444444" style:font-name="Poppi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Poppins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lletin" table:style-name="ta1">
        <office:forms form:automatic-focus="false" form:apply-design-mode="false"/>
        <table:table-column table:style-name="co1" table:default-cell-style-name="ce26"/>
        <table:table-column table:style-name="co2" table:number-columns-repeated="4" table:default-cell-style-name="ce26"/>
        <table:table-column table:style-name="co3" table:default-cell-style-name="ce26"/>
        <table:table-column table:style-name="co4" table:default-cell-style-name="ce26"/>
        <table:table-column table:style-name="co2" table:number-columns-repeated="2" table:default-cell-style-name="ce26"/>
        <table:table-column table:style-name="co5" table:default-cell-style-name="ce26"/>
        <table:table-column table:style-name="co2" table:number-columns-repeated="6" table:default-cell-style-name="ce26"/>
        <table:table-column table:style-name="co6" table:number-columns-repeated="16368" table:default-cell-style-name="ce26"/>
        <table:table-row table:style-name="ro1">
          <table:table-cell table:style-name="ce2" office:value-type="string" calcext:value-type="string">
            <text:p>Effectif</text:p>
          </table:table-cell>
          <table:table-cell table:style-name="ce27" office:value-type="float" office:value="13" calcext:value-type="float">
            <text:p>13</text:p>
          </table:table-cell>
          <table:table-cell table:style-name="ce60"/>
          <table:table-cell table:style-name="ce2" office:value-type="string" calcext:value-type="string" table:number-columns-spanned="2" table:number-rows-spanned="1">
            <text:p>SMIC en vigueur</text:p>
          </table:table-cell>
          <table:covered-table-cell table:style-name="ce2"/>
          <table:table-cell table:style-name="ce102" office:value-type="currency" office:currency="EUR" office:value="11.65" calcext:value-type="currency">
            <text:p>11,65 €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2" office:value-type="string" calcext:value-type="string">
            <text:p>Totalité du salaire</text:p>
          </table:table-cell>
          <table:table-cell table:style-name="ce28" table:formula="of:=[.D34]" office:value-type="currency" office:currency="EUR" office:value="0" calcext:value-type="currency">
            <text:p>0,00 €</text:p>
          </table:table-cell>
          <table:table-cell table:style-name="ce60"/>
          <table:table-cell table:style-name="ce76" office:value-type="string" calcext:value-type="string" table:number-columns-spanned="2" table:number-rows-spanned="1">
            <office:annotation draw:style-name="gr1" draw:text-style-name="P1" svg:width="3.993cm" svg:height="2.966cm" svg:x="20.66cm" svg:y="0cm" draw:caption-point-x="-0.433cm" draw:caption-point-y="0.513cm">
              <dc:creator>Auteur inconnu</dc:creator>
              <dc:date>2024-11-07T16:36:00</dc:date>
              <text:p>A proratiser =</text:p>
              <text:p><text:span text:style-name="T1">nbr d'heures contrat * taux horaire smic * ( salaire brute ss prime fixe / salaire théorique ) + (H.S et H.C * taux horaire smic)</text:span></text:p>
            </office:annotation>
            <text:p>SMIC C</text:p>
          </table:table-cell>
          <table:covered-table-cell table:style-name="ce76"/>
          <table:table-cell table:style-name="ce103" table:formula="of:=[.F1]*151.67" office:value-type="float" office:value="1766.9555" calcext:value-type="float">
            <text:p><text:s/>1 766,96 € </text:p>
          </table:table-cell>
          <table:table-cell table:style-name="ce25" table:number-columns-repeated="5"/>
          <table:table-cell table:style-name="ce139" office:value-type="string" office:string-value="1 ET 2 URSSAF" calcext:value-type="string">
            <text:p><text:s/>1 ET 2 URSSAF </text:p>
          </table:table-cell>
          <table:table-cell table:style-name="ce25" table:number-columns-repeated="4"/>
          <table:table-cell table:number-columns-repeated="16368"/>
        </table:table-row>
        <table:table-row table:style-name="ro1">
          <table:table-cell table:style-name="ce2" office:value-type="string" calcext:value-type="string">
            <text:p>T.A = jusqu’à 1 PMSS</text:p>
          </table:table-cell>
          <table:table-cell table:style-name="ce29" table:formula="of:=IF([.B2]&lt;[.F6];[.B2];[.F6])" office:value-type="currency" office:currency="EUR" office:value="0" calcext:value-type="currency">
            <text:p>0,00 €</text:p>
          </table:table-cell>
          <table:table-cell table:style-name="ce60"/>
          <table:table-cell table:style-name="ce2" office:value-type="string" calcext:value-type="string" table:number-columns-spanned="2" table:number-rows-spanned="1">
            <text:p>1,6 SMIC</text:p>
          </table:table-cell>
          <table:covered-table-cell table:style-name="ce2"/>
          <table:table-cell table:style-name="ce104" table:formula="of:=[.F2]*1.6" office:value-type="float" office:value="2827.1288" calcext:value-type="float">
            <text:p><text:s/>2 827,13 € </text:p>
          </table:table-cell>
          <table:table-cell table:style-name="ce25" table:number-columns-repeated="5"/>
          <table:table-cell table:style-name="ce139" office:value-type="string" office:string-value="A ET B ARCO" calcext:value-type="string">
            <text:p><text:s/>A ET B ARCO </text:p>
          </table:table-cell>
          <table:table-cell table:style-name="ce25" table:number-columns-repeated="4"/>
          <table:table-cell table:number-columns-repeated="16368"/>
        </table:table-row>
        <table:table-row table:style-name="ro1">
          <table:table-cell table:style-name="ce2" office:value-type="string" calcext:value-type="string">
            <text:p>T.B = entre 1 et 4 fois le PMSS</text:p>
          </table:table-cell>
          <table:table-cell table:style-name="ce30" table:formula="of:=IF([.B2]&lt;[.F7];[.B2]-[.B3];[.F7]-[.B3])" office:value-type="float" office:value="0" calcext:value-type="float">
            <text:p>-00 € </text:p>
          </table:table-cell>
          <table:table-cell table:style-name="ce60"/>
          <table:table-cell table:style-name="ce2" office:value-type="string" calcext:value-type="string" table:number-columns-spanned="2" table:number-rows-spanned="1">
            <text:p>2,5 SMIC</text:p>
          </table:table-cell>
          <table:covered-table-cell table:style-name="ce2"/>
          <table:table-cell table:style-name="ce104" table:formula="of:=[.F2]*2.5" office:value-type="float" office:value="4417.38875" calcext:value-type="float">
            <text:p><text:s/>4 417,39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2" office:value-type="string" calcext:value-type="string">
            <text:p>T.1 = jusqu’à 1 PMSS</text:p>
          </table:table-cell>
          <table:table-cell table:style-name="ce30" table:formula="of:=IF([.B2]&lt;[.F6];[.B2];[.F6])" office:value-type="float" office:value="0" calcext:value-type="float">
            <text:p>-00 € </text:p>
          </table:table-cell>
          <table:table-cell table:style-name="ce60"/>
          <table:table-cell table:style-name="ce2" office:value-type="string" calcext:value-type="string" table:number-columns-spanned="2" table:number-rows-spanned="1">
            <text:p>3,5 SMIC</text:p>
          </table:table-cell>
          <table:covered-table-cell table:style-name="ce2"/>
          <table:table-cell table:style-name="ce104" table:formula="of:=[.F2]*3.5" office:value-type="float" office:value="6184.34425" calcext:value-type="float">
            <text:p><text:s/>6 184,34 € </text:p>
          </table:table-cell>
          <table:table-cell table:style-name="ce25" table:number-columns-repeated="3"/>
          <table:table-cell table:style-name="ce125" office:value-type="string" calcext:value-type="string" table:number-columns-spanned="7" table:number-rows-spanned="1">
            <text:p>CALCUL SMIC C</text:p>
          </table:table-cell>
          <table:covered-table-cell table:number-columns-repeated="6" table:style-name="ce125"/>
          <table:table-cell table:number-columns-repeated="16368"/>
        </table:table-row>
        <table:table-row table:style-name="ro1">
          <table:table-cell table:style-name="ce2" office:value-type="string" calcext:value-type="string">
            <text:p>T.2 = jusqu’à 8 PMSS</text:p>
          </table:table-cell>
          <table:table-cell table:style-name="ce29" table:formula="of:=IF([.B2]&lt;[.F8];[.B2]-[.B5];[.F8]-[.F6])" office:value-type="currency" office:currency="EUR" office:value="0" calcext:value-type="currency">
            <text:p>0,00 €</text:p>
          </table:table-cell>
          <table:table-cell table:style-name="ce60"/>
          <table:table-cell table:style-name="ce76" office:value-type="string" calcext:value-type="string" table:number-columns-spanned="2" table:number-rows-spanned="1">
            <office:annotation draw:style-name="gr2" draw:text-style-name="P1" svg:width="4.056cm" svg:height="2.571cm" svg:x="20.66cm" svg:y="0.377cm" draw:caption-point-x="-0.433cm" draw:caption-point-y="2.147cm">
              <dc:creator>Auteur inconnu</dc:creator>
              <dc:date>2024-11-07T16:36:00</dc:date>
              <text:p>A proratiser =</text:p>
              <text:p><text:span text:style-name="T1">plafond mensuelle <text:s/>* ((durée contractuelle + H.C) / durée légale) * nbre de jour travaillé / jours calendaire</text:span></text:p>
            </office:annotation>
            <text:p>PMSS</text:p>
          </table:table-cell>
          <table:covered-table-cell table:style-name="ce76"/>
          <table:table-cell table:style-name="ce105" office:value-type="float" office:value="3864" calcext:value-type="float">
            <text:p><text:s/>3 864,00 € </text:p>
          </table:table-cell>
          <table:table-cell table:style-name="ce25" table:number-columns-repeated="3"/>
          <table:table-cell table:style-name="ce126" table:number-columns-repeated="7"/>
          <table:table-cell table:number-columns-repeated="16368"/>
        </table:table-row>
        <table:table-row table:style-name="ro2">
          <table:table-cell table:style-name="ce2" office:value-type="string" calcext:value-type="string">
            <text:p>Tranche A max 4 PMSS</text:p>
          </table:table-cell>
          <table:table-cell table:style-name="ce29" table:formula="of:=IF([.B2]&lt;[.F7];[.B2];[.F7])" office:value-type="currency" office:currency="EUR" office:value="0" calcext:value-type="currency">
            <text:p>0,00 €</text:p>
          </table:table-cell>
          <table:table-cell table:style-name="ce60"/>
          <table:table-cell table:style-name="ce2" office:value-type="string" calcext:value-type="string" table:number-columns-spanned="2" table:number-rows-spanned="1">
            <text:p>PMSS x 4</text:p>
          </table:table-cell>
          <table:covered-table-cell table:style-name="ce2"/>
          <table:table-cell table:style-name="ce104" table:formula="of:=[.F6]*4" office:value-type="float" office:value="15456" calcext:value-type="float">
            <text:p><text:s/>15 456,00 € </text:p>
          </table:table-cell>
          <table:table-cell table:style-name="ce25" table:number-columns-repeated="3"/>
          <table:table-cell table:style-name="ce127" office:value-type="string" calcext:value-type="string" table:number-columns-spanned="1" table:number-rows-spanned="2">
            <text:p>Taux smic</text:p>
          </table:table-cell>
          <table:table-cell table:style-name="ce133" office:value-type="string" calcext:value-type="string" table:number-columns-spanned="1" table:number-rows-spanned="2">
            <text:p>Horaire contrat</text:p>
          </table:table-cell>
          <table:table-cell table:style-name="ce133" office:value-type="string" calcext:value-type="string" table:number-columns-spanned="1" table:number-rows-spanned="2">
            <text:p>Salaire théorique</text:p>
          </table:table-cell>
          <table:table-cell table:style-name="ce133" office:value-type="string" calcext:value-type="string" table:number-columns-spanned="1" table:number-rows-spanned="2">
            <text:p>Salaire perçue</text:p>
          </table:table-cell>
          <table:table-cell table:style-name="ce133" office:value-type="string" calcext:value-type="string" table:number-columns-spanned="1" table:number-rows-spanned="2">
            <text:p>HS HC</text:p>
          </table:table-cell>
          <table:table-cell table:style-name="ce133" office:value-type="string" calcext:value-type="string" table:number-columns-spanned="1" table:number-rows-spanned="2">
            <text:p>SMIC C</text:p>
          </table:table-cell>
          <table:table-cell table:number-columns-repeated="16368"/>
          <table:table-cell table:style-name="ce35"/>
        </table:table-row>
        <table:table-row table:style-name="ro1">
          <table:table-cell table:style-name="ce2" office:value-type="string" calcext:value-type="string">
            <text:p>Tanche A max 1 PMSS</text:p>
          </table:table-cell>
          <table:table-cell table:style-name="ce29" table:formula="of:=IF([.B2]&lt;[.F6];[.B2];[.F6])" office:value-type="currency" office:currency="EUR" office:value="0" calcext:value-type="currency">
            <text:p>0,00 €</text:p>
          </table:table-cell>
          <table:table-cell table:style-name="ce60"/>
          <table:table-cell table:style-name="ce2" office:value-type="string" calcext:value-type="string" table:number-columns-spanned="2" table:number-rows-spanned="1">
            <text:p>PMSS x 8</text:p>
          </table:table-cell>
          <table:covered-table-cell table:style-name="ce2"/>
          <table:table-cell table:style-name="ce104" table:formula="of:=[.F6]*8" office:value-type="float" office:value="30912" calcext:value-type="float">
            <text:p><text:s/>30 912,00 € </text:p>
          </table:table-cell>
          <table:table-cell table:style-name="ce25" table:number-columns-repeated="3"/>
          <table:covered-table-cell table:style-name="ce127"/>
          <table:covered-table-cell table:number-columns-repeated="5" table:style-name="ce133"/>
          <table:table-cell table:number-columns-repeated="16368"/>
          <table:table-cell table:style-name="ce35"/>
        </table:table-row>
        <table:table-row table:style-name="ro1">
          <table:table-cell table:style-name="ce3" office:value-type="string" calcext:value-type="string">
            <text:p>CET MIN 1 + 2 Max 8 PMSS</text:p>
          </table:table-cell>
          <table:table-cell table:style-name="ce31" table:formula="of:=IF([.B2]&gt;[.F6];[.B3]+[.B6];0)" office:value-type="currency" office:currency="EUR" office:value="0" calcext:value-type="currency">
            <text:p>0,00 €</text:p>
          </table:table-cell>
          <table:table-cell table:style-name="ce60"/>
          <table:table-cell table:style-name="ce2" office:value-type="string" calcext:value-type="string" table:number-columns-spanned="2" table:number-rows-spanned="1">
            <text:p>Contrat</text:p>
          </table:table-cell>
          <table:covered-table-cell table:style-name="ce2"/>
          <table:table-cell table:style-name="ce106" office:value-type="string" calcext:value-type="string">
            <text:p>CDI</text:p>
          </table:table-cell>
          <table:table-cell table:style-name="ce25" table:number-columns-repeated="3"/>
          <table:table-cell table:style-name="ce128" office:value-type="float" office:value="11.65" calcext:value-type="float">
            <text:p>11,65</text:p>
          </table:table-cell>
          <table:table-cell table:style-name="ce134" office:value-type="float" office:value="151.67" calcext:value-type="float">
            <text:p>151,67</text:p>
          </table:table-cell>
          <table:table-cell table:style-name="ce134" office:value-type="float" office:value="1550" calcext:value-type="float">
            <text:p>1550</text:p>
          </table:table-cell>
          <table:table-cell table:style-name="ce141" office:value-type="float" office:value="1200" calcext:value-type="float">
            <text:p>1200</text:p>
          </table:table-cell>
          <table:table-cell table:style-name="ce141" office:value-type="float" office:value="4" calcext:value-type="float">
            <text:p>4</text:p>
          </table:table-cell>
          <table:table-cell table:style-name="ce146" table:formula="of:=([.J9]*[.K9])*([.M9]/[.L9])+([.J9]*[.N9])" office:value-type="float" office:value="1414.5655483871" calcext:value-type="float">
            <text:p>1414,57</text:p>
          </table:table-cell>
          <table:table-cell table:style-name="ce25"/>
          <table:table-cell table:number-columns-repeated="16368"/>
        </table:table-row>
        <table:table-row table:style-name="ro1">
          <table:table-cell table:style-name="ce2" office:value-type="string" calcext:value-type="string">
            <text:p>Total HS</text:p>
          </table:table-cell>
          <table:table-cell table:style-name="ce32" table:formula="of:=[.D26]+[.D27]+[.D28]" office:value-type="float" office:value="0" calcext:value-type="float">
            <text:p>-00 € </text:p>
          </table:table-cell>
          <table:table-cell table:style-name="ce60"/>
          <table:table-cell table:style-name="ce2" office:value-type="string" calcext:value-type="string" table:number-columns-spanned="2" table:number-rows-spanned="1">
            <text:p>Salarié</text:p>
          </table:table-cell>
          <table:covered-table-cell table:style-name="ce2"/>
          <table:table-cell table:style-name="ce106" office:value-type="string" calcext:value-type="string">
            <text:p>cadre</text:p>
          </table:table-cell>
          <table:table-cell table:style-name="ce25"/>
          <table:table-cell table:style-name="ce118"/>
          <table:table-cell table:style-name="ce25"/>
          <table:table-cell table:style-name="ce123"/>
          <table:table-cell table:style-name="ce25" table:number-columns-repeated="4"/>
          <table:table-cell table:number-columns-repeated="16368"/>
          <table:table-cell table:style-name="ce35" table:number-columns-repeated="2"/>
        </table:table-row>
        <table:table-row table:style-name="ro3">
          <table:table-cell table:style-name="ce4"/>
          <table:table-cell table:style-name="ce33"/>
          <table:table-cell table:style-name="ce60"/>
          <table:table-cell table:style-name="ce77" office:value-type="string" calcext:value-type="string" table:number-columns-spanned="3" table:number-rows-spanned="1">
            <text:p>Candidat n°14</text:p>
          </table:table-cell>
          <table:covered-table-cell table:number-columns-repeated="2" table:style-name="ce77"/>
          <table:table-cell table:style-name="ce25" table:number-columns-repeated="2"/>
          <table:table-cell table:style-name="ce123"/>
          <table:table-cell table:style-name="ce129" office:value-type="string" calcext:value-type="string">
            <text:p>Mois</text:p>
          </table:table-cell>
          <table:table-cell table:style-name="ce135" office:value-type="date" office:date-value="2023-05-01" calcext:value-type="date">
            <text:p>1/5/23</text:p>
          </table:table-cell>
          <table:table-cell table:style-name="ce129" office:value-type="string" calcext:value-type="string">
            <text:p>Jours Cal</text:p>
          </table:table-cell>
          <table:table-cell table:style-name="ce142" table:formula="of:=DAY(EOMONTH([.K11];0))" office:value-type="float" office:value="31" calcext:value-type="float">
            <text:p>31</text:p>
          </table:table-cell>
          <table:table-cell table:style-name="ce144"/>
          <table:table-cell table:number-columns-repeated="16368"/>
          <table:table-cell table:style-name="ce35" table:number-columns-repeated="2"/>
        </table:table-row>
        <table:table-row table:style-name="ro3">
          <table:table-cell table:style-name="ce5" office:value-type="string" calcext:value-type="string">
            <text:p>Nom :</text:p>
          </table:table-cell>
          <table:table-cell table:style-name="ce34" office:value-type="string" calcext:value-type="string" table:number-columns-spanned="2" table:number-rows-spanned="1">
            <text:p>Nom :</text:p>
          </table:table-cell>
          <table:covered-table-cell table:style-name="ce34"/>
          <table:table-cell table:style-name="ce78" table:number-columns-spanned="3" table:number-rows-spanned="1"/>
          <table:covered-table-cell table:number-columns-repeated="2" table:style-name="ce78"/>
          <table:table-cell table:style-name="ce25" table:number-columns-repeated="2"/>
          <table:table-cell table:style-name="ce123"/>
          <table:table-cell table:style-name="ce129" office:value-type="string" calcext:value-type="string">
            <text:p>dates entrée</text:p>
          </table:table-cell>
          <table:table-cell table:style-name="ce135" office:value-type="date" office:date-value="2023-05-01" calcext:value-type="date">
            <text:p>1/5/23</text:p>
          </table:table-cell>
          <table:table-cell table:style-name="ce129" office:value-type="string" calcext:value-type="string">
            <text:p>date sortie</text:p>
          </table:table-cell>
          <table:table-cell table:style-name="ce135" office:value-type="date" office:date-value="2023-05-31" calcext:value-type="date">
            <text:p>31/5/23</text:p>
          </table:table-cell>
          <table:table-cell table:style-name="ce144"/>
          <table:table-cell table:number-columns-repeated="16368"/>
          <table:table-cell table:style-name="ce35" table:number-columns-repeated="2"/>
        </table:table-row>
        <table:table-row table:style-name="ro3">
          <table:table-cell table:style-name="ce5" office:value-type="string" calcext:value-type="string">
            <text:p>Adresse</text:p>
          </table:table-cell>
          <table:table-cell table:style-name="ce34" office:value-type="string" calcext:value-type="string" table:number-columns-spanned="2" table:number-rows-spanned="1">
            <text:p>Prénom :</text:p>
          </table:table-cell>
          <table:covered-table-cell table:style-name="ce34"/>
          <table:table-cell table:style-name="ce78" table:number-columns-spanned="3" table:number-rows-spanned="1"/>
          <table:covered-table-cell table:number-columns-repeated="2" table:style-name="ce78"/>
          <table:table-cell table:style-name="ce25" table:number-columns-repeated="2"/>
          <table:table-cell table:style-name="ce123"/>
          <table:table-cell table:style-name="ce130" office:value-type="string" calcext:value-type="string">
            <text:p>Jours travaillé</text:p>
          </table:table-cell>
          <table:table-cell table:style-name="ce136" table:formula="of:=DATEDIF([.K12];[.M12];&quot;md&quot;)+1" office:value-type="float" office:value="31" calcext:value-type="float">
            <text:p>31</text:p>
          </table:table-cell>
          <table:table-cell table:style-name="ce130" office:value-type="string" calcext:value-type="string">
            <text:p>Jours d'absence</text:p>
          </table:table-cell>
          <table:table-cell table:style-name="ce143" office:value-type="float" office:value="0" calcext:value-type="float">
            <text:p>0</text:p>
          </table:table-cell>
          <table:table-cell table:style-name="ce144"/>
          <table:table-cell table:number-columns-repeated="16368"/>
          <table:table-cell table:style-name="ce35" table:number-columns-repeated="2"/>
        </table:table-row>
        <table:table-row table:style-name="ro3">
          <table:table-cell table:style-name="ce5" office:value-type="string" calcext:value-type="string">
            <text:p>N.º SIRET</text:p>
          </table:table-cell>
          <table:table-cell table:style-name="ce34" office:value-type="string" calcext:value-type="string" table:number-columns-spanned="2" table:number-rows-spanned="1">
            <text:p>Adresse :</text:p>
          </table:table-cell>
          <table:covered-table-cell table:style-name="ce34"/>
          <table:table-cell table:style-name="ce78" table:number-columns-spanned="3" table:number-rows-spanned="1"/>
          <table:covered-table-cell table:number-columns-repeated="2" table:style-name="ce78"/>
          <table:table-cell table:style-name="ce25" table:number-columns-repeated="2"/>
          <table:table-cell table:style-name="ce123"/>
          <table:table-cell table:style-name="ce130" office:value-type="string" calcext:value-type="string">
            <text:p>Heures contrat</text:p>
          </table:table-cell>
          <table:table-cell table:style-name="ce137" office:value-type="float" office:value="91" calcext:value-type="float">
            <text:p>91</text:p>
          </table:table-cell>
          <table:table-cell table:style-name="ce140" office:value-type="string" calcext:value-type="string">
            <text:p>Heures complém</text:p>
          </table:table-cell>
          <table:table-cell table:style-name="ce137" office:value-type="float" office:value="6" calcext:value-type="float">
            <text:p>6</text:p>
          </table:table-cell>
          <table:table-cell table:style-name="ce144"/>
          <table:table-cell table:number-columns-repeated="16368"/>
          <table:table-cell table:style-name="ce35" table:number-columns-repeated="2"/>
        </table:table-row>
        <table:table-row table:style-name="ro3">
          <table:table-cell table:style-name="ce5" office:value-type="string" calcext:value-type="string">
            <text:p>Code APE</text:p>
          </table:table-cell>
          <table:table-cell table:style-name="ce34" office:value-type="string" calcext:value-type="string" table:number-columns-spanned="2" table:number-rows-spanned="1">
            <text:p>N° Sécurité Sociale :</text:p>
          </table:table-cell>
          <table:covered-table-cell table:style-name="ce34"/>
          <table:table-cell table:style-name="ce78" table:number-columns-spanned="3" table:number-rows-spanned="1"/>
          <table:covered-table-cell table:number-columns-repeated="2" table:style-name="ce78"/>
          <table:table-cell table:style-name="ce25" table:number-columns-repeated="2"/>
          <table:table-cell table:style-name="ce123"/>
          <table:table-cell table:style-name="ce131" office:value-type="string" calcext:value-type="string" table:number-columns-spanned="1" table:number-rows-spanned="2">
            <text:p>Plafond en vigeur</text:p>
          </table:table-cell>
          <table:table-cell table:style-name="ce131" office:value-type="string" calcext:value-type="string" table:number-columns-spanned="1" table:number-rows-spanned="2">
            <text:p>Prorat absence</text:p>
          </table:table-cell>
          <table:table-cell table:style-name="ce131" office:value-type="string" calcext:value-type="string" table:number-columns-spanned="1" table:number-rows-spanned="2">
            <text:p>Prorat <text:s text:c="9"/>mi-temps</text:p>
          </table:table-cell>
          <table:table-cell table:style-name="ce131" office:value-type="string" calcext:value-type="string" table:number-columns-spanned="1" table:number-rows-spanned="2">
            <text:p>Double Prorat</text:p>
          </table:table-cell>
          <table:table-cell table:style-name="ce144"/>
          <table:table-cell table:number-columns-repeated="16368"/>
          <table:table-cell table:style-name="ce35" table:number-columns-repeated="2"/>
        </table:table-row>
        <table:table-row table:style-name="ro3">
          <table:table-cell table:style-name="ce5" office:value-type="string" calcext:value-type="string">
            <text:p>Convention collective</text:p>
          </table:table-cell>
          <table:table-cell table:style-name="ce34" office:value-type="string" calcext:value-type="string" table:number-columns-spanned="2" table:number-rows-spanned="1">
            <text:p>Emploi :</text:p>
          </table:table-cell>
          <table:covered-table-cell table:style-name="ce34"/>
          <table:table-cell table:style-name="ce78" table:number-columns-spanned="3" table:number-rows-spanned="1"/>
          <table:covered-table-cell table:number-columns-repeated="2" table:style-name="ce78"/>
          <table:table-cell table:style-name="ce25" table:number-columns-repeated="2"/>
          <table:table-cell table:style-name="ce123"/>
          <table:covered-table-cell table:number-columns-repeated="4" table:style-name="ce131"/>
          <table:table-cell table:style-name="ce144"/>
          <table:table-cell table:number-columns-repeated="16368"/>
          <table:table-cell table:style-name="ce35" table:number-columns-repeated="2"/>
        </table:table-row>
        <table:table-row table:style-name="ro3">
          <table:table-cell table:style-name="ce6" office:value-type="string" calcext:value-type="string">
            <text:p>Embauche :</text:p>
          </table:table-cell>
          <table:table-cell table:style-name="ce34" office:value-type="string" calcext:value-type="string" table:number-columns-spanned="2" table:number-rows-spanned="1">
            <text:p>Position :</text:p>
          </table:table-cell>
          <table:covered-table-cell table:style-name="ce34"/>
          <table:table-cell table:style-name="ce78" table:number-columns-spanned="3" table:number-rows-spanned="1"/>
          <table:covered-table-cell table:number-columns-repeated="2" table:style-name="ce78"/>
          <table:table-cell table:style-name="ce25" table:number-columns-repeated="2"/>
          <table:table-cell table:style-name="ce123"/>
          <table:table-cell table:style-name="ce132" office:value-type="float" office:value="3864" calcext:value-type="float">
            <text:p><text:s/>3 864,00 € </text:p>
          </table:table-cell>
          <table:table-cell table:style-name="ce138" table:formula="of:=[.J17]*(([.K13]-[.M13])/[.M11])" office:value-type="float" office:value="3864" calcext:value-type="float">
            <text:p><text:s/>3 864,00 € </text:p>
          </table:table-cell>
          <table:table-cell table:style-name="ce138" table:formula="of:=[.J17]*(([.K14]+[.M14])/151.67)" office:value-type="float" office:value="2471.20722621481" calcext:value-type="float">
            <text:p><text:s/>2 471,21 € </text:p>
          </table:table-cell>
          <table:table-cell table:style-name="ce138" table:formula="of:=[.J17]*(([.K13]-[.M13])/[.M11])*(([.K14]+[.M14])/151.67)" office:value-type="float" office:value="2471.20722621481" calcext:value-type="float">
            <text:p><text:s/>2 471,21 € </text:p>
          </table:table-cell>
          <table:table-cell table:style-name="ce144"/>
          <table:table-cell table:number-columns-repeated="16368"/>
          <table:table-cell table:style-name="ce35"/>
          <table:table-cell/>
        </table:table-row>
        <table:table-row table:style-name="ro1">
          <table:table-cell table:style-name="ce7" office:value-type="string" calcext:value-type="string">
            <text:p>Date paiement salaire :</text:p>
          </table:table-cell>
          <table:table-cell table:style-name="ce35" table:number-columns-repeated="2"/>
          <table:table-cell table:style-name="ce79" table:number-columns-spanned="3" table:number-rows-spanned="1"/>
          <table:covered-table-cell table:number-columns-repeated="2" table:style-name="ce79"/>
          <table:table-cell table:style-name="ce25"/>
          <table:table-cell table:style-name="ce118"/>
          <table:table-cell table:style-name="ce123"/>
          <table:table-cell table:style-name="ce25" table:number-columns-repeated="4"/>
          <table:table-cell table:style-name="ce145" office:value-type="string" calcext:value-type="string">
            <text:p>A compléter</text:p>
          </table:table-cell>
          <table:table-cell table:number-columns-repeated="16368"/>
          <table:table-cell table:style-name="ce35"/>
          <table:table-cell/>
        </table:table-row>
        <table:table-row table:style-name="ro1">
          <table:table-cell table:style-name="ce8" office:value-type="string" calcext:value-type="string">
            <text:p>Période du :</text:p>
          </table:table-cell>
          <table:table-cell table:style-name="ce36"/>
          <table:table-cell table:style-name="ce61" office:value-type="string" calcext:value-type="string">
            <text:p>Au:</text:p>
          </table:table-cell>
          <table:table-cell table:style-name="ce80" table:number-columns-spanned="3" table:number-rows-spanned="1"/>
          <table:covered-table-cell table:number-columns-repeated="2" table:style-name="ce80"/>
          <table:table-cell table:style-name="ce25" table:number-columns-repeated="2"/>
          <table:table-cell table:style-name="ce123" table:number-columns-repeated="4"/>
          <table:table-cell table:style-name="ce25"/>
          <table:table-cell table:style-name="ce144"/>
          <table:table-cell table:number-columns-repeated="16368"/>
          <table:table-cell table:style-name="ce35"/>
          <table:table-cell/>
        </table:table-row>
        <table:table-row table:style-name="ro1">
          <table:table-cell table:style-name="ce9" office:value-type="string" calcext:value-type="string">
            <text:p>Eléménts de revenu brut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Taux</text:p>
          </table:table-cell>
          <table:table-cell table:style-name="ce13" office:value-type="string" calcext:value-type="string" table:number-columns-spanned="3" table:number-rows-spanned="1">
            <text:p>montant</text:p>
          </table:table-cell>
          <table:covered-table-cell table:number-columns-repeated="2" table:style-name="ce13"/>
          <table:table-cell table:style-name="ce25" table:number-columns-repeated="2"/>
          <table:table-cell table:style-name="ce124"/>
          <table:table-cell table:style-name="ce123" table:number-columns-repeated="3"/>
          <table:table-cell table:style-name="ce25"/>
          <table:table-cell table:style-name="ce144"/>
          <table:table-cell table:number-columns-repeated="16368"/>
          <table:table-cell table:style-name="ce35"/>
          <table:table-cell/>
        </table:table-row>
        <table:table-row table:style-name="ro1">
          <table:table-cell table:style-name="ce10" office:value-type="string" calcext:value-type="string">
            <text:p>Salaire de base</text:p>
          </table:table-cell>
          <table:table-cell table:style-name="ce37" office:value-type="float" office:value="151.67" calcext:value-type="float">
            <text:p>151,67 </text:p>
          </table:table-cell>
          <table:table-cell table:style-name="ce62" table:formula="of:=[.D21]/[.B21]" office:value-type="float" office:value="0" calcext:value-type="float">
            <text:p>0,00 </text:p>
          </table:table-cell>
          <table:table-cell table:style-name="ce81" office:value-type="float" office:value="0" calcext:value-type="float" table:number-columns-spanned="3" table:number-rows-spanned="1">
            <text:p>0,00 </text:p>
          </table:table-cell>
          <table:covered-table-cell table:number-columns-repeated="2" table:style-name="ce81"/>
          <table:table-cell table:style-name="ce25" table:number-columns-repeated="2"/>
          <table:table-cell table:style-name="ce123"/>
          <table:table-cell table:style-name="ce25" table:number-columns-repeated="4"/>
          <table:table-cell table:style-name="ce144"/>
          <table:table-cell table:number-columns-repeated="16368"/>
          <table:table-cell table:style-name="ce35"/>
          <table:table-cell/>
        </table:table-row>
        <table:table-row table:style-name="ro1">
          <table:table-cell table:style-name="ce10" office:value-type="string" calcext:value-type="string">
            <text:p>Ancienneté</text:p>
          </table:table-cell>
          <table:table-cell table:style-name="ce37"/>
          <table:table-cell table:style-name="ce62"/>
          <table:table-cell table:style-name="ce82" table:number-columns-spanned="3" table:number-rows-spanned="1"/>
          <table:covered-table-cell table:number-columns-repeated="2" table:style-name="ce82"/>
          <table:table-cell table:style-name="ce25" table:number-columns-repeated="2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0" office:value-type="string" calcext:value-type="string">
            <office:annotation draw:style-name="gr3" draw:text-style-name="P2" svg:width="2.309cm" svg:height="2.571cm" svg:x="11.482cm" svg:y="11.102cm" draw:caption-point-x="-0.328cm" draw:caption-point-y="0.338cm">
              <dc:creator>Auteur inconnu</dc:creator>
              <dc:date>2024-11-07T16:36:00</dc:date>
              <text:p>moyenne: </text:p>
              <text:p>ouvrés = 21,67</text:p>
              <text:p>ouvrables = 26</text:p>
              <text:p/>
            </office:annotation>
            <text:p>Absence</text:p>
          </table:table-cell>
          <table:table-cell table:style-name="ce37"/>
          <table:table-cell table:style-name="ce62"/>
          <table:table-cell table:style-name="ce83" table:formula="of:=-[.B23]*[.C23]" office:value-type="float" office:value="0" calcext:value-type="float" table:number-columns-spanned="3" table:number-rows-spanned="1">
            <text:p>0,00 </text:p>
          </table:table-cell>
          <table:covered-table-cell table:number-columns-repeated="2" table:style-name="ce83"/>
          <table:table-cell table:style-name="ce25" table:number-columns-repeated="2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0" office:value-type="string" calcext:value-type="string">
            <office:annotation draw:style-name="gr4" draw:text-style-name="P2" svg:width="7.418cm" svg:height="4.151cm" svg:x="11.482cm" svg:y="11.605cm" draw:caption-point-x="-0.328cm" draw:caption-point-y="0.338cm">
              <dc:creator>Auteur inconnu</dc:creator>
              <dc:date>2024-11-07T16:36:00</dc:date>
              <text:p>Maladie non pro: 7 jours de carence</text:p>
              <text:p>Accident de trajet: 7 jours de carence</text:p>
              <text:p>AT/MP: 0 jours de carence</text:p>
              <text:p><text:s/></text:p>
              <text:p>= 90% pendant 30 jours puis 2/3 les 30 jours suivant</text:p>
              <text:p/>
              <text:p>= (salaire x absence x période du mois) x 90% </text:p>
              <text:p/>
            </office:annotation>
            <text:p>Maintien </text:p>
          </table:table-cell>
          <table:table-cell table:style-name="ce37"/>
          <table:table-cell table:style-name="ce62"/>
          <table:table-cell table:style-name="ce82" table:number-columns-spanned="3" table:number-rows-spanned="1"/>
          <table:covered-table-cell table:number-columns-repeated="2" table:style-name="ce82"/>
          <table:table-cell table:style-name="ce25" table:number-columns-repeated="2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0"/>
          <table:table-cell table:style-name="ce37" table:number-columns-repeated="2"/>
          <table:table-cell table:style-name="ce82" table:number-columns-spanned="3" table:number-rows-spanned="1"/>
          <table:covered-table-cell table:number-columns-repeated="2" table:style-name="ce82"/>
          <table:table-cell table:style-name="ce25" table:number-columns-repeated="2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0" office:value-type="string" calcext:value-type="string">
            <office:annotation draw:style-name="gr5" draw:text-style-name="P2" svg:width="3.41cm" svg:height="1.781cm" svg:x="11.482cm" svg:y="12.61cm" draw:caption-point-x="-0.328cm" draw:caption-point-y="0.338cm">
              <dc:creator>Auteur inconnu</dc:creator>
              <dc:date>2024-11-07T16:36:00</dc:date>
              <text:p>Légal : 1/10 des heures complémentaire à 10%</text:p>
            </office:annotation>
            <text:p>HS à 10%</text:p>
          </table:table-cell>
          <table:table-cell table:style-name="ce37"/>
          <table:table-cell table:style-name="ce62" table:formula="of:=[.C21]*1.1" office:value-type="float" office:value="0" calcext:value-type="float">
            <text:p>0,00 </text:p>
          </table:table-cell>
          <table:table-cell table:style-name="ce83" table:formula="of:=[.B26]*[.C26]" office:value-type="float" office:value="0" calcext:value-type="float" table:number-columns-spanned="3" table:number-rows-spanned="1">
            <text:p>0,00 </text:p>
          </table:table-cell>
          <table:covered-table-cell table:number-columns-repeated="2" table:style-name="ce83"/>
          <table:table-cell table:style-name="ce25" table:number-columns-repeated="2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0" office:value-type="string" calcext:value-type="string">
            <text:p>HS à 25%</text:p>
          </table:table-cell>
          <table:table-cell table:style-name="ce37"/>
          <table:table-cell table:style-name="ce62" table:formula="of:=[.C21]*1.25" office:value-type="float" office:value="0" calcext:value-type="float">
            <text:p>0,00 </text:p>
          </table:table-cell>
          <table:table-cell table:style-name="ce83" table:formula="of:=[.B27]*[.C27]" office:value-type="float" office:value="0" calcext:value-type="float" table:number-columns-spanned="3" table:number-rows-spanned="1">
            <text:p>0,00 </text:p>
          </table:table-cell>
          <table:covered-table-cell table:number-columns-repeated="2" table:style-name="ce83"/>
          <table:table-cell table:style-name="ce25" table:number-columns-repeated="2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0" office:value-type="string" calcext:value-type="string">
            <text:p>HS à 50%</text:p>
          </table:table-cell>
          <table:table-cell table:style-name="ce37"/>
          <table:table-cell table:style-name="ce62" table:formula="of:=[.C21]*1.5" office:value-type="float" office:value="0" calcext:value-type="float">
            <text:p>0,00 </text:p>
          </table:table-cell>
          <table:table-cell table:style-name="ce83" table:formula="of:=[.B28]*[.C28]" office:value-type="float" office:value="0" calcext:value-type="float" table:number-columns-spanned="3" table:number-rows-spanned="1">
            <text:p>0,00 </text:p>
          </table:table-cell>
          <table:covered-table-cell table:number-columns-repeated="2" table:style-name="ce83"/>
          <table:table-cell table:style-name="ce110"/>
          <table:table-cell table:style-name="ce119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0"/>
          <table:table-cell table:style-name="ce37" table:number-columns-repeated="2"/>
          <table:table-cell table:style-name="ce82" table:number-columns-spanned="3" table:number-rows-spanned="1"/>
          <table:covered-table-cell table:number-columns-repeated="2" table:style-name="ce82"/>
          <table:table-cell table:style-name="ce25" table:number-columns-repeated="2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0" office:value-type="string" calcext:value-type="string">
            <office:annotation draw:style-name="gr6" draw:text-style-name="P3" svg:width="5.678cm" svg:height="7.124cm" svg:x="11.482cm" svg:y="14.621cm" draw:caption-point-x="-0.328cm" draw:caption-point-y="0.338cm">
              <dc:creator>Auteur inconnu</dc:creator>
              <dc:date>2024-11-07T16:36:00</dc:date>
              <text:p>38010-81-11:</text:p>
              <text:p><text:span text:style-name="T2">Maladie non pro (3 jours de carences) </text:span></text:p>
              <text:p><text:span text:style-name="T2">=( 3 derniers salaires bruts / 91,25 )</text:span></text:p>
              <text:p><text:span text:style-name="T2">x 50%</text:span></text:p>
              <text:p><text:span text:style-name="T2">max : 1,8 smic (52,28)</text:span></text:p>
              <text:p><text:span text:style-name="T2"/></text:p>
              <text:p><text:span text:style-name="T2">AT/MP = ( dernier salaire bruts/ 30,42)</text:span></text:p>
              <text:p><text:span text:style-name="T2">x 60% (28 premiers jours) puis 80%</text:span></text:p>
              <text:p><text:span text:style-name="T2">max: 0,834% du pass (232,03)</text:span></text:p>
              <text:p><text:span text:style-name="T2"/></text:p>
              <text:p><text:span text:style-name="T2">Maternité= (3 derniers salaires / 91,25)</text:span></text:p>
              <text:p><text:span text:style-name="T2">x 79% </text:span></text:p>
              <text:p><text:span text:style-name="T2">max: 100,36</text:span></text:p>
              <text:p><text:span text:style-name="T2"/></text:p>
              <text:p><text:span text:style-name="T2">attention A.T à mettre même sans subro</text:span></text:p>
            </office:annotation>
            <text:p>IJSS brutes</text:p>
          </table:table-cell>
          <table:table-cell table:style-name="ce37" table:number-columns-repeated="2"/>
          <table:table-cell table:style-name="ce82" table:number-columns-spanned="3" table:number-rows-spanned="1"/>
          <table:covered-table-cell table:number-columns-repeated="2" table:style-name="ce82"/>
          <table:table-cell table:style-name="ce25" table:number-columns-repeated="2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0" office:value-type="string" calcext:value-type="string">
            <office:annotation draw:style-name="gr7" draw:text-style-name="P2" svg:width="7.82cm" svg:height="6.916cm" svg:x="11.482cm" svg:y="13.336cm" draw:caption-point-x="-0.328cm" draw:caption-point-y="2.126cm">
              <dc:creator>Auteur inconnu</dc:creator>
              <dc:date>2024-11-07T16:36:00</dc:date>
              <text:p>règle du 10e =</text:p>
              <text:p>(rémunération brute totale /10)</text:p>
              <text:p>x nbre de jours pris, acquis ou donnés par l'entreprise / 25 ou 30</text:p>
              <text:p/>
              <text:p>règle du maintient = </text:p>
              <text:p>salaire x nbre de jours pris ou acquis / 26 ou 21,67</text:p>
              <text:p/>
              <text:p>Equivalent : 1 mois = 4 semaines = 24 jours ouvrables = 28 jours calendaires = 20 jours ouvrés</text:p>
              <text:p/>
              <text:p>1: determiner la rému totale de la période de référence</text:p>
              <text:p>2: determiner le nbr de CP</text:p>
              <text:p>3: calculer au 10ème et au 26ème</text:p>
            </office:annotation>
            <text:p>ICCP</text:p>
          </table:table-cell>
          <table:table-cell table:style-name="ce37" table:number-columns-repeated="2"/>
          <table:table-cell table:style-name="ce82" table:number-columns-spanned="3" table:number-rows-spanned="1"/>
          <table:covered-table-cell table:number-columns-repeated="2" table:style-name="ce82"/>
          <table:table-cell table:style-name="ce111"/>
          <table:table-cell table:style-name="ce25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0"/>
          <table:table-cell table:style-name="ce37" table:number-columns-repeated="2"/>
          <table:table-cell table:style-name="ce82" table:number-columns-spanned="3" table:number-rows-spanned="1"/>
          <table:covered-table-cell table:number-columns-repeated="2" table:style-name="ce82"/>
          <table:table-cell table:style-name="ce25"/>
          <table:table-cell table:style-name="ce120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1" office:value-type="string" calcext:value-type="string">
            <office:annotation draw:style-name="gr8" draw:text-style-name="P3" svg:width="5.445cm" svg:height="3.668cm" svg:x="11.482cm" svg:y="15.05cm" draw:caption-point-x="-0.328cm" draw:caption-point-y="1.417cm">
              <dc:creator>Auteur inconnu</dc:creator>
              <dc:date>2024-11-07T16:36:00</dc:date>
              <text:p>net strict :</text:p>
              <text:p><text:span text:style-name="T2">valeur cible = </text:span></text:p>
              <text:p><text:span text:style-name="T2">salaire ss abs - CSG sur les IJSS (6,70%) </text:span></text:p>
              <text:p><text:span text:style-name="T2">ou</text:span></text:p>
              <text:p><text:span text:style-name="T2">valeur cible = </text:span></text:p>
              <text:p><text:span text:style-name="T2">(IJSS brutes - nettes) - salaire ss absence</text:span></text:p>
              <text:p><text:span text:style-name="T2"/></text:p>
            </office:annotation>
            <text:p>Garantie du net</text:p>
          </table:table-cell>
          <table:table-cell table:style-name="ce38" table:number-columns-repeated="2"/>
          <table:table-cell table:style-name="ce84" table:number-columns-spanned="3" table:number-rows-spanned="1"/>
          <table:covered-table-cell table:number-columns-repeated="2" table:style-name="ce84"/>
          <table:table-cell table:style-name="ce25"/>
          <table:table-cell table:style-name="ce120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4">
          <table:table-cell table:style-name="ce12" office:value-type="string" calcext:value-type="string">
            <text:p>SALAIRE BRUT</text:p>
          </table:table-cell>
          <table:table-cell table:style-name="ce39"/>
          <table:table-cell table:style-name="ce63"/>
          <table:table-cell table:style-name="ce85" table:formula="of:=SUM([.D21:.F33])" office:value-type="currency" office:currency="EUR" office:value="0" calcext:value-type="currency" table:number-columns-spanned="3" table:number-rows-spanned="1">
            <text:p>0,00 €</text:p>
          </table:table-cell>
          <table:covered-table-cell table:number-columns-repeated="2" table:style-name="ce85"/>
          <table:table-cell table:style-name="ce25" table:number-columns-repeated="2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3" office:value-type="string" calcext:value-type="string" table:number-columns-spanned="1" table:number-rows-spanned="2">
            <text:p>COTISATIONS ET CONTRIBUTIONS SOCIALES OBLIGATOIRES</text:p>
          </table:table-cell>
          <table:table-cell table:style-name="ce13" office:value-type="string" calcext:value-type="string" table:number-columns-spanned="1" table:number-rows-spanned="2">
            <text:p>Base</text:p>
          </table:table-cell>
          <table:table-cell table:style-name="ce13" office:value-type="string" calcext:value-type="string" table:number-columns-spanned="2" table:number-rows-spanned="1">
            <text:p>Salariales</text:p>
          </table:table-cell>
          <table:covered-table-cell table:style-name="ce13"/>
          <table:table-cell table:style-name="ce94" office:value-type="string" calcext:value-type="string" table:number-columns-spanned="2" table:number-rows-spanned="1">
            <text:p>Patronales</text:p>
          </table:table-cell>
          <table:covered-table-cell table:style-name="ce94"/>
          <table:table-cell table:style-name="ce25" table:number-columns-repeated="10"/>
          <table:table-cell table:number-columns-repeated="16368"/>
        </table:table-row>
        <table:table-row table:style-name="ro1">
          <table:covered-table-cell table:number-columns-repeated="2" table:style-name="ce13"/>
          <table:table-cell table:style-name="ce64" office:value-type="string" calcext:value-type="string">
            <text:p>Taux</text:p>
          </table:table-cell>
          <table:table-cell table:style-name="ce64" office:value-type="string" calcext:value-type="string">
            <text:p>Montant</text:p>
          </table:table-cell>
          <table:table-cell table:style-name="ce95" office:value-type="string" calcext:value-type="string">
            <text:p>Taux</text:p>
          </table:table-cell>
          <table:table-cell table:style-name="ce95" office:value-type="string" calcext:value-type="string">
            <text:p>Montant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4" office:value-type="string" calcext:value-type="string">
            <text:p>Santé</text:p>
          </table:table-cell>
          <table:table-cell table:style-name="ce10"/>
          <table:table-cell table:style-name="ce65"/>
          <table:table-cell table:style-name="ce10"/>
          <table:table-cell table:style-name="ce65"/>
          <table:table-cell table:style-name="ce10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Sécurité Sociale - Maladie Maternité Invalidité Décès</text:p>
          </table:table-cell>
          <table:table-cell table:style-name="ce40" table:formula="of:=[.B2]" office:value-type="float" office:value="0" calcext:value-type="float">
            <text:p>0,00</text:p>
          </table:table-cell>
          <table:table-cell table:style-name="ce66"/>
          <table:table-cell table:style-name="ce47"/>
          <table:table-cell table:style-name="ce65" office:value-type="percentage" office:value="0.07" calcext:value-type="percentage">
            <text:p>7,0000 %</text:p>
          </table:table-cell>
          <table:table-cell table:style-name="ce57" table:formula="of:=[.B38]*[.E38]" office:value-type="float" office:value="0" calcext:value-type="float">
            <text:p>-00 € </text:p>
          </table:table-cell>
          <table:table-cell table:style-name="ce25" table:number-columns-repeated="2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0" office:value-type="string" calcext:value-type="string">
            <text:p>Sécurité Sociale - Maladie Maternité Invalidité Décès salaire &gt; 2,5 SMIC</text:p>
          </table:table-cell>
          <table:table-cell table:style-name="ce41" table:formula="of:=IF([.B2]&lt;[.F4];0;[.B2])" office:value-type="float" office:value="0" calcext:value-type="float">
            <text:p>0,00</text:p>
          </table:table-cell>
          <table:table-cell table:style-name="ce66"/>
          <table:table-cell table:style-name="ce47"/>
          <table:table-cell table:style-name="ce65" office:value-type="percentage" office:value="0.06" calcext:value-type="percentage">
            <text:p>6,0000 %</text:p>
          </table:table-cell>
          <table:table-cell table:style-name="ce55" table:formula="of:=[.B39]*[.E39]" office:value-type="float" office:value="0" calcext:value-type="float">
            <text:p>-00 € </text:p>
          </table:table-cell>
          <table:table-cell table:style-name="ce25" table:number-columns-repeated="2"/>
          <table:table-cell table:style-name="ce123"/>
          <table:table-cell table:style-name="ce25" table:number-columns-repeated="7"/>
          <table:table-cell table:number-columns-repeated="16368"/>
        </table:table-row>
        <table:table-row table:style-name="ro1">
          <table:table-cell table:style-name="ce10" office:value-type="string" calcext:value-type="string">
            <text:p>Sécurité Sociale - Maladie Maternité Invalidité Décès Régularisation</text:p>
          </table:table-cell>
          <table:table-cell table:style-name="ce42"/>
          <table:table-cell table:style-name="ce66"/>
          <table:table-cell table:style-name="ce47"/>
          <table:table-cell table:style-name="ce67" office:value-type="percentage" office:value="0.06" calcext:value-type="percentage">
            <text:p>6,0000 %</text:p>
          </table:table-cell>
          <table:table-cell table:style-name="ce55" table:formula="of:=[.B40]*[.E40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office:annotation draw:style-name="gr9" draw:text-style-name="P2" svg:width="3.516cm" svg:height="3.745cm" svg:x="11.482cm" svg:y="20.177cm" draw:caption-point-x="-0.328cm" draw:caption-point-y="0.338cm">
              <dc:creator>Auteur inconnu</dc:creator>
              <dc:date>2024-11-07T16:36:00</dc:date>
              <text:p>versement santé =</text:p>
              <text:p>PP mutuelle x nbre d'heures travaillées / 151,67 x 1,25 </text:p>
              <text:p>min : 20,75€</text:p>
              <text:p>remboursement en bas </text:p>
              <text:p>part patronale ici</text:p>
              <text:p><text:span text:style-name="T3"/></text:p>
            </office:annotation>
            <text:p>Complémentaire santé</text:p>
          </table:table-cell>
          <table:table-cell table:style-name="ce42" office:value-type="float" office:value="0" calcext:value-type="float">
            <text:p>0,00</text:p>
          </table:table-cell>
          <table:table-cell table:style-name="ce67" office:value-type="percentage" office:value="0" calcext:value-type="percentage">
            <text:p>0,0000 %</text:p>
          </table:table-cell>
          <table:table-cell table:style-name="ce57" table:formula="of:=[.C41]*[.B41]" office:value-type="float" office:value="0" calcext:value-type="float">
            <text:p>-00 € </text:p>
          </table:table-cell>
          <table:table-cell table:style-name="ce67" office:value-type="percentage" office:value="0" calcext:value-type="percentage">
            <text:p>0,0000 %</text:p>
          </table:table-cell>
          <table:table-cell table:style-name="ce57" table:formula="of:=[.B41]*[.E41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Complémentaire Incapacité Invalidité Décès T1</text:p>
          </table:table-cell>
          <table:table-cell table:style-name="ce42" table:formula="of:=[.B3]" office:value-type="float" office:value="0" calcext:value-type="float">
            <text:p>0,00</text:p>
          </table:table-cell>
          <table:table-cell table:style-name="ce66"/>
          <table:table-cell table:style-name="ce86"/>
          <table:table-cell table:style-name="ce68" table:formula="of:=IF([.F10]=&quot;cadre&quot;;1.5%;0%)" office:value-type="percentage" office:value="0.015" calcext:value-type="percentage">
            <text:p>1,5000 %</text:p>
          </table:table-cell>
          <table:table-cell table:style-name="ce57" table:formula="of:=[.B42]*[.E42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/>
          <table:table-cell table:style-name="ce43"/>
          <table:table-cell table:style-name="ce65"/>
          <table:table-cell table:style-name="ce10"/>
          <table:table-cell table:style-name="ce65"/>
          <table:table-cell table:style-name="ce10"/>
          <table:table-cell table:style-name="ce25"/>
          <table:table-cell table:style-name="ce121"/>
          <table:table-cell table:style-name="ce25" table:number-columns-repeated="8"/>
          <table:table-cell table:number-columns-repeated="16368"/>
        </table:table-row>
        <table:table-row table:style-name="ro1">
          <table:table-cell table:style-name="ce14" office:value-type="string" calcext:value-type="string">
            <text:p>Accidents du travail-Maladies professionnelles</text:p>
          </table:table-cell>
          <table:table-cell table:style-name="ce43" table:formula="of:=[.D34]" office:value-type="float" office:value="0" calcext:value-type="float">
            <text:p>0,00</text:p>
          </table:table-cell>
          <table:table-cell table:style-name="ce66"/>
          <table:table-cell table:style-name="ce47"/>
          <table:table-cell table:style-name="ce67" office:value-type="percentage" office:value="0" calcext:value-type="percentage">
            <text:p>0,0000 %</text:p>
          </table:table-cell>
          <table:table-cell table:style-name="ce55" table:formula="of:=[.B44]*[.E44]" office:value-type="float" office:value="0" calcext:value-type="float">
            <text:p>-00 € </text:p>
          </table:table-cell>
          <table:table-cell table:style-name="ce25"/>
          <table:table-cell table:style-name="ce121"/>
          <table:table-cell table:style-name="ce25" table:number-columns-repeated="8"/>
          <table:table-cell table:number-columns-repeated="16368"/>
        </table:table-row>
        <table:table-row table:style-name="ro1">
          <table:table-cell table:style-name="ce10"/>
          <table:table-cell table:style-name="ce43"/>
          <table:table-cell table:style-name="ce65"/>
          <table:table-cell table:style-name="ce10"/>
          <table:table-cell table:style-name="ce65"/>
          <table:table-cell table:style-name="ce10"/>
          <table:table-cell table:style-name="ce25"/>
          <table:table-cell table:style-name="ce121"/>
          <table:table-cell table:style-name="ce25" table:number-columns-repeated="8"/>
          <table:table-cell table:number-columns-repeated="16368"/>
        </table:table-row>
        <table:table-row table:style-name="ro1">
          <table:table-cell table:style-name="ce14" office:value-type="string" calcext:value-type="string">
            <text:p>Retraite</text:p>
          </table:table-cell>
          <table:table-cell table:style-name="ce43"/>
          <table:table-cell table:style-name="ce65"/>
          <table:table-cell table:style-name="ce10"/>
          <table:table-cell table:style-name="ce65"/>
          <table:table-cell table:style-name="ce10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Sécurité Sociale Vieillesse plafonnée</text:p>
          </table:table-cell>
          <table:table-cell table:style-name="ce40" table:formula="of:=[.B3]" office:value-type="float" office:value="0" calcext:value-type="float">
            <text:p>0,00</text:p>
          </table:table-cell>
          <table:table-cell table:style-name="ce65" office:value-type="percentage" office:value="0.069" calcext:value-type="percentage">
            <text:p>6,9000 %</text:p>
          </table:table-cell>
          <table:table-cell table:style-name="ce57" table:formula="of:=[.B47]*[.C47]" office:value-type="float" office:value="0" calcext:value-type="float">
            <text:p>-00 € </text:p>
          </table:table-cell>
          <table:table-cell table:style-name="ce65" office:value-type="percentage" office:value="0.0855" calcext:value-type="percentage">
            <text:p>8,5500 %</text:p>
          </table:table-cell>
          <table:table-cell table:style-name="ce57" table:formula="of:=[.B47]*[.E47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Sécurité Sociale Vieillesse déplafonnée</text:p>
          </table:table-cell>
          <table:table-cell table:style-name="ce40" table:formula="of:=[.B2]" office:value-type="float" office:value="0" calcext:value-type="float">
            <text:p>0,00</text:p>
          </table:table-cell>
          <table:table-cell table:style-name="ce68" office:value-type="percentage" office:value="0.004" calcext:value-type="percentage">
            <text:p>0,4000 %</text:p>
          </table:table-cell>
          <table:table-cell table:style-name="ce57" table:formula="of:=[.B48]*[.C48]" office:value-type="float" office:value="0" calcext:value-type="float">
            <text:p>-00 € </text:p>
          </table:table-cell>
          <table:table-cell table:style-name="ce68" office:value-type="percentage" office:value="0.0202" calcext:value-type="percentage">
            <text:p>2,0200 %</text:p>
          </table:table-cell>
          <table:table-cell table:style-name="ce57" table:formula="of:=[.B48]*[.E48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Retraite Complémentaire T1</text:p>
          </table:table-cell>
          <table:table-cell table:style-name="ce40" table:formula="of:=[.B3]" office:value-type="float" office:value="0" calcext:value-type="float">
            <text:p>0,00</text:p>
          </table:table-cell>
          <table:table-cell table:style-name="ce68" office:value-type="percentage" office:value="0.0315" calcext:value-type="percentage">
            <text:p>3,1500 %</text:p>
          </table:table-cell>
          <table:table-cell table:style-name="ce57" table:formula="of:=[.B49]*[.C49]" office:value-type="float" office:value="0" calcext:value-type="float">
            <text:p>-00 € </text:p>
          </table:table-cell>
          <table:table-cell table:style-name="ce68" office:value-type="percentage" office:value="0.0472" calcext:value-type="percentage">
            <text:p>4,7200 %</text:p>
          </table:table-cell>
          <table:table-cell table:style-name="ce107" table:formula="of:=[.B49]*[.E49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Retraite Complémentaire T2</text:p>
          </table:table-cell>
          <table:table-cell table:style-name="ce40" table:formula="of:=[.B6]" office:value-type="float" office:value="0" calcext:value-type="float">
            <text:p>0,00</text:p>
          </table:table-cell>
          <table:table-cell table:style-name="ce68" office:value-type="percentage" office:value="0.0864" calcext:value-type="percentage">
            <text:p>8,6400 %</text:p>
          </table:table-cell>
          <table:table-cell table:style-name="ce55" table:formula="of:=[.B50]*[.C50]" office:value-type="float" office:value="0" calcext:value-type="float">
            <text:p>-00 € </text:p>
          </table:table-cell>
          <table:table-cell table:style-name="ce68" office:value-type="percentage" office:value="0.1295" calcext:value-type="percentage">
            <text:p>12,9500 %</text:p>
          </table:table-cell>
          <table:table-cell table:style-name="ce55" table:formula="of:=[.B50]*[.E50]" office:value-type="float" office:value="0" calcext:value-type="float">
            <text:p>-00 € </text:p>
          </table:table-cell>
          <table:table-cell table:style-name="ce112" table:formula="of:=[.F49]+[.F51]" office:value-type="float" office:value="0" calcext:value-type="float" table:number-columns-spanned="1" table:number-rows-spanned="2">
            <text:p>0,00</text:p>
          </table:table-cell>
          <table:table-cell table:style-name="ce122"/>
          <table:table-cell table:style-name="ce25" table:number-columns-repeated="8"/>
          <table:table-cell table:number-columns-repeated="16368"/>
        </table:table-row>
        <table:table-row table:style-name="ro1">
          <table:table-cell table:style-name="ce10" office:value-type="string" calcext:value-type="string">
            <text:p>CEG T1</text:p>
          </table:table-cell>
          <table:table-cell table:style-name="ce40" table:formula="of:=[.B3]" office:value-type="float" office:value="0" calcext:value-type="float">
            <text:p>0,00</text:p>
          </table:table-cell>
          <table:table-cell table:style-name="ce68" office:value-type="percentage" office:value="0.0086" calcext:value-type="percentage">
            <text:p>0,8600 %</text:p>
          </table:table-cell>
          <table:table-cell table:style-name="ce87" table:formula="of:=[.B51]*[.C51]" office:value-type="float" office:value="0" calcext:value-type="float">
            <text:p>-00 € </text:p>
          </table:table-cell>
          <table:table-cell table:style-name="ce65" office:value-type="percentage" office:value="0.0129" calcext:value-type="percentage">
            <text:p>1,2900 %</text:p>
          </table:table-cell>
          <table:table-cell table:style-name="ce24" table:formula="of:=[.B51]*[.E51]" office:value-type="float" office:value="0" calcext:value-type="float">
            <text:p>0</text:p>
          </table:table-cell>
          <table:covered-table-cell table:style-name="ce112"/>
          <table:table-cell table:style-name="ce122"/>
          <table:table-cell table:style-name="ce25" table:number-columns-repeated="8"/>
          <table:table-cell table:number-columns-repeated="16368"/>
        </table:table-row>
        <table:table-row table:style-name="ro1">
          <table:table-cell table:style-name="ce10" office:value-type="string" calcext:value-type="string">
            <text:p>CEG T2</text:p>
          </table:table-cell>
          <table:table-cell table:style-name="ce41" table:formula="of:=[.B6]" office:value-type="float" office:value="0" calcext:value-type="float">
            <text:p>0,00</text:p>
          </table:table-cell>
          <table:table-cell table:style-name="ce68" office:value-type="percentage" office:value="0.0108" calcext:value-type="percentage">
            <text:p>1,0800 %</text:p>
          </table:table-cell>
          <table:table-cell table:style-name="ce57" table:formula="of:=[.B52]*[.C52]" office:value-type="float" office:value="0" calcext:value-type="float">
            <text:p>-00 € </text:p>
          </table:table-cell>
          <table:table-cell table:style-name="ce68" office:value-type="percentage" office:value="0.0162" calcext:value-type="percentage">
            <text:p>1,6200 %</text:p>
          </table:table-cell>
          <table:table-cell table:style-name="ce55" table:formula="of:=[.B52]*[.E52]" office:value-type="float" office:value="0" calcext:value-type="float">
            <text:p>-00 € </text:p>
          </table:table-cell>
          <table:table-cell table:style-name="ce113" table:formula="of:=[.F50]+[.F52]" office:value-type="float" office:value="0" calcext:value-type="float" table:number-columns-spanned="1" table:number-rows-spanned="2">
            <text:p>0,00 €</text:p>
          </table:table-cell>
          <table:table-cell table:style-name="ce25" table:number-columns-repeated="9"/>
          <table:table-cell table:number-columns-repeated="16368"/>
        </table:table-row>
        <table:table-row table:style-name="ro1">
          <table:table-cell table:style-name="ce10" office:value-type="string" calcext:value-type="string">
            <text:p>CET de 1 pss à 8 pss</text:p>
          </table:table-cell>
          <table:table-cell table:style-name="ce41" table:formula="of:=[.B9]" office:value-type="float" office:value="0" calcext:value-type="float">
            <text:p>0,00</text:p>
          </table:table-cell>
          <table:table-cell table:style-name="ce68" office:value-type="percentage" office:value="0.0014" calcext:value-type="percentage">
            <text:p>0,1400 %</text:p>
          </table:table-cell>
          <table:table-cell table:style-name="ce57" table:formula="of:=[.B53]*[.C53]" office:value-type="float" office:value="0" calcext:value-type="float">
            <text:p>-00 € </text:p>
          </table:table-cell>
          <table:table-cell table:style-name="ce68" office:value-type="percentage" office:value="0.0021" calcext:value-type="percentage">
            <text:p>0,2100 %</text:p>
          </table:table-cell>
          <table:table-cell table:style-name="ce55" table:formula="of:=[.B53]*[.E53]" office:value-type="float" office:value="0" calcext:value-type="float">
            <text:p>-00 € </text:p>
          </table:table-cell>
          <table:covered-table-cell table:style-name="ce113"/>
          <table:table-cell table:style-name="ce25" table:number-columns-repeated="9"/>
          <table:table-cell table:number-columns-repeated="16368"/>
        </table:table-row>
        <table:table-row table:style-name="ro1">
          <table:table-cell table:style-name="ce10"/>
          <table:table-cell table:style-name="ce43"/>
          <table:table-cell table:style-name="ce68"/>
          <table:table-cell table:style-name="ce10"/>
          <table:table-cell table:style-name="ce68"/>
          <table:table-cell table:style-name="ce10"/>
          <table:table-cell table:style-name="ce114"/>
          <table:table-cell table:style-name="ce25" table:number-columns-repeated="9"/>
          <table:table-cell table:number-columns-repeated="16368"/>
        </table:table-row>
        <table:table-row table:style-name="ro1">
          <table:table-cell table:style-name="ce14" office:value-type="string" calcext:value-type="string">
            <text:p>Famille</text:p>
          </table:table-cell>
          <table:table-cell table:style-name="ce43"/>
          <table:table-cell table:style-name="ce68"/>
          <table:table-cell table:style-name="ce10"/>
          <table:table-cell table:style-name="ce68"/>
          <table:table-cell table:style-name="ce10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Allocations familiales</text:p>
          </table:table-cell>
          <table:table-cell table:style-name="ce40" table:formula="of:=[.D34]" office:value-type="float" office:value="0" calcext:value-type="float">
            <text:p>0,00</text:p>
          </table:table-cell>
          <table:table-cell table:style-name="ce69"/>
          <table:table-cell table:style-name="ce47"/>
          <table:table-cell table:style-name="ce68" office:value-type="percentage" office:value="0.0345" calcext:value-type="percentage">
            <text:p>3,4500 %</text:p>
          </table:table-cell>
          <table:table-cell table:style-name="ce57" table:formula="of:=[.B56]*[.E56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Allocations familiales si salaire &gt; 3,5 SMIC</text:p>
          </table:table-cell>
          <table:table-cell table:style-name="ce41" table:formula="of:=IF([.D34]&gt;[.F5];[.B5]+[.B6];0)" office:value-type="float" office:value="0" calcext:value-type="float">
            <text:p>0,00</text:p>
          </table:table-cell>
          <table:table-cell table:style-name="ce69"/>
          <table:table-cell table:style-name="ce47"/>
          <table:table-cell table:style-name="ce68" office:value-type="percentage" office:value="0.018" calcext:value-type="percentage">
            <text:p>1,8000 %</text:p>
          </table:table-cell>
          <table:table-cell table:style-name="ce55" table:formula="of:=[.B57]*[.E57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Allocation familiales régularisation</text:p>
          </table:table-cell>
          <table:table-cell table:style-name="ce42"/>
          <table:table-cell table:style-name="ce69"/>
          <table:table-cell table:style-name="ce47"/>
          <table:table-cell table:style-name="ce68" office:value-type="percentage" office:value="0.018" calcext:value-type="percentage">
            <text:p>1,8000 %</text:p>
          </table:table-cell>
          <table:table-cell table:style-name="ce55" table:formula="of:=[.B58]*[.E58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/>
          <table:table-cell table:style-name="ce43"/>
          <table:table-cell table:style-name="ce68"/>
          <table:table-cell table:style-name="ce10"/>
          <table:table-cell table:style-name="ce68"/>
          <table:table-cell table:style-name="ce10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4" office:value-type="string" calcext:value-type="string">
            <text:p>Assurance chômage</text:p>
          </table:table-cell>
          <table:table-cell table:style-name="ce43"/>
          <table:table-cell table:style-name="ce68"/>
          <table:table-cell table:style-name="ce10"/>
          <table:table-cell table:style-name="ce68"/>
          <table:table-cell table:style-name="ce10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Cotisations chômage TA max 4 PMSS</text:p>
          </table:table-cell>
          <table:table-cell table:style-name="ce40" table:formula="of:=[.B3]+[.B4]" office:value-type="float" office:value="0" calcext:value-type="float">
            <text:p>0,00</text:p>
          </table:table-cell>
          <table:table-cell table:style-name="ce66"/>
          <table:table-cell table:style-name="ce47"/>
          <table:table-cell table:style-name="ce68" office:value-type="percentage" office:value="0.0405" calcext:value-type="percentage">
            <text:p>4,0500 %</text:p>
          </table:table-cell>
          <table:table-cell table:style-name="ce57" table:formula="of:=[.B61]*[.E61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AGS</text:p>
          </table:table-cell>
          <table:table-cell table:style-name="ce40" table:formula="of:=[.B3]+[.B4]" office:value-type="float" office:value="0" calcext:value-type="float">
            <text:p>0,00</text:p>
          </table:table-cell>
          <table:table-cell table:style-name="ce69"/>
          <table:table-cell table:style-name="ce88"/>
          <table:table-cell table:style-name="ce68" office:value-type="percentage" office:value="0.002" calcext:value-type="percentage">
            <text:p>0,2000 %</text:p>
          </table:table-cell>
          <table:table-cell table:style-name="ce57" table:formula="of:=[.B62]*[.E62]" office:value-type="float" office:value="0" calcext:value-type="float">
            <text:p>-00 € </text:p>
          </table:table-cell>
          <table:table-cell table:style-name="ce115" table:formula="of:=[.F61]+[.F62]" office:value-type="float" office:value="0" calcext:value-type="float" table:number-columns-spanned="1" table:number-rows-spanned="2">
            <text:p>0</text:p>
          </table:table-cell>
          <table:table-cell table:style-name="ce25" table:number-columns-repeated="9"/>
          <table:table-cell table:number-columns-repeated="16368"/>
        </table:table-row>
        <table:table-row table:style-name="ro1">
          <table:table-cell table:style-name="ce10" office:value-type="string" calcext:value-type="string">
            <text:p>APEC cadre</text:p>
          </table:table-cell>
          <table:table-cell table:style-name="ce40" table:formula="of:=IF([.F10]=&quot;cadre&quot;;[.B7];0)" office:value-type="float" office:value="0" calcext:value-type="float">
            <text:p>0,00</text:p>
          </table:table-cell>
          <table:table-cell table:style-name="ce68" table:formula="of:=IF([.F10]=&quot;cadre&quot;;0.024%;0%)" office:value-type="percentage" office:value="0.00024" calcext:value-type="percentage">
            <text:p>0,0240 %</text:p>
          </table:table-cell>
          <table:table-cell table:style-name="ce89" table:formula="of:=[.B63]*[.C63]" office:value-type="currency" office:currency="EUR" office:value="0" calcext:value-type="currency">
            <text:p>0,00 €</text:p>
          </table:table-cell>
          <table:table-cell table:style-name="ce68" table:formula="of:=+IF([.F10]=&quot;cadre&quot;;0.036%;0)" office:value-type="percentage" office:value="0.00036" calcext:value-type="percentage">
            <text:p>0,0360 %</text:p>
          </table:table-cell>
          <table:table-cell table:style-name="ce89" table:formula="of:=[.B63]*[.E63]" office:value-type="currency" office:currency="EUR" office:value="0" calcext:value-type="currency">
            <text:p>0,00 €</text:p>
          </table:table-cell>
          <table:covered-table-cell table:style-name="ce115"/>
          <table:table-cell table:style-name="ce25" table:number-columns-repeated="9"/>
          <table:table-cell table:number-columns-repeated="16368"/>
        </table:table-row>
        <table:table-row table:style-name="ro1">
          <table:table-cell table:style-name="ce10"/>
          <table:table-cell table:style-name="ce43"/>
          <table:table-cell table:style-name="ce68"/>
          <table:table-cell table:style-name="ce10"/>
          <table:table-cell table:style-name="ce68"/>
          <table:table-cell table:style-name="ce10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4" office:value-type="string" calcext:value-type="string">
            <text:p>Autres charges dues par l'employeur</text:p>
          </table:table-cell>
          <table:table-cell table:style-name="ce43"/>
          <table:table-cell table:style-name="ce68"/>
          <table:table-cell table:style-name="ce10"/>
          <table:table-cell table:style-name="ce68"/>
          <table:table-cell table:style-name="ce10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Versement mobilité (&gt;=11 salariés)</text:p>
          </table:table-cell>
          <table:table-cell table:style-name="ce40" table:formula="of:=IF([.B1]&gt;=11;[.B2];0)" office:value-type="float" office:value="0" calcext:value-type="float">
            <text:p>0,00</text:p>
          </table:table-cell>
          <table:table-cell table:style-name="ce69"/>
          <table:table-cell table:style-name="ce47"/>
          <table:table-cell table:style-name="ce96" office:value-type="percentage" office:value="0" calcext:value-type="percentage">
            <text:p>0,0000 %</text:p>
          </table:table-cell>
          <table:table-cell table:style-name="ce57" table:formula="of:=[.B66]*[.E66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Effort construction (&gt;50 salariés)</text:p>
          </table:table-cell>
          <table:table-cell table:style-name="ce40" table:formula="of:=IF([.B1]&gt;50;[.B2];0)" office:value-type="float" office:value="0" calcext:value-type="float">
            <text:p>0,00</text:p>
          </table:table-cell>
          <table:table-cell table:style-name="ce69"/>
          <table:table-cell table:style-name="ce47"/>
          <table:table-cell table:style-name="ce68" office:value-type="percentage" office:value="0.0045" calcext:value-type="percentage">
            <text:p>0,4500 %</text:p>
          </table:table-cell>
          <table:table-cell table:style-name="ce57" table:formula="of:=[.B67]*[.E67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Taxe d'apprentissage</text:p>
          </table:table-cell>
          <table:table-cell table:style-name="ce40" table:formula="of:=[.B2]" office:value-type="float" office:value="0" calcext:value-type="float">
            <text:p>0,00</text:p>
          </table:table-cell>
          <table:table-cell table:style-name="ce69"/>
          <table:table-cell table:style-name="ce47"/>
          <table:table-cell table:style-name="ce68" office:value-type="percentage" office:value="0.0068" calcext:value-type="percentage">
            <text:p>0,6800 %</text:p>
          </table:table-cell>
          <table:table-cell table:style-name="ce57" table:formula="of:=[.B68]*[.E68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Formation professionnelle continue</text:p>
          </table:table-cell>
          <table:table-cell table:style-name="ce40" table:formula="of:=[.B68]" office:value-type="float" office:value="0" calcext:value-type="float">
            <text:p>0,00</text:p>
          </table:table-cell>
          <table:table-cell table:style-name="ce69"/>
          <table:table-cell table:style-name="ce47"/>
          <table:table-cell table:style-name="ce68" table:formula="of:=IF([.B1]&gt;=11;1%;0.55%)" office:value-type="percentage" office:value="0.01" calcext:value-type="percentage">
            <office:annotation draw:style-name="gr10" draw:text-style-name="P1" svg:width="2.913cm" svg:height="1.781cm" svg:x="20.66cm" svg:y="26.21cm" draw:caption-point-x="-0.433cm" draw:caption-point-y="8.381cm">
              <dc:creator>Auteur inconnu</dc:creator>
              <dc:date>2024-11-07T16:36:00</dc:date>
              <text:p>0.55% (&lt;11 salariés)</text:p>
              <text:p><text:span text:style-name="T1">1% (&gt;=11 salariés)</text:span></text:p>
            </office:annotation>
            <text:p>1,0000 %</text:p>
          </table:table-cell>
          <table:table-cell table:style-name="ce57" table:formula="of:=[.B69]*[.E69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CPF-CDD (salarié en CDD)</text:p>
          </table:table-cell>
          <table:table-cell table:style-name="ce44" table:formula="of:=IF([.F9]=&quot;cdd&quot;;[.B2];0)" office:value-type="float" office:value="0" calcext:value-type="float">
            <text:p>0,00</text:p>
          </table:table-cell>
          <table:table-cell table:style-name="ce69"/>
          <table:table-cell table:style-name="ce47"/>
          <table:table-cell table:style-name="ce96" office:value-type="percentage" office:value="0.01" calcext:value-type="percentage">
            <text:p>1,0000 %</text:p>
          </table:table-cell>
          <table:table-cell table:style-name="ce57" table:formula="of:=[.B70]*[.E70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Contribution au dialogue social</text:p>
          </table:table-cell>
          <table:table-cell table:style-name="ce40" table:formula="of:=[.B69]" office:value-type="float" office:value="0" calcext:value-type="float">
            <text:p>0,00</text:p>
          </table:table-cell>
          <table:table-cell table:style-name="ce69"/>
          <table:table-cell table:style-name="ce47"/>
          <table:table-cell table:style-name="ce68" office:value-type="percentage" office:value="0.00016" calcext:value-type="percentage">
            <text:p>0,0160 %</text:p>
          </table:table-cell>
          <table:table-cell table:style-name="ce57" table:formula="of:=[.B71]*[.E71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FNAL (&lt;50 salariés)</text:p>
          </table:table-cell>
          <table:table-cell table:style-name="ce41" table:formula="of:=IF([.B1]&lt;50;[.B8];0)" office:value-type="float" office:value="0" calcext:value-type="float">
            <text:p>0,00</text:p>
          </table:table-cell>
          <table:table-cell table:style-name="ce69"/>
          <table:table-cell table:style-name="ce47"/>
          <table:table-cell table:style-name="ce68" office:value-type="percentage" office:value="0.001" calcext:value-type="percentage">
            <text:p>0,1000 %</text:p>
          </table:table-cell>
          <table:table-cell table:style-name="ce57" table:formula="of:=[.B72]*[.E72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FNAL (&gt;=50 salariés)</text:p>
          </table:table-cell>
          <table:table-cell table:style-name="ce41" table:formula="of:=IF([.B1]&gt;=50;[.B2];0)" office:value-type="float" office:value="0" calcext:value-type="float">
            <text:p>0,00</text:p>
          </table:table-cell>
          <table:table-cell table:style-name="ce69"/>
          <table:table-cell table:style-name="ce47"/>
          <table:table-cell table:style-name="ce68" office:value-type="percentage" office:value="0.005" calcext:value-type="percentage">
            <text:p>0,5000 %</text:p>
          </table:table-cell>
          <table:table-cell table:style-name="ce57" table:formula="of:=[.B73]*[.E73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Contribution Solidarité Autonomie</text:p>
          </table:table-cell>
          <table:table-cell table:style-name="ce40" table:formula="of:=[.D34]" office:value-type="float" office:value="0" calcext:value-type="float">
            <text:p>0,00</text:p>
          </table:table-cell>
          <table:table-cell table:style-name="ce69"/>
          <table:table-cell table:style-name="ce47"/>
          <table:table-cell table:style-name="ce68" office:value-type="percentage" office:value="0.003" calcext:value-type="percentage">
            <text:p>0,3000 %</text:p>
          </table:table-cell>
          <table:table-cell table:style-name="ce57" table:formula="of:=[.B74]*[.E74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Forfait social (&gt;=11 salariés)</text:p>
          </table:table-cell>
          <table:table-cell table:style-name="ce41" table:formula="of:=IF([.B1]&gt;=11;[.F41]+[.F42]+[.F93]+[.F94];0)" office:value-type="float" office:value="0" calcext:value-type="float">
            <text:p>0,00</text:p>
          </table:table-cell>
          <table:table-cell table:style-name="ce69"/>
          <table:table-cell table:style-name="ce47"/>
          <table:table-cell table:style-name="ce68" office:value-type="percentage" office:value="0.08" calcext:value-type="percentage">
            <text:p>8,0000 %</text:p>
          </table:table-cell>
          <table:table-cell table:style-name="ce57" table:formula="of:=[.B75]*[.E75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Contribution unique indemnité de rupture</text:p>
          </table:table-cell>
          <table:table-cell table:style-name="ce42">
            <office:annotation draw:style-name="gr2" draw:text-style-name="P1" svg:width="2.669cm" svg:height="2.571cm" svg:x="13.855cm" svg:y="28.955cm" draw:caption-point-x="-0.433cm" draw:caption-point-y="9.155cm">
              <dc:creator>Auteur inconnu</dc:creator>
              <dc:date>2024-11-07T16:36:00</dc:date>
              <text:p>Indemnité de rupture conventionel ou mise à la retraite employeur</text:p>
            </office:annotation>
          </table:table-cell>
          <table:table-cell table:style-name="ce68"/>
          <table:table-cell table:style-name="ce10"/>
          <table:table-cell table:style-name="ce68" office:value-type="percentage" office:value="0.3" calcext:value-type="percentage">
            <text:p>30,0000 %</text:p>
          </table:table-cell>
          <table:table-cell table:style-name="ce57" table:formula="of:=[.B76]*[.E76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/>
          <table:table-cell table:style-name="ce43"/>
          <table:table-cell table:style-name="ce68"/>
          <table:table-cell table:style-name="ce10"/>
          <table:table-cell table:style-name="ce68"/>
          <table:table-cell table:style-name="ce10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4" office:value-type="string" calcext:value-type="string">
            <text:p>Cotisations statutaires ou prévues par la Convention Collective (ex BTP)</text:p>
          </table:table-cell>
          <table:table-cell table:style-name="ce43" office:value-type="string" calcext:value-type="string">
            <text:p>pas vu</text:p>
          </table:table-cell>
          <table:table-cell table:style-name="ce68"/>
          <table:table-cell table:style-name="ce10"/>
          <table:table-cell table:style-name="ce75"/>
          <table:table-cell table:style-name="ce10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4"/>
          <table:table-cell table:style-name="ce43"/>
          <table:table-cell table:style-name="ce68"/>
          <table:table-cell table:style-name="ce10"/>
          <table:table-cell table:style-name="ce75"/>
          <table:table-cell table:style-name="ce10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4" office:value-type="string" calcext:value-type="string">
            <text:p>CSG déductible de l'impôt sur le revenu</text:p>
          </table:table-cell>
          <table:table-cell table:style-name="ce40" table:formula="of:=IF([.D34]&lt;[.$F$7];([.D34]-[.D26]-[.D27]-[.D28])*98.25%+[.$F$41]+[.$F$42]+[.$F$93]+[.$F$94]+[.F97];([.$F$7]*98.25%)+([.D34]-[.D28]-[.D27]-[.D26]-[.F7]+[.$F$41]+[.$F$42]+[.$F$93]+[.$F$93]+[.$F$94]))" office:value-type="float" office:value="0" calcext:value-type="float">
            <text:p>0,00</text:p>
          </table:table-cell>
          <table:table-cell table:style-name="ce68" office:value-type="percentage" office:value="0.068" calcext:value-type="percentage">
            <text:p>6,8000 %</text:p>
          </table:table-cell>
          <table:table-cell table:style-name="ce57" table:formula="of:=[.B80]*[.C80]" office:value-type="float" office:value="0" calcext:value-type="float">
            <text:p>-00 € </text:p>
          </table:table-cell>
          <table:table-cell table:style-name="ce88"/>
          <table:table-cell table:style-name="ce47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4" office:value-type="string" calcext:value-type="string">
            <text:p>CSG/CRDS non déductible de l'impôt sur le revenu</text:p>
          </table:table-cell>
          <table:table-cell table:style-name="ce40" table:formula="of:=[.B80]" office:value-type="float" office:value="0" calcext:value-type="float">
            <text:p>0,00</text:p>
          </table:table-cell>
          <table:table-cell table:style-name="ce68" office:value-type="percentage" office:value="0.029" calcext:value-type="percentage">
            <text:p>2,9000 %</text:p>
          </table:table-cell>
          <table:table-cell table:style-name="ce57" table:formula="of:=[.B81]*[.C81]" office:value-type="float" office:value="0" calcext:value-type="float">
            <text:p>-00 € </text:p>
          </table:table-cell>
          <table:table-cell table:style-name="ce88"/>
          <table:table-cell table:style-name="ce47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4" office:value-type="string" calcext:value-type="string">
            <text:p>CSG/CRDS sur les revenus non imposables (HS et HC non déductibles)</text:p>
          </table:table-cell>
          <table:table-cell table:style-name="ce40" table:formula="of:=([.D26]+[.D27]+[.D28])*98.25%" office:value-type="float" office:value="0" calcext:value-type="float">
            <text:p>0,00</text:p>
          </table:table-cell>
          <table:table-cell table:style-name="ce68" office:value-type="percentage" office:value="0.097" calcext:value-type="percentage">
            <text:p>9,7000 %</text:p>
          </table:table-cell>
          <table:table-cell table:style-name="ce57" table:formula="of:=[.B82]*[.C82]" office:value-type="float" office:value="0" calcext:value-type="float">
            <text:p>-00 € </text:p>
          </table:table-cell>
          <table:table-cell table:style-name="ce88"/>
          <table:table-cell table:style-name="ce47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4" office:value-type="string" calcext:value-type="string">
            <office:annotation draw:style-name="gr11" draw:text-style-name="P4" svg:width="3.241cm" svg:height="2.016cm" svg:x="11.418cm" svg:y="34.761cm" draw:caption-point-x="-0.264cm" draw:caption-point-y="6.868cm">
              <dc:creator>Auteur inconnu</dc:creator>
              <dc:date>2024-11-07T16:36:00</dc:date>
              <text:p>38010-81-11:</text:p>
              <text:p><text:span text:style-name="T4">participation patronale</text:span></text:p>
              <text:p><text:span text:style-name="T4">des Chèques vacances</text:span></text:p>
            </office:annotation>
            <text:p>CSG/CRDS sur les revenus non imposables</text:p>
          </table:table-cell>
          <table:table-cell table:style-name="ce43">
            <office:annotation draw:style-name="gr12" draw:text-style-name="P4" svg:width="3.241cm" svg:height="2.371cm" svg:x="13.686cm" svg:y="34.761cm" draw:caption-point-x="-0.264cm" draw:caption-point-y="6.868cm">
              <dc:creator>Auteur inconnu</dc:creator>
              <dc:date>2024-11-07T16:36:00</dc:date>
              <text:p>38010-81-11:</text:p>
              <text:p><text:span text:style-name="T4">Ajouter la part patronale des Chèques vacances limitée à 30% du SMIC en vigueur</text:span></text:p>
            </office:annotation>
          </table:table-cell>
          <table:table-cell table:style-name="ce68" office:value-type="percentage" office:value="0.097" calcext:value-type="percentage">
            <text:p>9,7000 %</text:p>
          </table:table-cell>
          <table:table-cell table:style-name="ce57" table:formula="of:=+[.B83]*[.C83]" office:value-type="float" office:value="0" calcext:value-type="float">
            <text:p>-00 € </text:p>
          </table:table-cell>
          <table:table-cell table:style-name="ce88"/>
          <table:table-cell table:style-name="ce47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4"/>
          <table:table-cell table:style-name="ce43"/>
          <table:table-cell table:style-name="ce68"/>
          <table:table-cell table:style-name="ce10"/>
          <table:table-cell table:style-name="ce75"/>
          <table:table-cell table:style-name="ce10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5" office:value-type="string" calcext:value-type="string" table:number-columns-spanned="3" table:number-rows-spanned="1">
            <text:p>TOTAL COTISATIONS ET CONTRIBUTIONS SOCIALES OBLIGATOIRES</text:p>
          </table:table-cell>
          <table:covered-table-cell table:number-columns-repeated="2" table:style-name="ce15"/>
          <table:table-cell table:style-name="ce90" table:formula="of:=SUM([.D41:.D83])" office:value-type="float" office:value="0" calcext:value-type="float">
            <text:p>-00 € </text:p>
          </table:table-cell>
          <table:table-cell table:style-name="ce51"/>
          <table:table-cell table:style-name="ce90" table:formula="of:=SUM([.F38:.F82])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table:number-columns-repeated="6"/>
          <table:table-cell table:style-name="ce116"/>
          <table:table-cell table:style-name="ce25" table:number-columns-repeated="9"/>
          <table:table-cell table:number-columns-repeated="16368"/>
        </table:table-row>
        <table:table-row table:style-name="ro1">
          <table:table-cell table:style-name="ce16" office:value-type="string" calcext:value-type="string" table:number-columns-spanned="6" table:number-rows-spanned="1">
            <text:p>EXONÉRATIONS ET ALLÈGEMENTS DE COTISATIONS</text:p>
          </table:table-cell>
          <table:covered-table-cell table:number-columns-repeated="5" table:style-name="ce16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Exonération des cotisations salariales HS et HC</text:p>
          </table:table-cell>
          <table:table-cell table:style-name="ce45" table:formula="of:=[.D27]+[.D28]+[.D26]" office:value-type="currency" office:currency="EUR" office:value="0" calcext:value-type="currency">
            <text:p>0,00 €</text:p>
          </table:table-cell>
          <table:table-cell table:style-name="ce70" table:formula="of:=IF(([.C47]+[.C48]+[.C49]+[.C51])&gt;11.31%;11.31%;([.C47]+[.C48]+[.C49]+[.C51]))" office:value-type="percentage" office:value="0.1131" calcext:value-type="percentage">
            <office:annotation draw:style-name="gr10" draw:text-style-name="P1" svg:width="5.658cm" svg:height="1.781cm" svg:x="16.081cm" svg:y="30.354cm" draw:caption-point-x="-0.391cm" draw:caption-point-y="13.789cm">
              <dc:creator>Auteur inconnu</dc:creator>
              <dc:date>2024-11-07T16:36:00</dc:date>
              <text:p>11,31 % max</text:p>
              <text:p>= vieillesse plafonnée et déplafonée + retraite complémentaire T1 + CEG T1</text:p>
            </office:annotation>
            <text:p>11,31 %</text:p>
          </table:table-cell>
          <table:table-cell table:style-name="ce91" table:formula="of:=-[.B88]*[.C88]" office:value-type="currency" office:currency="EUR" office:value="0" calcext:value-type="currency">
            <text:p>0,00 €</text:p>
          </table:table-cell>
          <table:table-cell table:style-name="ce47" table:number-columns-repeated="2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Déduction des cotisations patronales HS (&lt;250 salariés)</text:p>
          </table:table-cell>
          <table:table-cell table:style-name="ce46" table:formula="of:=[.B27]+[.B28]" office:value-type="float" office:value="0" calcext:value-type="float">
            <text:p>0,00</text:p>
          </table:table-cell>
          <table:table-cell table:style-name="ce10" table:number-columns-repeated="2"/>
          <table:table-cell table:style-name="ce10" table:formula="of:=IF([.B1]&lt;20;1.5;IF(AND([.B1]&gt;=20;[.B1]&lt;250);0.5;0))" office:value-type="float" office:value="1.5" calcext:value-type="float">
            <text:p>1,5</text:p>
          </table:table-cell>
          <table:table-cell table:style-name="ce10" table:formula="of:=-[.B89]*[.E89]" office:value-type="float" office:value="0" calcext:value-type="float">
            <text:p>0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office:value-type="string" calcext:value-type="string">
            <text:p>Réduction générale des cotisations</text:p>
          </table:table-cell>
          <table:table-cell table:style-name="ce47" table:number-columns-repeated="3"/>
          <table:table-cell table:style-name="ce10"/>
          <table:table-cell table:style-name="ce50">
            <office:annotation draw:style-name="gr13" draw:text-style-name="P4" svg:width="3.422cm" svg:height="1.957cm" svg:x="23.469cm" svg:y="37.635cm" draw:caption-point-x="-0.243cm" draw:caption-point-y="7.513cm">
              <dc:creator>Auteur inconnu</dc:creator>
              <dc:date>2024-11-07T16:36:00</dc:date>
              <text:p>38010-81-11:</text:p>
              <text:p><text:span text:style-name="T4">si reduction indiquer le montant en négatif</text:span></text:p>
            </office:annotation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0" table:number-columns-repeated="2"/>
          <table:table-cell table:style-name="ce11" table:number-columns-repeated="4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7" office:value-type="string" calcext:value-type="string">
            <text:p>COTISATIONS ET CONTRIBUTIONS SOCIALES FACULTATIVES</text:p>
          </table:table-cell>
          <table:table-cell table:style-name="ce48" office:value-type="string" calcext:value-type="string">
            <text:p>Base</text:p>
          </table:table-cell>
          <table:table-cell table:style-name="ce71" office:value-type="string" calcext:value-type="string">
            <text:p>Taux</text:p>
          </table:table-cell>
          <table:table-cell table:style-name="ce71" office:value-type="string" calcext:value-type="string">
            <text:p>Montant</text:p>
          </table:table-cell>
          <table:table-cell table:style-name="ce71" office:value-type="string" calcext:value-type="string">
            <text:p>Taux</text:p>
          </table:table-cell>
          <table:table-cell table:style-name="ce108" office:value-type="string" calcext:value-type="string">
            <text:p>Montant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 office:value-type="string" calcext:value-type="string">
            <text:p>Complémentaire Incapacité Invalidité Décès (T1)</text:p>
          </table:table-cell>
          <table:table-cell table:style-name="ce49" table:formula="of:=[.B3]" office:value-type="float" office:value="0" calcext:value-type="float">
            <text:p>-00 € </text:p>
          </table:table-cell>
          <table:table-cell table:style-name="ce72" office:value-type="percentage" office:value="0" calcext:value-type="percentage">
            <text:p>0,00 %</text:p>
          </table:table-cell>
          <table:table-cell table:style-name="ce92" table:formula="of:=[.B93]*[.C93]" office:value-type="float" office:value="0" calcext:value-type="float">
            <text:p>-00 € </text:p>
          </table:table-cell>
          <table:table-cell table:style-name="ce97" office:value-type="percentage" office:value="0" calcext:value-type="percentage">
            <text:p>0,00 %</text:p>
          </table:table-cell>
          <table:table-cell table:style-name="ce92" table:formula="of:=[.B93]*[.E93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 office:value-type="string" calcext:value-type="string">
            <text:p>Complémentaire Incapacité Invalidité Décès (T2) ??</text:p>
          </table:table-cell>
          <table:table-cell table:style-name="ce49" table:formula="of:=[.B4]" office:value-type="float" office:value="0" calcext:value-type="float">
            <text:p>-00 € </text:p>
          </table:table-cell>
          <table:table-cell table:style-name="ce73" office:value-type="percentage" office:value="0" calcext:value-type="percentage">
            <text:p>0,00 %</text:p>
          </table:table-cell>
          <table:table-cell table:style-name="ce57" table:formula="of:=[.B94]*[.C94]" office:value-type="float" office:value="0" calcext:value-type="float">
            <text:p>-00 € </text:p>
          </table:table-cell>
          <table:table-cell table:style-name="ce74" office:value-type="percentage" office:value="0" calcext:value-type="percentage">
            <text:p>0,00 %</text:p>
          </table:table-cell>
          <table:table-cell table:style-name="ce57" table:formula="of:=[.B94]*[.E94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 office:value-type="string" calcext:value-type="string">
            <text:p>Complémentaire maintien de salaire T1</text:p>
          </table:table-cell>
          <table:table-cell table:style-name="ce49" table:formula="of:=[.B5]" office:value-type="float" office:value="0" calcext:value-type="float">
            <text:p>-00 € </text:p>
          </table:table-cell>
          <table:table-cell table:style-name="ce73" office:value-type="percentage" office:value="0" calcext:value-type="percentage">
            <text:p>0,00 %</text:p>
          </table:table-cell>
          <table:table-cell table:style-name="ce57" table:formula="of:=[.B95]*[.C95]" office:value-type="float" office:value="0" calcext:value-type="float">
            <text:p>-00 € </text:p>
          </table:table-cell>
          <table:table-cell table:style-name="ce74" office:value-type="percentage" office:value="0" calcext:value-type="percentage">
            <text:p>0,00 %</text:p>
          </table:table-cell>
          <table:table-cell table:style-name="ce57" table:formula="of:=[.B95]*[.E95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9" office:value-type="string" calcext:value-type="string">
            <text:p>Complémentaire maintien de salaire T2</text:p>
          </table:table-cell>
          <table:table-cell table:style-name="ce49" table:formula="of:=[.B6]" office:value-type="float" office:value="0" calcext:value-type="float">
            <text:p>-00 € </text:p>
          </table:table-cell>
          <table:table-cell table:style-name="ce73" office:value-type="percentage" office:value="0" calcext:value-type="percentage">
            <text:p>0,00 %</text:p>
          </table:table-cell>
          <table:table-cell table:style-name="ce57" table:formula="of:=[.B96]*[.C96]" office:value-type="float" office:value="0" calcext:value-type="float">
            <text:p>-00 € </text:p>
          </table:table-cell>
          <table:table-cell table:style-name="ce74" office:value-type="percentage" office:value="0" calcext:value-type="percentage">
            <text:p>0,00 %</text:p>
          </table:table-cell>
          <table:table-cell table:style-name="ce57" table:formula="of:=[.B96]*[.E96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9" office:value-type="string" calcext:value-type="string">
            <text:p>Retraite supplémentaire</text:p>
          </table:table-cell>
          <table:table-cell table:style-name="ce50"/>
          <table:table-cell table:style-name="ce74" office:value-type="percentage" office:value="0" calcext:value-type="percentage">
            <text:p>0,00 %</text:p>
          </table:table-cell>
          <table:table-cell table:style-name="ce57" table:formula="of:=[.B97]*[.C97]" office:value-type="float" office:value="0" calcext:value-type="float">
            <text:p>-00 € </text:p>
          </table:table-cell>
          <table:table-cell table:style-name="ce74" office:value-type="percentage" office:value="0" calcext:value-type="percentage">
            <text:p>0,00 %</text:p>
          </table:table-cell>
          <table:table-cell table:style-name="ce57" table:formula="of:=[.B97]*[.E97]" office:value-type="float" office:value="0" calcext:value-type="float">
            <text:p>-00 € </text:p>
          </table:table-cell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9"/>
          <table:table-cell table:style-name="ce11" table:number-columns-repeated="5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20" office:value-type="string" calcext:value-type="string">
            <text:p>MONTANT NET SOCIAL</text:p>
          </table:table-cell>
          <table:table-cell table:style-name="ce51" table:number-columns-repeated="2"/>
          <table:table-cell table:style-name="ce90" table:formula="of:=[.D34]-[.D85]-[.D88]+[.D104]-[.D93]-[.D94]-[.D95]-[.D97]" office:value-type="float" office:value="0" calcext:value-type="float">
            <office:annotation draw:style-name="gr14" draw:text-style-name="P1" svg:width="4.927cm" svg:height="3.512cm" svg:x="18.35cm" svg:y="37.819cm" draw:caption-point-x="-0.391cm" draw:caption-point-y="11.853cm">
              <dc:creator>Auteur inconnu</dc:creator>
              <dc:date>2024-11-07T16:36:00</dc:date>
              <text:p>A partir du 01/01/2024, montant net social = salaire brut - cotisations salariales collectives + IJSS subrogées + indemnité de rupture + prime de partage de la valeur</text:p>
            </office:annotation>
            <text:p>-00 € </text:p>
          </table:table-cell>
          <table:table-cell table:style-name="ce51" table:number-columns-repeated="2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/>
          <table:table-cell table:style-name="ce10" table:number-columns-repeated="5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21" office:value-type="string" calcext:value-type="string">
            <text:p>REMBOURSEMENT ET DEDUCTIONS DIVERSES</text:p>
          </table:table-cell>
          <table:table-cell table:style-name="ce51" table:number-columns-repeated="5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 office:value-type="string" calcext:value-type="string">
            <text:p>Remboursement Frais de transport</text:p>
          </table:table-cell>
          <table:table-cell table:style-name="ce52" table:number-columns-repeated="2"/>
          <table:table-cell table:style-name="ce52" office:value-type="float" office:value="0" calcext:value-type="float">
            <text:p>0,00</text:p>
          </table:table-cell>
          <table:table-cell table:style-name="ce52" table:number-columns-repeated="2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 office:value-type="string" calcext:value-type="string">
            <text:p>Remboursement allocations forfaitaires</text:p>
          </table:table-cell>
          <table:table-cell table:style-name="ce43" table:number-columns-repeated="5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 office:value-type="string" calcext:value-type="string">
            <office:annotation draw:style-name="gr15" draw:text-style-name="P1" svg:width="2.669cm" svg:height="1.746cm" svg:x="11.545cm" svg:y="39.772cm" draw:caption-point-x="-0.391cm" draw:caption-point-y="12.414cm">
              <dc:creator>Auteur inconnu</dc:creator>
              <dc:date>2024-11-07T16:36:00</dc:date>
              <text:p>= IJSS brute x 0,933</text:p>
            </office:annotation>
            <text:p>Rembousement IJSS nettes (subrogées)</text:p>
          </table:table-cell>
          <table:table-cell table:style-name="ce43" table:formula="of:=[.C30]*0.933" office:value-type="float" office:value="0" calcext:value-type="float">
            <text:p>0,00</text:p>
          </table:table-cell>
          <table:table-cell table:style-name="ce43" office:value-type="float" office:value="0" calcext:value-type="float">
            <text:p>0,00</text:p>
          </table:table-cell>
          <table:table-cell table:style-name="ce43" table:formula="of:=[.B104]*[.C104]" office:value-type="float" office:value="0" calcext:value-type="float">
            <text:p>0,00</text:p>
          </table:table-cell>
          <table:table-cell table:style-name="ce43" table:number-columns-repeated="2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 office:value-type="string" calcext:value-type="string">
            <text:p>Retenue Titres-restaurant (part salariale)</text:p>
          </table:table-cell>
          <table:table-cell table:style-name="ce43" table:number-columns-repeated="2"/>
          <table:table-cell table:style-name="ce43" table:formula="of:=-[.B105]*[.C105]" office:value-type="float" office:value="0" calcext:value-type="float">
            <text:p>0,00</text:p>
          </table:table-cell>
          <table:table-cell table:style-name="ce43" table:number-columns-repeated="2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 office:value-type="string" calcext:value-type="string">
            <text:p>Retenue T.R exces</text:p>
          </table:table-cell>
          <table:table-cell table:style-name="ce43" table:number-columns-repeated="5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 office:value-type="string" calcext:value-type="string">
            <text:p>Retenue Chèques vacances (part salariale)</text:p>
          </table:table-cell>
          <table:table-cell table:style-name="ce43" table:number-columns-repeated="5"/>
          <table:table-cell table:style-name="ce25"/>
          <table:table-cell table:style-name="ce121"/>
          <table:table-cell table:style-name="ce25" table:number-columns-repeated="8"/>
          <table:table-cell table:number-columns-repeated="16368"/>
        </table:table-row>
        <table:table-row table:style-name="ro1">
          <table:table-cell table:style-name="ce18" office:value-type="string" calcext:value-type="string">
            <text:p>Saisie-arrêt</text:p>
          </table:table-cell>
          <table:table-cell table:style-name="ce43" table:number-columns-repeated="5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 office:value-type="string" calcext:value-type="string">
            <office:annotation draw:style-name="gr16" draw:text-style-name="P1" svg:width="2.669cm" svg:height="2.2cm" svg:x="11.545cm" svg:y="41.619cm" draw:caption-point-x="-0.391cm" draw:caption-point-y="13.08cm">
              <dc:creator>Auteur inconnu</dc:creator>
              <dc:date>2024-11-07T16:36:00</dc:date>
              <text:p>Base = salaire – cotis – PAS</text:p>
              <text:p><text:span text:style-name="T1">Max</text:span></text:p>
              <text:p><text:span text:style-name="T1">Max : 1/10e du salaire net</text:span></text:p>
            </office:annotation>
            <text:p>Avance</text:p>
          </table:table-cell>
          <table:table-cell table:style-name="ce43" table:number-columns-repeated="5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 office:value-type="string" calcext:value-type="string">
            <office:annotation draw:style-name="gr10" draw:text-style-name="P1" svg:width="4.599cm" svg:height="1.781cm" svg:x="11.545cm" svg:y="42.037cm" draw:caption-point-x="-0.391cm" draw:caption-point-y="13.165cm">
              <dc:creator>Auteur inconnu</dc:creator>
              <dc:date>2024-11-07T16:36:00</dc:date>
              <text:p>Base = salaire – cotis - PAS</text:p>
              <text:p><text:span text:style-name="T1">-son montant ne peut dépasser la rémunération</text:span></text:p>
              <text:p><text:span text:style-name="T1">-</text:span></text:p>
            </office:annotation>
            <text:p>Acompte</text:p>
          </table:table-cell>
          <table:table-cell table:style-name="ce43" table:number-columns-repeated="5"/>
          <table:table-cell table:style-name="ce25" table:number-columns-repeated="10"/>
          <table:table-cell table:number-columns-repeated="16368"/>
        </table:table-row>
        <table:table-row table:style-name="ro1">
          <table:table-cell table:style-name="ce18" office:value-type="string" calcext:value-type="string">
            <text:p>remboursement repas</text:p>
          </table:table-cell>
          <table:table-cell table:style-name="ce53" table:number-columns-repeated="5"/>
          <table:table-cell table:style-name="ce25" table:number-columns-repeated="3"/>
          <table:table-cell table:number-columns-repeated="4"/>
          <table:table-cell table:style-name="ce25" table:number-columns-repeated="3"/>
          <table:table-cell table:number-columns-repeated="16368"/>
        </table:table-row>
        <table:table-row table:style-name="ro1">
          <table:table-cell table:style-name="ce20" office:value-type="string" calcext:value-type="string">
            <text:p>MONTANT NET À PAYER AVANT IMPÔT SUR LE REVENU</text:p>
          </table:table-cell>
          <table:table-cell table:style-name="ce51" table:number-columns-repeated="2"/>
          <table:table-cell table:style-name="ce90" table:formula="of:=[.D34]-[.D85]-[.D88]-[.D93]-[.D94]-[.D95]-[.D97]+SUM([.D102:.D111])" office:value-type="float" office:value="0" calcext:value-type="float">
            <text:p>-00 € </text:p>
          </table:table-cell>
          <table:table-cell table:style-name="ce51" table:number-columns-repeated="2"/>
          <table:table-cell table:style-name="ce25" table:number-columns-repeated="3"/>
          <table:table-cell table:number-columns-repeated="4"/>
          <table:table-cell table:style-name="ce25" table:number-columns-repeated="3"/>
          <table:table-cell table:number-columns-repeated="16368"/>
        </table:table-row>
        <table:table-row table:style-name="ro1">
          <table:table-cell table:style-name="ce19"/>
          <table:table-cell table:style-name="ce11" table:number-columns-repeated="5"/>
          <table:table-cell table:style-name="ce25" table:number-columns-repeated="3"/>
          <table:table-cell table:number-columns-repeated="4"/>
          <table:table-cell table:style-name="ce25" table:number-columns-repeated="3"/>
          <table:table-cell table:number-columns-repeated="16368"/>
        </table:table-row>
        <table:table-row table:style-name="ro1">
          <table:table-cell table:style-name="ce20" office:value-type="string" calcext:value-type="string">
            <text:p>IMPÔT SUR LE REVENU</text:p>
          </table:table-cell>
          <table:table-cell table:style-name="ce54" office:value-type="string" calcext:value-type="string">
            <text:p>Base</text:p>
          </table:table-cell>
          <table:table-cell table:style-name="ce54" office:value-type="string" calcext:value-type="string">
            <text:p>Taux</text:p>
          </table:table-cell>
          <table:table-cell table:style-name="ce54" office:value-type="string" calcext:value-type="string">
            <text:p>Montant</text:p>
          </table:table-cell>
          <table:table-cell table:style-name="ce98" office:value-type="string" calcext:value-type="string" table:number-columns-spanned="2" table:number-rows-spanned="1">
            <text:p>Cumul annuel</text:p>
          </table:table-cell>
          <table:covered-table-cell table:style-name="ce98"/>
          <table:table-cell table:style-name="ce25" table:number-columns-repeated="3"/>
          <table:table-cell table:number-columns-repeated="4"/>
          <table:table-cell table:style-name="ce25" table:number-columns-repeated="3"/>
          <table:table-cell table:number-columns-repeated="16368"/>
        </table:table-row>
        <table:table-row table:style-name="ro1">
          <table:table-cell table:style-name="ce22" office:value-type="string" calcext:value-type="string">
            <text:p>Montant net imposable</text:p>
          </table:table-cell>
          <table:table-cell table:style-name="ce22" table:number-columns-repeated="2"/>
          <table:table-cell table:style-name="ce92" table:formula="of:=[.D34]-[.B10]-[.D85]-[.D88]-[.D93]-[.D94]-[.D95]-[.D97]+[.D81]+[.D82]+[.F41]" office:value-type="float" office:value="0" calcext:value-type="float">
            <text:p>-00 € </text:p>
          </table:table-cell>
          <table:table-cell table:style-name="ce99" table:number-columns-spanned="2" table:number-rows-spanned="1"/>
          <table:covered-table-cell table:style-name="ce99"/>
          <table:table-cell table:style-name="ce25" table:number-columns-repeated="3"/>
          <table:table-cell table:number-columns-repeated="4"/>
          <table:table-cell table:style-name="ce25" table:number-columns-repeated="3"/>
          <table:table-cell table:number-columns-repeated="16368"/>
        </table:table-row>
        <table:table-row table:style-name="ro1">
          <table:table-cell table:style-name="ce10" office:value-type="string" calcext:value-type="string">
            <text:p>Montant net des HC/HS/RTT exonérées</text:p>
          </table:table-cell>
          <table:table-cell table:style-name="ce55" table:formula="of:=([.D27]+[.D28]+[.D26])*0.9825" office:value-type="float" office:value="0" calcext:value-type="float">
            <text:p>-00 € </text:p>
          </table:table-cell>
          <table:table-cell table:style-name="ce75" office:value-type="percentage" office:value="0.068" calcext:value-type="percentage">
            <text:p>6,80 %</text:p>
          </table:table-cell>
          <table:table-cell table:style-name="ce57" table:formula="of:=[.B88]*(1-[.C116])" office:value-type="float" office:value="0" calcext:value-type="float">
            <text:p>-00 € </text:p>
          </table:table-cell>
          <table:table-cell table:style-name="ce100" table:number-columns-spanned="2" table:number-rows-spanned="1"/>
          <table:covered-table-cell table:style-name="ce100"/>
          <table:table-cell table:style-name="ce25" table:number-columns-repeated="3"/>
          <table:table-cell table:number-columns-repeated="4"/>
          <table:table-cell table:style-name="ce25" table:number-columns-repeated="3"/>
          <table:table-cell table:number-columns-repeated="16368"/>
        </table:table-row>
        <table:table-row table:style-name="ro1">
          <table:table-cell table:style-name="ce23" office:value-type="string" calcext:value-type="string">
            <text:p>IMPÔT SUR LE REVENU PRELEVE A LA SOURCE</text:p>
          </table:table-cell>
          <table:table-cell table:style-name="ce56" office:value-type="string" calcext:value-type="string">
            <text:p>Base</text:p>
          </table:table-cell>
          <table:table-cell table:style-name="ce56" office:value-type="string" calcext:value-type="string">
            <text:p>Taux</text:p>
          </table:table-cell>
          <table:table-cell table:style-name="ce56" office:value-type="string" calcext:value-type="string">
            <text:p>Montant</text:p>
          </table:table-cell>
          <table:table-cell table:style-name="ce56" office:value-type="string" calcext:value-type="string" table:number-columns-spanned="2" table:number-rows-spanned="1">
            <text:p>Cumul annuel</text:p>
          </table:table-cell>
          <table:covered-table-cell table:style-name="ce56"/>
          <table:table-cell table:style-name="ce25"/>
          <table:table-cell table:style-name="ce116"/>
          <table:table-cell table:style-name="ce25"/>
          <table:table-cell table:number-columns-repeated="16375"/>
        </table:table-row>
        <table:table-row table:style-name="ro1">
          <table:table-cell table:style-name="ce10" office:value-type="string" calcext:value-type="string">
            <text:p>Montant de l'impôt sur le revenu prélevé à la source</text:p>
          </table:table-cell>
          <table:table-cell table:style-name="ce57" table:formula="of:=[.D115]+([.B30]*[.C30]*0.962)" office:value-type="float" office:value="0" calcext:value-type="float">
            <office:annotation draw:style-name="gr17" draw:text-style-name="P1" svg:width="7.989cm" svg:height="7.809cm" svg:x="13.855cm" svg:y="45.085cm" draw:caption-point-x="-0.433cm" draw:caption-point-y="14.139cm">
              <dc:creator>Auteur inconnu</dc:creator>
              <dc:date>2024-11-07T16:36:00</dc:date>
              <text:p>Attention</text:p>
              <text:p><text:span text:style-name="T5"/></text:p>
              <text:p><text:span text:style-name="T1">*Enlever l'abattement de 725€ (en 2024) pour les CDD de - 2 mois seulement en cas de taux neutre</text:span></text:p>
              <text:p><text:span text:style-name="T1">*Ajouter les IJJSS brutes subrogées*0,962 en cas de subrogation maladie (les 60 premiers jours calendaires d'arrêt)</text:span></text:p>
              <text:p><text:span text:style-name="T1">*Ajouter les IJJSS brutes subrogées*0,962*50% en cas de subrogation AT/MP (non limité dans le temps)</text:span></text:p>
              <text:p><text:span text:style-name="T1">*Ajouter la part patronale des Chèques vacances limitée à 30% du SMIC en vigueur</text:span></text:p>
              <text:p><text:span text:style-name="T1">*Ajouter part patronale TR - part excédentaire déjà soumise à cotisations dans les cas où le régime fiscal ne suit pas le régime social (cas où la part patronale dépasse les 60%)</text:span></text:p>
              <text:p><text:span text:style-name="T1"/></text:p>
            </office:annotation>
            <text:p>-00 € </text:p>
          </table:table-cell>
          <table:table-cell table:style-name="ce75" office:value-type="percentage" office:value="0" calcext:value-type="percentage">
            <text:p>0,00 %</text:p>
          </table:table-cell>
          <table:table-cell table:style-name="ce57" table:formula="of:=[.B118]*[.C118]" office:value-type="float" office:value="0" calcext:value-type="float">
            <text:p>-00 € </text:p>
          </table:table-cell>
          <table:table-cell table:style-name="ce99" table:number-columns-spanned="2" table:number-rows-spanned="1"/>
          <table:covered-table-cell table:style-name="ce99"/>
          <table:table-cell table:style-name="ce25" table:number-columns-repeated="3"/>
          <table:table-cell table:number-columns-repeated="16375"/>
        </table:table-row>
        <table:table-row table:style-name="ro1">
          <table:table-cell table:style-name="ce24" table:number-columns-repeated="4"/>
          <table:table-cell table:style-name="ce101" table:number-columns-spanned="2" table:number-rows-spanned="1"/>
          <table:covered-table-cell table:style-name="ce101"/>
          <table:table-cell table:style-name="ce25" table:number-columns-repeated="3"/>
          <table:table-cell table:number-columns-repeated="16375"/>
        </table:table-row>
        <table:table-row table:style-name="ro1">
          <table:table-cell table:style-name="ce23" office:value-type="string" calcext:value-type="string">
            <text:p>MONTANT NET A PAYER (en euros)</text:p>
          </table:table-cell>
          <table:table-cell table:style-name="ce58" table:number-columns-spanned="2" table:number-rows-spanned="1"/>
          <table:covered-table-cell table:style-name="ce58"/>
          <table:table-cell table:style-name="ce93" table:formula="of:=[.D112]-[.D118]" office:value-type="float" office:value="0" calcext:value-type="float">
            <text:p>-00 € </text:p>
          </table:table-cell>
          <table:table-cell table:style-name="ce58" table:number-columns-spanned="2" table:number-rows-spanned="1"/>
          <table:covered-table-cell table:style-name="ce58"/>
          <table:table-cell table:style-name="ce25" table:number-columns-repeated="3"/>
          <table:table-cell table:number-columns-repeated="16375"/>
        </table:table-row>
        <table:table-row table:style-name="ro1">
          <table:table-cell table:style-name="ce24"/>
          <table:table-cell table:style-name="ce59" table:number-columns-spanned="5" table:number-rows-spanned="1"/>
          <table:covered-table-cell table:number-columns-repeated="4" table:style-name="ce59"/>
          <table:table-cell table:style-name="ce25" table:number-columns-repeated="2"/>
          <table:table-cell table:style-name="ce116"/>
          <table:table-cell table:number-columns-repeated="16375"/>
        </table:table-row>
        <table:table-row table:style-name="ro1">
          <table:table-cell table:style-name="ce23" office:value-type="string" calcext:value-type="string">
            <text:p>TOTAL VERSE PAR L'EMPLOYEUR</text:p>
          </table:table-cell>
          <table:table-cell table:style-name="ce58" table:number-columns-spanned="4" table:number-rows-spanned="1"/>
          <table:covered-table-cell table:number-columns-repeated="3" table:style-name="ce58"/>
          <table:table-cell table:style-name="ce109" table:formula="of:=[.D34]+[.F85]+[.F93]+[.F94]+[.F95]+[.F97]+[.F89]+[.F90]" office:value-type="float" office:value="0" calcext:value-type="float">
            <text:p>0,00</text:p>
          </table:table-cell>
          <table:table-cell table:style-name="ce25" table:number-columns-repeated="3"/>
          <table:table-cell table:number-columns-repeated="16375"/>
        </table:table-row>
        <table:table-row table:style-name="ro4">
          <table:table-cell table:style-name="ce25" table:number-columns-repeated="6"/>
          <table:table-cell table:style-name="ce117"/>
          <table:table-cell table:style-name="ce25" table:number-columns-repeated="2"/>
          <table:table-cell table:number-columns-repeated="16375"/>
        </table:table-row>
        <table:table-row table:style-name="ro4">
          <table:table-cell table:style-name="ce25" table:number-columns-repeated="7"/>
          <table:table-cell table:style-name="ce117"/>
          <table:table-cell table:style-name="ce25"/>
          <table:table-cell table:number-columns-repeated="16375"/>
        </table:table-row>
        <table:table-row table:style-name="ro4" table:number-rows-repeated="4">
          <table:table-cell table:style-name="ce25" table:number-columns-repeated="9"/>
          <table:table-cell table:number-columns-repeated="16375"/>
        </table:table-row>
        <table:table-row table:style-name="ro4">
          <table:table-cell table:number-columns-repeated="6"/>
          <table:table-cell table:style-name="ce25" table:number-columns-repeated="3"/>
          <table:table-cell table:number-columns-repeated="16375"/>
        </table:table-row>
        <table:table-row table:style-name="ro1" table:number-rows-repeated="10484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GC" table:style-name="ta2">
        <table:table-column table:style-name="co7" table:default-cell-style-name="ce147"/>
        <table:table-column table:style-name="co6" table:number-columns-repeated="6" table:default-cell-style-name="ce154"/>
        <table:table-column table:style-name="co8" table:default-cell-style-name="ce154"/>
        <table:table-column-group>
          <table:table-column table:style-name="co9" table:default-cell-style-name="ce154"/>
          <table:table-column table:style-name="co10" table:default-cell-style-name="ce154"/>
        </table:table-column-group>
        <table:table-column table:style-name="co11" table:default-cell-style-name="ce154"/>
        <table:table-column table:style-name="co6" table:default-cell-style-name="ce154"/>
        <table:table-column table:style-name="co12" table:default-cell-style-name="ce154"/>
        <table:table-column table:style-name="co13" table:default-cell-style-name="ce154"/>
        <table:table-column table:style-name="co6" table:number-columns-repeated="4" table:default-cell-style-name="ce154"/>
        <table:table-column table:style-name="co14" table:default-cell-style-name="ce154"/>
        <table:table-column table:style-name="co6" table:default-cell-style-name="ce154"/>
        <table:table-column table:style-name="co15" table:default-cell-style-name="ce154"/>
        <table:table-column table:style-name="co6" table:number-columns-repeated="2" table:default-cell-style-name="ce154"/>
        <table:table-column table:style-name="co6" table:number-columns-repeated="16361" table:default-cell-style-name="ce184"/>
        <table:table-row table:style-name="ro4">
          <table:table-cell/>
          <table:table-cell table:style-name="ce153" office:value-type="string" calcext:value-type="string">
            <text:p>REGULARISATION REDUCTION GENERALE DES COTISATIONS</text:p>
          </table:table-cell>
          <table:table-cell table:style-name="ce153" table:number-columns-repeated="4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6">
          <table:table-cell table:style-name="ce148"/>
          <table:table-cell table:style-name="ce77" office:value-type="string" calcext:value-type="string" table:number-columns-spanned="3" table:number-rows-spanned="1">
            <text:p>Candidat n°14</text:p>
          </table:table-cell>
          <table:covered-table-cell table:number-columns-repeated="2" table:style-name="ce77"/>
          <table:table-cell table:style-name="ce166" table:number-columns-repeated="2"/>
          <table:table-cell table:style-name="ce168" office:value-type="string" calcext:value-type="string">
            <text:p>Nombre de salariés</text:p>
          </table:table-cell>
          <table:table-cell table:style-name="ce170"/>
          <table:table-cell table:style-name="ce166" table:number-columns-repeated="4"/>
          <table:table-cell table:style-name="ce175" office:value-type="string" calcext:value-type="string">
            <text:p>Valeur T entreprise de moins 50 salariés</text:p>
          </table:table-cell>
          <table:table-cell table:style-name="ce166" table:number-columns-repeated="2"/>
          <table:table-cell table:style-name="ce179" office:value-type="float" office:value="0.3194" calcext:value-type="float">
            <office:annotation draw:style-name="gr18" draw:text-style-name="P4" svg:width="6.141cm" svg:height="6.095cm" svg:x="34.519cm" svg:y="0.974cm" draw:caption-point-x="-0.137cm" draw:caption-point-y="0.544cm">
              <dc:creator>Auteur inconnu</dc:creator>
              <dc:date>2024-11-07T16:36:00</dc:date>
              <text:p>Cotisations :</text:p>
              <text:p><text:span text:style-name="T6">Assurance maladie 7%</text:span></text:p>
              <text:p><text:span text:style-name="T6">Assurance vieillesse plafonnée 8.55%</text:span></text:p>
              <text:p><text:span text:style-name="T6">Assurance vieillesse déplafonnée 2.02%</text:span></text:p>
              <text:p><text:span text:style-name="T6">Allocations familiales 3.45%</text:span></text:p>
              <text:p><text:span text:style-name="T6">AT/MP 0.46%</text:span></text:p>
              <text:p><text:span text:style-name="T6">Contribution de solidarité pour l'autonomie 0.30%</text:span></text:p>
              <text:p><text:span text:style-name="T6">Caisse de retraite complémentaire obligatoire 6.01%</text:span></text:p>
              <text:p><text:span text:style-name="T6">Assurance chômage 4.05%</text:span></text:p>
              <text:p><text:span text:style-name="T6">Contribution FNAL 0.1%</text:span></text:p>
              <text:p><text:span text:style-name="T4"/></text:p>
              <text:p><text:span text:style-name="T4"/></text:p>
            </office:annotation>
            <text:p>0,3194</text:p>
          </table:table-cell>
          <table:table-cell table:style-name="ce182"/>
          <table:table-cell table:style-name="ce166" table:number-columns-repeated="6"/>
          <table:table-cell table:number-columns-repeated="16361"/>
        </table:table-row>
        <table:table-row table:style-name="ro4">
          <table:table-cell table:number-columns-repeated="12"/>
          <table:table-cell table:style-name="ce175" office:value-type="string" calcext:value-type="string">
            <text:p>Valeur T entreprise de 50 salariés et plus</text:p>
          </table:table-cell>
          <table:table-cell table:number-columns-repeated="2"/>
          <table:table-cell table:style-name="ce180" office:value-type="float" office:value="0.3234" calcext:value-type="float">
            <office:annotation draw:style-name="gr19" draw:text-style-name="P4" svg:width="6.014cm" svg:height="6.111cm" svg:x="34.519cm" svg:y="1.668cm" draw:caption-point-x="-0.137cm" draw:caption-point-y="0.614cm">
              <dc:creator>Auteur inconnu</dc:creator>
              <dc:date>2024-11-07T16:36:00</dc:date>
              <text:p>Cotisations :</text:p>
              <text:p><text:span text:style-name="T6">Assurance maladie 7%</text:span></text:p>
              <text:p><text:span text:style-name="T6">Assurance vieillesse plafonnée 8.55%</text:span></text:p>
              <text:p><text:span text:style-name="T6">Assurance vieillesse déplafonnée 2.02%</text:span></text:p>
              <text:p><text:span text:style-name="T6">Allocations familiales 3.45%</text:span></text:p>
              <text:p><text:span text:style-name="T6">AT/MP 0.46%</text:span></text:p>
              <text:p><text:span text:style-name="T6">Contribution de solidarité pour l'autonomie 0.30%</text:span></text:p>
              <text:p><text:span text:style-name="T6">Caisse de retraite complémentaire obligatoire 6.01%</text:span></text:p>
              <text:p><text:span text:style-name="T6">Assurance chômage 4.05%</text:span></text:p>
              <text:p><text:span text:style-name="T6">Contribution FNAL 0.5%</text:span></text:p>
              <text:p><text:span text:style-name="T4"/></text:p>
              <text:p><text:span text:style-name="T4"/></text:p>
            </office:annotation>
            <text:p>0,3234</text:p>
          </table:table-cell>
          <table:table-cell table:style-name="ce183"/>
          <table:table-cell table:number-columns-repeated="16367"/>
        </table:table-row>
        <table:table-row table:style-name="ro7">
          <table:table-cell/>
          <table:table-cell table:style-name="ce155" office:value-type="string" calcext:value-type="string">
            <text:p>Régularisation annuelle</text:p>
          </table:table-cell>
          <table:table-cell table:style-name="ce155" table:number-columns-repeated="5"/>
          <table:table-cell table:number-columns-repeated="5"/>
          <table:table-cell table:style-name="ce175"/>
          <table:table-cell table:number-columns-repeated="2"/>
          <table:table-cell table:style-name="ce181"/>
          <table:table-cell table:style-name="ce183"/>
          <table:table-cell table:number-columns-repeated="16367"/>
        </table:table-row>
        <table:table-row table:style-name="ro4">
          <table:table-cell table:number-columns-repeated="12"/>
          <table:table-cell table:style-name="ce175"/>
          <table:table-cell table:number-columns-repeated="2"/>
          <table:table-cell table:style-name="ce181"/>
          <table:table-cell table:style-name="ce183"/>
          <table:table-cell table:number-columns-repeated="16367"/>
        </table:table-row>
        <table:table-row table:style-name="ro8">
          <table:table-cell table:style-name="ce149" office:value-type="string" calcext:value-type="string">
            <text:p>Valeur du SMIC</text:p>
          </table:table-cell>
          <table:table-cell table:style-name="ce156" office:value-type="string" calcext:value-type="string">
            <text:p>MOIS</text:p>
          </table:table-cell>
          <table:table-cell table:style-name="ce156" office:value-type="string" calcext:value-type="string" table:number-columns-spanned="2" table:number-rows-spanned="1">
            <text:p>SALAIRES brut</text:p>
          </table:table-cell>
          <table:covered-table-cell table:style-name="ce156"/>
          <table:table-cell table:style-name="ce156" office:value-type="string" calcext:value-type="string" table:number-columns-spanned="2" table:number-rows-spanned="1">
            <text:p>SMIC corrigé à retenir pour C</text:p>
          </table:table-cell>
          <table:covered-table-cell table:style-name="ce156"/>
          <table:table-cell table:style-name="ce156" office:value-type="string" calcext:value-type="string" table:number-columns-spanned="2" table:number-rows-spanned="1">
            <text:p>Rémunération mensuelle brute</text:p>
          </table:table-cell>
          <table:covered-table-cell table:style-name="ce156"/>
          <table:table-cell table:style-name="ce156" office:value-type="string" calcext:value-type="string">
            <text:p>C=coefficient</text:p>
          </table:table-cell>
          <table:table-cell table:style-name="ce156" office:value-type="string" calcext:value-type="string">
            <text:p>Valeur T</text:p>
          </table:table-cell>
          <table:table-cell table:style-name="ce156" office:value-type="string" calcext:value-type="string">
            <text:p>C=coefficient</text:p>
          </table:table-cell>
          <table:table-cell table:style-name="ce156" office:value-type="string" calcext:value-type="string" table:number-columns-spanned="2" table:number-rows-spanned="1">
            <text:p>Réduction générale des cotisations</text:p>
          </table:table-cell>
          <table:covered-table-cell table:style-name="ce156"/>
          <table:table-cell table:style-name="ce156" office:value-type="string" calcext:value-type="string">
            <text:p>Régularisation annuelle de la réduction</text:p>
          </table:table-cell>
          <table:table-cell table:style-name="ce152" table:number-columns-repeated="9"/>
          <table:table-cell table:number-columns-repeated="16361"/>
        </table:table-row>
        <table:table-row table:style-name="ro9">
          <table:table-cell table:style-name="ce150"/>
          <table:table-cell table:style-name="ce157"/>
          <table:table-cell table:style-name="ce157" office:value-type="string" calcext:value-type="string">
            <text:p>Mois</text:p>
          </table:table-cell>
          <table:table-cell table:style-name="ce157" office:value-type="string" calcext:value-type="string">
            <text:p>Cumulés</text:p>
          </table:table-cell>
          <table:table-cell table:style-name="ce157" office:value-type="string" calcext:value-type="string">
            <text:p>Mois</text:p>
          </table:table-cell>
          <table:table-cell table:style-name="ce157" office:value-type="string" calcext:value-type="string">
            <text:p>Cumulés</text:p>
          </table:table-cell>
          <table:table-cell table:style-name="ce157" office:value-type="string" calcext:value-type="string">
            <text:p>Mois</text:p>
          </table:table-cell>
          <table:table-cell table:style-name="ce157" office:value-type="string" calcext:value-type="string">
            <text:p>Cumulées</text:p>
          </table:table-cell>
          <table:table-cell table:style-name="ce157" table:number-columns-repeated="3"/>
          <table:table-cell table:style-name="ce157" office:value-type="string" calcext:value-type="string">
            <text:p>Cumulée</text:p>
          </table:table-cell>
          <table:table-cell table:style-name="ce157" office:value-type="string" calcext:value-type="string">
            <text:p>Du mois</text:p>
          </table:table-cell>
          <table:table-cell table:style-name="ce157" office:value-type="string" calcext:value-type="string">
            <text:p>coef annuel</text:p>
          </table:table-cell>
          <table:table-cell table:style-name="ce150" table:number-columns-repeated="9"/>
          <table:table-cell table:number-columns-repeated="16361"/>
        </table:table-row>
        <table:table-row table:style-name="ro4">
          <table:table-cell table:style-name="ce151" office:value-type="float" office:value="11.65" calcext:value-type="float">
            <text:p>11,65</text:p>
          </table:table-cell>
          <table:table-cell table:style-name="ce158" office:value-type="string" calcext:value-type="string">
            <text:p>Janvier</text:p>
          </table:table-cell>
          <table:table-cell table:style-name="ce161" office:value-type="float" office:value="0" calcext:value-type="float">
            <text:p>0,00 </text:p>
          </table:table-cell>
          <table:table-cell table:style-name="ce163" table:formula="of:=[.C9]" office:value-type="float" office:value="0" calcext:value-type="float">
            <text:p>0,00</text:p>
          </table:table-cell>
          <table:table-cell table:style-name="ce161" table:formula="of:=151.67*[.A9]" office:value-type="float" office:value="1766.9555" calcext:value-type="float">
            <text:p>1 766,96 </text:p>
          </table:table-cell>
          <table:table-cell table:style-name="ce163" table:formula="of:=[.E9]" office:value-type="float" office:value="1766.9555" calcext:value-type="float">
            <text:p>1766,96</text:p>
          </table:table-cell>
          <table:table-cell table:style-name="ce162" table:formula="of:=[.C9]" office:value-type="float" office:value="0" calcext:value-type="float">
            <text:p>0,00</text:p>
          </table:table-cell>
          <table:table-cell table:style-name="ce162" table:formula="of:=[.D9]" office:value-type="float" office:value="0" calcext:value-type="float">
            <text:p>0,00</text:p>
          </table:table-cell>
          <table:table-cell table:style-name="ce171" table:formula="of:=ROUND(IF([.C9]=0;0;IF([.$H$3]&gt;=50;[.$P$4]/0.6;[.$P$3]/0.6)*(1.6*[.E9]/[.C9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9]&lt;0;0;MIN([.I9];[.J9]))" office:value-type="float" office:value="0" calcext:value-type="float">
            <text:p>0,0000</text:p>
          </table:table-cell>
          <table:table-cell table:style-name="ce162" table:formula="of:=[.M9]" office:value-type="float" office:value="0" calcext:value-type="float">
            <text:p>0,00</text:p>
          </table:table-cell>
          <table:table-cell table:style-name="ce162" table:formula="of:=IF([.I9]*[.C9]&lt;0;0;[.K9]*[.C9])" office:value-type="float" office:value="0" calcext:value-type="float">
            <text:p>0,00</text:p>
          </table:table-cell>
          <table:table-cell table:style-name="ce163"/>
          <table:table-cell table:number-columns-repeated="16370"/>
        </table:table-row>
        <table:table-row table:style-name="ro4">
          <table:table-cell table:style-name="ce151" office:value-type="float" office:value="11.65" calcext:value-type="float">
            <text:p>11,65</text:p>
          </table:table-cell>
          <table:table-cell table:style-name="ce158" office:value-type="string" calcext:value-type="string">
            <text:p>Février</text:p>
          </table:table-cell>
          <table:table-cell table:style-name="ce161" office:value-type="float" office:value="0" calcext:value-type="float">
            <text:p>0,00 </text:p>
          </table:table-cell>
          <table:table-cell table:style-name="ce163" table:formula="of:=[.D9]+[.C10]" office:value-type="float" office:value="0" calcext:value-type="float">
            <text:p>0,00</text:p>
          </table:table-cell>
          <table:table-cell table:style-name="ce161" table:formula="of:=151.67*[.A10]" office:value-type="float" office:value="1766.9555" calcext:value-type="float">
            <text:p>1 766,96 </text:p>
          </table:table-cell>
          <table:table-cell table:style-name="ce163" table:formula="of:=[.F9]+[.E10]" office:value-type="float" office:value="3533.911" calcext:value-type="float">
            <text:p>3533,91</text:p>
          </table:table-cell>
          <table:table-cell table:style-name="ce162" table:formula="of:=[.C10]" office:value-type="float" office:value="0" calcext:value-type="float">
            <text:p>0,00</text:p>
          </table:table-cell>
          <table:table-cell table:style-name="ce162" table:formula="of:=[.D10]" office:value-type="float" office:value="0" calcext:value-type="float">
            <text:p>0,00</text:p>
          </table:table-cell>
          <table:table-cell table:style-name="ce171" table:formula="of:=ROUND(IF([.C10]=0;0;IF([.$H$3]&gt;=50;[.$P$4]/0.6;[.$P$3]/0.6)*(1.6*[.E10]/[.C10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10]&lt;0;0;MIN([.I10];[.J10]))" office:value-type="float" office:value="0" calcext:value-type="float">
            <text:p>0,0000</text:p>
          </table:table-cell>
          <table:table-cell table:style-name="ce162" table:formula="of:=[.M10]+[.L9]" office:value-type="float" office:value="0" calcext:value-type="float">
            <text:p>0,00</text:p>
          </table:table-cell>
          <table:table-cell table:style-name="ce162" table:formula="of:=IF([.I10]*[.C10]&lt;0;0;[.K10]*[.C10])" office:value-type="float" office:value="0" calcext:value-type="float">
            <text:p>0,00</text:p>
          </table:table-cell>
          <table:table-cell table:style-name="ce163"/>
          <table:table-cell table:number-columns-repeated="16370"/>
        </table:table-row>
        <table:table-row table:style-name="ro4">
          <table:table-cell table:style-name="ce151" office:value-type="float" office:value="11.65" calcext:value-type="float">
            <text:p>11,65</text:p>
          </table:table-cell>
          <table:table-cell table:style-name="ce158" office:value-type="string" calcext:value-type="string">
            <text:p>Mars</text:p>
          </table:table-cell>
          <table:table-cell table:style-name="ce161" office:value-type="float" office:value="0" calcext:value-type="float">
            <text:p>0,00 </text:p>
          </table:table-cell>
          <table:table-cell table:style-name="ce163" table:formula="of:=[.D10]+[.C11]" office:value-type="float" office:value="0" calcext:value-type="float">
            <text:p>0,00</text:p>
          </table:table-cell>
          <table:table-cell table:style-name="ce161" table:formula="of:=151.67*[.A11]" office:value-type="float" office:value="1766.9555" calcext:value-type="float">
            <text:p>1 766,96 </text:p>
          </table:table-cell>
          <table:table-cell table:style-name="ce163" table:formula="of:=[.F10]+[.E11]" office:value-type="float" office:value="5300.8665" calcext:value-type="float">
            <text:p>5300,87</text:p>
          </table:table-cell>
          <table:table-cell table:style-name="ce162" table:formula="of:=[.C11]" office:value-type="float" office:value="0" calcext:value-type="float">
            <text:p>0,00</text:p>
          </table:table-cell>
          <table:table-cell table:style-name="ce162" table:formula="of:=[.D11]" office:value-type="float" office:value="0" calcext:value-type="float">
            <text:p>0,00</text:p>
          </table:table-cell>
          <table:table-cell table:style-name="ce171" table:formula="of:=ROUND(IF([.C11]=0;0;IF([.$H$3]&gt;=50;[.$P$4]/0.6;[.$P$3]/0.6)*(1.6*[.E11]/[.C11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11]&lt;0;0;MIN([.I11];[.J11]))" office:value-type="float" office:value="0" calcext:value-type="float">
            <text:p>0,0000</text:p>
          </table:table-cell>
          <table:table-cell table:style-name="ce162" table:formula="of:=[.M11]+[.L10]" office:value-type="float" office:value="0" calcext:value-type="float">
            <text:p>0,00</text:p>
          </table:table-cell>
          <table:table-cell table:style-name="ce162" table:formula="of:=IF([.I11]*[.C11]&lt;0;0;[.K11]*[.C11])" office:value-type="float" office:value="0" calcext:value-type="float">
            <text:p>0,00</text:p>
          </table:table-cell>
          <table:table-cell table:style-name="ce163"/>
          <table:table-cell table:number-columns-repeated="16370"/>
        </table:table-row>
        <table:table-row table:style-name="ro4">
          <table:table-cell table:style-name="ce151" office:value-type="float" office:value="11.65" calcext:value-type="float">
            <text:p>11,65</text:p>
          </table:table-cell>
          <table:table-cell table:style-name="ce158" office:value-type="string" calcext:value-type="string">
            <text:p>Avril</text:p>
          </table:table-cell>
          <table:table-cell table:style-name="ce161" office:value-type="float" office:value="0" calcext:value-type="float">
            <text:p>0,00 </text:p>
          </table:table-cell>
          <table:table-cell table:style-name="ce163" table:formula="of:=[.D11]+[.C12]" office:value-type="float" office:value="0" calcext:value-type="float">
            <text:p>0,00</text:p>
          </table:table-cell>
          <table:table-cell table:style-name="ce161" table:formula="of:=151.67*[.A12]" office:value-type="float" office:value="1766.9555" calcext:value-type="float">
            <text:p>1 766,96 </text:p>
          </table:table-cell>
          <table:table-cell table:style-name="ce163" table:formula="of:=[.F11]+[.E12]" office:value-type="float" office:value="7067.822" calcext:value-type="float">
            <text:p>7067,82</text:p>
          </table:table-cell>
          <table:table-cell table:style-name="ce162" table:formula="of:=[.C12]" office:value-type="float" office:value="0" calcext:value-type="float">
            <text:p>0,00</text:p>
          </table:table-cell>
          <table:table-cell table:style-name="ce162" table:formula="of:=[.D12]" office:value-type="float" office:value="0" calcext:value-type="float">
            <text:p>0,00</text:p>
          </table:table-cell>
          <table:table-cell table:style-name="ce171" table:formula="of:=ROUND(IF([.C12]=0;0;IF([.$H$3]&gt;=50;[.$P$4]/0.6;[.$P$3]/0.6)*(1.6*[.E12]/[.C12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12]&lt;0;0;MIN([.I12];[.J12]))" office:value-type="float" office:value="0" calcext:value-type="float">
            <text:p>0,0000</text:p>
          </table:table-cell>
          <table:table-cell table:style-name="ce162" table:formula="of:=[.M12]+[.L11]" office:value-type="float" office:value="0" calcext:value-type="float">
            <text:p>0,00</text:p>
          </table:table-cell>
          <table:table-cell table:style-name="ce162" table:formula="of:=IF([.I12]*[.C12]&lt;0;0;[.K12]*[.C12])" office:value-type="float" office:value="0" calcext:value-type="float">
            <text:p>0,00</text:p>
          </table:table-cell>
          <table:table-cell table:style-name="ce163"/>
          <table:table-cell table:number-columns-repeated="16370"/>
        </table:table-row>
        <table:table-row table:style-name="ro4">
          <table:table-cell table:style-name="ce151" office:value-type="float" office:value="11.65" calcext:value-type="float">
            <text:p>11,65</text:p>
          </table:table-cell>
          <table:table-cell table:style-name="ce158" office:value-type="string" calcext:value-type="string">
            <text:p>Mai</text:p>
          </table:table-cell>
          <table:table-cell table:style-name="ce161" office:value-type="float" office:value="0" calcext:value-type="float">
            <text:p>0,00 </text:p>
          </table:table-cell>
          <table:table-cell table:style-name="ce163" table:formula="of:=[.D12]+[.C13]" office:value-type="float" office:value="0" calcext:value-type="float">
            <text:p>0,00</text:p>
          </table:table-cell>
          <table:table-cell table:style-name="ce161" table:formula="of:=+[.A13]*151.67" office:value-type="float" office:value="1766.9555" calcext:value-type="float">
            <text:p>1 766,96 </text:p>
          </table:table-cell>
          <table:table-cell table:style-name="ce163" table:formula="of:=[.F12]+[.E13]" office:value-type="float" office:value="8834.7775" calcext:value-type="float">
            <text:p>8834,78</text:p>
          </table:table-cell>
          <table:table-cell table:style-name="ce162" table:formula="of:=[.C13]" office:value-type="float" office:value="0" calcext:value-type="float">
            <text:p>0,00</text:p>
          </table:table-cell>
          <table:table-cell table:style-name="ce162" table:formula="of:=[.D13]" office:value-type="float" office:value="0" calcext:value-type="float">
            <text:p>0,00</text:p>
          </table:table-cell>
          <table:table-cell table:style-name="ce171" table:formula="of:=ROUND(IF([.C13]=0;0;IF([.$H$3]&gt;=50;[.$P$4]/0.6;[.$P$3]/0.6)*(1.6*[.E13]/[.C13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13]&lt;0;0;MIN([.I13];[.J13]))" office:value-type="float" office:value="0" calcext:value-type="float">
            <text:p>0,0000</text:p>
          </table:table-cell>
          <table:table-cell table:style-name="ce162" table:formula="of:=[.M13]+[.L12]" office:value-type="float" office:value="0" calcext:value-type="float">
            <text:p>0,00</text:p>
          </table:table-cell>
          <table:table-cell table:style-name="ce162" table:formula="of:=IF([.I13]*[.C13]&lt;0;0;[.K13]*[.C13])" office:value-type="float" office:value="0" calcext:value-type="float">
            <text:p>0,00</text:p>
          </table:table-cell>
          <table:table-cell table:style-name="ce163"/>
          <table:table-cell table:number-columns-repeated="16370"/>
        </table:table-row>
        <table:table-row table:style-name="ro4">
          <table:table-cell table:style-name="ce151" office:value-type="float" office:value="11.65" calcext:value-type="float">
            <text:p>11,65</text:p>
          </table:table-cell>
          <table:table-cell table:style-name="ce158" office:value-type="string" calcext:value-type="string">
            <text:p>Juin</text:p>
          </table:table-cell>
          <table:table-cell table:style-name="ce161" office:value-type="float" office:value="0" calcext:value-type="float">
            <text:p>0,00 </text:p>
          </table:table-cell>
          <table:table-cell table:style-name="ce163" table:formula="of:=[.D13]+[.C14]" office:value-type="float" office:value="0" calcext:value-type="float">
            <text:p>0,00</text:p>
          </table:table-cell>
          <table:table-cell table:style-name="ce161" table:formula="of:=+[.A14]*151.67" office:value-type="float" office:value="1766.9555" calcext:value-type="float">
            <text:p>1 766,96 </text:p>
          </table:table-cell>
          <table:table-cell table:style-name="ce163" table:formula="of:=[.F13]+[.E14]" office:value-type="float" office:value="10601.733" calcext:value-type="float">
            <text:p>10601,73</text:p>
          </table:table-cell>
          <table:table-cell table:style-name="ce162" table:formula="of:=[.C14]" office:value-type="float" office:value="0" calcext:value-type="float">
            <text:p>0,00</text:p>
          </table:table-cell>
          <table:table-cell table:style-name="ce162" table:formula="of:=[.D14]" office:value-type="float" office:value="0" calcext:value-type="float">
            <text:p>0,00</text:p>
          </table:table-cell>
          <table:table-cell table:style-name="ce171" table:formula="of:=ROUND(IF([.C14]=0;0;IF([.$H$3]&gt;=50;[.$P$4]/0.6;[.$P$3]/0.6)*(1.6*[.E14]/[.C14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14]&lt;0;0;MIN([.I14];[.J14]))" office:value-type="float" office:value="0" calcext:value-type="float">
            <text:p>0,0000</text:p>
          </table:table-cell>
          <table:table-cell table:style-name="ce162" table:formula="of:=[.M14]+[.L13]" office:value-type="float" office:value="0" calcext:value-type="float">
            <text:p>0,00</text:p>
          </table:table-cell>
          <table:table-cell table:style-name="ce162" table:formula="of:=IF([.I14]*[.C14]&lt;0;0;[.K14]*[.C14])" office:value-type="float" office:value="0" calcext:value-type="float">
            <text:p>0,00</text:p>
          </table:table-cell>
          <table:table-cell table:style-name="ce163"/>
          <table:table-cell table:number-columns-repeated="16370"/>
        </table:table-row>
        <table:table-row table:style-name="ro4">
          <table:table-cell table:style-name="ce151" office:value-type="float" office:value="11.65" calcext:value-type="float">
            <text:p>11,65</text:p>
          </table:table-cell>
          <table:table-cell table:style-name="ce158" office:value-type="string" calcext:value-type="string">
            <text:p>Juillet</text:p>
          </table:table-cell>
          <table:table-cell table:style-name="ce161" office:value-type="float" office:value="0" calcext:value-type="float">
            <text:p>0,00 </text:p>
          </table:table-cell>
          <table:table-cell table:style-name="ce163" table:formula="of:=[.D14]+[.C15]" office:value-type="float" office:value="0" calcext:value-type="float">
            <text:p>0,00</text:p>
          </table:table-cell>
          <table:table-cell table:style-name="ce161" table:formula="of:=+[.A15]*151.67" office:value-type="float" office:value="1766.9555" calcext:value-type="float">
            <text:p>1 766,96 </text:p>
          </table:table-cell>
          <table:table-cell table:style-name="ce163" table:formula="of:=[.F14]+[.E15]" office:value-type="float" office:value="12368.6885" calcext:value-type="float">
            <text:p>12368,69</text:p>
          </table:table-cell>
          <table:table-cell table:style-name="ce162" table:formula="of:=[.C15]" office:value-type="float" office:value="0" calcext:value-type="float">
            <text:p>0,00</text:p>
          </table:table-cell>
          <table:table-cell table:style-name="ce162" table:formula="of:=[.D15]" office:value-type="float" office:value="0" calcext:value-type="float">
            <text:p>0,00</text:p>
          </table:table-cell>
          <table:table-cell table:style-name="ce171" table:formula="of:=ROUND(IF([.C15]=0;0;IF([.$H$3]&gt;=50;[.$P$4]/0.6;[.$P$3]/0.6)*(1.6*[.E15]/[.C15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15]&lt;0;0;MIN([.I15];[.J15]))" office:value-type="float" office:value="0" calcext:value-type="float">
            <text:p>0,0000</text:p>
          </table:table-cell>
          <table:table-cell table:style-name="ce162" table:formula="of:=[.M15]+[.L14]" office:value-type="float" office:value="0" calcext:value-type="float">
            <text:p>0,00</text:p>
          </table:table-cell>
          <table:table-cell table:style-name="ce162" table:formula="of:=IF([.I15]*[.C15]&lt;0;0;[.K15]*[.C15])" office:value-type="float" office:value="0" calcext:value-type="float">
            <text:p>0,00</text:p>
          </table:table-cell>
          <table:table-cell table:style-name="ce163"/>
          <table:table-cell table:number-columns-repeated="16370"/>
        </table:table-row>
        <table:table-row table:style-name="ro4">
          <table:table-cell table:style-name="ce151" office:value-type="float" office:value="11.65" calcext:value-type="float">
            <text:p>11,65</text:p>
          </table:table-cell>
          <table:table-cell table:style-name="ce158" office:value-type="string" calcext:value-type="string">
            <text:p>Août</text:p>
          </table:table-cell>
          <table:table-cell table:style-name="ce161" office:value-type="float" office:value="0" calcext:value-type="float">
            <text:p>0,00 </text:p>
          </table:table-cell>
          <table:table-cell table:style-name="ce163" table:formula="of:=[.D15]+[.C16]" office:value-type="float" office:value="0" calcext:value-type="float">
            <text:p>0,00</text:p>
          </table:table-cell>
          <table:table-cell table:style-name="ce161" table:formula="of:=+[.A16]*151.67" office:value-type="float" office:value="1766.9555" calcext:value-type="float">
            <text:p>1 766,96 </text:p>
          </table:table-cell>
          <table:table-cell table:style-name="ce163" table:formula="of:=[.F15]+[.E16]" office:value-type="float" office:value="14135.644" calcext:value-type="float">
            <text:p>14135,64</text:p>
          </table:table-cell>
          <table:table-cell table:style-name="ce162" table:formula="of:=[.C16]" office:value-type="float" office:value="0" calcext:value-type="float">
            <text:p>0,00</text:p>
          </table:table-cell>
          <table:table-cell table:style-name="ce162" table:formula="of:=[.D16]" office:value-type="float" office:value="0" calcext:value-type="float">
            <text:p>0,00</text:p>
          </table:table-cell>
          <table:table-cell table:style-name="ce171" table:formula="of:=ROUND(IF([.C16]=0;0;IF([.$H$3]&gt;=50;[.$P$4]/0.6;[.$P$3]/0.6)*(1.6*[.E16]/[.C16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16]&lt;0;0;MIN([.I16];[.J16]))" office:value-type="float" office:value="0" calcext:value-type="float">
            <text:p>0,0000</text:p>
          </table:table-cell>
          <table:table-cell table:style-name="ce162" table:formula="of:=[.M16]+[.L15]" office:value-type="float" office:value="0" calcext:value-type="float">
            <text:p>0,00</text:p>
          </table:table-cell>
          <table:table-cell table:style-name="ce162" table:formula="of:=IF([.I16]*[.C16]&lt;0;0;[.K16]*[.C16])" office:value-type="float" office:value="0" calcext:value-type="float">
            <text:p>0,00</text:p>
          </table:table-cell>
          <table:table-cell table:style-name="ce163"/>
          <table:table-cell table:number-columns-repeated="16370"/>
        </table:table-row>
        <table:table-row table:style-name="ro4">
          <table:table-cell table:style-name="ce151" office:value-type="float" office:value="11.65" calcext:value-type="float">
            <text:p>11,65</text:p>
          </table:table-cell>
          <table:table-cell table:style-name="ce158" office:value-type="string" calcext:value-type="string">
            <text:p>Septembre</text:p>
          </table:table-cell>
          <table:table-cell table:style-name="ce161" office:value-type="float" office:value="0" calcext:value-type="float">
            <text:p>0,00 </text:p>
          </table:table-cell>
          <table:table-cell table:style-name="ce163" table:formula="of:=[.D16]+[.C17]" office:value-type="float" office:value="0" calcext:value-type="float">
            <text:p>0,00</text:p>
          </table:table-cell>
          <table:table-cell table:style-name="ce161" table:formula="of:=+[.A17]*151.67" office:value-type="float" office:value="1766.9555" calcext:value-type="float">
            <text:p>1 766,96 </text:p>
          </table:table-cell>
          <table:table-cell table:style-name="ce163" table:formula="of:=[.F16]+[.E17]" office:value-type="float" office:value="15902.5995" calcext:value-type="float">
            <text:p>15902,60</text:p>
          </table:table-cell>
          <table:table-cell table:style-name="ce162" table:formula="of:=[.C17]" office:value-type="float" office:value="0" calcext:value-type="float">
            <text:p>0,00</text:p>
          </table:table-cell>
          <table:table-cell table:style-name="ce162" table:formula="of:=[.D17]" office:value-type="float" office:value="0" calcext:value-type="float">
            <text:p>0,00</text:p>
          </table:table-cell>
          <table:table-cell table:style-name="ce171" table:formula="of:=ROUND(IF([.C17]=0;0;IF([.$H$3]&gt;=50;[.$P$4]/0.6;[.$P$3]/0.6)*(1.6*[.E17]/[.C17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17]&lt;0;0;MIN([.I17];[.J17]))" office:value-type="float" office:value="0" calcext:value-type="float">
            <text:p>0,0000</text:p>
          </table:table-cell>
          <table:table-cell table:style-name="ce162" table:formula="of:=[.M17]+[.L16]" office:value-type="float" office:value="0" calcext:value-type="float">
            <text:p>0,00</text:p>
          </table:table-cell>
          <table:table-cell table:style-name="ce162" table:formula="of:=IF([.I17]*[.C17]&lt;0;0;[.K17]*[.C17])" office:value-type="float" office:value="0" calcext:value-type="float">
            <text:p>0,00</text:p>
          </table:table-cell>
          <table:table-cell table:style-name="ce163"/>
          <table:table-cell table:number-columns-repeated="16370"/>
        </table:table-row>
        <table:table-row table:style-name="ro4">
          <table:table-cell table:style-name="ce151" office:value-type="float" office:value="11.65" calcext:value-type="float">
            <text:p>11,65</text:p>
          </table:table-cell>
          <table:table-cell table:style-name="ce158" office:value-type="string" calcext:value-type="string">
            <text:p>Octobre</text:p>
          </table:table-cell>
          <table:table-cell table:style-name="ce161" office:value-type="float" office:value="0" calcext:value-type="float">
            <text:p>0,00 </text:p>
          </table:table-cell>
          <table:table-cell table:style-name="ce163" table:formula="of:=[.D17]+[.C18]" office:value-type="float" office:value="0" calcext:value-type="float">
            <text:p>0,00</text:p>
          </table:table-cell>
          <table:table-cell table:style-name="ce161" table:formula="of:=+[.A18]*151.67" office:value-type="float" office:value="1766.9555" calcext:value-type="float">
            <text:p>1 766,96 </text:p>
          </table:table-cell>
          <table:table-cell table:style-name="ce163" table:formula="of:=[.F17]+[.E18]" office:value-type="float" office:value="17669.555" calcext:value-type="float">
            <text:p>17669,55</text:p>
          </table:table-cell>
          <table:table-cell table:style-name="ce162" table:formula="of:=[.C18]" office:value-type="float" office:value="0" calcext:value-type="float">
            <text:p>0,00</text:p>
          </table:table-cell>
          <table:table-cell table:style-name="ce162" table:formula="of:=[.D18]" office:value-type="float" office:value="0" calcext:value-type="float">
            <text:p>0,00</text:p>
          </table:table-cell>
          <table:table-cell table:style-name="ce171" table:formula="of:=ROUND(IF([.C18]=0;0;IF([.$H$3]&gt;=50;[.$P$4]/0.6;[.$P$3]/0.6)*(1.6*[.E18]/[.C18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18]&lt;0;0;MIN([.I18];[.J18]))" office:value-type="float" office:value="0" calcext:value-type="float">
            <text:p>0,0000</text:p>
          </table:table-cell>
          <table:table-cell table:style-name="ce162" table:formula="of:=[.M18]+[.L17]" office:value-type="float" office:value="0" calcext:value-type="float">
            <text:p>0,00</text:p>
          </table:table-cell>
          <table:table-cell table:style-name="ce162" table:formula="of:=IF([.I18]*[.C18]&lt;0;0;[.K18]*[.C18])" office:value-type="float" office:value="0" calcext:value-type="float">
            <text:p>0,00</text:p>
          </table:table-cell>
          <table:table-cell table:style-name="ce163"/>
          <table:table-cell table:number-columns-repeated="16370"/>
        </table:table-row>
        <table:table-row table:style-name="ro4">
          <table:table-cell table:style-name="ce151" office:value-type="float" office:value="11.65" calcext:value-type="float">
            <text:p>11,65</text:p>
          </table:table-cell>
          <table:table-cell table:style-name="ce158" office:value-type="string" calcext:value-type="string">
            <text:p>Novembre</text:p>
          </table:table-cell>
          <table:table-cell table:style-name="ce161" office:value-type="float" office:value="0" calcext:value-type="float">
            <text:p>0,00 </text:p>
          </table:table-cell>
          <table:table-cell table:style-name="ce163" table:formula="of:=[.D18]+[.C19]" office:value-type="float" office:value="0" calcext:value-type="float">
            <text:p>0,00</text:p>
          </table:table-cell>
          <table:table-cell table:style-name="ce161" table:formula="of:=+[.A19]*151.67" office:value-type="float" office:value="1766.9555" calcext:value-type="float">
            <text:p>1 766,96 </text:p>
          </table:table-cell>
          <table:table-cell table:style-name="ce163" table:formula="of:=[.F18]+[.E19]" office:value-type="float" office:value="19436.5105" calcext:value-type="float">
            <text:p>19436,51</text:p>
          </table:table-cell>
          <table:table-cell table:style-name="ce162" table:formula="of:=[.C19]" office:value-type="float" office:value="0" calcext:value-type="float">
            <text:p>0,00</text:p>
          </table:table-cell>
          <table:table-cell table:style-name="ce162" table:formula="of:=[.D19]" office:value-type="float" office:value="0" calcext:value-type="float">
            <text:p>0,00</text:p>
          </table:table-cell>
          <table:table-cell table:style-name="ce171" table:formula="of:=ROUND(IF([.C19]=0;0;IF([.$H$3]&gt;=50;[.$P$4]/0.6;[.$P$3]/0.6)*(1.6*[.E19]/[.C19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19]&lt;0;0;MIN([.I19];[.J19]))" office:value-type="float" office:value="0" calcext:value-type="float">
            <text:p>0,0000</text:p>
          </table:table-cell>
          <table:table-cell table:style-name="ce162" table:formula="of:=[.M19]+[.L18]" office:value-type="float" office:value="0" calcext:value-type="float">
            <text:p>0,00</text:p>
          </table:table-cell>
          <table:table-cell table:style-name="ce162" table:formula="of:=IF([.I19]*[.C19]&lt;0;0;[.K19]*[.C19])" office:value-type="float" office:value="0" calcext:value-type="float">
            <text:p>0,00</text:p>
          </table:table-cell>
          <table:table-cell table:style-name="ce163"/>
          <table:table-cell table:number-columns-repeated="16370"/>
        </table:table-row>
        <table:table-row table:style-name="ro4">
          <table:table-cell table:style-name="ce151" office:value-type="float" office:value="11.65" calcext:value-type="float">
            <text:p>11,65</text:p>
          </table:table-cell>
          <table:table-cell table:style-name="ce158" office:value-type="string" calcext:value-type="string">
            <text:p>Décembre</text:p>
          </table:table-cell>
          <table:table-cell table:style-name="ce161" office:value-type="float" office:value="0" calcext:value-type="float">
            <text:p>0,00 </text:p>
          </table:table-cell>
          <table:table-cell table:style-name="ce163" table:formula="of:=[.D19]+[.C20]" office:value-type="float" office:value="0" calcext:value-type="float">
            <text:p>0,00</text:p>
          </table:table-cell>
          <table:table-cell table:style-name="ce161" table:formula="of:=+[.A20]*151.67" office:value-type="float" office:value="1766.9555" calcext:value-type="float">
            <text:p>1 766,96 </text:p>
          </table:table-cell>
          <table:table-cell table:style-name="ce163" table:formula="of:=[.F19]+[.E20]" office:value-type="float" office:value="21203.466" calcext:value-type="float">
            <text:p>21203,47</text:p>
          </table:table-cell>
          <table:table-cell table:style-name="ce162" table:formula="of:=[.C20]" office:value-type="float" office:value="0" calcext:value-type="float">
            <text:p>0,00</text:p>
          </table:table-cell>
          <table:table-cell table:style-name="ce162" table:formula="of:=[.D20]" office:value-type="float" office:value="0" calcext:value-type="float">
            <text:p>0,00</text:p>
          </table:table-cell>
          <table:table-cell table:style-name="ce171" table:formula="of:=ROUND(IF([.C20]=0;0;IF([.$H$3]&gt;=50;[.$P$4]/0.6;[.$P$3]/0.6)*(1.6*[.E20]/[.C20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20]&lt;0;0;MIN([.I20];[.J20]))" office:value-type="float" office:value="0" calcext:value-type="float">
            <text:p>0,0000</text:p>
          </table:table-cell>
          <table:table-cell table:style-name="ce162" table:formula="of:=[.M20]+[.L19]" office:value-type="float" office:value="0" calcext:value-type="float">
            <text:p>0,00</text:p>
          </table:table-cell>
          <table:table-cell table:style-name="ce162" table:formula="of:=IF([.I20]*[.C20]&lt;0;0;[.K20]*[.C20])" office:value-type="float" office:value="0" calcext:value-type="float">
            <text:p>0,00</text:p>
          </table:table-cell>
          <table:table-cell table:style-name="ce163"/>
          <table:table-cell table:number-columns-repeated="16370"/>
        </table:table-row>
        <table:table-row table:style-name="ro4">
          <table:table-cell/>
          <table:table-cell table:style-name="ce158" office:value-type="string" calcext:value-type="string">
            <text:p>TOTAUX</text:p>
          </table:table-cell>
          <table:table-cell table:style-name="ce162" table:formula="of:=SUM([.C9:.C20])" office:value-type="float" office:value="0" calcext:value-type="float">
            <text:p>0,00</text:p>
          </table:table-cell>
          <table:table-cell table:style-name="ce164"/>
          <table:table-cell table:style-name="ce163" table:formula="of:=SUM([.E9:.E20])" office:value-type="float" office:value="21203.466" calcext:value-type="float">
            <text:p>21203,47</text:p>
          </table:table-cell>
          <table:table-cell table:style-name="ce164"/>
          <table:table-cell table:style-name="ce162" table:formula="of:=SUM([.G9:.G20])" office:value-type="float" office:value="0" calcext:value-type="float">
            <text:p>0,00</text:p>
          </table:table-cell>
          <table:table-cell table:style-name="ce164"/>
          <table:table-cell table:style-name="ce171" table:number-columns-repeated="3"/>
          <table:table-cell table:style-name="ce162"/>
          <table:table-cell table:style-name="ce162" table:formula="of:=SUM([.M9:.M20])" office:value-type="float" office:value="0" calcext:value-type="float">
            <text:p>0,00</text:p>
          </table:table-cell>
          <table:table-cell table:style-name="ce177" table:formula="of:=[.N22]-[.M21]" office:value-type="string" office:string-value="" calcext:value-type="error">
            <text:p>#DIV/0 !</text:p>
          </table:table-cell>
          <table:table-cell table:number-columns-repeated="16370"/>
        </table:table-row>
        <table:table-row table:style-name="ro4">
          <table:table-cell table:number-columns-repeated="6"/>
          <table:table-cell table:style-name="ce169" office:value-type="string" calcext:value-type="string">
            <text:p>Régularisation <text:s/>coef annuelle</text:p>
          </table:table-cell>
          <table:table-cell table:style-name="ce169" table:number-columns-repeated="2"/>
          <table:table-cell/>
          <table:table-cell table:style-name="ce173"/>
          <table:table-cell table:style-name="ce174"/>
          <table:table-cell table:style-name="ce171" table:formula="of:=ROUND(IF([.H3]&gt;=50;[.P4]/0.6*(1.6*[.E21]/[.C21]-1);[.P3]/0.6*(1.6*[.E21]/[.C21]-1));4)" office:value-type="string" office:string-value="" calcext:value-type="error">
            <text:p>#DIV/0 !</text:p>
          </table:table-cell>
          <table:table-cell table:style-name="ce162" table:formula="of:=IF([.M22]&lt;0;0;[.M22]*[.H20])" office:value-type="string" office:string-value="" calcext:value-type="error">
            <text:p>#DIV/0 !</text:p>
          </table:table-cell>
          <table:table-cell table:style-name="ce178"/>
          <table:table-cell table:number-columns-repeated="16369"/>
        </table:table-row>
        <table:table-row table:style-name="ro4">
          <table:table-cell table:number-columns-repeated="9"/>
          <table:table-cell table:style-name="ce172" office:value-type="string" calcext:value-type="string">
            <text:p>Si positif A déduire en - à l'URSSAF des charges patronales</text:p>
          </table:table-cell>
          <table:table-cell table:number-columns-repeated="4"/>
          <table:table-cell table:style-name="ce160"/>
          <table:table-cell table:number-columns-repeated="16369"/>
        </table:table-row>
        <table:table-row table:style-name="ro4">
          <table:table-cell table:number-columns-repeated="9"/>
          <table:table-cell table:style-name="ce172" office:value-type="string" calcext:value-type="string">
            <text:p>Si négatif A reverser en + à l'URSSAF des charges patronales</text:p>
          </table:table-cell>
          <table:table-cell table:number-columns-repeated="4"/>
          <table:table-cell table:style-name="ce160"/>
          <table:table-cell table:number-columns-repeated="16369"/>
        </table:table-row>
        <table:table-row table:style-name="ro4">
          <table:table-cell table:number-columns-repeated="9"/>
          <table:table-cell table:style-name="ce172"/>
          <table:table-cell table:number-columns-repeated="4"/>
          <table:table-cell table:style-name="ce160"/>
          <table:table-cell table:number-columns-repeated="16369"/>
        </table:table-row>
        <table:table-row table:style-name="ro7">
          <table:table-cell/>
          <table:table-cell table:style-name="ce155" office:value-type="string" calcext:value-type="string">
            <text:p>Régularisation mensuelle progressive</text:p>
          </table:table-cell>
          <table:table-cell table:style-name="ce155" table:number-columns-repeated="5"/>
          <table:table-cell table:number-columns-repeated="2"/>
          <table:table-cell table:style-name="ce172"/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10">
          <table:table-cell table:style-name="ce152"/>
          <table:table-cell table:style-name="ce156" office:value-type="string" calcext:value-type="string">
            <text:p>MOIS</text:p>
          </table:table-cell>
          <table:table-cell table:style-name="ce156" office:value-type="string" calcext:value-type="string" table:number-columns-spanned="2" table:number-rows-spanned="1">
            <text:p>SALAIRES</text:p>
          </table:table-cell>
          <table:covered-table-cell table:style-name="ce156"/>
          <table:table-cell table:style-name="ce156" office:value-type="string" calcext:value-type="string" table:number-columns-spanned="2" table:number-rows-spanned="1">
            <text:p>SMIC corrigé à retenir pour C</text:p>
          </table:table-cell>
          <table:covered-table-cell table:style-name="ce156"/>
          <table:table-cell table:style-name="ce156" office:value-type="string" calcext:value-type="string" table:number-columns-spanned="2" table:number-rows-spanned="1">
            <text:p>Rémunération brute</text:p>
          </table:table-cell>
          <table:covered-table-cell table:style-name="ce156"/>
          <table:table-cell table:style-name="ce156" office:value-type="string" calcext:value-type="string">
            <text:p>C=coefficient</text:p>
          </table:table-cell>
          <table:table-cell table:style-name="ce156" table:formula="of:=+[.J7]" office:value-type="string" office:string-value="Valeur T" calcext:value-type="string">
            <text:p>Valeur T</text:p>
          </table:table-cell>
          <table:table-cell table:style-name="ce156" office:value-type="string" calcext:value-type="string">
            <text:p>C=coefficient</text:p>
          </table:table-cell>
          <table:table-cell table:style-name="ce156" office:value-type="string" calcext:value-type="string" table:number-columns-spanned="2" table:number-rows-spanned="1">
            <text:p>Réduction générale des cotisations</text:p>
          </table:table-cell>
          <table:covered-table-cell table:style-name="ce156"/>
          <table:table-cell table:style-name="ce152" table:number-columns-repeated="10"/>
          <table:table-cell table:number-columns-repeated="16361"/>
        </table:table-row>
        <table:table-row table:style-name="ro4">
          <table:table-cell table:style-name="ce150"/>
          <table:table-cell table:style-name="ce157"/>
          <table:table-cell table:style-name="ce157" office:value-type="string" calcext:value-type="string">
            <text:p>Mois</text:p>
          </table:table-cell>
          <table:table-cell table:style-name="ce157" office:value-type="string" calcext:value-type="string">
            <text:p>Cumulés</text:p>
          </table:table-cell>
          <table:table-cell table:style-name="ce157" office:value-type="string" calcext:value-type="string">
            <text:p>Mois</text:p>
          </table:table-cell>
          <table:table-cell table:style-name="ce157" office:value-type="string" calcext:value-type="string">
            <text:p>Cumulés</text:p>
          </table:table-cell>
          <table:table-cell table:style-name="ce157" office:value-type="string" calcext:value-type="string">
            <text:p>Mois</text:p>
          </table:table-cell>
          <table:table-cell table:style-name="ce157" office:value-type="string" calcext:value-type="string">
            <text:p>Cumulées</text:p>
          </table:table-cell>
          <table:table-cell table:style-name="ce157" table:number-columns-repeated="3"/>
          <table:table-cell table:style-name="ce157" office:value-type="string" calcext:value-type="string">
            <text:p>Cumulée</text:p>
          </table:table-cell>
          <table:table-cell table:style-name="ce157" office:value-type="string" calcext:value-type="string">
            <text:p>Du mois</text:p>
          </table:table-cell>
          <table:table-cell table:style-name="ce150" table:number-columns-repeated="10"/>
          <table:table-cell table:number-columns-repeated="16361"/>
        </table:table-row>
        <table:table-row table:style-name="ro4">
          <table:table-cell/>
          <table:table-cell table:style-name="ce158" office:value-type="string" calcext:value-type="string">
            <text:p>Janvier</text:p>
          </table:table-cell>
          <table:table-cell table:style-name="ce162" table:formula="of:=[.C9]" office:value-type="float" office:value="0" calcext:value-type="float">
            <text:p>0,00</text:p>
          </table:table-cell>
          <table:table-cell table:style-name="ce162" table:formula="of:=[.C30]" office:value-type="float" office:value="0" calcext:value-type="float">
            <text:p>0,00</text:p>
          </table:table-cell>
          <table:table-cell table:style-name="ce163" table:formula="of:=[.E9]" office:value-type="float" office:value="1766.9555" calcext:value-type="float">
            <text:p>1766,96</text:p>
          </table:table-cell>
          <table:table-cell table:style-name="ce163" table:formula="of:=[.E30]" office:value-type="float" office:value="1766.9555" calcext:value-type="float">
            <text:p>1766,96</text:p>
          </table:table-cell>
          <table:table-cell table:style-name="ce162" table:formula="of:=[.G9]" office:value-type="float" office:value="0" calcext:value-type="float">
            <text:p>0,00</text:p>
          </table:table-cell>
          <table:table-cell table:style-name="ce162" table:formula="of:=[.D30]" office:value-type="float" office:value="0" calcext:value-type="float">
            <text:p>0,00</text:p>
          </table:table-cell>
          <table:table-cell table:style-name="ce171" table:formula="of:=ROUND(IF([.D30]=0;0;IF([.$H$3]&gt;=50;[.$P$4]/0.6;[.$P$3]/0.6)*(1.6*[.F30]/[.D30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30]&lt;0;0;MIN([.I30];[.J30]))" office:value-type="float" office:value="0" calcext:value-type="float">
            <text:p>0,0000</text:p>
          </table:table-cell>
          <table:table-cell table:style-name="ce162" table:formula="of:=[.K30]*[.H30]" office:value-type="float" office:value="0" calcext:value-type="float">
            <text:p>0,00</text:p>
          </table:table-cell>
          <table:table-cell table:style-name="ce176" table:formula="of:=+[.L30]" office:value-type="float" office:value="0" calcext:value-type="float">
            <text:p>0,00</text:p>
          </table:table-cell>
          <table:table-cell table:number-columns-repeated="16371"/>
        </table:table-row>
        <table:table-row table:style-name="ro4">
          <table:table-cell/>
          <table:table-cell table:style-name="ce158" office:value-type="string" calcext:value-type="string">
            <text:p>Février</text:p>
          </table:table-cell>
          <table:table-cell table:style-name="ce162" table:formula="of:=[.C10]" office:value-type="float" office:value="0" calcext:value-type="float">
            <text:p>0,00</text:p>
          </table:table-cell>
          <table:table-cell table:style-name="ce162" table:formula="of:=[.D30]+[.C31]" office:value-type="float" office:value="0" calcext:value-type="float">
            <text:p>0,00</text:p>
          </table:table-cell>
          <table:table-cell table:style-name="ce163" table:formula="of:=[.E10]" office:value-type="float" office:value="1766.9555" calcext:value-type="float">
            <text:p>1766,96</text:p>
          </table:table-cell>
          <table:table-cell table:style-name="ce163" table:formula="of:=[.F30]+[.E31]" office:value-type="float" office:value="3533.911" calcext:value-type="float">
            <text:p>3533,91</text:p>
          </table:table-cell>
          <table:table-cell table:style-name="ce162" table:formula="of:=[.G10]" office:value-type="float" office:value="0" calcext:value-type="float">
            <text:p>0,00</text:p>
          </table:table-cell>
          <table:table-cell table:style-name="ce162" table:formula="of:=[.D31]" office:value-type="float" office:value="0" calcext:value-type="float">
            <text:p>0,00</text:p>
          </table:table-cell>
          <table:table-cell table:style-name="ce171" table:formula="of:=ROUND(IF([.D31]=0;0;IF([.$H$3]&gt;=50;[.$P$4]/0.6;[.$P$3]/0.6)*(1.6*[.F31]/[.D31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31]&lt;0;0;MIN([.I31];[.J31]))" office:value-type="float" office:value="0" calcext:value-type="float">
            <text:p>0,0000</text:p>
          </table:table-cell>
          <table:table-cell table:style-name="ce162" table:formula="of:=[.K31]*[.H31]" office:value-type="float" office:value="0" calcext:value-type="float">
            <text:p>0,00</text:p>
          </table:table-cell>
          <table:table-cell table:style-name="ce176" table:formula="of:=+[.L31]-[.L30]" office:value-type="float" office:value="0" calcext:value-type="float">
            <text:p>0,00</text:p>
          </table:table-cell>
          <table:table-cell table:number-columns-repeated="16371"/>
        </table:table-row>
        <table:table-row table:style-name="ro4">
          <table:table-cell/>
          <table:table-cell table:style-name="ce158" office:value-type="string" calcext:value-type="string">
            <text:p>Mars</text:p>
          </table:table-cell>
          <table:table-cell table:style-name="ce162" table:formula="of:=[.C11]" office:value-type="float" office:value="0" calcext:value-type="float">
            <text:p>0,00</text:p>
          </table:table-cell>
          <table:table-cell table:style-name="ce162" table:formula="of:=[.D31]+[.C32]" office:value-type="float" office:value="0" calcext:value-type="float">
            <text:p>0,00</text:p>
          </table:table-cell>
          <table:table-cell table:style-name="ce163" table:formula="of:=[.E11]" office:value-type="float" office:value="1766.9555" calcext:value-type="float">
            <text:p>1766,96</text:p>
          </table:table-cell>
          <table:table-cell table:style-name="ce163" table:formula="of:=[.F31]+[.E32]" office:value-type="float" office:value="5300.8665" calcext:value-type="float">
            <text:p>5300,87</text:p>
          </table:table-cell>
          <table:table-cell table:style-name="ce162" table:formula="of:=[.G11]" office:value-type="float" office:value="0" calcext:value-type="float">
            <text:p>0,00</text:p>
          </table:table-cell>
          <table:table-cell table:style-name="ce162" table:formula="of:=[.D32]" office:value-type="float" office:value="0" calcext:value-type="float">
            <text:p>0,00</text:p>
          </table:table-cell>
          <table:table-cell table:style-name="ce171" table:formula="of:=ROUND(IF([.D32]=0;0;IF([.$H$3]&gt;=50;[.$P$4]/0.6;[.$P$3]/0.6)*(1.6*[.F32]/[.D32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32]&lt;0;0;MIN([.I32];[.J32]))" office:value-type="float" office:value="0" calcext:value-type="float">
            <text:p>0,0000</text:p>
          </table:table-cell>
          <table:table-cell table:style-name="ce162" table:formula="of:=[.K32]*[.H32]" office:value-type="float" office:value="0" calcext:value-type="float">
            <text:p>0,00</text:p>
          </table:table-cell>
          <table:table-cell table:style-name="ce176" table:formula="of:=+[.L32]-[.L31]" office:value-type="float" office:value="0" calcext:value-type="float">
            <text:p>0,00</text:p>
          </table:table-cell>
          <table:table-cell table:number-columns-repeated="16371"/>
        </table:table-row>
        <table:table-row table:style-name="ro4">
          <table:table-cell/>
          <table:table-cell table:style-name="ce158" office:value-type="string" calcext:value-type="string">
            <text:p>Avril</text:p>
          </table:table-cell>
          <table:table-cell table:style-name="ce162" table:formula="of:=[.C12]" office:value-type="float" office:value="0" calcext:value-type="float">
            <text:p>0,00</text:p>
          </table:table-cell>
          <table:table-cell table:style-name="ce162" table:formula="of:=[.D32]+[.C33]" office:value-type="float" office:value="0" calcext:value-type="float">
            <text:p>0,00</text:p>
          </table:table-cell>
          <table:table-cell table:style-name="ce163" table:formula="of:=[.E12]" office:value-type="float" office:value="1766.9555" calcext:value-type="float">
            <text:p>1766,96</text:p>
          </table:table-cell>
          <table:table-cell table:style-name="ce163" table:formula="of:=[.F32]+[.E33]" office:value-type="float" office:value="7067.822" calcext:value-type="float">
            <text:p>7067,82</text:p>
          </table:table-cell>
          <table:table-cell table:style-name="ce162" table:formula="of:=[.G12]" office:value-type="float" office:value="0" calcext:value-type="float">
            <text:p>0,00</text:p>
          </table:table-cell>
          <table:table-cell table:style-name="ce162" table:formula="of:=[.D33]" office:value-type="float" office:value="0" calcext:value-type="float">
            <text:p>0,00</text:p>
          </table:table-cell>
          <table:table-cell table:style-name="ce171" table:formula="of:=ROUND(IF([.D33]=0;0;IF([.$H$3]&gt;=50;[.$P$4]/0.6;[.$P$3]/0.6)*(1.6*[.F33]/[.D33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33]&lt;0;0;MIN([.I33];[.J33]))" office:value-type="float" office:value="0" calcext:value-type="float">
            <text:p>0,0000</text:p>
          </table:table-cell>
          <table:table-cell table:style-name="ce162" table:formula="of:=[.K33]*[.H33]" office:value-type="float" office:value="0" calcext:value-type="float">
            <text:p>0,00</text:p>
          </table:table-cell>
          <table:table-cell table:style-name="ce176" table:formula="of:=+[.L33]-[.L32]" office:value-type="float" office:value="0" calcext:value-type="float">
            <text:p>0,00</text:p>
          </table:table-cell>
          <table:table-cell table:number-columns-repeated="16371"/>
        </table:table-row>
        <table:table-row table:style-name="ro4">
          <table:table-cell/>
          <table:table-cell table:style-name="ce158" office:value-type="string" calcext:value-type="string">
            <text:p>Mai</text:p>
          </table:table-cell>
          <table:table-cell table:style-name="ce162" table:formula="of:=[.C13]" office:value-type="float" office:value="0" calcext:value-type="float">
            <text:p>0,00</text:p>
          </table:table-cell>
          <table:table-cell table:style-name="ce162" table:formula="of:=[.D33]+[.C34]" office:value-type="float" office:value="0" calcext:value-type="float">
            <text:p>0,00</text:p>
          </table:table-cell>
          <table:table-cell table:style-name="ce163" table:formula="of:=[.E13]" office:value-type="float" office:value="1766.9555" calcext:value-type="float">
            <text:p>1766,96</text:p>
          </table:table-cell>
          <table:table-cell table:style-name="ce163" table:formula="of:=[.F33]+[.E34]" office:value-type="float" office:value="8834.7775" calcext:value-type="float">
            <text:p>8834,78</text:p>
          </table:table-cell>
          <table:table-cell table:style-name="ce162" table:formula="of:=[.G13]" office:value-type="float" office:value="0" calcext:value-type="float">
            <text:p>0,00</text:p>
          </table:table-cell>
          <table:table-cell table:style-name="ce162" table:formula="of:=[.D34]" office:value-type="float" office:value="0" calcext:value-type="float">
            <text:p>0,00</text:p>
          </table:table-cell>
          <table:table-cell table:style-name="ce171" table:formula="of:=ROUND(IF([.D34]=0;0;IF([.$H$3]&gt;=50;[.$P$4]/0.6;[.$P$3]/0.6)*(1.6*[.F34]/[.D34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34]&lt;0;0;MIN([.I34];[.J34]))" office:value-type="float" office:value="0" calcext:value-type="float">
            <text:p>0,0000</text:p>
          </table:table-cell>
          <table:table-cell table:style-name="ce162" table:formula="of:=[.K34]*[.H34]" office:value-type="float" office:value="0" calcext:value-type="float">
            <text:p>0,00</text:p>
          </table:table-cell>
          <table:table-cell table:style-name="ce176" table:formula="of:=+[.L34]-[.L33]" office:value-type="float" office:value="0" calcext:value-type="float">
            <text:p>0,00</text:p>
          </table:table-cell>
          <table:table-cell table:number-columns-repeated="16371"/>
        </table:table-row>
        <table:table-row table:style-name="ro4">
          <table:table-cell/>
          <table:table-cell table:style-name="ce158" office:value-type="string" calcext:value-type="string">
            <text:p>Juin</text:p>
          </table:table-cell>
          <table:table-cell table:style-name="ce162" table:formula="of:=[.C14]" office:value-type="float" office:value="0" calcext:value-type="float">
            <text:p>0,00</text:p>
          </table:table-cell>
          <table:table-cell table:style-name="ce162" table:formula="of:=[.D34]+[.C35]" office:value-type="float" office:value="0" calcext:value-type="float">
            <text:p>0,00</text:p>
          </table:table-cell>
          <table:table-cell table:style-name="ce163" table:formula="of:=[.E14]" office:value-type="float" office:value="1766.9555" calcext:value-type="float">
            <text:p>1766,96</text:p>
          </table:table-cell>
          <table:table-cell table:style-name="ce163" table:formula="of:=[.F34]+[.E35]" office:value-type="float" office:value="10601.733" calcext:value-type="float">
            <text:p>10601,73</text:p>
          </table:table-cell>
          <table:table-cell table:style-name="ce162" table:formula="of:=[.G14]" office:value-type="float" office:value="0" calcext:value-type="float">
            <text:p>0,00</text:p>
          </table:table-cell>
          <table:table-cell table:style-name="ce162" table:formula="of:=[.D35]" office:value-type="float" office:value="0" calcext:value-type="float">
            <text:p>0,00</text:p>
          </table:table-cell>
          <table:table-cell table:style-name="ce171" table:formula="of:=ROUND(IF([.D35]=0;0;IF([.$H$3]&gt;=50;[.$P$4]/0.6;[.$P$3]/0.6)*(1.6*[.F35]/[.D35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35]&lt;0;0;MIN([.I35];[.J35]))" office:value-type="float" office:value="0" calcext:value-type="float">
            <text:p>0,0000</text:p>
          </table:table-cell>
          <table:table-cell table:style-name="ce162" table:formula="of:=[.K35]*[.H35]" office:value-type="float" office:value="0" calcext:value-type="float">
            <text:p>0,00</text:p>
          </table:table-cell>
          <table:table-cell table:style-name="ce176" table:formula="of:=+[.L35]-[.L34]" office:value-type="float" office:value="0" calcext:value-type="float">
            <text:p>0,00</text:p>
          </table:table-cell>
          <table:table-cell table:number-columns-repeated="16371"/>
        </table:table-row>
        <table:table-row table:style-name="ro4">
          <table:table-cell/>
          <table:table-cell table:style-name="ce158" office:value-type="string" calcext:value-type="string">
            <text:p>Juillet</text:p>
          </table:table-cell>
          <table:table-cell table:style-name="ce162" table:formula="of:=[.C15]" office:value-type="float" office:value="0" calcext:value-type="float">
            <text:p>0,00</text:p>
          </table:table-cell>
          <table:table-cell table:style-name="ce162" table:formula="of:=[.D35]+[.C36]" office:value-type="float" office:value="0" calcext:value-type="float">
            <text:p>0,00</text:p>
          </table:table-cell>
          <table:table-cell table:style-name="ce163" table:formula="of:=[.E15]" office:value-type="float" office:value="1766.9555" calcext:value-type="float">
            <text:p>1766,96</text:p>
          </table:table-cell>
          <table:table-cell table:style-name="ce163" table:formula="of:=[.F35]+[.E36]" office:value-type="float" office:value="12368.6885" calcext:value-type="float">
            <text:p>12368,69</text:p>
          </table:table-cell>
          <table:table-cell table:style-name="ce162" table:formula="of:=[.G15]" office:value-type="float" office:value="0" calcext:value-type="float">
            <text:p>0,00</text:p>
          </table:table-cell>
          <table:table-cell table:style-name="ce162" table:formula="of:=[.D36]" office:value-type="float" office:value="0" calcext:value-type="float">
            <text:p>0,00</text:p>
          </table:table-cell>
          <table:table-cell table:style-name="ce171" table:formula="of:=ROUND(IF([.D36]=0;0;IF([.$H$3]&gt;=50;[.$P$4]/0.6;[.$P$3]/0.6)*(1.6*[.F36]/[.D36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36]&lt;0;0;MIN([.I36];[.J36]))" office:value-type="float" office:value="0" calcext:value-type="float">
            <text:p>0,0000</text:p>
          </table:table-cell>
          <table:table-cell table:style-name="ce162" table:formula="of:=[.K36]*[.H36]" office:value-type="float" office:value="0" calcext:value-type="float">
            <text:p>0,00</text:p>
          </table:table-cell>
          <table:table-cell table:style-name="ce176" table:formula="of:=+[.L36]-[.L35]" office:value-type="float" office:value="0" calcext:value-type="float">
            <text:p>0,00</text:p>
          </table:table-cell>
          <table:table-cell table:number-columns-repeated="16371"/>
        </table:table-row>
        <table:table-row table:style-name="ro4">
          <table:table-cell/>
          <table:table-cell table:style-name="ce158" office:value-type="string" calcext:value-type="string">
            <text:p>Août</text:p>
          </table:table-cell>
          <table:table-cell table:style-name="ce162" table:formula="of:=[.C16]" office:value-type="float" office:value="0" calcext:value-type="float">
            <text:p>0,00</text:p>
          </table:table-cell>
          <table:table-cell table:style-name="ce162" table:formula="of:=[.D36]+[.C37]" office:value-type="float" office:value="0" calcext:value-type="float">
            <text:p>0,00</text:p>
          </table:table-cell>
          <table:table-cell table:style-name="ce163" table:formula="of:=[.E16]" office:value-type="float" office:value="1766.9555" calcext:value-type="float">
            <text:p>1766,96</text:p>
          </table:table-cell>
          <table:table-cell table:style-name="ce163" table:formula="of:=[.F36]+[.E37]" office:value-type="float" office:value="14135.644" calcext:value-type="float">
            <text:p>14135,64</text:p>
          </table:table-cell>
          <table:table-cell table:style-name="ce162" table:formula="of:=[.G16]" office:value-type="float" office:value="0" calcext:value-type="float">
            <text:p>0,00</text:p>
          </table:table-cell>
          <table:table-cell table:style-name="ce162" table:formula="of:=[.D37]" office:value-type="float" office:value="0" calcext:value-type="float">
            <text:p>0,00</text:p>
          </table:table-cell>
          <table:table-cell table:style-name="ce171" table:formula="of:=ROUND(IF([.D37]=0;0;IF([.$H$3]&gt;=50;[.$P$4]/0.6;[.$P$3]/0.6)*(1.6*[.F37]/[.D37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37]&lt;0;0;MIN([.I37];[.J37]))" office:value-type="float" office:value="0" calcext:value-type="float">
            <text:p>0,0000</text:p>
          </table:table-cell>
          <table:table-cell table:style-name="ce162" table:formula="of:=[.K37]*[.H37]" office:value-type="float" office:value="0" calcext:value-type="float">
            <text:p>0,00</text:p>
          </table:table-cell>
          <table:table-cell table:style-name="ce176" table:formula="of:=+[.L37]-[.L36]" office:value-type="float" office:value="0" calcext:value-type="float">
            <text:p>0,00</text:p>
          </table:table-cell>
          <table:table-cell table:number-columns-repeated="16371"/>
        </table:table-row>
        <table:table-row table:style-name="ro4">
          <table:table-cell/>
          <table:table-cell table:style-name="ce158" office:value-type="string" calcext:value-type="string">
            <text:p>Septembre</text:p>
          </table:table-cell>
          <table:table-cell table:style-name="ce162" table:formula="of:=[.C17]" office:value-type="float" office:value="0" calcext:value-type="float">
            <text:p>0,00</text:p>
          </table:table-cell>
          <table:table-cell table:style-name="ce162" table:formula="of:=[.D37]+[.C38]" office:value-type="float" office:value="0" calcext:value-type="float">
            <text:p>0,00</text:p>
          </table:table-cell>
          <table:table-cell table:style-name="ce163" table:formula="of:=[.E17]" office:value-type="float" office:value="1766.9555" calcext:value-type="float">
            <text:p>1766,96</text:p>
          </table:table-cell>
          <table:table-cell table:style-name="ce163" table:formula="of:=[.F37]+[.E38]" office:value-type="float" office:value="15902.5995" calcext:value-type="float">
            <text:p>15902,60</text:p>
          </table:table-cell>
          <table:table-cell table:style-name="ce162" table:formula="of:=[.G17]" office:value-type="float" office:value="0" calcext:value-type="float">
            <text:p>0,00</text:p>
          </table:table-cell>
          <table:table-cell table:style-name="ce162" table:formula="of:=[.D38]" office:value-type="float" office:value="0" calcext:value-type="float">
            <text:p>0,00</text:p>
          </table:table-cell>
          <table:table-cell table:style-name="ce171" table:formula="of:=ROUND(IF([.D38]=0;0;IF([.$H$3]&gt;=50;[.$P$4]/0.6;[.$P$3]/0.6)*(1.6*[.F38]/[.D38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38]&lt;0;0;MIN([.I38];[.J38]))" office:value-type="float" office:value="0" calcext:value-type="float">
            <text:p>0,0000</text:p>
          </table:table-cell>
          <table:table-cell table:style-name="ce162" table:formula="of:=[.K38]*[.H38]" office:value-type="float" office:value="0" calcext:value-type="float">
            <text:p>0,00</text:p>
          </table:table-cell>
          <table:table-cell table:style-name="ce176" table:formula="of:=+[.L38]-[.L37]" office:value-type="float" office:value="0" calcext:value-type="float">
            <text:p>0,00</text:p>
          </table:table-cell>
          <table:table-cell table:number-columns-repeated="16371"/>
        </table:table-row>
        <table:table-row table:style-name="ro4">
          <table:table-cell/>
          <table:table-cell table:style-name="ce158" office:value-type="string" calcext:value-type="string">
            <text:p>Octobre</text:p>
          </table:table-cell>
          <table:table-cell table:style-name="ce162" table:formula="of:=[.C18]" office:value-type="float" office:value="0" calcext:value-type="float">
            <text:p>0,00</text:p>
          </table:table-cell>
          <table:table-cell table:style-name="ce162" table:formula="of:=[.D38]+[.C39]" office:value-type="float" office:value="0" calcext:value-type="float">
            <text:p>0,00</text:p>
          </table:table-cell>
          <table:table-cell table:style-name="ce163" table:formula="of:=[.E18]" office:value-type="float" office:value="1766.9555" calcext:value-type="float">
            <text:p>1766,96</text:p>
          </table:table-cell>
          <table:table-cell table:style-name="ce163" table:formula="of:=[.F38]+[.E39]" office:value-type="float" office:value="17669.555" calcext:value-type="float">
            <text:p>17669,55</text:p>
          </table:table-cell>
          <table:table-cell table:style-name="ce162" table:formula="of:=[.G18]" office:value-type="float" office:value="0" calcext:value-type="float">
            <text:p>0,00</text:p>
          </table:table-cell>
          <table:table-cell table:style-name="ce162" table:formula="of:=[.D39]" office:value-type="float" office:value="0" calcext:value-type="float">
            <text:p>0,00</text:p>
          </table:table-cell>
          <table:table-cell table:style-name="ce171" table:formula="of:=ROUND(IF([.D39]=0;0;IF([.$H$3]&gt;=50;[.$P$4]/0.6;[.$P$3]/0.6)*(1.6*[.F39]/[.D39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39]&lt;0;0;MIN([.I39];[.J39]))" office:value-type="float" office:value="0" calcext:value-type="float">
            <text:p>0,0000</text:p>
          </table:table-cell>
          <table:table-cell table:style-name="ce162" table:formula="of:=[.K39]*[.H39]" office:value-type="float" office:value="0" calcext:value-type="float">
            <text:p>0,00</text:p>
          </table:table-cell>
          <table:table-cell table:style-name="ce176" table:formula="of:=+[.L39]-[.L38]" office:value-type="float" office:value="0" calcext:value-type="float">
            <text:p>0,00</text:p>
          </table:table-cell>
          <table:table-cell table:number-columns-repeated="16371"/>
        </table:table-row>
        <table:table-row table:style-name="ro4">
          <table:table-cell/>
          <table:table-cell table:style-name="ce158" office:value-type="string" calcext:value-type="string">
            <text:p>Novembre</text:p>
          </table:table-cell>
          <table:table-cell table:style-name="ce162" table:formula="of:=[.C19]" office:value-type="float" office:value="0" calcext:value-type="float">
            <text:p>0,00</text:p>
          </table:table-cell>
          <table:table-cell table:style-name="ce162" table:formula="of:=[.D39]+[.C40]" office:value-type="float" office:value="0" calcext:value-type="float">
            <text:p>0,00</text:p>
          </table:table-cell>
          <table:table-cell table:style-name="ce163" table:formula="of:=[.E19]" office:value-type="float" office:value="1766.9555" calcext:value-type="float">
            <text:p>1766,96</text:p>
          </table:table-cell>
          <table:table-cell table:style-name="ce163" table:formula="of:=[.F39]+[.E40]" office:value-type="float" office:value="19436.5105" calcext:value-type="float">
            <text:p>19436,51</text:p>
          </table:table-cell>
          <table:table-cell table:style-name="ce162" table:formula="of:=[.G19]" office:value-type="float" office:value="0" calcext:value-type="float">
            <text:p>0,00</text:p>
          </table:table-cell>
          <table:table-cell table:style-name="ce162" table:formula="of:=[.D40]" office:value-type="float" office:value="0" calcext:value-type="float">
            <text:p>0,00</text:p>
          </table:table-cell>
          <table:table-cell table:style-name="ce171" table:formula="of:=ROUND(IF([.D40]=0;0;IF([.$H$3]&gt;=50;[.$P$4]/0.6;[.$P$3]/0.6)*(1.6*[.F40]/[.D40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40]&lt;0;0;MIN([.I40];[.J40]))" office:value-type="float" office:value="0" calcext:value-type="float">
            <text:p>0,0000</text:p>
          </table:table-cell>
          <table:table-cell table:style-name="ce162" table:formula="of:=[.K40]*[.H40]" office:value-type="float" office:value="0" calcext:value-type="float">
            <text:p>0,00</text:p>
          </table:table-cell>
          <table:table-cell table:style-name="ce176" table:formula="of:=+[.L40]-[.L39]" office:value-type="float" office:value="0" calcext:value-type="float">
            <text:p>0,00</text:p>
          </table:table-cell>
          <table:table-cell table:number-columns-repeated="16371"/>
        </table:table-row>
        <table:table-row table:style-name="ro4">
          <table:table-cell/>
          <table:table-cell table:style-name="ce159" office:value-type="string" calcext:value-type="string">
            <text:p>Décembre</text:p>
          </table:table-cell>
          <table:table-cell table:style-name="ce162" table:formula="of:=[.C20]" office:value-type="float" office:value="0" calcext:value-type="float">
            <text:p>0,00</text:p>
          </table:table-cell>
          <table:table-cell table:style-name="ce165" table:formula="of:=[.D40]+[.C41]" office:value-type="float" office:value="0" calcext:value-type="float">
            <text:p>0,00</text:p>
          </table:table-cell>
          <table:table-cell table:style-name="ce163" table:formula="of:=[.E20]" office:value-type="float" office:value="1766.9555" calcext:value-type="float">
            <text:p>1766,96</text:p>
          </table:table-cell>
          <table:table-cell table:style-name="ce167" table:formula="of:=[.F40]+[.E41]" office:value-type="float" office:value="21203.466" calcext:value-type="float">
            <text:p>21203,47</text:p>
          </table:table-cell>
          <table:table-cell table:style-name="ce162" table:formula="of:=[.G20]" office:value-type="float" office:value="0" calcext:value-type="float">
            <text:p>0,00</text:p>
          </table:table-cell>
          <table:table-cell table:style-name="ce165" table:formula="of:=[.D41]" office:value-type="float" office:value="0" calcext:value-type="float">
            <text:p>0,00</text:p>
          </table:table-cell>
          <table:table-cell table:style-name="ce171" table:formula="of:=ROUND(IF([.D41]=0;0;IF([.$H$3]&gt;=50;[.$P$4]/0.6;[.$P$3]/0.6)*(1.6*[.F41]/[.D41]-1));4)" office:value-type="float" office:value="0" calcext:value-type="float">
            <text:p>0,0000</text:p>
          </table:table-cell>
          <table:table-cell table:style-name="ce171" table:formula="of:=IF([.$H$3]&lt;50;[.$P$3];[.$P$4])" office:value-type="float" office:value="0.3194" calcext:value-type="float">
            <text:p>0,3194</text:p>
          </table:table-cell>
          <table:table-cell table:style-name="ce171" table:formula="of:=IF([.I41]&lt;0;0;MIN([.I41];[.J41]))" office:value-type="float" office:value="0" calcext:value-type="float">
            <text:p>0,0000</text:p>
          </table:table-cell>
          <table:table-cell table:style-name="ce162" table:formula="of:=[.K41]*[.H41]" office:value-type="float" office:value="0" calcext:value-type="float">
            <text:p>0,00</text:p>
          </table:table-cell>
          <table:table-cell table:style-name="ce176" table:formula="of:=+[.L41]-[.L40]" office:value-type="float" office:value="0" calcext:value-type="float">
            <text:p>0,00</text:p>
          </table:table-cell>
          <table:table-cell table:number-columns-repeated="16371"/>
        </table:table-row>
        <table:table-row table:style-name="ro4">
          <table:table-cell/>
          <table:table-cell table:style-name="ce158" office:value-type="string" calcext:value-type="string">
            <text:p>TOTAUX</text:p>
          </table:table-cell>
          <table:table-cell table:style-name="ce162" table:formula="of:=+[.C21]" office:value-type="float" office:value="0" calcext:value-type="float">
            <text:p>0,00</text:p>
          </table:table-cell>
          <table:table-cell table:style-name="ce164"/>
          <table:table-cell table:style-name="ce163" table:formula="of:=SUM([.E30:.E41])" office:value-type="float" office:value="21203.466" calcext:value-type="float">
            <text:p>21203,47</text:p>
          </table:table-cell>
          <table:table-cell table:style-name="ce164"/>
          <table:table-cell table:style-name="ce162" table:formula="of:=SUM([.G30:.G41])" office:value-type="float" office:value="0" calcext:value-type="float">
            <text:p>0,00</text:p>
          </table:table-cell>
          <table:table-cell table:style-name="ce162"/>
          <table:table-cell table:style-name="ce171" table:number-columns-repeated="3"/>
          <table:table-cell table:style-name="ce162"/>
          <table:table-cell table:style-name="ce176" table:formula="of:=SUM([.M30:.M41])" office:value-type="float" office:value="0" calcext:value-type="float">
            <text:p>0,00</text:p>
          </table:table-cell>
          <table:table-cell table:number-columns-repeated="16371"/>
        </table:table-row>
        <table:table-row table:style-name="ro4" table:number-rows-repeated="3">
          <table:table-cell/>
          <table:table-cell table:style-name="ce160"/>
          <table:table-cell table:number-columns-repeated="16382"/>
        </table:table-row>
        <table:table-row table:style-name="ro4" table:number-rows-repeated="1048530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expression table:name="Bruts_cumulés" table:base-cell-address="$Bulletin.$A$1" table:expression="!#REF!"/>
          <table:named-expression table:name="CODE" table:base-cell-address="$Bulletin.$A$1" table:expression="!#REF!"/>
          <table:named-expression table:name="plafond2" table:base-cell-address="$Bulletin.$A$1" table:expression="!#REF!"/>
          <table:named-expression table:name="plafond3" table:base-cell-address="$Bulletin.$A$1" table:expression="!#REF!"/>
          <table:named-expression table:name="Plafonds_cumulés" table:base-cell-address="$Bulletin.$A$1" table:expression="!#REF!"/>
        </table:named-expressions>
      </table:table>
      <table:table table:name="Régul_AF" table:style-name="ta3" table:print-ranges="Régul_AF.B1:Régul_AF.R25">
        <table:table-column table:style-name="co13" table:default-cell-style-name="ce185"/>
        <table:table-column table:style-name="co16" table:default-cell-style-name="ce188"/>
        <table:table-column table:style-name="co8" table:number-columns-repeated="2" table:default-cell-style-name="ce188"/>
        <table:table-column table:style-name="co15" table:default-cell-style-name="ce188"/>
        <table:table-column table:style-name="co8" table:default-cell-style-name="ce188"/>
        <table:table-column table:style-name="co16" table:default-cell-style-name="ce188"/>
        <table:table-column table:style-name="co17" table:default-cell-style-name="ce188"/>
        <table:table-column table:style-name="co18" table:default-cell-style-name="ce188"/>
        <table:table-column table:style-name="co19" table:default-cell-style-name="ce188"/>
        <table:table-column table:style-name="co20" table:default-cell-style-name="ce188"/>
        <table:table-column table:style-name="co16" table:default-cell-style-name="ce188"/>
        <table:table-column table:style-name="co8" table:default-cell-style-name="ce188"/>
        <table:table-column table:style-name="co21" table:default-cell-style-name="ce188"/>
        <table:table-column table:style-name="co22" table:default-cell-style-name="ce188"/>
        <table:table-column table:style-name="co15" table:default-cell-style-name="ce219"/>
        <table:table-column table:style-name="co8" table:default-cell-style-name="ce188"/>
        <table:table-column table:style-name="co23" table:default-cell-style-name="ce188"/>
        <table:table-column table:style-name="co6" table:number-columns-repeated="16366" table:default-cell-style-name="ce223"/>
        <table:table-row table:style-name="ro4">
          <table:table-cell/>
          <table:table-cell table:style-name="ce187" office:value-type="string" calcext:value-type="string">
            <text:p>REGULARISATION ALLOCATIONS FAMILIALES</text:p>
          </table:table-cell>
          <table:table-cell table:number-columns-repeated="16382"/>
        </table:table-row>
        <table:table-row table:style-name="ro4">
          <table:table-cell/>
          <table:table-cell table:style-name="ce187"/>
          <table:table-cell table:number-columns-repeated="16382"/>
        </table:table-row>
        <table:table-row table:style-name="ro7">
          <table:table-cell table:number-columns-repeated="2"/>
          <table:table-cell table:style-name="ce77" office:value-type="string" calcext:value-type="string" table:number-columns-spanned="3" table:number-rows-spanned="1">
            <text:p>Candidat n°14</text:p>
          </table:table-cell>
          <table:covered-table-cell table:number-columns-repeated="2" table:style-name="ce77"/>
          <table:table-cell table:number-columns-repeated="16379"/>
        </table:table-row>
        <table:table-row table:style-name="ro11">
          <table:table-cell table:number-columns-repeated="8"/>
          <table:table-cell table:style-name="ce197" office:value-type="string" calcext:value-type="string" table:number-columns-spanned="5" table:number-rows-spanned="1">
            <text:p>Allocations familiales (régul mensuelle progressive)</text:p>
          </table:table-cell>
          <table:covered-table-cell table:number-columns-repeated="4" table:style-name="ce197"/>
          <table:table-cell table:style-name="ce210" office:value-type="string" calcext:value-type="string" table:number-columns-spanned="4" table:number-rows-spanned="1">
            <text:p>Allocations familiales (régul annuelle)</text:p>
          </table:table-cell>
          <table:covered-table-cell table:number-columns-repeated="3" table:style-name="ce210"/>
          <table:table-cell table:number-columns-repeated="16367"/>
        </table:table-row>
        <table:table-row table:style-name="ro12">
          <table:table-cell table:style-name="ce186"/>
          <table:table-cell table:style-name="ce189" office:value-type="string" calcext:value-type="string">
            <text:p>Mois</text:p>
          </table:table-cell>
          <table:table-cell table:style-name="ce189" office:value-type="string" calcext:value-type="string">
            <text:p>Salaire mois</text:p>
          </table:table-cell>
          <table:table-cell table:style-name="ce192" office:value-type="string" calcext:value-type="string">
            <text:p>Salaire cumul</text:p>
          </table:table-cell>
          <table:table-cell table:style-name="ce189" office:value-type="string" calcext:value-type="string">
            <text:p>SMIC RGC mois</text:p>
          </table:table-cell>
          <table:table-cell table:style-name="ce192" office:value-type="string" calcext:value-type="string">
            <text:p>SMIC RGC cumul</text:p>
          </table:table-cell>
          <table:table-cell table:style-name="ce189" office:value-type="string" calcext:value-type="string">
            <text:p>3,5xSMIC mois</text:p>
          </table:table-cell>
          <table:table-cell table:style-name="ce192" office:value-type="string" calcext:value-type="string">
            <text:p>3,5xSMIC cumul</text:p>
          </table:table-cell>
          <table:table-cell table:style-name="ce198" office:value-type="string" calcext:value-type="string">
            <text:p>Taux</text:p>
          </table:table-cell>
          <table:table-cell table:style-name="ce201" office:value-type="percentage" office:value="0.0345" calcext:value-type="percentage" table:number-columns-spanned="2" table:number-rows-spanned="1">
            <text:p>3,45 %</text:p>
          </table:table-cell>
          <table:covered-table-cell table:style-name="ce201"/>
          <table:table-cell table:style-name="ce201" office:value-type="percentage" office:value="0.018" calcext:value-type="percentage" table:number-columns-spanned="2" table:number-rows-spanned="1">
            <text:p>1,80 %</text:p>
          </table:table-cell>
          <table:covered-table-cell table:style-name="ce201"/>
          <table:table-cell table:style-name="ce211" office:value-type="string" calcext:value-type="string">
            <text:p>Taux</text:p>
          </table:table-cell>
          <table:table-cell table:style-name="ce214" office:value-type="string" calcext:value-type="string">
            <text:p>Montant mois</text:p>
          </table:table-cell>
          <table:table-cell table:style-name="ce220" office:value-type="percentage" office:value="0.0345" calcext:value-type="percentage">
            <text:p>3,45 %</text:p>
          </table:table-cell>
          <table:table-cell table:style-name="ce220" office:value-type="percentage" office:value="0.018" calcext:value-type="percentage">
            <text:p>1,80 %</text:p>
          </table:table-cell>
          <table:table-cell table:style-name="ce186"/>
          <table:table-cell table:number-columns-repeated="16366"/>
        </table:table-row>
        <table:table-row table:style-name="ro5">
          <table:table-cell table:style-name="ce186" office:value-type="string" calcext:value-type="string">
            <text:p>Valeur du SMIC au 31/12/2023</text:p>
          </table:table-cell>
          <table:table-cell table:style-name="ce189" table:number-columns-repeated="2"/>
          <table:table-cell table:style-name="ce192"/>
          <table:table-cell table:style-name="ce189"/>
          <table:table-cell table:style-name="ce192"/>
          <table:table-cell table:style-name="ce189"/>
          <table:table-cell table:style-name="ce192"/>
          <table:table-cell table:style-name="ce198"/>
          <table:table-cell table:style-name="ce202" office:value-type="string" calcext:value-type="string">
            <text:p>Du mois</text:p>
          </table:table-cell>
          <table:table-cell table:style-name="ce204" office:value-type="string" calcext:value-type="string">
            <text:p>Cumulée</text:p>
          </table:table-cell>
          <table:table-cell table:style-name="ce202" office:value-type="string" calcext:value-type="string">
            <text:p>Du mois</text:p>
          </table:table-cell>
          <table:table-cell table:style-name="ce204" office:value-type="string" calcext:value-type="string">
            <text:p>Cumulée</text:p>
          </table:table-cell>
          <table:table-cell table:style-name="ce211"/>
          <table:table-cell table:style-name="ce214"/>
          <table:table-cell table:style-name="ce220" table:number-columns-repeated="2"/>
          <table:table-cell table:style-name="ce186"/>
          <table:table-cell table:number-columns-repeated="16366"/>
        </table:table-row>
        <table:table-row table:style-name="ro4">
          <table:table-cell office:value-type="float" office:value="11.52" calcext:value-type="float">
            <text:p>11,52</text:p>
          </table:table-cell>
          <table:table-cell table:style-name="ce190" office:value-type="string" calcext:value-type="string">
            <text:p>Janvier</text:p>
          </table:table-cell>
          <table:table-cell table:style-name="ce191" table:formula="of:=[$RGC.C9]" office:value-type="float" office:value="0" calcext:value-type="float">
            <text:p>0,00 </text:p>
          </table:table-cell>
          <table:table-cell table:style-name="ce193" table:formula="of:=[.C7]" office:value-type="float" office:value="0" calcext:value-type="float">
            <text:p>0,00</text:p>
          </table:table-cell>
          <table:table-cell table:style-name="ce194" table:formula="of:=[$RGC.E9]" office:value-type="float" office:value="1766.9555" calcext:value-type="float">
            <text:p>1 766,96</text:p>
          </table:table-cell>
          <table:table-cell table:style-name="ce193" table:formula="of:=[.E7]" office:value-type="float" office:value="1766.9555" calcext:value-type="float">
            <text:p>1 766,96</text:p>
          </table:table-cell>
          <table:table-cell table:style-name="ce195" table:formula="of:=3.5*[.E7]" office:value-type="float" office:value="6184.34425" calcext:value-type="float">
            <text:p>6 184,34</text:p>
          </table:table-cell>
          <table:table-cell table:style-name="ce193" table:formula="of:=[.G7]" office:value-type="float" office:value="6184.34425" calcext:value-type="float">
            <text:p>6 184,34</text:p>
          </table:table-cell>
          <table:table-cell table:style-name="ce199" table:formula="of:=IF([.D7]&lt;[.H7];3.45%;5.25%)" office:value-type="percentage" office:value="0.0345" calcext:value-type="percentage">
            <text:p>3,45 %</text:p>
          </table:table-cell>
          <table:table-cell table:style-name="ce203" table:formula="of:=IF([.C7]=0;0;[.K7])" office:value-type="float" office:value="0" calcext:value-type="float">
            <text:p>0,00</text:p>
          </table:table-cell>
          <table:table-cell table:style-name="ce205" table:formula="of:=IF([.C7]=0;0;ROUND(IF([.I7]&gt;[.$P$5];[.D7]*[.$P$5];[.I7]*[.D7]);2))" office:value-type="float" office:value="0" calcext:value-type="float">
            <text:p>0,00</text:p>
          </table:table-cell>
          <table:table-cell table:style-name="ce203" table:formula="of:=IF([.C7]=0;0;[.M7])" office:value-type="float" office:value="0" calcext:value-type="float">
            <text:p>0,00</text:p>
          </table:table-cell>
          <table:table-cell table:style-name="ce203" table:formula="of:=IF([.C7]=0;0;IF([.I7]&gt;[.$P$5];[.D7]*[.$Q$5];0))" office:value-type="float" office:value="0" calcext:value-type="float">
            <text:p>0,00</text:p>
          </table:table-cell>
          <table:table-cell table:style-name="ce212" table:formula="of:=IF([.C7]&lt;[.G7];3.45%;5.25%)" office:value-type="percentage" office:value="0.0345" calcext:value-type="percentage">
            <text:p>3,45 %</text:p>
          </table:table-cell>
          <table:table-cell table:style-name="ce215" table:formula="of:=[.C7]*[.N7]" office:value-type="float" office:value="0" calcext:value-type="float">
            <text:p>0,00</text:p>
          </table:table-cell>
          <table:table-cell table:style-name="ce215" table:formula="of:=[.C7]*[.$P$5]" office:value-type="float" office:value="0" calcext:value-type="float">
            <text:p>0,00</text:p>
          </table:table-cell>
          <table:table-cell table:style-name="ce215" table:formula="of:=IF([.N7]=3.45%;0;[.C7]*1.8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office:value-type="float" office:value="11.52" calcext:value-type="float">
            <text:p>11,52</text:p>
          </table:table-cell>
          <table:table-cell table:style-name="ce190" office:value-type="string" calcext:value-type="string">
            <text:p>Février</text:p>
          </table:table-cell>
          <table:table-cell table:style-name="ce191" table:formula="of:=[$RGC.C10]" office:value-type="float" office:value="0" calcext:value-type="float">
            <text:p>0,00 </text:p>
          </table:table-cell>
          <table:table-cell table:style-name="ce193" table:formula="of:=[.C8]+[.D7]" office:value-type="float" office:value="0" calcext:value-type="float">
            <text:p>0,00</text:p>
          </table:table-cell>
          <table:table-cell table:style-name="ce194" table:formula="of:=[$RGC.E10]" office:value-type="float" office:value="1766.9555" calcext:value-type="float">
            <text:p>1 766,96</text:p>
          </table:table-cell>
          <table:table-cell table:style-name="ce193" table:formula="of:=[.E8]+[.F7]" office:value-type="float" office:value="3533.911" calcext:value-type="float">
            <text:p>3 533,91</text:p>
          </table:table-cell>
          <table:table-cell table:style-name="ce195" table:formula="of:=3.5*[.E8]" office:value-type="float" office:value="6184.34425" calcext:value-type="float">
            <text:p>6 184,34</text:p>
          </table:table-cell>
          <table:table-cell table:style-name="ce193" table:formula="of:=[.G8]+[.H7]" office:value-type="float" office:value="12368.6885" calcext:value-type="float">
            <text:p>12 368,69</text:p>
          </table:table-cell>
          <table:table-cell table:style-name="ce199" table:formula="of:=IF([.D8]&lt;[.H8];3.45%;5.25%)" office:value-type="percentage" office:value="0.0345" calcext:value-type="percentage">
            <text:p>3,45 %</text:p>
          </table:table-cell>
          <table:table-cell table:style-name="ce203" table:formula="of:=IF([.C8]=0;0;[.K8]-[.K7])" office:value-type="float" office:value="0" calcext:value-type="float">
            <text:p>0,00</text:p>
          </table:table-cell>
          <table:table-cell table:style-name="ce205" table:formula="of:=IF([.C8]=0;0;ROUND(IF([.I8]&gt;[.$P$5];[.D8]*[.$P$5];[.I8]*[.D8]);2))" office:value-type="float" office:value="0" calcext:value-type="float">
            <text:p>0,00</text:p>
          </table:table-cell>
          <table:table-cell table:style-name="ce203" table:formula="of:=IF([.C8]=0;0;[.M8]-[.M7])" office:value-type="float" office:value="0" calcext:value-type="float">
            <text:p>0,00</text:p>
          </table:table-cell>
          <table:table-cell table:style-name="ce203" table:formula="of:=IF([.C8]=0;0;IF([.I8]&gt;[.$P$5];[.D8]*[.$Q$5];0))" office:value-type="float" office:value="0" calcext:value-type="float">
            <text:p>0,00</text:p>
          </table:table-cell>
          <table:table-cell table:style-name="ce212" table:formula="of:=IF([.C8]&lt;[.G8];3.45%;5.25%)" office:value-type="percentage" office:value="0.0345" calcext:value-type="percentage">
            <text:p>3,45 %</text:p>
          </table:table-cell>
          <table:table-cell table:style-name="ce215" table:formula="of:=[.C8]*[.N8]" office:value-type="float" office:value="0" calcext:value-type="float">
            <text:p>0,00</text:p>
          </table:table-cell>
          <table:table-cell table:style-name="ce215" table:formula="of:=[.C8]*[.$P$5]" office:value-type="float" office:value="0" calcext:value-type="float">
            <text:p>0,00</text:p>
          </table:table-cell>
          <table:table-cell table:style-name="ce215" table:formula="of:=IF([.N8]=3.45%;0;[.C8]*1.8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office:value-type="float" office:value="11.52" calcext:value-type="float">
            <text:p>11,52</text:p>
          </table:table-cell>
          <table:table-cell table:style-name="ce190" office:value-type="string" calcext:value-type="string">
            <text:p>Mars</text:p>
          </table:table-cell>
          <table:table-cell table:style-name="ce191" table:formula="of:=[$RGC.C11]" office:value-type="float" office:value="0" calcext:value-type="float">
            <text:p>0,00 </text:p>
          </table:table-cell>
          <table:table-cell table:style-name="ce193" table:formula="of:=[.C9]+[.D8]" office:value-type="float" office:value="0" calcext:value-type="float">
            <text:p>0,00</text:p>
          </table:table-cell>
          <table:table-cell table:style-name="ce194" table:formula="of:=[$RGC.E11]" office:value-type="float" office:value="1766.9555" calcext:value-type="float">
            <text:p>1 766,96</text:p>
          </table:table-cell>
          <table:table-cell table:style-name="ce193" table:formula="of:=[.E9]+[.F8]" office:value-type="float" office:value="5300.8665" calcext:value-type="float">
            <text:p>5 300,87</text:p>
          </table:table-cell>
          <table:table-cell table:style-name="ce195" table:formula="of:=3.5*[.E9]" office:value-type="float" office:value="6184.34425" calcext:value-type="float">
            <text:p>6 184,34</text:p>
          </table:table-cell>
          <table:table-cell table:style-name="ce193" table:formula="of:=[.G9]+[.H8]" office:value-type="float" office:value="18553.03275" calcext:value-type="float">
            <text:p>18 553,03</text:p>
          </table:table-cell>
          <table:table-cell table:style-name="ce199" table:formula="of:=IF([.D9]&lt;[.H9];3.45%;5.25%)" office:value-type="percentage" office:value="0.0345" calcext:value-type="percentage">
            <text:p>3,45 %</text:p>
          </table:table-cell>
          <table:table-cell table:style-name="ce203" table:formula="of:=IF([.C9]=0;0;[.K9]-[.K8])" office:value-type="float" office:value="0" calcext:value-type="float">
            <text:p>0,00</text:p>
          </table:table-cell>
          <table:table-cell table:style-name="ce205" table:formula="of:=IF([.C9]=0;0;ROUND(IF([.I9]&gt;[.$P$5];[.D9]*[.$P$5];[.I9]*[.D9]);2))" office:value-type="float" office:value="0" calcext:value-type="float">
            <text:p>0,00</text:p>
          </table:table-cell>
          <table:table-cell table:style-name="ce203" table:formula="of:=IF([.C9]=0;0;[.M9]-[.M8])" office:value-type="float" office:value="0" calcext:value-type="float">
            <text:p>0,00</text:p>
          </table:table-cell>
          <table:table-cell table:style-name="ce203" table:formula="of:=IF([.C9]=0;0;IF([.I9]&gt;[.$P$5];[.D9]*[.$Q$5];0))" office:value-type="float" office:value="0" calcext:value-type="float">
            <text:p>0,00</text:p>
          </table:table-cell>
          <table:table-cell table:style-name="ce212" table:formula="of:=IF([.C9]&lt;[.G9];3.45%;5.25%)" office:value-type="percentage" office:value="0.0345" calcext:value-type="percentage">
            <text:p>3,45 %</text:p>
          </table:table-cell>
          <table:table-cell table:style-name="ce215" table:formula="of:=[.C9]*[.N9]" office:value-type="float" office:value="0" calcext:value-type="float">
            <text:p>0,00</text:p>
          </table:table-cell>
          <table:table-cell table:style-name="ce215" table:formula="of:=[.C9]*[.$P$5]" office:value-type="float" office:value="0" calcext:value-type="float">
            <text:p>0,00</text:p>
          </table:table-cell>
          <table:table-cell table:style-name="ce215" table:formula="of:=IF([.N9]=3.45%;0;[.C9]*1.8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office:value-type="float" office:value="11.52" calcext:value-type="float">
            <text:p>11,52</text:p>
          </table:table-cell>
          <table:table-cell table:style-name="ce190" office:value-type="string" calcext:value-type="string">
            <text:p>Avril</text:p>
          </table:table-cell>
          <table:table-cell table:style-name="ce191" table:formula="of:=[$RGC.C12]" office:value-type="float" office:value="0" calcext:value-type="float">
            <text:p>0,00 </text:p>
          </table:table-cell>
          <table:table-cell table:style-name="ce193" table:formula="of:=[.C10]+[.D9]" office:value-type="float" office:value="0" calcext:value-type="float">
            <text:p>0,00</text:p>
          </table:table-cell>
          <table:table-cell table:style-name="ce194" table:formula="of:=[$RGC.E12]" office:value-type="float" office:value="1766.9555" calcext:value-type="float">
            <text:p>1 766,96</text:p>
          </table:table-cell>
          <table:table-cell table:style-name="ce193" table:formula="of:=[.E10]+[.F9]" office:value-type="float" office:value="7067.822" calcext:value-type="float">
            <text:p>7 067,82</text:p>
          </table:table-cell>
          <table:table-cell table:style-name="ce195" table:formula="of:=3.5*[.E10]" office:value-type="float" office:value="6184.34425" calcext:value-type="float">
            <text:p>6 184,34</text:p>
          </table:table-cell>
          <table:table-cell table:style-name="ce193" table:formula="of:=[.G10]+[.H9]" office:value-type="float" office:value="24737.377" calcext:value-type="float">
            <text:p>24 737,38</text:p>
          </table:table-cell>
          <table:table-cell table:style-name="ce199" table:formula="of:=IF([.D10]&lt;[.H10];3.45%;5.25%)" office:value-type="percentage" office:value="0.0345" calcext:value-type="percentage">
            <text:p>3,45 %</text:p>
          </table:table-cell>
          <table:table-cell table:style-name="ce203" table:formula="of:=IF([.C10]=0;0;[.K10]-[.K9])" office:value-type="float" office:value="0" calcext:value-type="float">
            <text:p>0,00</text:p>
          </table:table-cell>
          <table:table-cell table:style-name="ce205" table:formula="of:=IF([.C10]=0;0;ROUND(IF([.I10]&gt;[.$P$5];[.D10]*[.$P$5];[.I10]*[.D10]);2))" office:value-type="float" office:value="0" calcext:value-type="float">
            <text:p>0,00</text:p>
          </table:table-cell>
          <table:table-cell table:style-name="ce203" table:formula="of:=IF([.C10]=0;0;[.M10]-[.M9])" office:value-type="float" office:value="0" calcext:value-type="float">
            <text:p>0,00</text:p>
          </table:table-cell>
          <table:table-cell table:style-name="ce203" table:formula="of:=IF([.C10]=0;0;IF([.I10]&gt;[.$P$5];[.D10]*[.$Q$5];0))" office:value-type="float" office:value="0" calcext:value-type="float">
            <text:p>0,00</text:p>
          </table:table-cell>
          <table:table-cell table:style-name="ce212" table:formula="of:=IF([.C10]&lt;[.G10];3.45%;5.25%)" office:value-type="percentage" office:value="0.0345" calcext:value-type="percentage">
            <text:p>3,45 %</text:p>
          </table:table-cell>
          <table:table-cell table:style-name="ce215" table:formula="of:=[.C10]*[.N10]" office:value-type="float" office:value="0" calcext:value-type="float">
            <text:p>0,00</text:p>
          </table:table-cell>
          <table:table-cell table:style-name="ce215" table:formula="of:=[.C10]*[.$P$5]" office:value-type="float" office:value="0" calcext:value-type="float">
            <text:p>0,00</text:p>
          </table:table-cell>
          <table:table-cell table:style-name="ce215" table:formula="of:=IF([.N10]=3.45%;0;[.C10]*1.8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office:value-type="float" office:value="11.52" calcext:value-type="float">
            <text:p>11,52</text:p>
          </table:table-cell>
          <table:table-cell table:style-name="ce190" office:value-type="string" calcext:value-type="string">
            <text:p>Mai</text:p>
          </table:table-cell>
          <table:table-cell table:style-name="ce191" table:formula="of:=[$RGC.C13]" office:value-type="float" office:value="0" calcext:value-type="float">
            <text:p>0,00 </text:p>
          </table:table-cell>
          <table:table-cell table:style-name="ce193" table:formula="of:=[.C11]+[.D10]" office:value-type="float" office:value="0" calcext:value-type="float">
            <text:p>0,00</text:p>
          </table:table-cell>
          <table:table-cell table:style-name="ce194" table:formula="of:=[$RGC.E13]" office:value-type="float" office:value="1766.9555" calcext:value-type="float">
            <text:p>1 766,96</text:p>
          </table:table-cell>
          <table:table-cell table:style-name="ce193" table:formula="of:=[.E11]+[.F10]" office:value-type="float" office:value="8834.7775" calcext:value-type="float">
            <text:p>8 834,78</text:p>
          </table:table-cell>
          <table:table-cell table:style-name="ce195" table:formula="of:=3.5*[.E11]" office:value-type="float" office:value="6184.34425" calcext:value-type="float">
            <text:p>6 184,34</text:p>
          </table:table-cell>
          <table:table-cell table:style-name="ce193" table:formula="of:=[.G11]+[.H10]" office:value-type="float" office:value="30921.72125" calcext:value-type="float">
            <text:p>30 921,72</text:p>
          </table:table-cell>
          <table:table-cell table:style-name="ce199" table:formula="of:=IF([.D11]&lt;[.H11];3.45%;5.25%)" office:value-type="percentage" office:value="0.0345" calcext:value-type="percentage">
            <text:p>3,45 %</text:p>
          </table:table-cell>
          <table:table-cell table:style-name="ce203" table:formula="of:=IF([.C11]=0;0;[.K11]-[.K10])" office:value-type="float" office:value="0" calcext:value-type="float">
            <text:p>0,00</text:p>
          </table:table-cell>
          <table:table-cell table:style-name="ce205" table:formula="of:=IF([.C11]=0;0;ROUND(IF([.I11]&gt;[.$P$5];[.D11]*[.$P$5];[.I11]*[.D11]);2))" office:value-type="float" office:value="0" calcext:value-type="float">
            <text:p>0,00</text:p>
          </table:table-cell>
          <table:table-cell table:style-name="ce203" table:formula="of:=IF([.C11]=0;0;[.M11]-[.M10])" office:value-type="float" office:value="0" calcext:value-type="float">
            <text:p>0,00</text:p>
          </table:table-cell>
          <table:table-cell table:style-name="ce203" table:formula="of:=IF([.C11]=0;0;IF([.I11]&gt;[.$P$5];[.D11]*[.$Q$5];0))" office:value-type="float" office:value="0" calcext:value-type="float">
            <text:p>0,00</text:p>
          </table:table-cell>
          <table:table-cell table:style-name="ce212" table:formula="of:=IF([.C11]&lt;[.G11];3.45%;5.25%)" office:value-type="percentage" office:value="0.0345" calcext:value-type="percentage">
            <text:p>3,45 %</text:p>
          </table:table-cell>
          <table:table-cell table:style-name="ce215" table:formula="of:=[.C11]*[.N11]" office:value-type="float" office:value="0" calcext:value-type="float">
            <text:p>0,00</text:p>
          </table:table-cell>
          <table:table-cell table:style-name="ce215" table:formula="of:=[.C11]*[.$P$5]" office:value-type="float" office:value="0" calcext:value-type="float">
            <text:p>0,00</text:p>
          </table:table-cell>
          <table:table-cell table:style-name="ce215" table:formula="of:=IF([.N11]=3.45%;0;[.C11]*1.8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office:value-type="float" office:value="11.52" calcext:value-type="float">
            <text:p>11,52</text:p>
          </table:table-cell>
          <table:table-cell table:style-name="ce190" office:value-type="string" calcext:value-type="string">
            <text:p>Juin</text:p>
          </table:table-cell>
          <table:table-cell table:style-name="ce191" table:formula="of:=[$RGC.C14]" office:value-type="float" office:value="0" calcext:value-type="float">
            <text:p>0,00 </text:p>
          </table:table-cell>
          <table:table-cell table:style-name="ce193" table:formula="of:=[.C12]+[.D11]" office:value-type="float" office:value="0" calcext:value-type="float">
            <text:p>0,00</text:p>
          </table:table-cell>
          <table:table-cell table:style-name="ce194" table:formula="of:=[$RGC.E14]" office:value-type="float" office:value="1766.9555" calcext:value-type="float">
            <text:p>1 766,96</text:p>
          </table:table-cell>
          <table:table-cell table:style-name="ce193" table:formula="of:=[.E12]+[.F11]" office:value-type="float" office:value="10601.733" calcext:value-type="float">
            <text:p>10 601,73</text:p>
          </table:table-cell>
          <table:table-cell table:style-name="ce195" table:formula="of:=3.5*[.E12]" office:value-type="float" office:value="6184.34425" calcext:value-type="float">
            <text:p>6 184,34</text:p>
          </table:table-cell>
          <table:table-cell table:style-name="ce193" table:formula="of:=[.G12]+[.H11]" office:value-type="float" office:value="37106.0655" calcext:value-type="float">
            <text:p>37 106,07</text:p>
          </table:table-cell>
          <table:table-cell table:style-name="ce199" table:formula="of:=IF([.D12]&lt;[.H12];3.45%;5.25%)" office:value-type="percentage" office:value="0.0345" calcext:value-type="percentage">
            <text:p>3,45 %</text:p>
          </table:table-cell>
          <table:table-cell table:style-name="ce203" table:formula="of:=IF([.C12]=0;0;[.K12]-[.K11])" office:value-type="float" office:value="0" calcext:value-type="float">
            <text:p>0,00</text:p>
          </table:table-cell>
          <table:table-cell table:style-name="ce205" table:formula="of:=IF([.C12]=0;0;ROUND(IF([.I12]&gt;[.$P$5];[.D12]*[.$P$5];[.I12]*[.D12]);2))" office:value-type="float" office:value="0" calcext:value-type="float">
            <text:p>0,00</text:p>
          </table:table-cell>
          <table:table-cell table:style-name="ce203" table:formula="of:=IF([.C12]=0;0;[.M12]-[.M11])" office:value-type="float" office:value="0" calcext:value-type="float">
            <text:p>0,00</text:p>
          </table:table-cell>
          <table:table-cell table:style-name="ce203" table:formula="of:=IF([.C12]=0;0;IF([.I12]&gt;[.$P$5];[.D12]*[.$Q$5];0))" office:value-type="float" office:value="0" calcext:value-type="float">
            <text:p>0,00</text:p>
          </table:table-cell>
          <table:table-cell table:style-name="ce212" table:formula="of:=IF([.C12]&lt;[.G12];3.45%;5.25%)" office:value-type="percentage" office:value="0.0345" calcext:value-type="percentage">
            <text:p>3,45 %</text:p>
          </table:table-cell>
          <table:table-cell table:style-name="ce215" table:formula="of:=[.C12]*[.N12]" office:value-type="float" office:value="0" calcext:value-type="float">
            <text:p>0,00</text:p>
          </table:table-cell>
          <table:table-cell table:style-name="ce215" table:formula="of:=[.C12]*[.$P$5]" office:value-type="float" office:value="0" calcext:value-type="float">
            <text:p>0,00</text:p>
          </table:table-cell>
          <table:table-cell table:style-name="ce215" table:formula="of:=IF([.N12]=3.45%;0;[.C12]*1.8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office:value-type="float" office:value="11.52" calcext:value-type="float">
            <text:p>11,52</text:p>
          </table:table-cell>
          <table:table-cell table:style-name="ce190" office:value-type="string" calcext:value-type="string">
            <text:p>Juillet</text:p>
          </table:table-cell>
          <table:table-cell table:style-name="ce191" table:formula="of:=[$RGC.C15]" office:value-type="float" office:value="0" calcext:value-type="float">
            <text:p>0,00 </text:p>
          </table:table-cell>
          <table:table-cell table:style-name="ce193" table:formula="of:=[.C13]+[.D12]" office:value-type="float" office:value="0" calcext:value-type="float">
            <text:p>0,00</text:p>
          </table:table-cell>
          <table:table-cell table:style-name="ce194" table:formula="of:=[$RGC.E15]" office:value-type="float" office:value="1766.9555" calcext:value-type="float">
            <text:p>1 766,96</text:p>
          </table:table-cell>
          <table:table-cell table:style-name="ce193" table:formula="of:=[.E13]+[.F12]" office:value-type="float" office:value="12368.6885" calcext:value-type="float">
            <text:p>12 368,69</text:p>
          </table:table-cell>
          <table:table-cell table:style-name="ce195" table:formula="of:=3.5*[.E13]" office:value-type="float" office:value="6184.34425" calcext:value-type="float">
            <text:p>6 184,34</text:p>
          </table:table-cell>
          <table:table-cell table:style-name="ce193" table:formula="of:=[.G13]+[.H12]" office:value-type="float" office:value="43290.40975" calcext:value-type="float">
            <text:p>43 290,41</text:p>
          </table:table-cell>
          <table:table-cell table:style-name="ce199" table:formula="of:=IF([.D13]&lt;[.H13];3.45%;5.25%)" office:value-type="percentage" office:value="0.0345" calcext:value-type="percentage">
            <text:p>3,45 %</text:p>
          </table:table-cell>
          <table:table-cell table:style-name="ce203" table:formula="of:=IF([.C13]=0;0;[.K13]-[.K12])" office:value-type="float" office:value="0" calcext:value-type="float">
            <text:p>0,00</text:p>
          </table:table-cell>
          <table:table-cell table:style-name="ce205" table:formula="of:=IF([.C13]=0;0;ROUND(IF([.I13]&gt;[.$P$5];[.D13]*[.$P$5];[.I13]*[.D13]);2))" office:value-type="float" office:value="0" calcext:value-type="float">
            <text:p>0,00</text:p>
          </table:table-cell>
          <table:table-cell table:style-name="ce203" table:formula="of:=IF([.C13]=0;0;[.M13]-[.M12])" office:value-type="float" office:value="0" calcext:value-type="float">
            <text:p>0,00</text:p>
          </table:table-cell>
          <table:table-cell table:style-name="ce203" table:formula="of:=IF([.C13]=0;0;IF([.I13]&gt;[.$P$5];[.D13]*[.$Q$5];0))" office:value-type="float" office:value="0" calcext:value-type="float">
            <text:p>0,00</text:p>
          </table:table-cell>
          <table:table-cell table:style-name="ce212" table:formula="of:=IF([.C13]&lt;[.G13];3.45%;5.25%)" office:value-type="percentage" office:value="0.0345" calcext:value-type="percentage">
            <text:p>3,45 %</text:p>
          </table:table-cell>
          <table:table-cell table:style-name="ce215" table:formula="of:=[.C13]*[.N13]" office:value-type="float" office:value="0" calcext:value-type="float">
            <text:p>0,00</text:p>
          </table:table-cell>
          <table:table-cell table:style-name="ce215" table:formula="of:=[.C13]*[.$P$5]" office:value-type="float" office:value="0" calcext:value-type="float">
            <text:p>0,00</text:p>
          </table:table-cell>
          <table:table-cell table:style-name="ce215" table:formula="of:=IF([.N13]=3.45%;0;[.C13]*1.8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office:value-type="float" office:value="11.52" calcext:value-type="float">
            <text:p>11,52</text:p>
          </table:table-cell>
          <table:table-cell table:style-name="ce190" office:value-type="string" calcext:value-type="string">
            <text:p>Août</text:p>
          </table:table-cell>
          <table:table-cell table:style-name="ce191" table:formula="of:=[$RGC.C16]" office:value-type="float" office:value="0" calcext:value-type="float">
            <text:p>0,00 </text:p>
          </table:table-cell>
          <table:table-cell table:style-name="ce193" table:formula="of:=[.C14]+[.D13]" office:value-type="float" office:value="0" calcext:value-type="float">
            <text:p>0,00</text:p>
          </table:table-cell>
          <table:table-cell table:style-name="ce194" table:formula="of:=[$RGC.E16]" office:value-type="float" office:value="1766.9555" calcext:value-type="float">
            <text:p>1 766,96</text:p>
          </table:table-cell>
          <table:table-cell table:style-name="ce193" table:formula="of:=[.E14]+[.F13]" office:value-type="float" office:value="14135.644" calcext:value-type="float">
            <text:p>14 135,64</text:p>
          </table:table-cell>
          <table:table-cell table:style-name="ce195" table:formula="of:=3.5*[.E14]" office:value-type="float" office:value="6184.34425" calcext:value-type="float">
            <text:p>6 184,34</text:p>
          </table:table-cell>
          <table:table-cell table:style-name="ce193" table:formula="of:=[.G14]+[.H13]" office:value-type="float" office:value="49474.754" calcext:value-type="float">
            <text:p>49 474,75</text:p>
          </table:table-cell>
          <table:table-cell table:style-name="ce199" table:formula="of:=IF([.D14]&lt;[.H14];3.45%;5.25%)" office:value-type="percentage" office:value="0.0345" calcext:value-type="percentage">
            <text:p>3,45 %</text:p>
          </table:table-cell>
          <table:table-cell table:style-name="ce203" table:formula="of:=IF([.C14]=0;0;[.K14]-[.K13])" office:value-type="float" office:value="0" calcext:value-type="float">
            <text:p>0,00</text:p>
          </table:table-cell>
          <table:table-cell table:style-name="ce205" table:formula="of:=IF([.C14]=0;0;ROUND(IF([.I14]&gt;[.$P$5];[.D14]*[.$P$5];[.I14]*[.D14]);2))" office:value-type="float" office:value="0" calcext:value-type="float">
            <text:p>0,00</text:p>
          </table:table-cell>
          <table:table-cell table:style-name="ce203" table:formula="of:=IF([.C14]=0;0;[.M14]-[.M13])" office:value-type="float" office:value="0" calcext:value-type="float">
            <text:p>0,00</text:p>
          </table:table-cell>
          <table:table-cell table:style-name="ce203" table:formula="of:=IF([.C14]=0;0;IF([.I14]&gt;[.$P$5];[.D14]*[.$Q$5];0))" office:value-type="float" office:value="0" calcext:value-type="float">
            <text:p>0,00</text:p>
          </table:table-cell>
          <table:table-cell table:style-name="ce212" table:formula="of:=IF([.C14]&lt;[.G14];3.45%;5.25%)" office:value-type="percentage" office:value="0.0345" calcext:value-type="percentage">
            <text:p>3,45 %</text:p>
          </table:table-cell>
          <table:table-cell table:style-name="ce215" table:formula="of:=[.C14]*[.N14]" office:value-type="float" office:value="0" calcext:value-type="float">
            <text:p>0,00</text:p>
          </table:table-cell>
          <table:table-cell table:style-name="ce215" table:formula="of:=[.C14]*[.$P$5]" office:value-type="float" office:value="0" calcext:value-type="float">
            <text:p>0,00</text:p>
          </table:table-cell>
          <table:table-cell table:style-name="ce215" table:formula="of:=IF([.N14]=3.45%;0;[.C14]*1.8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office:value-type="float" office:value="11.52" calcext:value-type="float">
            <text:p>11,52</text:p>
          </table:table-cell>
          <table:table-cell table:style-name="ce190" office:value-type="string" calcext:value-type="string">
            <text:p>Septembre</text:p>
          </table:table-cell>
          <table:table-cell table:style-name="ce191" table:formula="of:=[$RGC.C17]" office:value-type="float" office:value="0" calcext:value-type="float">
            <text:p>0,00 </text:p>
          </table:table-cell>
          <table:table-cell table:style-name="ce193" table:formula="of:=[.C15]+[.D14]" office:value-type="float" office:value="0" calcext:value-type="float">
            <text:p>0,00</text:p>
          </table:table-cell>
          <table:table-cell table:style-name="ce194" table:formula="of:=[$RGC.E17]" office:value-type="float" office:value="1766.9555" calcext:value-type="float">
            <text:p>1 766,96</text:p>
          </table:table-cell>
          <table:table-cell table:style-name="ce193" table:formula="of:=[.E15]+[.F14]" office:value-type="float" office:value="15902.5995" calcext:value-type="float">
            <text:p>15 902,60</text:p>
          </table:table-cell>
          <table:table-cell table:style-name="ce195" table:formula="of:=3.5*[.E15]" office:value-type="float" office:value="6184.34425" calcext:value-type="float">
            <text:p>6 184,34</text:p>
          </table:table-cell>
          <table:table-cell table:style-name="ce193" table:formula="of:=[.G15]+[.H14]" office:value-type="float" office:value="55659.09825" calcext:value-type="float">
            <text:p>55 659,10</text:p>
          </table:table-cell>
          <table:table-cell table:style-name="ce199" table:formula="of:=IF([.D15]&lt;[.H15];3.45%;5.25%)" office:value-type="percentage" office:value="0.0345" calcext:value-type="percentage">
            <text:p>3,45 %</text:p>
          </table:table-cell>
          <table:table-cell table:style-name="ce203" table:formula="of:=IF([.C15]=0;0;[.K15]-[.K14])" office:value-type="float" office:value="0" calcext:value-type="float">
            <text:p>0,00</text:p>
          </table:table-cell>
          <table:table-cell table:style-name="ce205" table:formula="of:=IF([.C15]=0;0;ROUND(IF([.I15]&gt;[.$P$5];[.D15]*[.$P$5];[.I15]*[.D15]);2))" office:value-type="float" office:value="0" calcext:value-type="float">
            <text:p>0,00</text:p>
          </table:table-cell>
          <table:table-cell table:style-name="ce203" table:formula="of:=IF([.C15]=0;0;[.M15]-[.M14])" office:value-type="float" office:value="0" calcext:value-type="float">
            <text:p>0,00</text:p>
          </table:table-cell>
          <table:table-cell table:style-name="ce203" table:formula="of:=IF([.C15]=0;0;IF([.I15]&gt;[.$P$5];[.D15]*[.$Q$5];0))" office:value-type="float" office:value="0" calcext:value-type="float">
            <text:p>0,00</text:p>
          </table:table-cell>
          <table:table-cell table:style-name="ce212" table:formula="of:=IF([.C15]&lt;[.G15];3.45%;5.25%)" office:value-type="percentage" office:value="0.0345" calcext:value-type="percentage">
            <text:p>3,45 %</text:p>
          </table:table-cell>
          <table:table-cell table:style-name="ce215" table:formula="of:=[.C15]*[.N15]" office:value-type="float" office:value="0" calcext:value-type="float">
            <text:p>0,00</text:p>
          </table:table-cell>
          <table:table-cell table:style-name="ce215" table:formula="of:=[.C15]*[.$P$5]" office:value-type="float" office:value="0" calcext:value-type="float">
            <text:p>0,00</text:p>
          </table:table-cell>
          <table:table-cell table:style-name="ce215" table:formula="of:=IF([.N15]=3.45%;0;[.C15]*1.8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office:value-type="float" office:value="11.52" calcext:value-type="float">
            <text:p>11,52</text:p>
          </table:table-cell>
          <table:table-cell table:style-name="ce190" office:value-type="string" calcext:value-type="string">
            <text:p>Octobre</text:p>
          </table:table-cell>
          <table:table-cell table:style-name="ce191" table:formula="of:=[$RGC.C18]" office:value-type="float" office:value="0" calcext:value-type="float">
            <text:p>0,00 </text:p>
          </table:table-cell>
          <table:table-cell table:style-name="ce193" table:formula="of:=[.C16]+[.D15]" office:value-type="float" office:value="0" calcext:value-type="float">
            <text:p>0,00</text:p>
          </table:table-cell>
          <table:table-cell table:style-name="ce194" table:formula="of:=[$RGC.E18]" office:value-type="float" office:value="1766.9555" calcext:value-type="float">
            <text:p>1 766,96</text:p>
          </table:table-cell>
          <table:table-cell table:style-name="ce193" table:formula="of:=[.E16]+[.F15]" office:value-type="float" office:value="17669.555" calcext:value-type="float">
            <text:p>17 669,55</text:p>
          </table:table-cell>
          <table:table-cell table:style-name="ce195" table:formula="of:=3.5*[.E16]" office:value-type="float" office:value="6184.34425" calcext:value-type="float">
            <text:p>6 184,34</text:p>
          </table:table-cell>
          <table:table-cell table:style-name="ce193" table:formula="of:=[.G16]+[.H15]" office:value-type="float" office:value="61843.4425" calcext:value-type="float">
            <text:p>61 843,44</text:p>
          </table:table-cell>
          <table:table-cell table:style-name="ce199" table:formula="of:=IF([.D16]&lt;[.H16];3.45%;5.25%)" office:value-type="percentage" office:value="0.0345" calcext:value-type="percentage">
            <text:p>3,45 %</text:p>
          </table:table-cell>
          <table:table-cell table:style-name="ce203" table:formula="of:=IF([.C16]=0;0;[.K16]-[.K15])" office:value-type="float" office:value="0" calcext:value-type="float">
            <text:p>0,00</text:p>
          </table:table-cell>
          <table:table-cell table:style-name="ce205" table:formula="of:=IF([.C16]=0;0;ROUND(IF([.I16]&gt;[.$P$5];[.D16]*[.$P$5];[.I16]*[.D16]);2))" office:value-type="float" office:value="0" calcext:value-type="float">
            <text:p>0,00</text:p>
          </table:table-cell>
          <table:table-cell table:style-name="ce203" table:formula="of:=IF([.C16]=0;0;[.M16]-[.M15])" office:value-type="float" office:value="0" calcext:value-type="float">
            <text:p>0,00</text:p>
          </table:table-cell>
          <table:table-cell table:style-name="ce203" table:formula="of:=IF([.C16]=0;0;IF([.I16]&gt;[.$P$5];[.D16]*[.$Q$5];0))" office:value-type="float" office:value="0" calcext:value-type="float">
            <text:p>0,00</text:p>
          </table:table-cell>
          <table:table-cell table:style-name="ce212" table:formula="of:=IF([.C16]&lt;[.G16];3.45%;5.25%)" office:value-type="percentage" office:value="0.0345" calcext:value-type="percentage">
            <text:p>3,45 %</text:p>
          </table:table-cell>
          <table:table-cell table:style-name="ce215" table:formula="of:=[.C16]*[.N16]" office:value-type="float" office:value="0" calcext:value-type="float">
            <text:p>0,00</text:p>
          </table:table-cell>
          <table:table-cell table:style-name="ce215" table:formula="of:=[.C16]*[.$P$5]" office:value-type="float" office:value="0" calcext:value-type="float">
            <text:p>0,00</text:p>
          </table:table-cell>
          <table:table-cell table:style-name="ce215" table:formula="of:=IF([.N16]=3.45%;0;[.C16]*1.8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office:value-type="float" office:value="11.52" calcext:value-type="float">
            <text:p>11,52</text:p>
          </table:table-cell>
          <table:table-cell table:style-name="ce190" office:value-type="string" calcext:value-type="string">
            <text:p>Novembre</text:p>
          </table:table-cell>
          <table:table-cell table:style-name="ce191" table:formula="of:=[$RGC.C19]" office:value-type="float" office:value="0" calcext:value-type="float">
            <text:p>0,00 </text:p>
          </table:table-cell>
          <table:table-cell table:style-name="ce193" table:formula="of:=[.C17]+[.D16]" office:value-type="float" office:value="0" calcext:value-type="float">
            <text:p>0,00</text:p>
          </table:table-cell>
          <table:table-cell table:style-name="ce194" table:formula="of:=[$RGC.E19]" office:value-type="float" office:value="1766.9555" calcext:value-type="float">
            <text:p>1 766,96</text:p>
          </table:table-cell>
          <table:table-cell table:style-name="ce193" table:formula="of:=[.E17]+[.F16]" office:value-type="float" office:value="19436.5105" calcext:value-type="float">
            <text:p>19 436,51</text:p>
          </table:table-cell>
          <table:table-cell table:style-name="ce195" table:formula="of:=3.5*[.E17]" office:value-type="float" office:value="6184.34425" calcext:value-type="float">
            <text:p>6 184,34</text:p>
          </table:table-cell>
          <table:table-cell table:style-name="ce193" table:formula="of:=[.G17]+[.H16]" office:value-type="float" office:value="68027.78675" calcext:value-type="float">
            <text:p>68 027,79</text:p>
          </table:table-cell>
          <table:table-cell table:style-name="ce199" table:formula="of:=IF([.D17]&lt;[.H17];3.45%;5.25%)" office:value-type="percentage" office:value="0.0345" calcext:value-type="percentage">
            <text:p>3,45 %</text:p>
          </table:table-cell>
          <table:table-cell table:style-name="ce203" table:formula="of:=IF([.C17]=0;0;[.K17]-[.K16])" office:value-type="float" office:value="0" calcext:value-type="float">
            <text:p>0,00</text:p>
          </table:table-cell>
          <table:table-cell table:style-name="ce205" table:formula="of:=IF([.C17]=0;0;ROUND(IF([.I17]&gt;[.$P$5];[.D17]*[.$P$5];[.I17]*[.D17]);2))" office:value-type="float" office:value="0" calcext:value-type="float">
            <text:p>0,00</text:p>
          </table:table-cell>
          <table:table-cell table:style-name="ce203" table:formula="of:=IF([.C17]=0;0;[.M17]-[.M16])" office:value-type="float" office:value="0" calcext:value-type="float">
            <text:p>0,00</text:p>
          </table:table-cell>
          <table:table-cell table:style-name="ce203" table:formula="of:=IF([.C17]=0;0;IF([.I17]&gt;[.$P$5];[.D17]*[.$Q$5];0))" office:value-type="float" office:value="0" calcext:value-type="float">
            <text:p>0,00</text:p>
          </table:table-cell>
          <table:table-cell table:style-name="ce212" table:formula="of:=IF([.C17]&lt;[.G17];3.45%;5.25%)" office:value-type="percentage" office:value="0.0345" calcext:value-type="percentage">
            <text:p>3,45 %</text:p>
          </table:table-cell>
          <table:table-cell table:style-name="ce215" table:formula="of:=[.C17]*[.N17]" office:value-type="float" office:value="0" calcext:value-type="float">
            <text:p>0,00</text:p>
          </table:table-cell>
          <table:table-cell table:style-name="ce215" table:formula="of:=[.C17]*[.$P$5]" office:value-type="float" office:value="0" calcext:value-type="float">
            <text:p>0,00</text:p>
          </table:table-cell>
          <table:table-cell table:style-name="ce215" table:formula="of:=IF([.N17]=3.45%;0;[.C17]*1.8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office:value-type="float" office:value="11.52" calcext:value-type="float">
            <text:p>11,52</text:p>
          </table:table-cell>
          <table:table-cell table:style-name="ce190" office:value-type="string" calcext:value-type="string">
            <text:p>Décembre</text:p>
          </table:table-cell>
          <table:table-cell table:style-name="ce191" table:formula="of:=[$RGC.C20]" office:value-type="float" office:value="0" calcext:value-type="float">
            <text:p>0,00 </text:p>
          </table:table-cell>
          <table:table-cell table:style-name="ce193" table:formula="of:=[.C18]+[.D17]" office:value-type="float" office:value="0" calcext:value-type="float">
            <text:p>0,00</text:p>
          </table:table-cell>
          <table:table-cell table:style-name="ce194" table:formula="of:=[$RGC.E20]" office:value-type="float" office:value="1766.9555" calcext:value-type="float">
            <text:p>1 766,96</text:p>
          </table:table-cell>
          <table:table-cell table:style-name="ce193" table:formula="of:=[.E18]+[.F17]" office:value-type="float" office:value="21203.466" calcext:value-type="float">
            <text:p>21 203,47</text:p>
          </table:table-cell>
          <table:table-cell table:style-name="ce195" table:formula="of:=3.5*[.E18]" office:value-type="float" office:value="6184.34425" calcext:value-type="float">
            <text:p>6 184,34</text:p>
          </table:table-cell>
          <table:table-cell table:style-name="ce193" table:formula="of:=[.G18]+[.H17]" office:value-type="float" office:value="74212.131" calcext:value-type="float">
            <text:p>74 212,13</text:p>
          </table:table-cell>
          <table:table-cell table:style-name="ce199" table:formula="of:=IF([.D18]&lt;[.H18];3.45%;5.25%)" office:value-type="percentage" office:value="0.0345" calcext:value-type="percentage">
            <text:p>3,45 %</text:p>
          </table:table-cell>
          <table:table-cell table:style-name="ce203" table:formula="of:=IF([.C18]=0;0;[.K18]-[.K17])" office:value-type="float" office:value="0" calcext:value-type="float">
            <text:p>0,00</text:p>
          </table:table-cell>
          <table:table-cell table:style-name="ce205" table:formula="of:=IF([.C18]=0;0;ROUND(IF([.I18]&gt;[.$P$5];[.D18]*[.$P$5];[.I18]*[.D18]);2))" office:value-type="float" office:value="0" calcext:value-type="float">
            <text:p>0,00</text:p>
          </table:table-cell>
          <table:table-cell table:style-name="ce203" table:formula="of:=IF([.C18]=0;0;[.M18]-[.M17])" office:value-type="float" office:value="0" calcext:value-type="float">
            <text:p>0,00</text:p>
          </table:table-cell>
          <table:table-cell table:style-name="ce203" table:formula="of:=IF([.C18]=0;0;IF([.I18]&gt;[.$P$5];[.D18]*[.$Q$5];0))" office:value-type="float" office:value="0" calcext:value-type="float">
            <text:p>0,00</text:p>
          </table:table-cell>
          <table:table-cell table:style-name="ce212" table:formula="of:=IF([.C18]&lt;[.G18];3.45%;5.25%)" office:value-type="percentage" office:value="0.0345" calcext:value-type="percentage">
            <text:p>3,45 %</text:p>
          </table:table-cell>
          <table:table-cell table:style-name="ce215" table:formula="of:=[.C18]*[.N18]" office:value-type="float" office:value="0" calcext:value-type="float">
            <text:p>0,00</text:p>
          </table:table-cell>
          <table:table-cell table:style-name="ce215" table:formula="of:=[.C18]*[.$P$5]" office:value-type="float" office:value="0" calcext:value-type="float">
            <text:p>0,00</text:p>
          </table:table-cell>
          <table:table-cell table:style-name="ce215" table:formula="of:=IF([.N18]=3.45%;0;[.C18]*1.8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number-columns-repeated="14"/>
          <table:table-cell table:style-name="ce195" table:formula="of:=SUM([.O7:.O18])" office:value-type="float" office:value="0" calcext:value-type="float">
            <text:p>0,00</text:p>
          </table:table-cell>
          <table:table-cell table:style-name="ce195" table:formula="of:=SUM([.P7:.P18])" office:value-type="float" office:value="0" calcext:value-type="float">
            <text:p>0,00</text:p>
          </table:table-cell>
          <table:table-cell table:style-name="ce195" table:formula="of:=SUM([.Q7:.Q18]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4"/>
          <table:table-cell table:style-name="ce216" office:value-type="string" calcext:value-type="string">
            <text:p>Base</text:p>
          </table:table-cell>
          <table:table-cell table:style-name="ce221" office:value-type="percentage" office:value="0.0345" calcext:value-type="percentage">
            <text:p>3,45 %</text:p>
          </table:table-cell>
          <table:table-cell table:style-name="ce221" office:value-type="percentage" office:value="0.018" calcext:value-type="percentage">
            <text:p>1,80 %</text:p>
          </table:table-cell>
          <table:table-cell table:number-columns-repeated="16367"/>
        </table:table-row>
        <table:table-row table:style-name="ro4">
          <table:table-cell table:number-columns-repeated="4"/>
          <table:table-cell table:style-name="ce185"/>
          <table:table-cell table:number-columns-repeated="6"/>
          <table:table-cell table:style-name="ce206" office:value-type="string" calcext:value-type="string">
            <text:p>Montant total base + cotisation</text:p>
          </table:table-cell>
          <table:table-cell table:style-name="ce209"/>
          <table:table-cell table:style-name="ce213"/>
          <table:table-cell table:style-name="ce217" table:formula="of:=[.D18]" office:value-type="float" office:value="0" calcext:value-type="float">
            <text:p>0,00</text:p>
          </table:table-cell>
          <table:table-cell table:style-name="ce195" table:formula="of:=[.O22]*[.P5]" office:value-type="float" office:value="0" calcext:value-type="float">
            <text:p>0,00</text:p>
          </table:table-cell>
          <table:table-cell table:style-name="ce195" table:formula="of:=IF([.D18]&gt;[.H18];[.O22]*[.Q5];0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number-columns-repeated="4"/>
          <table:table-cell table:style-name="ce185"/>
          <table:table-cell table:number-columns-repeated="6"/>
          <table:table-cell table:style-name="ce206"/>
          <table:table-cell table:style-name="ce209"/>
          <table:table-cell table:style-name="ce213"/>
          <table:table-cell table:style-name="ce217"/>
          <table:table-cell table:style-name="ce190" table:number-columns-repeated="2"/>
          <table:table-cell table:number-columns-repeated="16367"/>
        </table:table-row>
        <table:table-row table:style-name="ro9">
          <table:table-cell table:number-columns-repeated="4"/>
          <table:table-cell table:style-name="ce185"/>
          <table:table-cell table:number-columns-repeated="2"/>
          <table:table-cell table:style-name="ce196"/>
          <table:table-cell table:style-name="ce200" office:value-type="string" calcext:value-type="string" table:number-columns-spanned="3" table:number-rows-spanned="2">
            <text:p>Sur la paye de décembre ou du dernier mois du contrat</text:p>
          </table:table-cell>
          <table:covered-table-cell table:number-columns-repeated="2" table:style-name="ce200"/>
          <table:table-cell table:style-name="ce207" office:value-type="string" calcext:value-type="string" table:number-columns-spanned="3" table:number-rows-spanned="1">
            <text:p>Régularisation annuelle à 3,45% =</text:p>
          </table:table-cell>
          <table:covered-table-cell table:number-columns-repeated="2" table:style-name="ce207"/>
          <table:table-cell table:style-name="ce218" table:formula="of:=[.P24]/[.P5]" office:value-type="float" office:value="0" calcext:value-type="float">
            <text:p>0,00</text:p>
          </table:table-cell>
          <table:table-cell table:style-name="ce215" table:formula="of:=[.P22]-[.P19]" office:value-type="float" office:value="0" calcext:value-type="float">
            <text:p>0,00</text:p>
          </table:table-cell>
          <table:table-cell table:style-name="ce215"/>
          <table:table-cell table:number-columns-repeated="16367"/>
        </table:table-row>
        <table:table-row table:style-name="ro4">
          <table:table-cell table:number-columns-repeated="7"/>
          <table:table-cell table:style-name="ce196"/>
          <table:covered-table-cell table:number-columns-repeated="3" table:style-name="ce200"/>
          <table:table-cell table:style-name="ce207" office:value-type="string" calcext:value-type="string" table:number-columns-spanned="3" table:number-rows-spanned="1">
            <text:p>Régul annuelle à 1,80% =</text:p>
          </table:table-cell>
          <table:covered-table-cell table:number-columns-repeated="2" table:style-name="ce207"/>
          <table:table-cell table:style-name="ce218" table:formula="of:=[.Q25]/[.Q5]" office:value-type="float" office:value="0" calcext:value-type="float">
            <text:p>0,00</text:p>
          </table:table-cell>
          <table:table-cell table:style-name="ce222"/>
          <table:table-cell table:style-name="ce215" table:formula="of:=[.Q22]-[.Q19]" office:value-type="float" office:value="0" calcext:value-type="float">
            <text:p>0,00</text:p>
          </table:table-cell>
          <table:table-cell table:number-columns-repeated="16367"/>
        </table:table-row>
        <table:table-row table:style-name="ro13">
          <table:table-cell table:number-columns-repeated="11"/>
          <table:table-cell table:style-name="ce208" office:value-type="string" calcext:value-type="string" table:number-columns-spanned="6" table:number-rows-spanned="1">
            <text:p>Les lignes en bleus indiquent une régularisation de la cotisation AF à reporter sur le bulletin de salaire</text:p>
          </table:table-cell>
          <table:covered-table-cell table:number-columns-repeated="5" table:style-name="ce208"/>
          <table:table-cell table:number-columns-repeated="16367"/>
        </table:table-row>
        <table:table-row table:style-name="ro4" table:number-rows-repeated="1048549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expression table:name="Bruts_cumulés" table:base-cell-address="$Bulletin.$A$1" table:expression="!#REF!"/>
          <table:named-expression table:name="CODE" table:base-cell-address="$Bulletin.$A$1" table:expression="!#REF!"/>
          <table:named-expression table:name="conso" table:base-cell-address="$Bulletin.$A$1" table:expression="&quot;;;;;;&quot;"/>
          <table:named-expression table:name="plafond2" table:base-cell-address="$Bulletin.$A$1" table:expression="!#REF!"/>
          <table:named-expression table:name="plafond3" table:base-cell-address="$Bulletin.$A$1" table:expression="!#REF!"/>
          <table:named-expression table:name="Plafonds_cumulés" table:base-cell-address="$Bulletin.$A$1" table:expression="!#REF!"/>
          <table:named-range table:name="_xlnm.Print_Area" table:base-cell-address="$Bulletin.$A$1" table:cell-range-address="$Régul_AF.$B$1:.$R$25" table:range-usable-as="print-range"/>
        </table:named-expressions>
      </table:table>
      <table:table table:name="Régul_maladie1" table:style-name="ta4" table:print-ranges="Régul_maladie1.B1:Régul_maladie1.R24">
        <table:table-column table:style-name="co24" table:default-cell-style-name="ce188"/>
        <table:table-column table:style-name="co6" table:default-cell-style-name="ce188"/>
        <table:table-column table:style-name="co8" table:number-columns-repeated="5" table:default-cell-style-name="ce188"/>
        <table:table-column table:style-name="co19" table:default-cell-style-name="ce188"/>
        <table:table-column table:style-name="co25" table:default-cell-style-name="ce188"/>
        <table:table-column table:style-name="co20" table:number-columns-repeated="2" table:default-cell-style-name="ce188"/>
        <table:table-column table:style-name="co16" table:default-cell-style-name="ce188"/>
        <table:table-column table:style-name="co8" table:number-columns-repeated="2" table:default-cell-style-name="ce188"/>
        <table:table-column table:style-name="co22" table:default-cell-style-name="ce188"/>
        <table:table-column table:style-name="co26" table:default-cell-style-name="ce219"/>
        <table:table-column table:style-name="co8" table:number-columns-repeated="2" table:default-cell-style-name="ce188"/>
        <table:table-column table:style-name="co6" table:default-cell-style-name="ce188"/>
        <table:table-column table:style-name="co6" table:number-columns-repeated="16365" table:default-cell-style-name="ce228"/>
        <table:table-row table:style-name="ro4">
          <table:table-cell/>
          <table:table-cell table:style-name="ce187" office:value-type="string" calcext:value-type="string">
            <text:p>REGULARISATION ASSURANCE MALADIE</text:p>
          </table:table-cell>
          <table:table-cell table:number-columns-repeated="16382"/>
        </table:table-row>
        <table:table-row table:style-name="ro7">
          <table:table-cell table:number-columns-repeated="2"/>
          <table:table-cell table:style-name="ce77" office:value-type="string" calcext:value-type="string" table:number-columns-spanned="3" table:number-rows-spanned="1">
            <text:p>Candidat n°14</text:p>
          </table:table-cell>
          <table:covered-table-cell table:number-columns-repeated="2" table:style-name="ce77"/>
          <table:table-cell table:number-columns-repeated="16379"/>
        </table:table-row>
        <table:table-row table:style-name="ro11">
          <table:table-cell table:number-columns-repeated="8"/>
          <table:table-cell table:style-name="ce197" office:value-type="string" calcext:value-type="string" table:number-columns-spanned="5" table:number-rows-spanned="1">
            <text:p>Maladie (régul mensuelle progressive)</text:p>
          </table:table-cell>
          <table:covered-table-cell table:number-columns-repeated="4" table:style-name="ce197"/>
          <table:table-cell table:style-name="ce210" office:value-type="string" calcext:value-type="string" table:number-columns-spanned="4" table:number-rows-spanned="1">
            <text:p>Maladie (régul annuelle)</text:p>
          </table:table-cell>
          <table:covered-table-cell table:number-columns-repeated="3" table:style-name="ce210"/>
          <table:table-cell table:number-columns-repeated="16367"/>
        </table:table-row>
        <table:table-row table:style-name="ro14">
          <table:table-cell table:style-name="ce186"/>
          <table:table-cell table:style-name="ce189" office:value-type="string" calcext:value-type="string">
            <text:p>Mois</text:p>
          </table:table-cell>
          <table:table-cell table:style-name="ce189" office:value-type="string" calcext:value-type="string">
            <text:p>Salaire mois</text:p>
          </table:table-cell>
          <table:table-cell table:style-name="ce192" office:value-type="string" calcext:value-type="string">
            <text:p>Salaire cumul</text:p>
          </table:table-cell>
          <table:table-cell table:style-name="ce189" office:value-type="string" calcext:value-type="string">
            <text:p>SMIC RGC mois</text:p>
          </table:table-cell>
          <table:table-cell table:style-name="ce192" office:value-type="string" calcext:value-type="string">
            <text:p>SMIC RGC cumul</text:p>
          </table:table-cell>
          <table:table-cell table:style-name="ce189" office:value-type="string" calcext:value-type="string">
            <text:p>2,5xSMIC mois</text:p>
          </table:table-cell>
          <table:table-cell table:style-name="ce192" office:value-type="string" calcext:value-type="string">
            <text:p>2,5xSMIC cumul</text:p>
          </table:table-cell>
          <table:table-cell table:style-name="ce198" office:value-type="string" calcext:value-type="string">
            <text:p>Taux</text:p>
          </table:table-cell>
          <table:table-cell table:style-name="ce202" office:value-type="string" calcext:value-type="string" table:number-columns-spanned="2" table:number-rows-spanned="1">
            <text:p>MALADIE à 7%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MALADIE à 6 %</text:p>
          </table:table-cell>
          <table:covered-table-cell table:style-name="ce202"/>
          <table:table-cell table:style-name="ce211" office:value-type="string" calcext:value-type="string">
            <text:p>Taux</text:p>
          </table:table-cell>
          <table:table-cell table:style-name="ce214" office:value-type="string" calcext:value-type="string">
            <text:p>Montant mois</text:p>
          </table:table-cell>
          <table:table-cell table:style-name="ce220" office:value-type="percentage" office:value="0.07" calcext:value-type="percentage">
            <text:p>7,00 %</text:p>
          </table:table-cell>
          <table:table-cell table:style-name="ce220" office:value-type="percentage" office:value="0.06" calcext:value-type="percentage">
            <text:p>6,00 %</text:p>
          </table:table-cell>
          <table:table-cell table:style-name="ce186" table:number-columns-repeated="2"/>
          <table:table-cell table:number-columns-repeated="16365"/>
        </table:table-row>
        <table:table-row table:style-name="ro15">
          <table:table-cell table:style-name="ce186" office:value-type="string" calcext:value-type="string">
            <text:p>Valeur du SMIC au 31/12/2023</text:p>
          </table:table-cell>
          <table:table-cell table:style-name="ce189" table:number-columns-repeated="2"/>
          <table:table-cell table:style-name="ce192"/>
          <table:table-cell table:style-name="ce189"/>
          <table:table-cell table:style-name="ce192"/>
          <table:table-cell table:style-name="ce189"/>
          <table:table-cell table:style-name="ce192"/>
          <table:table-cell table:style-name="ce198"/>
          <table:table-cell table:style-name="ce202" office:value-type="string" calcext:value-type="string">
            <text:p>Du mois</text:p>
          </table:table-cell>
          <table:table-cell table:style-name="ce204" office:value-type="string" calcext:value-type="string">
            <text:p>Cumulée</text:p>
          </table:table-cell>
          <table:table-cell table:style-name="ce202" office:value-type="string" calcext:value-type="string">
            <text:p>Du mois</text:p>
          </table:table-cell>
          <table:table-cell table:style-name="ce204" office:value-type="string" calcext:value-type="string">
            <text:p>Cumulée</text:p>
          </table:table-cell>
          <table:table-cell table:style-name="ce211"/>
          <table:table-cell table:style-name="ce214"/>
          <table:table-cell table:style-name="ce220" table:number-columns-repeated="2"/>
          <table:table-cell table:style-name="ce186" table:number-columns-repeated="2"/>
          <table:table-cell table:number-columns-repeated="16365"/>
        </table:table-row>
        <table:table-row table:style-name="ro4">
          <table:table-cell table:style-name="ce185" office:value-type="float" office:value="11.52" calcext:value-type="float">
            <text:p>11,52</text:p>
          </table:table-cell>
          <table:table-cell table:style-name="ce190" office:value-type="string" calcext:value-type="string">
            <text:p>Janvier</text:p>
          </table:table-cell>
          <table:table-cell table:style-name="ce191" table:formula="of:=[$RGC.C9]" office:value-type="float" office:value="0" calcext:value-type="float">
            <text:p>0,00 </text:p>
          </table:table-cell>
          <table:table-cell table:style-name="ce193" table:formula="of:=[.C6]" office:value-type="float" office:value="0" calcext:value-type="float">
            <text:p>0,00</text:p>
          </table:table-cell>
          <table:table-cell table:style-name="ce194" table:formula="of:=[$RGC.E9]" office:value-type="float" office:value="1766.9555" calcext:value-type="float">
            <text:p>1 766,96</text:p>
          </table:table-cell>
          <table:table-cell table:style-name="ce193" table:formula="of:=[.E6]" office:value-type="float" office:value="1766.9555" calcext:value-type="float">
            <text:p>1 766,96</text:p>
          </table:table-cell>
          <table:table-cell table:style-name="ce195" table:formula="of:=2.5*[.E6]" office:value-type="float" office:value="4417.38875" calcext:value-type="float">
            <text:p>4 417,39</text:p>
          </table:table-cell>
          <table:table-cell table:style-name="ce193" table:formula="of:=[.G6]" office:value-type="float" office:value="4417.38875" calcext:value-type="float">
            <text:p>4 417,39</text:p>
          </table:table-cell>
          <table:table-cell table:style-name="ce199" table:formula="of:=IF([.D6]&lt;[.H6];7%;13%)" office:value-type="percentage" office:value="0.07" calcext:value-type="percentage">
            <text:p>7,00 %</text:p>
          </table:table-cell>
          <table:table-cell table:style-name="ce203" table:formula="of:=IF([.C6]=0;0;[.K6])" office:value-type="float" office:value="0" calcext:value-type="float">
            <text:p>0,00</text:p>
          </table:table-cell>
          <table:table-cell table:style-name="ce205" table:formula="of:=IF([.C6]=0;0;ROUND(IF([.I6]&gt;[.$P$4];[.D6]*[.$P$4];[.I6]*[.D6]);2))" office:value-type="float" office:value="0" calcext:value-type="float">
            <text:p>0,00</text:p>
          </table:table-cell>
          <table:table-cell table:style-name="ce203" table:formula="of:=IF([.C6]=0;0;[.M6])" office:value-type="float" office:value="0" calcext:value-type="float">
            <text:p>0,00</text:p>
          </table:table-cell>
          <table:table-cell table:style-name="ce203" table:formula="of:=IF([.C6]=0;0;IF([.I6]&gt;[.$P$4];[.D6]*[.$Q$4];0))" office:value-type="float" office:value="0" calcext:value-type="float">
            <text:p>0,00</text:p>
          </table:table-cell>
          <table:table-cell table:style-name="ce212" table:formula="of:=IF([.C6]&lt;[.G6];7%;13%)" office:value-type="percentage" office:value="0.07" calcext:value-type="percentage">
            <text:p>7,00 %</text:p>
          </table:table-cell>
          <table:table-cell table:style-name="ce215" table:formula="of:=[.C6]*[.N6]" office:value-type="float" office:value="0" calcext:value-type="float">
            <text:p>0,00</text:p>
          </table:table-cell>
          <table:table-cell table:style-name="ce215" table:formula="of:=[.C6]*[.$P$4]" office:value-type="float" office:value="0" calcext:value-type="float">
            <text:p>0,00</text:p>
          </table:table-cell>
          <table:table-cell table:style-name="ce215" table:formula="of:=IF([.N6]=7%;0;[.C6]*6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style-name="ce185" office:value-type="float" office:value="11.52" calcext:value-type="float">
            <text:p>11,52</text:p>
          </table:table-cell>
          <table:table-cell table:style-name="ce190" office:value-type="string" calcext:value-type="string">
            <text:p>Février</text:p>
          </table:table-cell>
          <table:table-cell table:style-name="ce191" table:formula="of:=[$RGC.C10]" office:value-type="float" office:value="0" calcext:value-type="float">
            <text:p>0,00 </text:p>
          </table:table-cell>
          <table:table-cell table:style-name="ce193" table:formula="of:=[.C7]+[.D6]" office:value-type="float" office:value="0" calcext:value-type="float">
            <text:p>0,00</text:p>
          </table:table-cell>
          <table:table-cell table:style-name="ce194" table:formula="of:=[$RGC.E10]" office:value-type="float" office:value="1766.9555" calcext:value-type="float">
            <text:p>1 766,96</text:p>
          </table:table-cell>
          <table:table-cell table:style-name="ce193" table:formula="of:=[.E7]+[.F6]" office:value-type="float" office:value="3533.911" calcext:value-type="float">
            <text:p>3 533,91</text:p>
          </table:table-cell>
          <table:table-cell table:style-name="ce195" table:formula="of:=2.5*[.E7]" office:value-type="float" office:value="4417.38875" calcext:value-type="float">
            <text:p>4 417,39</text:p>
          </table:table-cell>
          <table:table-cell table:style-name="ce193" table:formula="of:=[.G7]+[.H6]" office:value-type="float" office:value="8834.7775" calcext:value-type="float">
            <text:p>8 834,78</text:p>
          </table:table-cell>
          <table:table-cell table:style-name="ce199" table:formula="of:=IF([.D7]&lt;[.H7];7%;13%)" office:value-type="percentage" office:value="0.07" calcext:value-type="percentage">
            <text:p>7,00 %</text:p>
          </table:table-cell>
          <table:table-cell table:style-name="ce203" table:formula="of:=IF([.C7]=0;0;[.K7]-[.K6])" office:value-type="float" office:value="0" calcext:value-type="float">
            <text:p>0,00</text:p>
          </table:table-cell>
          <table:table-cell table:style-name="ce205" table:formula="of:=IF([.C7]=0;0;ROUND(IF([.I7]&gt;[.$P$4];[.D7]*[.$P$4];[.I7]*[.D7]);2))" office:value-type="float" office:value="0" calcext:value-type="float">
            <text:p>0,00</text:p>
          </table:table-cell>
          <table:table-cell table:style-name="ce203" table:formula="of:=IF([.C7]=0;0;[.M7]-[.M6])" office:value-type="float" office:value="0" calcext:value-type="float">
            <text:p>0,00</text:p>
          </table:table-cell>
          <table:table-cell table:style-name="ce203" table:formula="of:=IF([.C7]=0;0;IF([.I7]&gt;[.$P$4];[.D7]*[.$Q$4];0))" office:value-type="float" office:value="0" calcext:value-type="float">
            <text:p>0,00</text:p>
          </table:table-cell>
          <table:table-cell table:style-name="ce212" table:formula="of:=IF([.C7]&lt;[.G7];7%;13%)" office:value-type="percentage" office:value="0.07" calcext:value-type="percentage">
            <text:p>7,00 %</text:p>
          </table:table-cell>
          <table:table-cell table:style-name="ce215" table:formula="of:=[.C7]*[.N7]" office:value-type="float" office:value="0" calcext:value-type="float">
            <text:p>0,00</text:p>
          </table:table-cell>
          <table:table-cell table:style-name="ce215" table:formula="of:=[.C7]*[.$P$4]" office:value-type="float" office:value="0" calcext:value-type="float">
            <text:p>0,00</text:p>
          </table:table-cell>
          <table:table-cell table:style-name="ce215" table:formula="of:=IF([.N7]=7%;0;[.C7]*6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style-name="ce185" office:value-type="float" office:value="11.52" calcext:value-type="float">
            <text:p>11,52</text:p>
          </table:table-cell>
          <table:table-cell table:style-name="ce190" office:value-type="string" calcext:value-type="string">
            <text:p>Mars</text:p>
          </table:table-cell>
          <table:table-cell table:style-name="ce191" table:formula="of:=[$RGC.C11]" office:value-type="float" office:value="0" calcext:value-type="float">
            <text:p>0,00 </text:p>
          </table:table-cell>
          <table:table-cell table:style-name="ce193" table:formula="of:=[.C8]+[.D7]" office:value-type="float" office:value="0" calcext:value-type="float">
            <text:p>0,00</text:p>
          </table:table-cell>
          <table:table-cell table:style-name="ce194" table:formula="of:=[$RGC.E11]" office:value-type="float" office:value="1766.9555" calcext:value-type="float">
            <text:p>1 766,96</text:p>
          </table:table-cell>
          <table:table-cell table:style-name="ce193" table:formula="of:=[.E8]+[.F7]" office:value-type="float" office:value="5300.8665" calcext:value-type="float">
            <text:p>5 300,87</text:p>
          </table:table-cell>
          <table:table-cell table:style-name="ce195" table:formula="of:=2.5*[.E8]" office:value-type="float" office:value="4417.38875" calcext:value-type="float">
            <text:p>4 417,39</text:p>
          </table:table-cell>
          <table:table-cell table:style-name="ce193" table:formula="of:=[.G8]+[.H7]" office:value-type="float" office:value="13252.16625" calcext:value-type="float">
            <text:p>13 252,17</text:p>
          </table:table-cell>
          <table:table-cell table:style-name="ce199" table:formula="of:=IF([.D8]&lt;[.H8];7%;13%)" office:value-type="percentage" office:value="0.07" calcext:value-type="percentage">
            <text:p>7,00 %</text:p>
          </table:table-cell>
          <table:table-cell table:style-name="ce203" table:formula="of:=IF([.C8]=0;0;[.K8]-[.K7])" office:value-type="float" office:value="0" calcext:value-type="float">
            <text:p>0,00</text:p>
          </table:table-cell>
          <table:table-cell table:style-name="ce205" table:formula="of:=IF([.C8]=0;0;ROUND(IF([.I8]&gt;[.$P$4];[.D8]*[.$P$4];[.I8]*[.D8]);2))" office:value-type="float" office:value="0" calcext:value-type="float">
            <text:p>0,00</text:p>
          </table:table-cell>
          <table:table-cell table:style-name="ce203" table:formula="of:=IF([.C8]=0;0;[.M8]-[.M7])" office:value-type="float" office:value="0" calcext:value-type="float">
            <text:p>0,00</text:p>
          </table:table-cell>
          <table:table-cell table:style-name="ce203" table:formula="of:=IF([.C8]=0;0;IF([.I8]&gt;[.$P$4];[.D8]*[.$Q$4];0))" office:value-type="float" office:value="0" calcext:value-type="float">
            <text:p>0,00</text:p>
          </table:table-cell>
          <table:table-cell table:style-name="ce212" table:formula="of:=IF([.C8]&lt;[.G8];7%;13%)" office:value-type="percentage" office:value="0.07" calcext:value-type="percentage">
            <text:p>7,00 %</text:p>
          </table:table-cell>
          <table:table-cell table:style-name="ce215" table:formula="of:=[.C8]*[.N8]" office:value-type="float" office:value="0" calcext:value-type="float">
            <text:p>0,00</text:p>
          </table:table-cell>
          <table:table-cell table:style-name="ce215" table:formula="of:=[.C8]*[.$P$4]" office:value-type="float" office:value="0" calcext:value-type="float">
            <text:p>0,00</text:p>
          </table:table-cell>
          <table:table-cell table:style-name="ce215" table:formula="of:=IF([.N8]=7%;0;[.C8]*6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style-name="ce185" office:value-type="float" office:value="11.52" calcext:value-type="float">
            <text:p>11,52</text:p>
          </table:table-cell>
          <table:table-cell table:style-name="ce190" office:value-type="string" calcext:value-type="string">
            <text:p>Avril</text:p>
          </table:table-cell>
          <table:table-cell table:style-name="ce191" table:formula="of:=[$RGC.C12]" office:value-type="float" office:value="0" calcext:value-type="float">
            <text:p>0,00 </text:p>
          </table:table-cell>
          <table:table-cell table:style-name="ce193" table:formula="of:=[.C9]+[.D8]" office:value-type="float" office:value="0" calcext:value-type="float">
            <text:p>0,00</text:p>
          </table:table-cell>
          <table:table-cell table:style-name="ce194" table:formula="of:=[$RGC.E12]" office:value-type="float" office:value="1766.9555" calcext:value-type="float">
            <text:p>1 766,96</text:p>
          </table:table-cell>
          <table:table-cell table:style-name="ce193" table:formula="of:=[.E9]+[.F8]" office:value-type="float" office:value="7067.822" calcext:value-type="float">
            <text:p>7 067,82</text:p>
          </table:table-cell>
          <table:table-cell table:style-name="ce195" table:formula="of:=2.5*[.E9]" office:value-type="float" office:value="4417.38875" calcext:value-type="float">
            <text:p>4 417,39</text:p>
          </table:table-cell>
          <table:table-cell table:style-name="ce193" table:formula="of:=[.G9]+[.H8]" office:value-type="float" office:value="17669.555" calcext:value-type="float">
            <text:p>17 669,55</text:p>
          </table:table-cell>
          <table:table-cell table:style-name="ce199" table:formula="of:=IF([.D9]&lt;[.H9];7%;13%)" office:value-type="percentage" office:value="0.07" calcext:value-type="percentage">
            <text:p>7,00 %</text:p>
          </table:table-cell>
          <table:table-cell table:style-name="ce203" table:formula="of:=IF([.C9]=0;0;[.K9]-[.K8])" office:value-type="float" office:value="0" calcext:value-type="float">
            <text:p>0,00</text:p>
          </table:table-cell>
          <table:table-cell table:style-name="ce205" table:formula="of:=IF([.C9]=0;0;ROUND(IF([.I9]&gt;[.$P$4];[.D9]*[.$P$4];[.I9]*[.D9]);2))" office:value-type="float" office:value="0" calcext:value-type="float">
            <text:p>0,00</text:p>
          </table:table-cell>
          <table:table-cell table:style-name="ce203" table:formula="of:=IF([.C9]=0;0;[.M9]-[.M8])" office:value-type="float" office:value="0" calcext:value-type="float">
            <text:p>0,00</text:p>
          </table:table-cell>
          <table:table-cell table:style-name="ce203" table:formula="of:=IF([.C9]=0;0;IF([.I9]&gt;[.$P$4];[.D9]*[.$Q$4];0))" office:value-type="float" office:value="0" calcext:value-type="float">
            <text:p>0,00</text:p>
          </table:table-cell>
          <table:table-cell table:style-name="ce212" table:formula="of:=IF([.C9]&lt;[.G9];7%;13%)" office:value-type="percentage" office:value="0.07" calcext:value-type="percentage">
            <text:p>7,00 %</text:p>
          </table:table-cell>
          <table:table-cell table:style-name="ce215" table:formula="of:=[.C9]*[.N9]" office:value-type="float" office:value="0" calcext:value-type="float">
            <text:p>0,00</text:p>
          </table:table-cell>
          <table:table-cell table:style-name="ce215" table:formula="of:=[.C9]*[.$P$4]" office:value-type="float" office:value="0" calcext:value-type="float">
            <text:p>0,00</text:p>
          </table:table-cell>
          <table:table-cell table:style-name="ce215" table:formula="of:=IF([.N9]=7%;0;[.C9]*6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style-name="ce185" office:value-type="float" office:value="11.52" calcext:value-type="float">
            <text:p>11,52</text:p>
          </table:table-cell>
          <table:table-cell table:style-name="ce190" office:value-type="string" calcext:value-type="string">
            <text:p>Mai</text:p>
          </table:table-cell>
          <table:table-cell table:style-name="ce191" table:formula="of:=[$RGC.C13]" office:value-type="float" office:value="0" calcext:value-type="float">
            <text:p>0,00 </text:p>
          </table:table-cell>
          <table:table-cell table:style-name="ce193" table:formula="of:=[.C10]+[.D9]" office:value-type="float" office:value="0" calcext:value-type="float">
            <text:p>0,00</text:p>
          </table:table-cell>
          <table:table-cell table:style-name="ce194" table:formula="of:=[$RGC.E13]" office:value-type="float" office:value="1766.9555" calcext:value-type="float">
            <text:p>1 766,96</text:p>
          </table:table-cell>
          <table:table-cell table:style-name="ce193" table:formula="of:=[.E10]+[.F9]" office:value-type="float" office:value="8834.7775" calcext:value-type="float">
            <text:p>8 834,78</text:p>
          </table:table-cell>
          <table:table-cell table:style-name="ce195" table:formula="of:=2.5*[.E10]" office:value-type="float" office:value="4417.38875" calcext:value-type="float">
            <text:p>4 417,39</text:p>
          </table:table-cell>
          <table:table-cell table:style-name="ce193" table:formula="of:=[.G10]+[.H9]" office:value-type="float" office:value="22086.94375" calcext:value-type="float">
            <text:p>22 086,94</text:p>
          </table:table-cell>
          <table:table-cell table:style-name="ce199" table:formula="of:=IF([.D10]&lt;[.H10];7%;13%)" office:value-type="percentage" office:value="0.07" calcext:value-type="percentage">
            <text:p>7,00 %</text:p>
          </table:table-cell>
          <table:table-cell table:style-name="ce203" table:formula="of:=IF([.C10]=0;0;[.K10]-[.K9])" office:value-type="float" office:value="0" calcext:value-type="float">
            <text:p>0,00</text:p>
          </table:table-cell>
          <table:table-cell table:style-name="ce205" table:formula="of:=IF([.C10]=0;0;ROUND(IF([.I10]&gt;[.$P$4];[.D10]*[.$P$4];[.I10]*[.D10]);2))" office:value-type="float" office:value="0" calcext:value-type="float">
            <text:p>0,00</text:p>
          </table:table-cell>
          <table:table-cell table:style-name="ce203" table:formula="of:=IF([.C10]=0;0;[.M10]-[.M9])" office:value-type="float" office:value="0" calcext:value-type="float">
            <text:p>0,00</text:p>
          </table:table-cell>
          <table:table-cell table:style-name="ce203" table:formula="of:=IF([.C10]=0;0;IF([.I10]&gt;[.$P$4];[.D10]*[.$Q$4];0))" office:value-type="float" office:value="0" calcext:value-type="float">
            <text:p>0,00</text:p>
          </table:table-cell>
          <table:table-cell table:style-name="ce212" table:formula="of:=IF([.C10]&lt;[.G10];7%;13%)" office:value-type="percentage" office:value="0.07" calcext:value-type="percentage">
            <text:p>7,00 %</text:p>
          </table:table-cell>
          <table:table-cell table:style-name="ce215" table:formula="of:=[.C10]*[.N10]" office:value-type="float" office:value="0" calcext:value-type="float">
            <text:p>0,00</text:p>
          </table:table-cell>
          <table:table-cell table:style-name="ce215" table:formula="of:=[.C10]*[.$P$4]" office:value-type="float" office:value="0" calcext:value-type="float">
            <text:p>0,00</text:p>
          </table:table-cell>
          <table:table-cell table:style-name="ce215" table:formula="of:=IF([.N10]=7%;0;[.C10]*6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style-name="ce185" office:value-type="float" office:value="11.52" calcext:value-type="float">
            <text:p>11,52</text:p>
          </table:table-cell>
          <table:table-cell table:style-name="ce190" office:value-type="string" calcext:value-type="string">
            <text:p>Juin</text:p>
          </table:table-cell>
          <table:table-cell table:style-name="ce191" table:formula="of:=[$RGC.C14]" office:value-type="float" office:value="0" calcext:value-type="float">
            <text:p>0,00 </text:p>
          </table:table-cell>
          <table:table-cell table:style-name="ce193" table:formula="of:=[.C11]+[.D10]" office:value-type="float" office:value="0" calcext:value-type="float">
            <text:p>0,00</text:p>
          </table:table-cell>
          <table:table-cell table:style-name="ce194" table:formula="of:=[$RGC.E14]" office:value-type="float" office:value="1766.9555" calcext:value-type="float">
            <text:p>1 766,96</text:p>
          </table:table-cell>
          <table:table-cell table:style-name="ce193" table:formula="of:=[.E11]+[.F10]" office:value-type="float" office:value="10601.733" calcext:value-type="float">
            <text:p>10 601,73</text:p>
          </table:table-cell>
          <table:table-cell table:style-name="ce195" table:formula="of:=2.5*[.E11]" office:value-type="float" office:value="4417.38875" calcext:value-type="float">
            <text:p>4 417,39</text:p>
          </table:table-cell>
          <table:table-cell table:style-name="ce193" table:formula="of:=[.G11]+[.H10]" office:value-type="float" office:value="26504.3325" calcext:value-type="float">
            <text:p>26 504,33</text:p>
          </table:table-cell>
          <table:table-cell table:style-name="ce199" table:formula="of:=IF([.D11]&lt;[.H11];7%;13%)" office:value-type="percentage" office:value="0.07" calcext:value-type="percentage">
            <text:p>7,00 %</text:p>
          </table:table-cell>
          <table:table-cell table:style-name="ce203" table:formula="of:=IF([.C11]=0;0;[.K11]-[.K10])" office:value-type="float" office:value="0" calcext:value-type="float">
            <text:p>0,00</text:p>
          </table:table-cell>
          <table:table-cell table:style-name="ce205" table:formula="of:=IF([.C11]=0;0;ROUND(IF([.I11]&gt;[.$P$4];[.D11]*[.$P$4];[.I11]*[.D11]);2))" office:value-type="float" office:value="0" calcext:value-type="float">
            <text:p>0,00</text:p>
          </table:table-cell>
          <table:table-cell table:style-name="ce203" table:formula="of:=IF([.C11]=0;0;[.M11]-[.M10])" office:value-type="float" office:value="0" calcext:value-type="float">
            <text:p>0,00</text:p>
          </table:table-cell>
          <table:table-cell table:style-name="ce203" table:formula="of:=IF([.C11]=0;0;IF([.I11]&gt;[.$P$4];[.D11]*[.$Q$4];0))" office:value-type="float" office:value="0" calcext:value-type="float">
            <text:p>0,00</text:p>
          </table:table-cell>
          <table:table-cell table:style-name="ce212" table:formula="of:=IF([.C11]&lt;[.G11];7%;13%)" office:value-type="percentage" office:value="0.07" calcext:value-type="percentage">
            <text:p>7,00 %</text:p>
          </table:table-cell>
          <table:table-cell table:style-name="ce215" table:formula="of:=[.C11]*[.N11]" office:value-type="float" office:value="0" calcext:value-type="float">
            <text:p>0,00</text:p>
          </table:table-cell>
          <table:table-cell table:style-name="ce215" table:formula="of:=[.C11]*[.$P$4]" office:value-type="float" office:value="0" calcext:value-type="float">
            <text:p>0,00</text:p>
          </table:table-cell>
          <table:table-cell table:style-name="ce215" table:formula="of:=IF([.N11]=7%;0;[.C11]*6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style-name="ce185" office:value-type="float" office:value="11.52" calcext:value-type="float">
            <text:p>11,52</text:p>
          </table:table-cell>
          <table:table-cell table:style-name="ce190" office:value-type="string" calcext:value-type="string">
            <text:p>Juillet</text:p>
          </table:table-cell>
          <table:table-cell table:style-name="ce191" table:formula="of:=[$RGC.C15]" office:value-type="float" office:value="0" calcext:value-type="float">
            <text:p>0,00 </text:p>
          </table:table-cell>
          <table:table-cell table:style-name="ce193" table:formula="of:=[.C12]+[.D11]" office:value-type="float" office:value="0" calcext:value-type="float">
            <text:p>0,00</text:p>
          </table:table-cell>
          <table:table-cell table:style-name="ce194" table:formula="of:=[$RGC.E15]" office:value-type="float" office:value="1766.9555" calcext:value-type="float">
            <text:p>1 766,96</text:p>
          </table:table-cell>
          <table:table-cell table:style-name="ce193" table:formula="of:=[.E12]+[.F11]" office:value-type="float" office:value="12368.6885" calcext:value-type="float">
            <text:p>12 368,69</text:p>
          </table:table-cell>
          <table:table-cell table:style-name="ce195" table:formula="of:=2.5*[.E12]" office:value-type="float" office:value="4417.38875" calcext:value-type="float">
            <text:p>4 417,39</text:p>
          </table:table-cell>
          <table:table-cell table:style-name="ce193" table:formula="of:=[.G12]+[.H11]" office:value-type="float" office:value="30921.72125" calcext:value-type="float">
            <text:p>30 921,72</text:p>
          </table:table-cell>
          <table:table-cell table:style-name="ce199" table:formula="of:=IF([.D12]&lt;[.H12];7%;13%)" office:value-type="percentage" office:value="0.07" calcext:value-type="percentage">
            <text:p>7,00 %</text:p>
          </table:table-cell>
          <table:table-cell table:style-name="ce203" table:formula="of:=IF([.C12]=0;0;[.K12]-[.K11])" office:value-type="float" office:value="0" calcext:value-type="float">
            <text:p>0,00</text:p>
          </table:table-cell>
          <table:table-cell table:style-name="ce205" table:formula="of:=IF([.C12]=0;0;ROUND(IF([.I12]&gt;[.$P$4];[.D12]*[.$P$4];[.I12]*[.D12]);2))" office:value-type="float" office:value="0" calcext:value-type="float">
            <text:p>0,00</text:p>
          </table:table-cell>
          <table:table-cell table:style-name="ce203" table:formula="of:=IF([.C12]=0;0;[.M12]-[.M11])" office:value-type="float" office:value="0" calcext:value-type="float">
            <text:p>0,00</text:p>
          </table:table-cell>
          <table:table-cell table:style-name="ce203" table:formula="of:=IF([.C12]=0;0;IF([.I12]&gt;[.$P$4];[.D12]*[.$Q$4];0))" office:value-type="float" office:value="0" calcext:value-type="float">
            <text:p>0,00</text:p>
          </table:table-cell>
          <table:table-cell table:style-name="ce212" table:formula="of:=IF([.C12]&lt;[.G12];7%;13%)" office:value-type="percentage" office:value="0.07" calcext:value-type="percentage">
            <text:p>7,00 %</text:p>
          </table:table-cell>
          <table:table-cell table:style-name="ce215" table:formula="of:=[.C12]*[.N12]" office:value-type="float" office:value="0" calcext:value-type="float">
            <text:p>0,00</text:p>
          </table:table-cell>
          <table:table-cell table:style-name="ce215" table:formula="of:=[.C12]*[.$P$4]" office:value-type="float" office:value="0" calcext:value-type="float">
            <text:p>0,00</text:p>
          </table:table-cell>
          <table:table-cell table:style-name="ce215" table:formula="of:=IF([.N12]=7%;0;[.C12]*6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style-name="ce185" office:value-type="float" office:value="11.52" calcext:value-type="float">
            <text:p>11,52</text:p>
          </table:table-cell>
          <table:table-cell table:style-name="ce190" office:value-type="string" calcext:value-type="string">
            <text:p>Août</text:p>
          </table:table-cell>
          <table:table-cell table:style-name="ce191" table:formula="of:=[$RGC.C16]" office:value-type="float" office:value="0" calcext:value-type="float">
            <text:p>0,00 </text:p>
          </table:table-cell>
          <table:table-cell table:style-name="ce193" table:formula="of:=[.C13]+[.D12]" office:value-type="float" office:value="0" calcext:value-type="float">
            <text:p>0,00</text:p>
          </table:table-cell>
          <table:table-cell table:style-name="ce194" table:formula="of:=[$RGC.E16]" office:value-type="float" office:value="1766.9555" calcext:value-type="float">
            <text:p>1 766,96</text:p>
          </table:table-cell>
          <table:table-cell table:style-name="ce193" table:formula="of:=[.E13]+[.F12]" office:value-type="float" office:value="14135.644" calcext:value-type="float">
            <text:p>14 135,64</text:p>
          </table:table-cell>
          <table:table-cell table:style-name="ce195" table:formula="of:=2.5*[.E13]" office:value-type="float" office:value="4417.38875" calcext:value-type="float">
            <text:p>4 417,39</text:p>
          </table:table-cell>
          <table:table-cell table:style-name="ce193" table:formula="of:=[.G13]+[.H12]" office:value-type="float" office:value="35339.11" calcext:value-type="float">
            <text:p>35 339,11</text:p>
          </table:table-cell>
          <table:table-cell table:style-name="ce199" table:formula="of:=IF([.D13]&lt;[.H13];7%;13%)" office:value-type="percentage" office:value="0.07" calcext:value-type="percentage">
            <text:p>7,00 %</text:p>
          </table:table-cell>
          <table:table-cell table:style-name="ce203" table:formula="of:=IF([.C13]=0;0;[.K13]-[.K12])" office:value-type="float" office:value="0" calcext:value-type="float">
            <text:p>0,00</text:p>
          </table:table-cell>
          <table:table-cell table:style-name="ce205" table:formula="of:=IF([.C13]=0;0;ROUND(IF([.I13]&gt;[.$P$4];[.D13]*[.$P$4];[.I13]*[.D13]);2))" office:value-type="float" office:value="0" calcext:value-type="float">
            <text:p>0,00</text:p>
          </table:table-cell>
          <table:table-cell table:style-name="ce203" table:formula="of:=IF([.C13]=0;0;[.M13]-[.M12])" office:value-type="float" office:value="0" calcext:value-type="float">
            <text:p>0,00</text:p>
          </table:table-cell>
          <table:table-cell table:style-name="ce203" table:formula="of:=IF([.C13]=0;0;IF([.I13]&gt;[.$P$4];[.D13]*[.$Q$4];0))" office:value-type="float" office:value="0" calcext:value-type="float">
            <text:p>0,00</text:p>
          </table:table-cell>
          <table:table-cell table:style-name="ce212" table:formula="of:=IF([.C13]&lt;[.G13];7%;13%)" office:value-type="percentage" office:value="0.07" calcext:value-type="percentage">
            <text:p>7,00 %</text:p>
          </table:table-cell>
          <table:table-cell table:style-name="ce215" table:formula="of:=[.C13]*[.N13]" office:value-type="float" office:value="0" calcext:value-type="float">
            <text:p>0,00</text:p>
          </table:table-cell>
          <table:table-cell table:style-name="ce215" table:formula="of:=[.C13]*[.$P$4]" office:value-type="float" office:value="0" calcext:value-type="float">
            <text:p>0,00</text:p>
          </table:table-cell>
          <table:table-cell table:style-name="ce215" table:formula="of:=IF([.N13]=7%;0;[.C13]*6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style-name="ce185" office:value-type="float" office:value="11.52" calcext:value-type="float">
            <text:p>11,52</text:p>
          </table:table-cell>
          <table:table-cell table:style-name="ce190" office:value-type="string" calcext:value-type="string">
            <text:p>Septembre</text:p>
          </table:table-cell>
          <table:table-cell table:style-name="ce191" table:formula="of:=[$RGC.C17]" office:value-type="float" office:value="0" calcext:value-type="float">
            <text:p>0,00 </text:p>
          </table:table-cell>
          <table:table-cell table:style-name="ce193" table:formula="of:=[.C14]+[.D13]" office:value-type="float" office:value="0" calcext:value-type="float">
            <text:p>0,00</text:p>
          </table:table-cell>
          <table:table-cell table:style-name="ce194" table:formula="of:=[$RGC.E17]" office:value-type="float" office:value="1766.9555" calcext:value-type="float">
            <text:p>1 766,96</text:p>
          </table:table-cell>
          <table:table-cell table:style-name="ce193" table:formula="of:=[.E14]+[.F13]" office:value-type="float" office:value="15902.5995" calcext:value-type="float">
            <text:p>15 902,60</text:p>
          </table:table-cell>
          <table:table-cell table:style-name="ce195" table:formula="of:=2.5*[.E14]" office:value-type="float" office:value="4417.38875" calcext:value-type="float">
            <text:p>4 417,39</text:p>
          </table:table-cell>
          <table:table-cell table:style-name="ce193" table:formula="of:=[.G14]+[.H13]" office:value-type="float" office:value="39756.49875" calcext:value-type="float">
            <text:p>39 756,50</text:p>
          </table:table-cell>
          <table:table-cell table:style-name="ce199" table:formula="of:=IF([.D14]&lt;[.H14];7%;13%)" office:value-type="percentage" office:value="0.07" calcext:value-type="percentage">
            <text:p>7,00 %</text:p>
          </table:table-cell>
          <table:table-cell table:style-name="ce203" table:formula="of:=IF([.C14]=0;0;[.K14]-[.K13])" office:value-type="float" office:value="0" calcext:value-type="float">
            <text:p>0,00</text:p>
          </table:table-cell>
          <table:table-cell table:style-name="ce205" table:formula="of:=IF([.C14]=0;0;ROUND(IF([.I14]&gt;[.$P$4];[.D14]*[.$P$4];[.I14]*[.D14]);2))" office:value-type="float" office:value="0" calcext:value-type="float">
            <text:p>0,00</text:p>
          </table:table-cell>
          <table:table-cell table:style-name="ce203" table:formula="of:=IF([.C14]=0;0;[.M14]-[.M13])" office:value-type="float" office:value="0" calcext:value-type="float">
            <text:p>0,00</text:p>
          </table:table-cell>
          <table:table-cell table:style-name="ce203" table:formula="of:=IF([.C14]=0;0;IF([.I14]&gt;[.$P$4];[.D14]*[.$Q$4];0))" office:value-type="float" office:value="0" calcext:value-type="float">
            <text:p>0,00</text:p>
          </table:table-cell>
          <table:table-cell table:style-name="ce212" table:formula="of:=IF([.C14]&lt;[.G14];7%;13%)" office:value-type="percentage" office:value="0.07" calcext:value-type="percentage">
            <text:p>7,00 %</text:p>
          </table:table-cell>
          <table:table-cell table:style-name="ce215" table:formula="of:=[.C14]*[.N14]" office:value-type="float" office:value="0" calcext:value-type="float">
            <text:p>0,00</text:p>
          </table:table-cell>
          <table:table-cell table:style-name="ce215" table:formula="of:=[.C14]*[.$P$4]" office:value-type="float" office:value="0" calcext:value-type="float">
            <text:p>0,00</text:p>
          </table:table-cell>
          <table:table-cell table:style-name="ce215" table:formula="of:=IF([.N14]=7%;0;[.C14]*6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style-name="ce185" office:value-type="float" office:value="11.52" calcext:value-type="float">
            <text:p>11,52</text:p>
          </table:table-cell>
          <table:table-cell table:style-name="ce190" office:value-type="string" calcext:value-type="string">
            <text:p>Octobre</text:p>
          </table:table-cell>
          <table:table-cell table:style-name="ce191" table:formula="of:=[$RGC.C18]" office:value-type="float" office:value="0" calcext:value-type="float">
            <text:p>0,00 </text:p>
          </table:table-cell>
          <table:table-cell table:style-name="ce193" table:formula="of:=[.C15]+[.D14]" office:value-type="float" office:value="0" calcext:value-type="float">
            <text:p>0,00</text:p>
          </table:table-cell>
          <table:table-cell table:style-name="ce194" table:formula="of:=[$RGC.E18]" office:value-type="float" office:value="1766.9555" calcext:value-type="float">
            <text:p>1 766,96</text:p>
          </table:table-cell>
          <table:table-cell table:style-name="ce193" table:formula="of:=[.E15]+[.F14]" office:value-type="float" office:value="17669.555" calcext:value-type="float">
            <text:p>17 669,55</text:p>
          </table:table-cell>
          <table:table-cell table:style-name="ce195" table:formula="of:=2.5*[.E15]" office:value-type="float" office:value="4417.38875" calcext:value-type="float">
            <text:p>4 417,39</text:p>
          </table:table-cell>
          <table:table-cell table:style-name="ce193" table:formula="of:=[.G15]+[.H14]" office:value-type="float" office:value="44173.8875" calcext:value-type="float">
            <text:p>44 173,89</text:p>
          </table:table-cell>
          <table:table-cell table:style-name="ce199" table:formula="of:=IF([.D15]&lt;[.H15];7%;13%)" office:value-type="percentage" office:value="0.07" calcext:value-type="percentage">
            <text:p>7,00 %</text:p>
          </table:table-cell>
          <table:table-cell table:style-name="ce203" table:formula="of:=IF([.C15]=0;0;[.K15]-[.K14])" office:value-type="float" office:value="0" calcext:value-type="float">
            <text:p>0,00</text:p>
          </table:table-cell>
          <table:table-cell table:style-name="ce205" table:formula="of:=IF([.C15]=0;0;ROUND(IF([.I15]&gt;[.$P$4];[.D15]*[.$P$4];[.I15]*[.D15]);2))" office:value-type="float" office:value="0" calcext:value-type="float">
            <text:p>0,00</text:p>
          </table:table-cell>
          <table:table-cell table:style-name="ce203" table:formula="of:=IF([.C15]=0;0;[.M15]-[.M14])" office:value-type="float" office:value="0" calcext:value-type="float">
            <text:p>0,00</text:p>
          </table:table-cell>
          <table:table-cell table:style-name="ce203" table:formula="of:=IF([.C15]=0;0;IF([.I15]&gt;[.$P$4];[.D15]*[.$Q$4];0))" office:value-type="float" office:value="0" calcext:value-type="float">
            <text:p>0,00</text:p>
          </table:table-cell>
          <table:table-cell table:style-name="ce212" table:formula="of:=IF([.C15]&lt;[.G15];7%;13%)" office:value-type="percentage" office:value="0.07" calcext:value-type="percentage">
            <text:p>7,00 %</text:p>
          </table:table-cell>
          <table:table-cell table:style-name="ce215" table:formula="of:=[.C15]*[.N15]" office:value-type="float" office:value="0" calcext:value-type="float">
            <text:p>0,00</text:p>
          </table:table-cell>
          <table:table-cell table:style-name="ce215" table:formula="of:=[.C15]*[.$P$4]" office:value-type="float" office:value="0" calcext:value-type="float">
            <text:p>0,00</text:p>
          </table:table-cell>
          <table:table-cell table:style-name="ce215" table:formula="of:=IF([.N15]=7%;0;[.C15]*6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style-name="ce185" office:value-type="float" office:value="11.52" calcext:value-type="float">
            <text:p>11,52</text:p>
          </table:table-cell>
          <table:table-cell table:style-name="ce190" office:value-type="string" calcext:value-type="string">
            <text:p>Novembre</text:p>
          </table:table-cell>
          <table:table-cell table:style-name="ce191" table:formula="of:=[$RGC.C19]" office:value-type="float" office:value="0" calcext:value-type="float">
            <text:p>0,00 </text:p>
          </table:table-cell>
          <table:table-cell table:style-name="ce193" table:formula="of:=[.C16]+[.D15]" office:value-type="float" office:value="0" calcext:value-type="float">
            <text:p>0,00</text:p>
          </table:table-cell>
          <table:table-cell table:style-name="ce194" table:formula="of:=[$RGC.E19]" office:value-type="float" office:value="1766.9555" calcext:value-type="float">
            <text:p>1 766,96</text:p>
          </table:table-cell>
          <table:table-cell table:style-name="ce193" table:formula="of:=[.E16]+[.F15]" office:value-type="float" office:value="19436.5105" calcext:value-type="float">
            <text:p>19 436,51</text:p>
          </table:table-cell>
          <table:table-cell table:style-name="ce195" table:formula="of:=2.5*[.E16]" office:value-type="float" office:value="4417.38875" calcext:value-type="float">
            <text:p>4 417,39</text:p>
          </table:table-cell>
          <table:table-cell table:style-name="ce193" table:formula="of:=[.G16]+[.H15]" office:value-type="float" office:value="48591.27625" calcext:value-type="float">
            <text:p>48 591,28</text:p>
          </table:table-cell>
          <table:table-cell table:style-name="ce199" table:formula="of:=IF([.D16]&lt;[.H16];7%;13%)" office:value-type="percentage" office:value="0.07" calcext:value-type="percentage">
            <text:p>7,00 %</text:p>
          </table:table-cell>
          <table:table-cell table:style-name="ce203" table:formula="of:=IF([.C16]=0;0;[.K16]-[.K15])" office:value-type="float" office:value="0" calcext:value-type="float">
            <text:p>0,00</text:p>
          </table:table-cell>
          <table:table-cell table:style-name="ce205" table:formula="of:=IF([.C16]=0;0;ROUND(IF([.I16]&gt;[.$P$4];[.D16]*[.$P$4];[.I16]*[.D16]);2))" office:value-type="float" office:value="0" calcext:value-type="float">
            <text:p>0,00</text:p>
          </table:table-cell>
          <table:table-cell table:style-name="ce203" table:formula="of:=IF([.C16]=0;0;[.M16]-[.M15])" office:value-type="float" office:value="0" calcext:value-type="float">
            <text:p>0,00</text:p>
          </table:table-cell>
          <table:table-cell table:style-name="ce203" table:formula="of:=IF([.C16]=0;0;IF([.I16]&gt;[.$P$4];[.D16]*[.$Q$4];0))" office:value-type="float" office:value="0" calcext:value-type="float">
            <text:p>0,00</text:p>
          </table:table-cell>
          <table:table-cell table:style-name="ce212" table:formula="of:=IF([.C16]&lt;[.G16];7%;13%)" office:value-type="percentage" office:value="0.07" calcext:value-type="percentage">
            <text:p>7,00 %</text:p>
          </table:table-cell>
          <table:table-cell table:style-name="ce215" table:formula="of:=[.C16]*[.N16]" office:value-type="float" office:value="0" calcext:value-type="float">
            <text:p>0,00</text:p>
          </table:table-cell>
          <table:table-cell table:style-name="ce215" table:formula="of:=[.C16]*[.$P$4]" office:value-type="float" office:value="0" calcext:value-type="float">
            <text:p>0,00</text:p>
          </table:table-cell>
          <table:table-cell table:style-name="ce215" table:formula="of:=IF([.N16]=7%;0;[.C16]*6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style-name="ce185" office:value-type="float" office:value="11.52" calcext:value-type="float">
            <text:p>11,52</text:p>
          </table:table-cell>
          <table:table-cell table:style-name="ce190" office:value-type="string" calcext:value-type="string">
            <text:p>Décembre</text:p>
          </table:table-cell>
          <table:table-cell table:style-name="ce191" table:formula="of:=[$RGC.C20]" office:value-type="float" office:value="0" calcext:value-type="float">
            <text:p>0,00 </text:p>
          </table:table-cell>
          <table:table-cell table:style-name="ce193" table:formula="of:=[.C17]+[.D16]" office:value-type="float" office:value="0" calcext:value-type="float">
            <text:p>0,00</text:p>
          </table:table-cell>
          <table:table-cell table:style-name="ce194" table:formula="of:=[$RGC.E20]" office:value-type="float" office:value="1766.9555" calcext:value-type="float">
            <text:p>1 766,96</text:p>
          </table:table-cell>
          <table:table-cell table:style-name="ce193" table:formula="of:=[.E17]+[.F16]" office:value-type="float" office:value="21203.466" calcext:value-type="float">
            <text:p>21 203,47</text:p>
          </table:table-cell>
          <table:table-cell table:style-name="ce195" table:formula="of:=2.5*[.E17]" office:value-type="float" office:value="4417.38875" calcext:value-type="float">
            <text:p>4 417,39</text:p>
          </table:table-cell>
          <table:table-cell table:style-name="ce193" table:formula="of:=[.G17]+[.H16]" office:value-type="float" office:value="53008.665" calcext:value-type="float">
            <text:p>53 008,66</text:p>
          </table:table-cell>
          <table:table-cell table:style-name="ce199" table:formula="of:=IF([.D17]&lt;[.H17];7%;13%)" office:value-type="percentage" office:value="0.07" calcext:value-type="percentage">
            <text:p>7,00 %</text:p>
          </table:table-cell>
          <table:table-cell table:style-name="ce203" table:formula="of:=IF([.C17]=0;0;[.K17]-[.K16])" office:value-type="float" office:value="0" calcext:value-type="float">
            <text:p>0,00</text:p>
          </table:table-cell>
          <table:table-cell table:style-name="ce205" table:formula="of:=IF([.C17]=0;0;ROUND(IF([.I17]&gt;[.$P$4];[.D17]*[.$P$4];[.I17]*[.D17]);2))" office:value-type="float" office:value="0" calcext:value-type="float">
            <text:p>0,00</text:p>
          </table:table-cell>
          <table:table-cell table:style-name="ce203" table:formula="of:=IF([.C17]=0;0;[.M17]-[.M16])" office:value-type="float" office:value="0" calcext:value-type="float">
            <text:p>0,00</text:p>
          </table:table-cell>
          <table:table-cell table:style-name="ce203" table:formula="of:=IF([.C17]=0;0;IF([.I17]&gt;[.$P$4];[.D17]*[.$Q$4];0))" office:value-type="float" office:value="0" calcext:value-type="float">
            <text:p>0,00</text:p>
          </table:table-cell>
          <table:table-cell table:style-name="ce212" table:formula="of:=IF([.C17]&lt;[.G17];7%;13%)" office:value-type="percentage" office:value="0.07" calcext:value-type="percentage">
            <text:p>7,00 %</text:p>
          </table:table-cell>
          <table:table-cell table:style-name="ce215" table:formula="of:=[.C17]*[.N17]" office:value-type="float" office:value="0" calcext:value-type="float">
            <text:p>0,00</text:p>
          </table:table-cell>
          <table:table-cell table:style-name="ce215" table:formula="of:=[.C17]*[.$P$4]" office:value-type="float" office:value="0" calcext:value-type="float">
            <text:p>0,00</text:p>
          </table:table-cell>
          <table:table-cell table:style-name="ce215" table:formula="of:=IF([.N17]=7%;0;[.C17]*6%)" office:value-type="float" office:value="0" calcext:value-type="float">
            <text:p>0,00</text:p>
          </table:table-cell>
          <table:table-cell table:number-columns-repeated="16367"/>
        </table:table-row>
        <table:table-row table:style-name="ro4">
          <table:table-cell table:number-columns-repeated="15"/>
          <table:table-cell table:style-name="ce195" table:formula="of:=SUM([.O6:.O17])" office:value-type="float" office:value="0" calcext:value-type="float">
            <text:p>0,00</text:p>
          </table:table-cell>
          <table:table-cell table:style-name="ce195" table:formula="of:=SUM([.P6:.P17])" office:value-type="float" office:value="0" calcext:value-type="float">
            <text:p>0,00</text:p>
          </table:table-cell>
          <table:table-cell table:style-name="ce195" table:formula="of:=SUM([.Q6:.Q17])" office:value-type="float" office:value="0" calcext:value-type="float">
            <text:p>0,00</text:p>
          </table:table-cell>
          <table:table-cell table:number-columns-repeated="1636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4"/>
          <table:table-cell table:style-name="ce216" office:value-type="string" calcext:value-type="string">
            <text:p>Base</text:p>
          </table:table-cell>
          <table:table-cell table:style-name="ce221" office:value-type="percentage" office:value="0.07" calcext:value-type="percentage">
            <text:p>7,00 %</text:p>
          </table:table-cell>
          <table:table-cell table:style-name="ce221" office:value-type="percentage" office:value="0.06" calcext:value-type="percentage">
            <text:p>6,00 %</text:p>
          </table:table-cell>
          <table:table-cell table:number-columns-repeated="16367"/>
        </table:table-row>
        <table:table-row table:style-name="ro4">
          <table:table-cell table:number-columns-repeated="4"/>
          <table:table-cell table:style-name="ce185"/>
          <table:table-cell table:number-columns-repeated="6"/>
          <table:table-cell table:style-name="ce224" office:value-type="string" calcext:value-type="string" table:number-columns-spanned="3" table:number-rows-spanned="1">
            <text:p>Montant total base + cotisation</text:p>
          </table:table-cell>
          <table:covered-table-cell table:number-columns-repeated="2" table:style-name="ce224"/>
          <table:table-cell table:style-name="ce217" table:formula="of:=[.D17]" office:value-type="float" office:value="0" calcext:value-type="float">
            <text:p>0,00</text:p>
          </table:table-cell>
          <table:table-cell table:style-name="ce195" table:formula="of:=[.O21]*[.P4]" office:value-type="float" office:value="0" calcext:value-type="float">
            <text:p>0,00</text:p>
          </table:table-cell>
          <table:table-cell table:style-name="ce195" table:formula="of:=IF([.D17]&gt;[.H17];[.O21]*[.Q4];0)" office:value-type="float" office:value="0" calcext:value-type="float">
            <text:p>0,00</text:p>
          </table:table-cell>
          <table:table-cell table:formula="of:=[.O21]*7%" office:value-type="float" office:value="0" calcext:value-type="float">
            <text:p>0</text:p>
          </table:table-cell>
          <table:table-cell table:formula="of:=[.O21]*13%" office:value-type="float" office:value="0" calcext:value-type="float">
            <text:p>0</text:p>
          </table:table-cell>
          <table:table-cell table:number-columns-repeated="16365"/>
        </table:table-row>
        <table:table-row table:style-name="ro4">
          <table:table-cell table:number-columns-repeated="4"/>
          <table:table-cell table:style-name="ce185"/>
          <table:table-cell table:number-columns-repeated="6"/>
          <table:table-cell table:style-name="ce225"/>
          <table:table-cell table:style-name="ce226"/>
          <table:table-cell table:style-name="ce227"/>
          <table:table-cell table:style-name="ce217"/>
          <table:table-cell table:style-name="ce190" table:number-columns-repeated="2"/>
          <table:table-cell table:number-columns-repeated="16367"/>
        </table:table-row>
        <table:table-row table:style-name="ro9">
          <table:table-cell table:number-columns-repeated="4"/>
          <table:table-cell table:style-name="ce185"/>
          <table:table-cell table:number-columns-repeated="3"/>
          <table:table-cell table:style-name="ce200" office:value-type="string" calcext:value-type="string" table:number-columns-spanned="3" table:number-rows-spanned="2">
            <text:p>Sur la paye de décembre ou du dernier mois du contrat</text:p>
          </table:table-cell>
          <table:covered-table-cell table:number-columns-repeated="2" table:style-name="ce200"/>
          <table:table-cell table:style-name="ce207" office:value-type="string" calcext:value-type="string" table:number-columns-spanned="3" table:number-rows-spanned="1">
            <text:p>Régul annuelle à 7% =</text:p>
          </table:table-cell>
          <table:covered-table-cell table:number-columns-repeated="2" table:style-name="ce207"/>
          <table:table-cell table:style-name="ce218" table:formula="of:=[.P23]/[.P4]" office:value-type="float" office:value="0" calcext:value-type="float">
            <text:p>0,00</text:p>
          </table:table-cell>
          <table:table-cell table:style-name="ce215" table:formula="of:=[.P21]-[.Q18]" office:value-type="float" office:value="0" calcext:value-type="float">
            <text:p>0,00</text:p>
          </table:table-cell>
          <table:table-cell table:style-name="ce215"/>
          <table:table-cell table:number-columns-repeated="16367"/>
        </table:table-row>
        <table:table-row table:style-name="ro4">
          <table:table-cell table:number-columns-repeated="8"/>
          <table:covered-table-cell table:number-columns-repeated="3" table:style-name="ce200"/>
          <table:table-cell table:style-name="ce207" office:value-type="string" calcext:value-type="string" table:number-columns-spanned="3" table:number-rows-spanned="1">
            <text:p>Régul annuelle à 6% =</text:p>
          </table:table-cell>
          <table:covered-table-cell table:number-columns-repeated="2" table:style-name="ce207"/>
          <table:table-cell table:style-name="ce218" table:formula="of:=[.Q24]/[.Q4]" office:value-type="float" office:value="0" calcext:value-type="float">
            <text:p>0,00</text:p>
          </table:table-cell>
          <table:table-cell table:style-name="ce222"/>
          <table:table-cell table:style-name="ce215" table:formula="of:=[.Q21]-[.R18]" office:value-type="float" office:value="0" calcext:value-type="float">
            <text:p>0,00</text:p>
          </table:table-cell>
          <table:table-cell table:number-columns-repeated="16367"/>
        </table:table-row>
        <table:table-row table:style-name="ro13">
          <table:table-cell table:number-columns-repeated="12"/>
          <table:table-cell table:style-name="ce208" office:value-type="string" calcext:value-type="string" table:number-columns-spanned="6" table:number-rows-spanned="1">
            <text:p>Les lignes en bleus indiquent une régularisation de la cotisation maladie <text:s/>à reporter sur le bulletin de salaire</text:p>
          </table:table-cell>
          <table:covered-table-cell table:number-columns-repeated="5" table:style-name="ce208"/>
          <table:table-cell table:number-columns-repeated="16366"/>
        </table:table-row>
        <table:table-row table:style-name="ro4" table:number-rows-repeated="1048550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expression table:name="Bruts_cumulés" table:base-cell-address="$Bulletin.$A$1" table:expression="!#REF!"/>
          <table:named-expression table:name="CODE" table:base-cell-address="$Bulletin.$A$1" table:expression="!#REF!"/>
          <table:named-expression table:name="conso" table:base-cell-address="$Bulletin.$A$1" table:expression="&quot;;;;;;&quot;"/>
          <table:named-expression table:name="plafond2" table:base-cell-address="$Bulletin.$A$1" table:expression="!#REF!"/>
          <table:named-expression table:name="plafond3" table:base-cell-address="$Bulletin.$A$1" table:expression="!#REF!"/>
          <table:named-expression table:name="Plafonds_cumulés" table:base-cell-address="$Bulletin.$A$1" table:expression="!#REF!"/>
          <table:named-range table:name="_xlnm.Print_Area" table:base-cell-address="$Bulletin.$A$1" table:cell-range-address="$Régul_maladie1.$B$1:.$R$24" table:range-usable-as="print-range"/>
        </table:named-expressions>
      </table:table>
      <table:table table:name="Régul_Plafond_+_CET" table:style-name="ta5">
        <table:table-column table:style-name="co6" table:number-columns-repeated="14" table:default-cell-style-name="ce229"/>
        <table:table-column table:style-name="co4" table:default-cell-style-name="ce229"/>
        <table:table-column table:style-name="co27" table:default-cell-style-name="ce229"/>
        <table:table-column table:style-name="co6" table:number-columns-repeated="16368" table:default-cell-style-name="ce245"/>
        <table:table-row table:style-name="ro16">
          <table:table-cell table:number-columns-repeated="16384"/>
        </table:table-row>
        <table:table-row table:style-name="ro7">
          <table:table-cell table:number-columns-repeated="2"/>
          <table:table-cell table:style-name="ce77" office:value-type="string" calcext:value-type="string" table:number-columns-spanned="3" table:number-rows-spanned="1">
            <text:p>Candidat n°14</text:p>
          </table:table-cell>
          <table:covered-table-cell table:number-columns-repeated="2" table:style-name="ce77"/>
          <table:table-cell table:number-columns-repeated="16379"/>
        </table:table-row>
        <table:table-row table:style-name="ro16">
          <table:table-cell table:style-name="ce230" office:value-type="string" calcext:value-type="string" table:number-columns-spanned="1" table:number-rows-spanned="2">
            <text:p>Mois</text:p>
          </table:table-cell>
          <table:table-cell table:style-name="ce230" office:value-type="string" calcext:value-type="string" table:number-columns-spanned="2" table:number-rows-spanned="1">
            <text:p>Bruts</text:p>
          </table:table-cell>
          <table:covered-table-cell table:style-name="ce230"/>
          <table:table-cell table:style-name="ce230" office:value-type="string" calcext:value-type="string" table:number-columns-spanned="2" table:number-rows-spanned="1">
            <text:p>Plafonds</text:p>
          </table:table-cell>
          <table:covered-table-cell table:style-name="ce230"/>
          <table:table-cell table:style-name="ce230" office:value-type="string" calcext:value-type="string" table:number-columns-spanned="2" table:number-rows-spanned="1">
            <text:p>Tranche 1</text:p>
          </table:table-cell>
          <table:covered-table-cell table:style-name="ce230"/>
          <table:table-cell table:style-name="ce230" office:value-type="string" calcext:value-type="string" table:number-columns-spanned="2" table:number-rows-spanned="1">
            <text:p>Tranche 2</text:p>
          </table:table-cell>
          <table:covered-table-cell table:style-name="ce230"/>
          <table:table-cell table:style-name="ce230" office:value-type="string" calcext:value-type="string" table:number-columns-spanned="2" table:number-rows-spanned="1">
            <text:p>Tranche A</text:p>
          </table:table-cell>
          <table:covered-table-cell table:style-name="ce230"/>
          <table:table-cell table:style-name="ce230" office:value-type="string" calcext:value-type="string" table:number-columns-spanned="2" table:number-rows-spanned="1">
            <text:p>Tranche B</text:p>
          </table:table-cell>
          <table:covered-table-cell table:style-name="ce230"/>
          <table:table-cell/>
          <table:table-cell table:style-name="ce243" office:value-type="string" calcext:value-type="string">
            <text:p>PMSS 2024</text:p>
          </table:table-cell>
          <table:table-cell table:style-name="ce243" office:value-type="float" office:value="3864" calcext:value-type="float">
            <text:p>3864</text:p>
          </table:table-cell>
          <table:table-cell table:number-columns-repeated="16368"/>
        </table:table-row>
        <table:table-row table:style-name="ro16">
          <table:covered-table-cell table:style-name="ce230"/>
          <table:table-cell table:style-name="ce233" office:value-type="string" calcext:value-type="string">
            <text:p>Mensuels</text:p>
          </table:table-cell>
          <table:table-cell table:style-name="ce233" office:value-type="string" calcext:value-type="string">
            <text:p>Cumulés</text:p>
          </table:table-cell>
          <table:table-cell table:style-name="ce233" office:value-type="string" calcext:value-type="string">
            <office:annotation draw:style-name="gr20" draw:text-style-name="P4" svg:width="2.945cm" svg:height="1.941cm" svg:x="8.798cm" svg:y="1.252cm" draw:caption-point-x="-0.243cm" draw:caption-point-y="0.481cm">
              <dc:creator>Auteur inconnu</dc:creator>
              <dc:date>2024-11-07T16:36:00</dc:date>
              <text:p>A proratiser éventuellement</text:p>
              <text:p><text:span text:style-name="T6"/></text:p>
            </office:annotation>
            <text:p>Mensuels</text:p>
          </table:table-cell>
          <table:table-cell table:style-name="ce233" office:value-type="string" calcext:value-type="string">
            <text:p>Cumulés</text:p>
          </table:table-cell>
          <table:table-cell table:style-name="ce238" office:value-type="string" calcext:value-type="string">
            <text:p>Mensuels</text:p>
          </table:table-cell>
          <table:table-cell table:style-name="ce233" office:value-type="string" calcext:value-type="string">
            <text:p>Cumulés</text:p>
          </table:table-cell>
          <table:table-cell table:style-name="ce238" office:value-type="string" calcext:value-type="string">
            <text:p>Mensuels</text:p>
          </table:table-cell>
          <table:table-cell table:style-name="ce233" office:value-type="string" calcext:value-type="string">
            <text:p>Cumulés</text:p>
          </table:table-cell>
          <table:table-cell table:style-name="ce238" office:value-type="string" calcext:value-type="string">
            <text:p>Mensuels</text:p>
          </table:table-cell>
          <table:table-cell table:style-name="ce233" office:value-type="string" calcext:value-type="string">
            <text:p>Cumulés</text:p>
          </table:table-cell>
          <table:table-cell table:style-name="ce238" office:value-type="string" calcext:value-type="string">
            <text:p>Mensuels</text:p>
          </table:table-cell>
          <table:table-cell table:style-name="ce233" office:value-type="string" calcext:value-type="string">
            <text:p>Cumulés</text:p>
          </table:table-cell>
          <table:table-cell/>
          <table:table-cell table:style-name="ce244" office:value-type="string" calcext:value-type="string">
            <text:p>3 PMSS 2024</text:p>
          </table:table-cell>
          <table:table-cell table:style-name="ce244" table:formula="of:=+[.P3]*3" office:value-type="float" office:value="11592" calcext:value-type="float">
            <text:p>11592</text:p>
          </table:table-cell>
          <table:table-cell table:number-columns-repeated="16368"/>
        </table:table-row>
        <table:table-row table:style-name="ro16">
          <table:table-cell table:style-name="ce231" office:value-type="string" calcext:value-type="string">
            <text:p>Janvier</text:p>
          </table:table-cell>
          <table:table-cell table:style-name="ce234" table:formula="of:=[$RGC.C9]" office:value-type="float" office:value="0" calcext:value-type="float">
            <text:p>0,00</text:p>
          </table:table-cell>
          <table:table-cell table:style-name="ce237" table:formula="of:=[.B5]" office:value-type="float" office:value="0" calcext:value-type="float">
            <text:p>0,00</text:p>
          </table:table-cell>
          <table:table-cell table:style-name="ce234" table:formula="of:=[.$P$3]" office:value-type="float" office:value="3864" calcext:value-type="float">
            <text:p>3864,00</text:p>
          </table:table-cell>
          <table:table-cell table:style-name="ce237" table:formula="of:=[.D5]" office:value-type="float" office:value="3864" calcext:value-type="float">
            <text:p>3864,00</text:p>
          </table:table-cell>
          <table:table-cell table:style-name="ce234" table:formula="of:=MIN([.E5];[.C5])-MIN([.E4];[.C4])" office:value-type="float" office:value="0" calcext:value-type="float">
            <text:p>0,00</text:p>
          </table:table-cell>
          <table:table-cell table:style-name="ce237" table:formula="of:=[.F5]" office:value-type="float" office:value="0" calcext:value-type="float">
            <text:p>0,00</text:p>
          </table:table-cell>
          <table:table-cell table:style-name="ce234" table:formula="of:=IF([.B5]&lt;[.$P$5];[.B5]-[.F5];[.$P$4])" office:value-type="float" office:value="0" calcext:value-type="float">
            <text:p>0,00</text:p>
          </table:table-cell>
          <table:table-cell table:style-name="ce237" table:formula="of:=[.H5]" office:value-type="float" office:value="0" calcext:value-type="float">
            <text:p>0,00</text:p>
          </table:table-cell>
          <table:table-cell table:style-name="ce234" table:formula="of:=[.F5]" office:value-type="float" office:value="0" calcext:value-type="float">
            <text:p>0,00</text:p>
          </table:table-cell>
          <table:table-cell table:style-name="ce237" table:formula="of:=[.J5]" office:value-type="float" office:value="0" calcext:value-type="float">
            <text:p>0,00</text:p>
          </table:table-cell>
          <table:table-cell table:style-name="ce234" table:formula="of:=IF([.B5]&lt;[.$P$7];[.B5]-[.J5];[.$P$6])" office:value-type="float" office:value="0" calcext:value-type="float">
            <text:p>0,00</text:p>
          </table:table-cell>
          <table:table-cell table:style-name="ce237" table:formula="of:=[.L5]" office:value-type="float" office:value="0" calcext:value-type="float">
            <text:p>0,00</text:p>
          </table:table-cell>
          <table:table-cell/>
          <table:table-cell table:style-name="ce244" office:value-type="string" calcext:value-type="string">
            <text:p>4 PMSS 2024</text:p>
          </table:table-cell>
          <table:table-cell table:style-name="ce244" table:formula="of:=+[.P3]*4" office:value-type="float" office:value="15456" calcext:value-type="float">
            <text:p>15456</text:p>
          </table:table-cell>
          <table:table-cell table:number-columns-repeated="16368"/>
        </table:table-row>
        <table:table-row table:style-name="ro16">
          <table:table-cell table:style-name="ce231" office:value-type="string" calcext:value-type="string">
            <text:p>Février</text:p>
          </table:table-cell>
          <table:table-cell table:style-name="ce234" table:formula="of:=[$RGC.C10]" office:value-type="float" office:value="0" calcext:value-type="float">
            <text:p>0,00</text:p>
          </table:table-cell>
          <table:table-cell table:style-name="ce237" table:formula="of:=[.B6]+[.C5]" office:value-type="float" office:value="0" calcext:value-type="float">
            <text:p>0,00</text:p>
          </table:table-cell>
          <table:table-cell table:style-name="ce234" table:formula="of:=[.$P$3]" office:value-type="float" office:value="3864" calcext:value-type="float">
            <text:p>3864,00</text:p>
          </table:table-cell>
          <table:table-cell table:style-name="ce237" table:formula="of:=[.E5]+[.D6]" office:value-type="float" office:value="7728" calcext:value-type="float">
            <text:p>7728,00</text:p>
          </table:table-cell>
          <table:table-cell table:style-name="ce234" table:formula="of:=MIN([.E6];[.C6])-MIN([.E5];[.C5])" office:value-type="float" office:value="0" calcext:value-type="float">
            <text:p>0,00</text:p>
          </table:table-cell>
          <table:table-cell table:style-name="ce237" table:formula="of:=[.F6]+[.G5]" office:value-type="float" office:value="0" calcext:value-type="float">
            <text:p>0,00</text:p>
          </table:table-cell>
          <table:table-cell table:style-name="ce234" table:formula="of:=IF([.B6]&lt;[.$P$5];[.B6]-[.F6];[.$P$4])" office:value-type="float" office:value="0" calcext:value-type="float">
            <text:p>0,00</text:p>
          </table:table-cell>
          <table:table-cell table:style-name="ce237" table:formula="of:=[.H6]+[.I5]" office:value-type="float" office:value="0" calcext:value-type="float">
            <text:p>0,00</text:p>
          </table:table-cell>
          <table:table-cell table:style-name="ce234" table:formula="of:=[.F6]" office:value-type="float" office:value="0" calcext:value-type="float">
            <text:p>0,00</text:p>
          </table:table-cell>
          <table:table-cell table:style-name="ce237" table:formula="of:=[.J6]+[.K5]" office:value-type="float" office:value="0" calcext:value-type="float">
            <text:p>0,00</text:p>
          </table:table-cell>
          <table:table-cell table:style-name="ce234" table:formula="of:=IF([.B6]&lt;[.$P$7];[.B6]-[.J6];[.$P$6])" office:value-type="float" office:value="0" calcext:value-type="float">
            <text:p>0,00</text:p>
          </table:table-cell>
          <table:table-cell table:style-name="ce237" table:formula="of:=[.L6]+[.M5]" office:value-type="float" office:value="0" calcext:value-type="float">
            <text:p>0,00</text:p>
          </table:table-cell>
          <table:table-cell/>
          <table:table-cell table:style-name="ce244" office:value-type="string" calcext:value-type="string">
            <text:p>7 PMSS 2024</text:p>
          </table:table-cell>
          <table:table-cell table:style-name="ce244" table:formula="of:=7*[.P3]" office:value-type="float" office:value="27048" calcext:value-type="float">
            <text:p>27048</text:p>
          </table:table-cell>
          <table:table-cell table:number-columns-repeated="16368"/>
        </table:table-row>
        <table:table-row table:style-name="ro16">
          <table:table-cell table:style-name="ce231" office:value-type="string" calcext:value-type="string">
            <text:p>Mars</text:p>
          </table:table-cell>
          <table:table-cell table:style-name="ce234" table:formula="of:=[$RGC.C11]" office:value-type="float" office:value="0" calcext:value-type="float">
            <text:p>0,00</text:p>
          </table:table-cell>
          <table:table-cell table:style-name="ce237" table:formula="of:=[.B7]+[.C6]" office:value-type="float" office:value="0" calcext:value-type="float">
            <text:p>0,00</text:p>
          </table:table-cell>
          <table:table-cell table:style-name="ce234" table:formula="of:=[.$P$3]" office:value-type="float" office:value="3864" calcext:value-type="float">
            <text:p>3864,00</text:p>
          </table:table-cell>
          <table:table-cell table:style-name="ce237" table:formula="of:=[.E6]+[.D7]" office:value-type="float" office:value="11592" calcext:value-type="float">
            <text:p>11592,00</text:p>
          </table:table-cell>
          <table:table-cell table:style-name="ce234" table:formula="of:=MIN([.E7];[.C7])-MIN([.E6];[.C6])" office:value-type="float" office:value="0" calcext:value-type="float">
            <text:p>0,00</text:p>
          </table:table-cell>
          <table:table-cell table:style-name="ce237" table:formula="of:=[.F7]+[.G6]" office:value-type="float" office:value="0" calcext:value-type="float">
            <text:p>0,00</text:p>
          </table:table-cell>
          <table:table-cell table:style-name="ce234" table:formula="of:=IF([.B7]&lt;[.$P$5];[.B7]-[.F7];[.$P$4])" office:value-type="float" office:value="0" calcext:value-type="float">
            <text:p>0,00</text:p>
          </table:table-cell>
          <table:table-cell table:style-name="ce237" table:formula="of:=[.H7]+[.I6]" office:value-type="float" office:value="0" calcext:value-type="float">
            <text:p>0,00</text:p>
          </table:table-cell>
          <table:table-cell table:style-name="ce234" table:formula="of:=[.F7]" office:value-type="float" office:value="0" calcext:value-type="float">
            <text:p>0,00</text:p>
          </table:table-cell>
          <table:table-cell table:style-name="ce237" table:formula="of:=[.J7]+[.K6]" office:value-type="float" office:value="0" calcext:value-type="float">
            <text:p>0,00</text:p>
          </table:table-cell>
          <table:table-cell table:style-name="ce234" table:formula="of:=IF([.B7]&lt;[.$P$7];[.B7]-[.J7];[.$P$6])" office:value-type="float" office:value="0" calcext:value-type="float">
            <text:p>0,00</text:p>
          </table:table-cell>
          <table:table-cell table:style-name="ce237" table:formula="of:=[.L7]+[.M6]" office:value-type="float" office:value="0" calcext:value-type="float">
            <text:p>0,00</text:p>
          </table:table-cell>
          <table:table-cell/>
          <table:table-cell table:style-name="ce244" office:value-type="string" calcext:value-type="string">
            <text:p>8 PMSS 2024</text:p>
          </table:table-cell>
          <table:table-cell table:style-name="ce244" table:formula="of:=+[.P3]*8" office:value-type="float" office:value="30912" calcext:value-type="float">
            <text:p>30912</text:p>
          </table:table-cell>
          <table:table-cell table:number-columns-repeated="16368"/>
        </table:table-row>
        <table:table-row table:style-name="ro16">
          <table:table-cell table:style-name="ce231" office:value-type="string" calcext:value-type="string">
            <text:p>Avril</text:p>
          </table:table-cell>
          <table:table-cell table:style-name="ce234" table:formula="of:=[$RGC.C12]" office:value-type="float" office:value="0" calcext:value-type="float">
            <text:p>0,00</text:p>
          </table:table-cell>
          <table:table-cell table:style-name="ce237" table:formula="of:=[.B8]+[.C7]" office:value-type="float" office:value="0" calcext:value-type="float">
            <text:p>0,00</text:p>
          </table:table-cell>
          <table:table-cell table:style-name="ce234" table:formula="of:=[.$P$3]" office:value-type="float" office:value="3864" calcext:value-type="float">
            <text:p>3864,00</text:p>
          </table:table-cell>
          <table:table-cell table:style-name="ce237" table:formula="of:=[.E7]+[.D8]" office:value-type="float" office:value="15456" calcext:value-type="float">
            <text:p>15456,00</text:p>
          </table:table-cell>
          <table:table-cell table:style-name="ce234" table:formula="of:=MIN([.E8];[.C8])-MIN([.E7];[.C7])" office:value-type="float" office:value="0" calcext:value-type="float">
            <text:p>0,00</text:p>
          </table:table-cell>
          <table:table-cell table:style-name="ce237" table:formula="of:=[.F8]+[.G7]" office:value-type="float" office:value="0" calcext:value-type="float">
            <text:p>0,00</text:p>
          </table:table-cell>
          <table:table-cell table:style-name="ce234" table:formula="of:=IF([.B8]&lt;[.$P$5];[.B8]-[.F8];[.$P$4])" office:value-type="float" office:value="0" calcext:value-type="float">
            <text:p>0,00</text:p>
          </table:table-cell>
          <table:table-cell table:style-name="ce237" table:formula="of:=[.H8]+[.I7]" office:value-type="float" office:value="0" calcext:value-type="float">
            <text:p>0,00</text:p>
          </table:table-cell>
          <table:table-cell table:style-name="ce234" table:formula="of:=[.F8]" office:value-type="float" office:value="0" calcext:value-type="float">
            <text:p>0,00</text:p>
          </table:table-cell>
          <table:table-cell table:style-name="ce237" table:formula="of:=[.J8]+[.K7]" office:value-type="float" office:value="0" calcext:value-type="float">
            <text:p>0,00</text:p>
          </table:table-cell>
          <table:table-cell table:style-name="ce234" table:formula="of:=IF([.B8]&lt;[.$P$7];[.B8]-[.J8];[.$P$6])" office:value-type="float" office:value="0" calcext:value-type="float">
            <text:p>0,00</text:p>
          </table:table-cell>
          <table:table-cell table:style-name="ce237" table:formula="of:=[.L8]+[.M7]" office:value-type="float" office:value="0" calcext:value-type="float">
            <text:p>0,00</text:p>
          </table:table-cell>
          <table:table-cell table:number-columns-repeated="16371"/>
        </table:table-row>
        <table:table-row table:style-name="ro16">
          <table:table-cell table:style-name="ce231" office:value-type="string" calcext:value-type="string">
            <text:p>Mai</text:p>
          </table:table-cell>
          <table:table-cell table:style-name="ce234" table:formula="of:=[$RGC.C13]" office:value-type="float" office:value="0" calcext:value-type="float">
            <text:p>0,00</text:p>
          </table:table-cell>
          <table:table-cell table:style-name="ce237" table:formula="of:=[.B9]+[.C8]" office:value-type="float" office:value="0" calcext:value-type="float">
            <text:p>0,00</text:p>
          </table:table-cell>
          <table:table-cell table:style-name="ce234" table:formula="of:=[.$P$3]" office:value-type="float" office:value="3864" calcext:value-type="float">
            <text:p>3864,00</text:p>
          </table:table-cell>
          <table:table-cell table:style-name="ce237" table:formula="of:=[.E8]+[.D9]" office:value-type="float" office:value="19320" calcext:value-type="float">
            <text:p>19320,00</text:p>
          </table:table-cell>
          <table:table-cell table:style-name="ce234" table:formula="of:=MIN([.E9];[.C9])-MIN([.E8];[.C8])" office:value-type="float" office:value="0" calcext:value-type="float">
            <text:p>0,00</text:p>
          </table:table-cell>
          <table:table-cell table:style-name="ce237" table:formula="of:=[.F9]+[.G8]" office:value-type="float" office:value="0" calcext:value-type="float">
            <text:p>0,00</text:p>
          </table:table-cell>
          <table:table-cell table:style-name="ce234" table:formula="of:=IF([.B9]&lt;[.$P$5];[.B9]-[.F9];[.$P$4])" office:value-type="float" office:value="0" calcext:value-type="float">
            <text:p>0,00</text:p>
          </table:table-cell>
          <table:table-cell table:style-name="ce237" table:formula="of:=[.H9]+[.I8]" office:value-type="float" office:value="0" calcext:value-type="float">
            <text:p>0,00</text:p>
          </table:table-cell>
          <table:table-cell table:style-name="ce234" table:formula="of:=[.F9]" office:value-type="float" office:value="0" calcext:value-type="float">
            <text:p>0,00</text:p>
          </table:table-cell>
          <table:table-cell table:style-name="ce237" table:formula="of:=[.J9]+[.K8]" office:value-type="float" office:value="0" calcext:value-type="float">
            <text:p>0,00</text:p>
          </table:table-cell>
          <table:table-cell table:style-name="ce234" table:formula="of:=IF([.B9]&lt;[.$P$7];[.B9]-[.J9];[.$P$6])" office:value-type="float" office:value="0" calcext:value-type="float">
            <text:p>0,00</text:p>
          </table:table-cell>
          <table:table-cell table:style-name="ce237" table:formula="of:=[.L9]+[.M8]" office:value-type="float" office:value="0" calcext:value-type="float">
            <text:p>0,00</text:p>
          </table:table-cell>
          <table:table-cell table:number-columns-repeated="16371"/>
        </table:table-row>
        <table:table-row table:style-name="ro16">
          <table:table-cell table:style-name="ce231" office:value-type="string" calcext:value-type="string">
            <text:p>Juin</text:p>
          </table:table-cell>
          <table:table-cell table:style-name="ce234" table:formula="of:=[$RGC.C14]" office:value-type="float" office:value="0" calcext:value-type="float">
            <text:p>0,00</text:p>
          </table:table-cell>
          <table:table-cell table:style-name="ce237" table:formula="of:=[.B10]+[.C9]" office:value-type="float" office:value="0" calcext:value-type="float">
            <text:p>0,00</text:p>
          </table:table-cell>
          <table:table-cell table:style-name="ce234" table:formula="of:=[.$P$3]" office:value-type="float" office:value="3864" calcext:value-type="float">
            <text:p>3864,00</text:p>
          </table:table-cell>
          <table:table-cell table:style-name="ce237" table:formula="of:=[.E9]+[.D10]" office:value-type="float" office:value="23184" calcext:value-type="float">
            <text:p>23184,00</text:p>
          </table:table-cell>
          <table:table-cell table:style-name="ce234" table:formula="of:=MIN([.E10];[.C10])-MIN([.E9];[.C9])" office:value-type="float" office:value="0" calcext:value-type="float">
            <text:p>0,00</text:p>
          </table:table-cell>
          <table:table-cell table:style-name="ce237" table:formula="of:=[.F10]+[.G9]" office:value-type="float" office:value="0" calcext:value-type="float">
            <text:p>0,00</text:p>
          </table:table-cell>
          <table:table-cell table:style-name="ce234" table:formula="of:=IF([.B10]&lt;[.$P$5];[.B10]-[.F10];[.$P$4])" office:value-type="float" office:value="0" calcext:value-type="float">
            <text:p>0,00</text:p>
          </table:table-cell>
          <table:table-cell table:style-name="ce237" table:formula="of:=[.H10]+[.I9]" office:value-type="float" office:value="0" calcext:value-type="float">
            <text:p>0,00</text:p>
          </table:table-cell>
          <table:table-cell table:style-name="ce234" table:formula="of:=[.F10]" office:value-type="float" office:value="0" calcext:value-type="float">
            <text:p>0,00</text:p>
          </table:table-cell>
          <table:table-cell table:style-name="ce237" table:formula="of:=[.J10]+[.K9]" office:value-type="float" office:value="0" calcext:value-type="float">
            <text:p>0,00</text:p>
          </table:table-cell>
          <table:table-cell table:style-name="ce234" table:formula="of:=IF([.B10]&lt;[.$P$7];[.B10]-[.J10];[.$P$6])" office:value-type="float" office:value="0" calcext:value-type="float">
            <text:p>0,00</text:p>
          </table:table-cell>
          <table:table-cell table:style-name="ce237" table:formula="of:=[.L10]+[.M9]" office:value-type="float" office:value="0" calcext:value-type="float">
            <text:p>0,00</text:p>
          </table:table-cell>
          <table:table-cell table:number-columns-repeated="16371"/>
        </table:table-row>
        <table:table-row table:style-name="ro16">
          <table:table-cell table:style-name="ce231" office:value-type="string" calcext:value-type="string">
            <text:p>Juillet</text:p>
          </table:table-cell>
          <table:table-cell table:style-name="ce234" table:formula="of:=[$RGC.C15]" office:value-type="float" office:value="0" calcext:value-type="float">
            <text:p>0,00</text:p>
          </table:table-cell>
          <table:table-cell table:style-name="ce237" table:formula="of:=[.B11]+[.C10]" office:value-type="float" office:value="0" calcext:value-type="float">
            <text:p>0,00</text:p>
          </table:table-cell>
          <table:table-cell table:style-name="ce234" table:formula="of:=[.$P$3]" office:value-type="float" office:value="3864" calcext:value-type="float">
            <text:p>3864,00</text:p>
          </table:table-cell>
          <table:table-cell table:style-name="ce237" table:formula="of:=[.E10]+[.D11]" office:value-type="float" office:value="27048" calcext:value-type="float">
            <text:p>27048,00</text:p>
          </table:table-cell>
          <table:table-cell table:style-name="ce234" table:formula="of:=MIN([.E11];[.C11])-MIN([.E10];[.C10])" office:value-type="float" office:value="0" calcext:value-type="float">
            <text:p>0,00</text:p>
          </table:table-cell>
          <table:table-cell table:style-name="ce237" table:formula="of:=[.F11]+[.G10]" office:value-type="float" office:value="0" calcext:value-type="float">
            <text:p>0,00</text:p>
          </table:table-cell>
          <table:table-cell table:style-name="ce234" table:formula="of:=IF([.B11]&lt;[.$P$5];[.B11]-[.F11];[.$P$4])" office:value-type="float" office:value="0" calcext:value-type="float">
            <text:p>0,00</text:p>
          </table:table-cell>
          <table:table-cell table:style-name="ce237" table:formula="of:=[.H11]+[.I10]" office:value-type="float" office:value="0" calcext:value-type="float">
            <text:p>0,00</text:p>
          </table:table-cell>
          <table:table-cell table:style-name="ce234" table:formula="of:=[.F11]" office:value-type="float" office:value="0" calcext:value-type="float">
            <text:p>0,00</text:p>
          </table:table-cell>
          <table:table-cell table:style-name="ce237" table:formula="of:=[.J11]+[.K10]" office:value-type="float" office:value="0" calcext:value-type="float">
            <text:p>0,00</text:p>
          </table:table-cell>
          <table:table-cell table:style-name="ce234" table:formula="of:=IF([.B11]&lt;[.$P$7];[.B11]-[.J11];[.$P$6])" office:value-type="float" office:value="0" calcext:value-type="float">
            <text:p>0,00</text:p>
          </table:table-cell>
          <table:table-cell table:style-name="ce237" table:formula="of:=[.L11]+[.M10]" office:value-type="float" office:value="0" calcext:value-type="float">
            <text:p>0,00</text:p>
          </table:table-cell>
          <table:table-cell table:number-columns-repeated="16371"/>
        </table:table-row>
        <table:table-row table:style-name="ro16">
          <table:table-cell table:style-name="ce231" office:value-type="string" calcext:value-type="string">
            <text:p>Août</text:p>
          </table:table-cell>
          <table:table-cell table:style-name="ce234" table:formula="of:=[$RGC.C16]" office:value-type="float" office:value="0" calcext:value-type="float">
            <text:p>0,00</text:p>
          </table:table-cell>
          <table:table-cell table:style-name="ce237" table:formula="of:=[.B12]+[.C11]" office:value-type="float" office:value="0" calcext:value-type="float">
            <text:p>0,00</text:p>
          </table:table-cell>
          <table:table-cell table:style-name="ce234" table:formula="of:=[.$P$3]" office:value-type="float" office:value="3864" calcext:value-type="float">
            <text:p>3864,00</text:p>
          </table:table-cell>
          <table:table-cell table:style-name="ce237" table:formula="of:=[.E11]+[.D12]" office:value-type="float" office:value="30912" calcext:value-type="float">
            <text:p>30912,00</text:p>
          </table:table-cell>
          <table:table-cell table:style-name="ce234" table:formula="of:=MIN([.E12];[.C12])-MIN([.E11];[.C11])" office:value-type="float" office:value="0" calcext:value-type="float">
            <text:p>0,00</text:p>
          </table:table-cell>
          <table:table-cell table:style-name="ce237" table:formula="of:=[.F12]+[.G11]" office:value-type="float" office:value="0" calcext:value-type="float">
            <text:p>0,00</text:p>
          </table:table-cell>
          <table:table-cell table:style-name="ce234" table:formula="of:=IF([.B12]&lt;[.$P$5];[.B12]-[.F12];[.$P$4])" office:value-type="float" office:value="0" calcext:value-type="float">
            <text:p>0,00</text:p>
          </table:table-cell>
          <table:table-cell table:style-name="ce237" table:formula="of:=[.H12]+[.I11]" office:value-type="float" office:value="0" calcext:value-type="float">
            <text:p>0,00</text:p>
          </table:table-cell>
          <table:table-cell table:style-name="ce234" table:formula="of:=[.F12]" office:value-type="float" office:value="0" calcext:value-type="float">
            <text:p>0,00</text:p>
          </table:table-cell>
          <table:table-cell table:style-name="ce237" table:formula="of:=[.J12]+[.K11]" office:value-type="float" office:value="0" calcext:value-type="float">
            <text:p>0,00</text:p>
          </table:table-cell>
          <table:table-cell table:style-name="ce234" table:formula="of:=IF([.B12]&lt;[.$P$7];[.B12]-[.J12];[.$P$6])" office:value-type="float" office:value="0" calcext:value-type="float">
            <text:p>0,00</text:p>
          </table:table-cell>
          <table:table-cell table:style-name="ce237" table:formula="of:=[.L12]+[.M11]" office:value-type="float" office:value="0" calcext:value-type="float">
            <text:p>0,00</text:p>
          </table:table-cell>
          <table:table-cell table:number-columns-repeated="16371"/>
        </table:table-row>
        <table:table-row table:style-name="ro16">
          <table:table-cell table:style-name="ce231" office:value-type="string" calcext:value-type="string">
            <text:p>Septembre</text:p>
          </table:table-cell>
          <table:table-cell table:style-name="ce234" table:formula="of:=[$RGC.C17]" office:value-type="float" office:value="0" calcext:value-type="float">
            <text:p>0,00</text:p>
          </table:table-cell>
          <table:table-cell table:style-name="ce237" table:formula="of:=[.B13]+[.C12]" office:value-type="float" office:value="0" calcext:value-type="float">
            <text:p>0,00</text:p>
          </table:table-cell>
          <table:table-cell table:style-name="ce234" table:formula="of:=[.$P$3]" office:value-type="float" office:value="3864" calcext:value-type="float">
            <text:p>3864,00</text:p>
          </table:table-cell>
          <table:table-cell table:style-name="ce237" table:formula="of:=[.E12]+[.D13]" office:value-type="float" office:value="34776" calcext:value-type="float">
            <text:p>34776,00</text:p>
          </table:table-cell>
          <table:table-cell table:style-name="ce234" table:formula="of:=MIN([.E13];[.C13])-MIN([.E12];[.C12])" office:value-type="float" office:value="0" calcext:value-type="float">
            <text:p>0,00</text:p>
          </table:table-cell>
          <table:table-cell table:style-name="ce237" table:formula="of:=[.F13]+[.G12]" office:value-type="float" office:value="0" calcext:value-type="float">
            <text:p>0,00</text:p>
          </table:table-cell>
          <table:table-cell table:style-name="ce234" table:formula="of:=IF([.B13]&lt;[.$P$5];[.B13]-[.F13];[.$P$4])" office:value-type="float" office:value="0" calcext:value-type="float">
            <text:p>0,00</text:p>
          </table:table-cell>
          <table:table-cell table:style-name="ce237" table:formula="of:=[.H13]+[.I12]" office:value-type="float" office:value="0" calcext:value-type="float">
            <text:p>0,00</text:p>
          </table:table-cell>
          <table:table-cell table:style-name="ce234" table:formula="of:=[.F13]" office:value-type="float" office:value="0" calcext:value-type="float">
            <text:p>0,00</text:p>
          </table:table-cell>
          <table:table-cell table:style-name="ce237" table:formula="of:=[.J13]+[.K12]" office:value-type="float" office:value="0" calcext:value-type="float">
            <text:p>0,00</text:p>
          </table:table-cell>
          <table:table-cell table:style-name="ce234" table:formula="of:=IF([.B13]&lt;[.$P$7];[.B13]-[.J13];[.$P$6])" office:value-type="float" office:value="0" calcext:value-type="float">
            <text:p>0,00</text:p>
          </table:table-cell>
          <table:table-cell table:style-name="ce237" table:formula="of:=[.L13]+[.M12]" office:value-type="float" office:value="0" calcext:value-type="float">
            <text:p>0,00</text:p>
          </table:table-cell>
          <table:table-cell table:number-columns-repeated="16371"/>
        </table:table-row>
        <table:table-row table:style-name="ro16">
          <table:table-cell table:style-name="ce231" office:value-type="string" calcext:value-type="string">
            <text:p>Octobre</text:p>
          </table:table-cell>
          <table:table-cell table:style-name="ce234" table:formula="of:=[$RGC.C18]" office:value-type="float" office:value="0" calcext:value-type="float">
            <text:p>0,00</text:p>
          </table:table-cell>
          <table:table-cell table:style-name="ce237" table:formula="of:=[.B14]+[.C13]" office:value-type="float" office:value="0" calcext:value-type="float">
            <text:p>0,00</text:p>
          </table:table-cell>
          <table:table-cell table:style-name="ce234" table:formula="of:=[.$P$3]" office:value-type="float" office:value="3864" calcext:value-type="float">
            <text:p>3864,00</text:p>
          </table:table-cell>
          <table:table-cell table:style-name="ce237" table:formula="of:=[.E13]+[.D14]" office:value-type="float" office:value="38640" calcext:value-type="float">
            <text:p>38640,00</text:p>
          </table:table-cell>
          <table:table-cell table:style-name="ce234" table:formula="of:=MIN([.E14];[.C14])-MIN([.E13];[.C13])" office:value-type="float" office:value="0" calcext:value-type="float">
            <text:p>0,00</text:p>
          </table:table-cell>
          <table:table-cell table:style-name="ce237" table:formula="of:=[.F14]+[.G13]" office:value-type="float" office:value="0" calcext:value-type="float">
            <text:p>0,00</text:p>
          </table:table-cell>
          <table:table-cell table:style-name="ce234" table:formula="of:=IF([.B14]&lt;[.$P$5];[.B14]-[.F14];[.$P$4])" office:value-type="float" office:value="0" calcext:value-type="float">
            <text:p>0,00</text:p>
          </table:table-cell>
          <table:table-cell table:style-name="ce237" table:formula="of:=[.H14]+[.I13]" office:value-type="float" office:value="0" calcext:value-type="float">
            <text:p>0,00</text:p>
          </table:table-cell>
          <table:table-cell table:style-name="ce234" table:formula="of:=[.F14]" office:value-type="float" office:value="0" calcext:value-type="float">
            <text:p>0,00</text:p>
          </table:table-cell>
          <table:table-cell table:style-name="ce237" table:formula="of:=[.J14]+[.K13]" office:value-type="float" office:value="0" calcext:value-type="float">
            <text:p>0,00</text:p>
          </table:table-cell>
          <table:table-cell table:style-name="ce234" table:formula="of:=IF([.B14]&lt;[.$P$7];[.B14]-[.J14];[.$P$6])" office:value-type="float" office:value="0" calcext:value-type="float">
            <text:p>0,00</text:p>
          </table:table-cell>
          <table:table-cell table:style-name="ce237" table:formula="of:=[.L14]+[.M13]" office:value-type="float" office:value="0" calcext:value-type="float">
            <text:p>0,00</text:p>
          </table:table-cell>
          <table:table-cell table:number-columns-repeated="16371"/>
        </table:table-row>
        <table:table-row table:style-name="ro16">
          <table:table-cell table:style-name="ce231" office:value-type="string" calcext:value-type="string">
            <text:p>Novembre</text:p>
          </table:table-cell>
          <table:table-cell table:style-name="ce234" table:formula="of:=[$RGC.C19]" office:value-type="float" office:value="0" calcext:value-type="float">
            <text:p>0,00</text:p>
          </table:table-cell>
          <table:table-cell table:style-name="ce237" table:formula="of:=[.B15]+[.C14]" office:value-type="float" office:value="0" calcext:value-type="float">
            <text:p>0,00</text:p>
          </table:table-cell>
          <table:table-cell table:style-name="ce234" table:formula="of:=[.$P$3]" office:value-type="float" office:value="3864" calcext:value-type="float">
            <text:p>3864,00</text:p>
          </table:table-cell>
          <table:table-cell table:style-name="ce237" table:formula="of:=[.E14]+[.D15]" office:value-type="float" office:value="42504" calcext:value-type="float">
            <text:p>42504,00</text:p>
          </table:table-cell>
          <table:table-cell table:style-name="ce234" table:formula="of:=MIN([.E15];[.C15])-MIN([.E14];[.C14])" office:value-type="float" office:value="0" calcext:value-type="float">
            <text:p>0,00</text:p>
          </table:table-cell>
          <table:table-cell table:style-name="ce237" table:formula="of:=[.F15]+[.G14]" office:value-type="float" office:value="0" calcext:value-type="float">
            <text:p>0,00</text:p>
          </table:table-cell>
          <table:table-cell table:style-name="ce234" table:formula="of:=IF([.B15]&lt;[.$P$5];[.B15]-[.F15];[.$P$4])" office:value-type="float" office:value="0" calcext:value-type="float">
            <text:p>0,00</text:p>
          </table:table-cell>
          <table:table-cell table:style-name="ce237" table:formula="of:=[.H15]+[.I14]" office:value-type="float" office:value="0" calcext:value-type="float">
            <text:p>0,00</text:p>
          </table:table-cell>
          <table:table-cell table:style-name="ce234" table:formula="of:=[.F15]" office:value-type="float" office:value="0" calcext:value-type="float">
            <text:p>0,00</text:p>
          </table:table-cell>
          <table:table-cell table:style-name="ce237" table:formula="of:=[.J15]+[.K14]" office:value-type="float" office:value="0" calcext:value-type="float">
            <text:p>0,00</text:p>
          </table:table-cell>
          <table:table-cell table:style-name="ce234" table:formula="of:=IF([.B15]&lt;[.$P$7];[.B15]-[.J15];[.$P$6])" office:value-type="float" office:value="0" calcext:value-type="float">
            <text:p>0,00</text:p>
          </table:table-cell>
          <table:table-cell table:style-name="ce237" table:formula="of:=[.L15]+[.M14]" office:value-type="float" office:value="0" calcext:value-type="float">
            <text:p>0,00</text:p>
          </table:table-cell>
          <table:table-cell table:number-columns-repeated="16371"/>
        </table:table-row>
        <table:table-row table:style-name="ro16">
          <table:table-cell table:style-name="ce231" office:value-type="string" calcext:value-type="string">
            <text:p>Décembre</text:p>
          </table:table-cell>
          <table:table-cell table:style-name="ce234" table:formula="of:=[$RGC.C20]" office:value-type="float" office:value="0" calcext:value-type="float">
            <text:p>0,00</text:p>
          </table:table-cell>
          <table:table-cell table:style-name="ce237" table:formula="of:=[.B16]+[.C15]" office:value-type="float" office:value="0" calcext:value-type="float">
            <text:p>0,00</text:p>
          </table:table-cell>
          <table:table-cell table:style-name="ce234" table:formula="of:=[.$P$3]" office:value-type="float" office:value="3864" calcext:value-type="float">
            <text:p>3864,00</text:p>
          </table:table-cell>
          <table:table-cell table:style-name="ce237" table:formula="of:=[.E15]+[.D16]" office:value-type="float" office:value="46368" calcext:value-type="float">
            <text:p>46368,00</text:p>
          </table:table-cell>
          <table:table-cell table:style-name="ce234" table:formula="of:=MIN([.E16];[.C16])-MIN([.E15];[.C15])" office:value-type="float" office:value="0" calcext:value-type="float">
            <text:p>0,00</text:p>
          </table:table-cell>
          <table:table-cell table:style-name="ce237" table:formula="of:=[.F16]+[.G15]" office:value-type="float" office:value="0" calcext:value-type="float">
            <text:p>0,00</text:p>
          </table:table-cell>
          <table:table-cell table:style-name="ce234" table:formula="of:=IF([.B16]&lt;[.$P$5];[.B16]-[.F16];[.$P$4])" office:value-type="float" office:value="0" calcext:value-type="float">
            <text:p>0,00</text:p>
          </table:table-cell>
          <table:table-cell table:style-name="ce237" table:formula="of:=[.H16]+[.I15]" office:value-type="float" office:value="0" calcext:value-type="float">
            <text:p>0,00</text:p>
          </table:table-cell>
          <table:table-cell table:style-name="ce234" table:formula="of:=[.F16]" office:value-type="float" office:value="0" calcext:value-type="float">
            <text:p>0,00</text:p>
          </table:table-cell>
          <table:table-cell table:style-name="ce237" table:formula="of:=[.J16]+[.K15]" office:value-type="float" office:value="0" calcext:value-type="float">
            <text:p>0,00</text:p>
          </table:table-cell>
          <table:table-cell table:style-name="ce234" table:formula="of:=IF([.B16]&lt;[.$P$7];[.B16]-[.J16];[.$P$6])" office:value-type="float" office:value="0" calcext:value-type="float">
            <text:p>0,00</text:p>
          </table:table-cell>
          <table:table-cell table:style-name="ce237" table:formula="of:=[.L16]+[.M15]" office:value-type="float" office:value="0" calcext:value-type="float">
            <text:p>0,00</text:p>
          </table:table-cell>
          <table:table-cell table:number-columns-repeated="16371"/>
        </table:table-row>
        <table:table-row table:style-name="ro16">
          <table:table-cell/>
          <table:table-cell table:style-name="ce235" table:number-columns-repeated="12"/>
          <table:table-cell table:number-columns-repeated="16371"/>
        </table:table-row>
        <table:table-row table:style-name="ro16">
          <table:table-cell table:style-name="ce232" office:value-type="string" calcext:value-type="string">
            <text:p>Totaux</text:p>
          </table:table-cell>
          <table:table-cell table:style-name="ce236" table:formula="of:=SUM([.B5:.B16])" office:value-type="float" office:value="0" calcext:value-type="float">
            <text:p>0,00</text:p>
          </table:table-cell>
          <table:table-cell table:style-name="ce235"/>
          <table:table-cell table:style-name="ce236" table:formula="of:=SUM([.D5:.D16])" office:value-type="float" office:value="46368" calcext:value-type="float">
            <text:p>46368,00</text:p>
          </table:table-cell>
          <table:table-cell table:style-name="ce235"/>
          <table:table-cell table:style-name="ce236" table:formula="of:=SUM([.F5:.F16])" office:value-type="float" office:value="0" calcext:value-type="float">
            <text:p>0,00</text:p>
          </table:table-cell>
          <table:table-cell table:style-name="ce235"/>
          <table:table-cell table:style-name="ce236" table:formula="of:=SUM([.H5:.H16])" office:value-type="float" office:value="0" calcext:value-type="float">
            <text:p>0,00</text:p>
          </table:table-cell>
          <table:table-cell table:style-name="ce235"/>
          <table:table-cell table:style-name="ce236" table:formula="of:=SUM([.J5:.J16])" office:value-type="float" office:value="0" calcext:value-type="float">
            <text:p>0,00</text:p>
          </table:table-cell>
          <table:table-cell table:style-name="ce235"/>
          <table:table-cell table:style-name="ce236" table:formula="of:=SUM([.L5:.L16])" office:value-type="float" office:value="0" calcext:value-type="float">
            <text:p>0,00</text:p>
          </table:table-cell>
          <table:table-cell table:style-name="ce235"/>
          <table:table-cell table:number-columns-repeated="16371"/>
        </table:table-row>
        <table:table-row table:style-name="ro16">
          <table:table-cell table:number-columns-repeated="16384"/>
        </table:table-row>
        <table:table-row table:style-name="ro16">
          <table:table-cell table:style-name="ce230" office:value-type="string" calcext:value-type="string" table:number-columns-spanned="1" table:number-rows-spanned="2">
            <text:p>Mois</text:p>
          </table:table-cell>
          <table:table-cell table:style-name="ce230" office:value-type="string" calcext:value-type="string" table:number-columns-spanned="2" table:number-rows-spanned="1">
            <text:p>Base CET T1</text:p>
          </table:table-cell>
          <table:covered-table-cell table:style-name="ce230"/>
          <table:table-cell table:style-name="ce230" office:value-type="string" calcext:value-type="string" table:number-columns-spanned="2" table:number-rows-spanned="1">
            <text:p>Base CET T2</text:p>
          </table:table-cell>
          <table:covered-table-cell table:style-name="ce230"/>
          <table:table-cell table:style-name="ce239" office:value-type="string" calcext:value-type="string">
            <text:p>Assiette CET</text:p>
          </table:table-cell>
          <table:table-cell table:style-name="ce242"/>
          <table:table-cell table:number-columns-repeated="16377"/>
        </table:table-row>
        <table:table-row table:style-name="ro16">
          <table:covered-table-cell table:style-name="ce230"/>
          <table:table-cell table:style-name="ce233" office:value-type="string" calcext:value-type="string">
            <text:p>Cumulés</text:p>
          </table:table-cell>
          <table:table-cell table:style-name="ce238" office:value-type="string" calcext:value-type="string">
            <text:p>Mensuels</text:p>
          </table:table-cell>
          <table:table-cell table:style-name="ce233" office:value-type="string" calcext:value-type="string">
            <text:p>Cumulés</text:p>
          </table:table-cell>
          <table:table-cell table:style-name="ce238" office:value-type="string" calcext:value-type="string">
            <text:p>Mensuels</text:p>
          </table:table-cell>
          <table:table-cell table:style-name="ce240" office:value-type="string" calcext:value-type="string">
            <text:p>CET 1+ 2</text:p>
          </table:table-cell>
          <table:table-cell table:number-columns-repeated="16378"/>
        </table:table-row>
        <table:table-row table:style-name="ro16">
          <table:table-cell table:style-name="ce231" office:value-type="string" calcext:value-type="string">
            <text:p>Janvier</text:p>
          </table:table-cell>
          <table:table-cell table:style-name="ce237" table:formula="of:=IF([.C5]&lt;=[.E5];0;[.E5])" office:value-type="float" office:value="0" calcext:value-type="float">
            <text:p>0,00</text:p>
          </table:table-cell>
          <table:table-cell table:style-name="ce234" table:formula="of:=[.B22]" office:value-type="float" office:value="0" calcext:value-type="float">
            <text:p>0,00</text:p>
          </table:table-cell>
          <table:table-cell table:style-name="ce237" table:formula="of:=IF([.C5]&lt;=[.E5];0;[.C5]-[.E5])" office:value-type="float" office:value="0" calcext:value-type="float">
            <text:p>0,00</text:p>
          </table:table-cell>
          <table:table-cell table:style-name="ce234" table:formula="of:=[.D22]" office:value-type="float" office:value="0" calcext:value-type="float">
            <text:p>0,00</text:p>
          </table:table-cell>
          <table:table-cell table:style-name="ce241" table:formula="of:=[.C22]+[.E22]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 table:style-name="ce231" office:value-type="string" calcext:value-type="string">
            <text:p>Février</text:p>
          </table:table-cell>
          <table:table-cell table:style-name="ce237" table:formula="of:=IF([.C6]&lt;=[.E6];0;[.E6])" office:value-type="float" office:value="0" calcext:value-type="float">
            <text:p>0,00</text:p>
          </table:table-cell>
          <table:table-cell table:style-name="ce234" table:formula="of:=[.B23]-[.B22]" office:value-type="float" office:value="0" calcext:value-type="float">
            <text:p>0,00</text:p>
          </table:table-cell>
          <table:table-cell table:style-name="ce237" table:formula="of:=IF([.C6]&lt;=[.E6];0;[.C6]-[.E6])" office:value-type="float" office:value="0" calcext:value-type="float">
            <text:p>0,00</text:p>
          </table:table-cell>
          <table:table-cell table:style-name="ce234" table:formula="of:=[.D23]-[.D22]" office:value-type="float" office:value="0" calcext:value-type="float">
            <text:p>0,00</text:p>
          </table:table-cell>
          <table:table-cell table:style-name="ce241" table:formula="of:=[.C23]+[.E23]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 table:style-name="ce231" office:value-type="string" calcext:value-type="string">
            <text:p>Mars</text:p>
          </table:table-cell>
          <table:table-cell table:style-name="ce237" table:formula="of:=IF([.C7]&lt;=[.E7];0;[.E7])" office:value-type="float" office:value="0" calcext:value-type="float">
            <text:p>0,00</text:p>
          </table:table-cell>
          <table:table-cell table:style-name="ce234" table:formula="of:=[.B24]-[.B23]" office:value-type="float" office:value="0" calcext:value-type="float">
            <text:p>0,00</text:p>
          </table:table-cell>
          <table:table-cell table:style-name="ce237" table:formula="of:=IF([.C7]&lt;=[.E7];0;[.C7]-[.E7])" office:value-type="float" office:value="0" calcext:value-type="float">
            <text:p>0,00</text:p>
          </table:table-cell>
          <table:table-cell table:style-name="ce234" table:formula="of:=[.D24]-[.D23]" office:value-type="float" office:value="0" calcext:value-type="float">
            <text:p>0,00</text:p>
          </table:table-cell>
          <table:table-cell table:style-name="ce241" table:formula="of:=[.C24]+[.E24]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 table:style-name="ce231" office:value-type="string" calcext:value-type="string">
            <text:p>Avril</text:p>
          </table:table-cell>
          <table:table-cell table:style-name="ce237" table:formula="of:=IF([.C8]&lt;=[.E8];0;[.E8])" office:value-type="float" office:value="0" calcext:value-type="float">
            <text:p>0,00</text:p>
          </table:table-cell>
          <table:table-cell table:style-name="ce234" table:formula="of:=[.B25]-[.B24]" office:value-type="float" office:value="0" calcext:value-type="float">
            <text:p>0,00</text:p>
          </table:table-cell>
          <table:table-cell table:style-name="ce237" table:formula="of:=IF([.C8]&lt;=[.E8];0;[.C8]-[.E8])" office:value-type="float" office:value="0" calcext:value-type="float">
            <text:p>0,00</text:p>
          </table:table-cell>
          <table:table-cell table:style-name="ce234" table:formula="of:=[.D25]-[.D24]" office:value-type="float" office:value="0" calcext:value-type="float">
            <text:p>0,00</text:p>
          </table:table-cell>
          <table:table-cell table:style-name="ce241" table:formula="of:=[.C25]+[.E25]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 table:style-name="ce231" office:value-type="string" calcext:value-type="string">
            <text:p>Mai</text:p>
          </table:table-cell>
          <table:table-cell table:style-name="ce237" table:formula="of:=IF([.C9]&lt;=[.E9];0;[.E9])" office:value-type="float" office:value="0" calcext:value-type="float">
            <text:p>0,00</text:p>
          </table:table-cell>
          <table:table-cell table:style-name="ce234" table:formula="of:=[.B26]-[.B25]" office:value-type="float" office:value="0" calcext:value-type="float">
            <text:p>0,00</text:p>
          </table:table-cell>
          <table:table-cell table:style-name="ce237" table:formula="of:=IF([.C9]&lt;=[.E9];0;[.C9]-[.E9])" office:value-type="float" office:value="0" calcext:value-type="float">
            <text:p>0,00</text:p>
          </table:table-cell>
          <table:table-cell table:style-name="ce234" table:formula="of:=[.D26]-[.D25]" office:value-type="float" office:value="0" calcext:value-type="float">
            <text:p>0,00</text:p>
          </table:table-cell>
          <table:table-cell table:style-name="ce241" table:formula="of:=[.C26]+[.E26]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 table:style-name="ce231" office:value-type="string" calcext:value-type="string">
            <text:p>Juin</text:p>
          </table:table-cell>
          <table:table-cell table:style-name="ce237" table:formula="of:=IF([.C10]&lt;=[.E10];0;[.E10])" office:value-type="float" office:value="0" calcext:value-type="float">
            <text:p>0,00</text:p>
          </table:table-cell>
          <table:table-cell table:style-name="ce234" table:formula="of:=[.B27]-[.B26]" office:value-type="float" office:value="0" calcext:value-type="float">
            <text:p>0,00</text:p>
          </table:table-cell>
          <table:table-cell table:style-name="ce237" table:formula="of:=IF([.C10]&lt;=[.E10];0;[.C10]-[.E10])" office:value-type="float" office:value="0" calcext:value-type="float">
            <text:p>0,00</text:p>
          </table:table-cell>
          <table:table-cell table:style-name="ce234" table:formula="of:=[.D27]-[.D26]" office:value-type="float" office:value="0" calcext:value-type="float">
            <text:p>0,00</text:p>
          </table:table-cell>
          <table:table-cell table:style-name="ce241" table:formula="of:=[.C27]+[.E27]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 table:style-name="ce231" office:value-type="string" calcext:value-type="string">
            <text:p>Juillet</text:p>
          </table:table-cell>
          <table:table-cell table:style-name="ce237" table:formula="of:=IF([.C11]&lt;=[.E11];0;[.E11])" office:value-type="float" office:value="0" calcext:value-type="float">
            <text:p>0,00</text:p>
          </table:table-cell>
          <table:table-cell table:style-name="ce234" table:formula="of:=[.B28]-[.B27]" office:value-type="float" office:value="0" calcext:value-type="float">
            <text:p>0,00</text:p>
          </table:table-cell>
          <table:table-cell table:style-name="ce237" table:formula="of:=IF([.C11]&lt;=[.E11];0;[.C11]-[.E11])" office:value-type="float" office:value="0" calcext:value-type="float">
            <text:p>0,00</text:p>
          </table:table-cell>
          <table:table-cell table:style-name="ce234" table:formula="of:=[.D28]-[.D27]" office:value-type="float" office:value="0" calcext:value-type="float">
            <text:p>0,00</text:p>
          </table:table-cell>
          <table:table-cell table:style-name="ce241" table:formula="of:=[.C28]+[.E28]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 table:style-name="ce231" office:value-type="string" calcext:value-type="string">
            <text:p>Août</text:p>
          </table:table-cell>
          <table:table-cell table:style-name="ce237" table:formula="of:=IF([.C12]&lt;=[.E12];0;[.E12])" office:value-type="float" office:value="0" calcext:value-type="float">
            <text:p>0,00</text:p>
          </table:table-cell>
          <table:table-cell table:style-name="ce234" table:formula="of:=[.B29]-[.B28]" office:value-type="float" office:value="0" calcext:value-type="float">
            <text:p>0,00</text:p>
          </table:table-cell>
          <table:table-cell table:style-name="ce237" table:formula="of:=IF([.C12]&lt;=[.E12];0;[.C12]-[.E12])" office:value-type="float" office:value="0" calcext:value-type="float">
            <text:p>0,00</text:p>
          </table:table-cell>
          <table:table-cell table:style-name="ce234" table:formula="of:=[.D29]-[.D28]" office:value-type="float" office:value="0" calcext:value-type="float">
            <text:p>0,00</text:p>
          </table:table-cell>
          <table:table-cell table:style-name="ce241" table:formula="of:=[.C29]+[.E29]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 table:style-name="ce231" office:value-type="string" calcext:value-type="string">
            <text:p>Septembre</text:p>
          </table:table-cell>
          <table:table-cell table:style-name="ce237" table:formula="of:=IF([.C13]&lt;=[.E13];0;[.E13])" office:value-type="float" office:value="0" calcext:value-type="float">
            <text:p>0,00</text:p>
          </table:table-cell>
          <table:table-cell table:style-name="ce234" table:formula="of:=[.B30]-[.B29]" office:value-type="float" office:value="0" calcext:value-type="float">
            <text:p>0,00</text:p>
          </table:table-cell>
          <table:table-cell table:style-name="ce237" table:formula="of:=IF([.C13]&lt;=[.E13];0;[.C13]-[.E13])" office:value-type="float" office:value="0" calcext:value-type="float">
            <text:p>0,00</text:p>
          </table:table-cell>
          <table:table-cell table:style-name="ce234" table:formula="of:=[.D30]-[.D29]" office:value-type="float" office:value="0" calcext:value-type="float">
            <text:p>0,00</text:p>
          </table:table-cell>
          <table:table-cell table:style-name="ce241" table:formula="of:=[.C30]+[.E30]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 table:style-name="ce231" office:value-type="string" calcext:value-type="string">
            <text:p>Octobre</text:p>
          </table:table-cell>
          <table:table-cell table:style-name="ce237" table:formula="of:=IF([.C14]&lt;=[.E14];0;[.E14])" office:value-type="float" office:value="0" calcext:value-type="float">
            <text:p>0,00</text:p>
          </table:table-cell>
          <table:table-cell table:style-name="ce234" table:formula="of:=[.B31]-[.B30]" office:value-type="float" office:value="0" calcext:value-type="float">
            <text:p>0,00</text:p>
          </table:table-cell>
          <table:table-cell table:style-name="ce237" table:formula="of:=IF([.C14]&lt;=[.E14];0;[.C14]-[.E14])" office:value-type="float" office:value="0" calcext:value-type="float">
            <text:p>0,00</text:p>
          </table:table-cell>
          <table:table-cell table:style-name="ce234" table:formula="of:=[.D31]-[.D30]" office:value-type="float" office:value="0" calcext:value-type="float">
            <text:p>0,00</text:p>
          </table:table-cell>
          <table:table-cell table:style-name="ce241" table:formula="of:=[.C31]+[.E31]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 table:style-name="ce231" office:value-type="string" calcext:value-type="string">
            <text:p>Novembre</text:p>
          </table:table-cell>
          <table:table-cell table:style-name="ce237" table:formula="of:=IF([.C15]&lt;=[.E15];0;[.E15])" office:value-type="float" office:value="0" calcext:value-type="float">
            <text:p>0,00</text:p>
          </table:table-cell>
          <table:table-cell table:style-name="ce234" table:formula="of:=[.B32]-[.B31]" office:value-type="float" office:value="0" calcext:value-type="float">
            <text:p>0,00</text:p>
          </table:table-cell>
          <table:table-cell table:style-name="ce237" table:formula="of:=IF([.C15]&lt;=[.E15];0;[.C15]-[.E15])" office:value-type="float" office:value="0" calcext:value-type="float">
            <text:p>0,00</text:p>
          </table:table-cell>
          <table:table-cell table:style-name="ce234" table:formula="of:=[.D32]-[.D31]" office:value-type="float" office:value="0" calcext:value-type="float">
            <text:p>0,00</text:p>
          </table:table-cell>
          <table:table-cell table:style-name="ce241" table:formula="of:=[.C32]+[.E32]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 table:style-name="ce231" office:value-type="string" calcext:value-type="string">
            <text:p>Décembre</text:p>
          </table:table-cell>
          <table:table-cell table:style-name="ce237" table:formula="of:=IF([.C16]&lt;=[.E16];0;[.E16])" office:value-type="float" office:value="0" calcext:value-type="float">
            <text:p>0,00</text:p>
          </table:table-cell>
          <table:table-cell table:style-name="ce234" table:formula="of:=[.B33]-[.B32]" office:value-type="float" office:value="0" calcext:value-type="float">
            <text:p>0,00</text:p>
          </table:table-cell>
          <table:table-cell table:style-name="ce237" table:formula="of:=IF([.C16]&lt;=[.E16];0;[.C16]-[.E16])" office:value-type="float" office:value="0" calcext:value-type="float">
            <text:p>0,00</text:p>
          </table:table-cell>
          <table:table-cell table:style-name="ce234" table:formula="of:=[.D33]-[.D32]" office:value-type="float" office:value="0" calcext:value-type="float">
            <text:p>0,00</text:p>
          </table:table-cell>
          <table:table-cell table:style-name="ce241" table:formula="of:=[.C33]+[.E33]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/>
          <table:table-cell table:style-name="ce235" table:number-columns-repeated="5"/>
          <table:table-cell table:number-columns-repeated="16378"/>
        </table:table-row>
        <table:table-row table:style-name="ro16">
          <table:table-cell table:style-name="ce232" office:value-type="string" calcext:value-type="string">
            <text:p>Totaux</text:p>
          </table:table-cell>
          <table:table-cell table:style-name="ce235"/>
          <table:table-cell table:style-name="ce236" table:formula="of:=SUM([.C22:.C34])" office:value-type="float" office:value="0" calcext:value-type="float">
            <text:p>0,00</text:p>
          </table:table-cell>
          <table:table-cell table:style-name="ce235"/>
          <table:table-cell table:style-name="ce236" table:formula="of:=SUM([.E22:.E34])" office:value-type="float" office:value="0" calcext:value-type="float">
            <text:p>0,00</text:p>
          </table:table-cell>
          <table:table-cell table:style-name="ce236" table:formula="of:=SUM([.F22:.F34])" office:value-type="float" office:value="0" calcext:value-type="float">
            <text:p>0,00</text:p>
          </table:table-cell>
          <table:table-cell table:number-columns-repeated="16378"/>
        </table:table-row>
        <table:table-row table:style-name="ro16">
          <table:table-cell/>
          <table:table-cell table:style-name="ce235" table:number-columns-repeated="5"/>
          <table:table-cell table:number-columns-repeated="16378"/>
        </table:table-row>
        <table:table-row table:style-name="ro16">
          <table:table-cell/>
          <table:table-cell table:style-name="ce235" table:number-columns-repeated="5"/>
          <table:table-cell table:number-columns-repeated="16378"/>
        </table:table-row>
        <table:table-row table:style-name="ro16" table:number-rows-repeated="1048538">
          <table:table-cell table:number-columns-repeated="16384"/>
        </table:table-row>
        <table:table-row table:style-name="ro16">
          <table:table-cell table:number-columns-repeated="16384"/>
        </table:table-row>
      </table:table>
      <table:table table:name="Bulletin gérant" table:style-name="ta6">
        <table:table-column table:style-name="co28" table:default-cell-style-name="ce267"/>
        <table:table-column table:style-name="co6" table:number-columns-repeated="6" table:default-cell-style-name="ce267"/>
        <table:table-column table:style-name="co9" table:default-cell-style-name="ce267"/>
        <table:table-column table:style-name="co6" table:default-cell-style-name="ce267"/>
        <table:table-column table:style-name="co29" table:number-columns-repeated="16375" table:default-cell-style-name="ce267"/>
        <table:table-row table:style-name="ro7">
          <table:table-cell table:style-name="ce246" office:value-type="string" calcext:value-type="string" table:number-columns-spanned="6" table:number-rows-spanned="1">
            <text:p>BULLETIN DE SALAIRE</text:p>
          </table:table-cell>
          <table:covered-table-cell table:number-columns-repeated="5" table:style-name="ce246"/>
          <table:table-cell table:number-columns-repeated="16378"/>
        </table:table-row>
        <table:table-row table:style-name="ro17">
          <table:table-cell table:style-name="ce247" office:value-type="string" calcext:value-type="string" table:number-columns-spanned="6" table:number-rows-spanned="1">
            <office:annotation draw:style-name="gr21" draw:text-style-name="P1" svg:width="2.648cm" svg:height="8.101cm" svg:x="22.474cm" svg:y="0cm" draw:caption-point-x="-0.539cm" draw:caption-point-y="0.622cm">
              <dc:creator>Auteur inconnu</dc:creator>
              <dc:date>2024-11-07T16:36:00</dc:date>
              <text:p>Cumul d’un mandat social avec un contrat de travail</text:p>
              <text:p>Conditions de cumul:</text:p>
              <text:p>-Fonctions et rémunération distincte salarié/mandataire</text:p>
              <text:p>-Lien de subordination avec la société.</text:p>
              <text:p>Attention 2 rémunérations :</text:p>
              <text:p>Contractuelle et statutaire</text:p>
              <text:p/>
            </office:annotation>
            <text:p>Gérant</text:p>
          </table:table-cell>
          <table:covered-table-cell table:number-columns-repeated="5" table:style-name="ce247"/>
          <table:table-cell/>
          <table:table-cell table:style-name="ce337" office:value-type="string" calcext:value-type="string">
            <text:p>SMIC FILLON</text:p>
          </table:table-cell>
          <table:table-cell table:style-name="ce340" office:value-type="float" office:value="1766.96" calcext:value-type="float">
            <text:p><text:s/>1 766,96 <text:s text:c="3"/></text:p>
          </table:table-cell>
          <table:table-cell table:number-columns-repeated="16375"/>
        </table:table-row>
        <table:table-row table:style-name="ro17">
          <table:table-cell table:style-name="ce248" office:value-type="string" calcext:value-type="string">
            <text:p>Employeur</text:p>
          </table:table-cell>
          <table:table-cell table:style-name="ce268" table:number-columns-repeated="2"/>
          <table:table-cell table:style-name="ce304" office:value-type="string" calcext:value-type="string" table:number-columns-spanned="3" table:number-rows-spanned="1">
            <text:p>Salarié</text:p>
          </table:table-cell>
          <table:covered-table-cell table:number-columns-repeated="2" table:style-name="ce304"/>
          <table:table-cell/>
          <table:table-cell table:style-name="ce337" office:value-type="string" calcext:value-type="string">
            <text:p>1,6 SMIC</text:p>
          </table:table-cell>
          <table:table-cell table:style-name="ce340" table:formula="of:=+[.I2]*1.6" office:value-type="float" office:value="2827.136" calcext:value-type="float">
            <text:p><text:s/>2 827,14 <text:s text:c="3"/></text:p>
          </table:table-cell>
          <table:table-cell table:number-columns-repeated="16375"/>
        </table:table-row>
        <table:table-row table:style-name="ro17">
          <table:table-cell table:style-name="ce249" table:number-columns-repeated="2"/>
          <table:table-cell table:style-name="ce292" table:number-columns-repeated="3"/>
          <table:table-cell table:style-name="ce321"/>
          <table:table-cell/>
          <table:table-cell table:style-name="ce337" office:value-type="string" calcext:value-type="string">
            <text:p>2,5 SMIC</text:p>
          </table:table-cell>
          <table:table-cell table:style-name="ce340" table:formula="of:=[.I2]*2.5" office:value-type="float" office:value="4417.4" calcext:value-type="float">
            <text:p><text:s/>4 417,40 <text:s text:c="3"/></text:p>
          </table:table-cell>
          <table:table-cell table:number-columns-repeated="16375"/>
        </table:table-row>
        <table:table-row table:style-name="ro17">
          <table:table-cell table:number-columns-repeated="2" table:style-name="ce250" office:value-type="string" calcext:value-type="string">
            <text:p>Nom :</text:p>
          </table:table-cell>
          <table:table-cell table:style-name="ce293" table:number-columns-repeated="2"/>
          <table:table-cell table:style-name="ce312"/>
          <table:table-cell table:style-name="ce322"/>
          <table:table-cell/>
          <table:table-cell table:style-name="ce337" office:value-type="string" calcext:value-type="string">
            <text:p>3,5 SMIC</text:p>
          </table:table-cell>
          <table:table-cell table:style-name="ce340" table:formula="of:=[.I2]*3.5" office:value-type="float" office:value="6184.36" calcext:value-type="float">
            <text:p><text:s/>6 184,36 <text:s text:c="3"/></text:p>
          </table:table-cell>
          <table:table-cell table:number-columns-repeated="16375"/>
        </table:table-row>
        <table:table-row table:style-name="ro17">
          <table:table-cell table:style-name="ce250" office:value-type="string" calcext:value-type="string">
            <text:p>Adresse :</text:p>
          </table:table-cell>
          <table:table-cell table:style-name="ce250" office:value-type="string" calcext:value-type="string">
            <text:p>Prénom :</text:p>
          </table:table-cell>
          <table:table-cell table:style-name="ce293" table:number-columns-repeated="2"/>
          <table:table-cell table:style-name="ce312"/>
          <table:table-cell table:style-name="ce322"/>
          <table:table-cell/>
          <table:table-cell table:style-name="ce337" office:value-type="string" calcext:value-type="string">
            <office:annotation draw:style-name="gr1" draw:text-style-name="P1" svg:width="2.649cm" svg:height="2.966cm" svg:x="27.181cm" svg:y="1.163cm" draw:caption-point-x="-0.56cm" draw:caption-point-y="1.406cm">
              <dc:creator>Auteur inconnu</dc:creator>
              <dc:date>2024-11-07T16:36:00</dc:date>
              <text:p>Attention priorité contrat de travail contractuelle puis reste sur contrat mandataire</text:p>
            </office:annotation>
            <text:p>PMSS</text:p>
          </table:table-cell>
          <table:table-cell table:style-name="ce340" office:value-type="float" office:value="3864" calcext:value-type="float">
            <text:p><text:s/>3 864,00 <text:s text:c="3"/></text:p>
          </table:table-cell>
          <table:table-cell table:number-columns-repeated="16375"/>
        </table:table-row>
        <table:table-row table:style-name="ro17">
          <table:table-cell table:style-name="ce250" office:value-type="string" calcext:value-type="string">
            <text:p>N° SIRET :</text:p>
          </table:table-cell>
          <table:table-cell table:style-name="ce250" office:value-type="string" calcext:value-type="string">
            <text:p>Adresse :</text:p>
          </table:table-cell>
          <table:table-cell table:style-name="ce293" table:number-columns-repeated="3"/>
          <table:table-cell table:style-name="ce322"/>
          <table:table-cell/>
          <table:table-cell table:style-name="ce337" office:value-type="string" calcext:value-type="string">
            <text:p>PMSS x 4</text:p>
          </table:table-cell>
          <table:table-cell table:style-name="ce340" table:formula="of:=+[.I6]*4" office:value-type="float" office:value="15456" calcext:value-type="float">
            <text:p><text:s/>15 456,00 <text:s text:c="3"/></text:p>
          </table:table-cell>
          <table:table-cell table:number-columns-repeated="16375"/>
        </table:table-row>
        <table:table-row table:style-name="ro17">
          <table:table-cell table:style-name="ce250" office:value-type="string" calcext:value-type="string">
            <text:p>Code APE :</text:p>
          </table:table-cell>
          <table:table-cell table:style-name="ce250" office:value-type="string" calcext:value-type="string">
            <text:p>N° Sécurité Sociale :</text:p>
          </table:table-cell>
          <table:table-cell table:style-name="ce293" table:number-columns-repeated="3"/>
          <table:table-cell table:style-name="ce322"/>
          <table:table-cell/>
          <table:table-cell table:style-name="ce337" office:value-type="string" calcext:value-type="string">
            <text:p>PMSS x 8</text:p>
          </table:table-cell>
          <table:table-cell table:style-name="ce340" table:formula="of:=+[.I6]*8" office:value-type="float" office:value="30912" calcext:value-type="float">
            <text:p><text:s/>30 912,00 <text:s text:c="3"/></text:p>
          </table:table-cell>
          <table:table-cell table:number-columns-repeated="16375"/>
        </table:table-row>
        <table:table-row table:style-name="ro17">
          <table:table-cell table:style-name="ce250" office:value-type="string" calcext:value-type="string">
            <text:p>Convention collective :</text:p>
          </table:table-cell>
          <table:table-cell table:style-name="ce250" office:value-type="string" calcext:value-type="string">
            <text:p>Emploi :</text:p>
          </table:table-cell>
          <table:table-cell table:style-name="ce293" table:number-columns-repeated="3"/>
          <table:table-cell table:style-name="ce322"/>
          <table:table-cell table:number-columns-repeated="16378"/>
        </table:table-row>
        <table:table-row table:style-name="ro17">
          <table:table-cell table:style-name="ce250"/>
          <table:table-cell table:style-name="ce250" office:value-type="string" calcext:value-type="string">
            <text:p>Contrat :</text:p>
          </table:table-cell>
          <table:table-cell table:style-name="ce293" table:number-columns-repeated="2"/>
          <table:table-cell table:style-name="ce293" office:value-type="string" calcext:value-type="string">
            <text:p>Statut :</text:p>
          </table:table-cell>
          <table:table-cell table:style-name="ce322"/>
          <table:table-cell/>
          <table:table-cell table:style-name="ce338" office:value-type="string" calcext:value-type="string" table:number-columns-spanned="2" table:number-rows-spanned="1">
            <text:p>A renseigner</text:p>
          </table:table-cell>
          <table:covered-table-cell table:style-name="ce338"/>
          <table:table-cell table:number-columns-repeated="16375"/>
        </table:table-row>
        <table:table-row table:style-name="ro17">
          <table:table-cell table:style-name="ce250"/>
          <table:table-cell table:style-name="ce250" office:value-type="string" calcext:value-type="string">
            <text:p>Position :</text:p>
          </table:table-cell>
          <table:table-cell table:style-name="ce293" table:number-columns-repeated="2"/>
          <table:table-cell table:style-name="ce293" office:value-type="string" calcext:value-type="string">
            <text:p>Coefficient :</text:p>
          </table:table-cell>
          <table:table-cell table:style-name="ce322"/>
          <table:table-cell/>
          <table:table-cell table:style-name="ce339" office:value-type="string" calcext:value-type="string">
            <text:p>Tranche A</text:p>
          </table:table-cell>
          <table:table-cell table:style-name="ce341" table:formula="of:=IF([.F24]&gt;[.I6];[.I6];[.F24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7">
          <table:table-cell table:style-name="ce250" office:value-type="string" calcext:value-type="string">
            <text:p>Candidat 14</text:p>
          </table:table-cell>
          <table:table-cell table:style-name="ce250" office:value-type="string" calcext:value-type="string">
            <text:p>Embauche :</text:p>
          </table:table-cell>
          <table:table-cell table:style-name="ce293" table:number-columns-repeated="2"/>
          <table:table-cell table:style-name="ce293" office:value-type="string" calcext:value-type="string">
            <text:p>Départ :</text:p>
          </table:table-cell>
          <table:table-cell table:style-name="ce322"/>
          <table:table-cell/>
          <table:table-cell table:style-name="ce339" office:value-type="string" calcext:value-type="string">
            <text:p>Tranche B</text:p>
          </table:table-cell>
          <table:table-cell table:style-name="ce341" table:formula="of:=IF([.F24]&lt;[.I6];0;IF(AND([.F24]&gt;[.I6];[.F24]&lt;[.I7]);[.F24]-[.I11];[.I7]-[.I11]))" office:value-type="float" office:value="0" calcext:value-type="float">
            <text:p>0,00</text:p>
          </table:table-cell>
          <table:table-cell table:number-columns-repeated="16375"/>
        </table:table-row>
        <table:table-row table:style-name="ro17">
          <table:table-cell table:style-name="ce250"/>
          <table:table-cell table:style-name="ce269" office:value-type="string" calcext:value-type="string">
            <text:p>Date paiement salaire :</text:p>
          </table:table-cell>
          <table:table-cell table:style-name="ce294" table:number-columns-repeated="3"/>
          <table:table-cell table:style-name="ce323"/>
          <table:table-cell/>
          <table:table-cell table:style-name="ce339" office:value-type="string" calcext:value-type="string">
            <text:p>Tranche 1</text:p>
          </table:table-cell>
          <table:table-cell table:style-name="ce341" table:formula="of:=IF([.F24]&gt;[.I6];[.I6];[.F24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7">
          <table:table-cell table:style-name="ce251" office:value-type="string" calcext:value-type="string">
            <text:p>Période du : <text:s text:c="40"/></text:p>
          </table:table-cell>
          <table:table-cell table:style-name="ce270" table:number-columns-spanned="2" table:number-rows-spanned="1"/>
          <table:covered-table-cell table:style-name="ce270"/>
          <table:table-cell table:style-name="ce268" office:value-type="string" calcext:value-type="string">
            <text:p>Au :</text:p>
          </table:table-cell>
          <table:table-cell table:style-name="ce270" table:number-columns-spanned="2" table:number-rows-spanned="1"/>
          <table:covered-table-cell table:style-name="ce270"/>
          <table:table-cell/>
          <table:table-cell table:style-name="ce339" office:value-type="string" calcext:value-type="string">
            <text:p>Tranche 2</text:p>
          </table:table-cell>
          <table:table-cell table:style-name="ce341" table:formula="of:=IF([.F24]&lt;[.I6];0;IF(AND([.F24]&gt;[.I6];[.F24]&lt;[.I8]);[.F24]-[.I13];[.I8]-[.I13]))" office:value-type="float" office:value="0" calcext:value-type="float">
            <text:p>0,00</text:p>
          </table:table-cell>
          <table:table-cell table:number-columns-repeated="16375"/>
        </table:table-row>
        <table:table-row table:style-name="ro17">
          <table:table-cell table:style-name="ce252" office:value-type="string" calcext:value-type="string">
            <text:p>Eléments de revenu brut</text:p>
          </table:table-cell>
          <table:table-cell table:style-name="ce271" table:number-columns-repeated="2"/>
          <table:table-cell table:style-name="ce281" office:value-type="string" calcext:value-type="string">
            <text:p>Quantité ou base</text:p>
          </table:table-cell>
          <table:table-cell table:style-name="ce281" office:value-type="string" calcext:value-type="string">
            <text:p>Taux</text:p>
          </table:table-cell>
          <table:table-cell table:style-name="ce281" office:value-type="string" calcext:value-type="string">
            <text:p>Montant</text:p>
          </table:table-cell>
          <table:table-cell/>
          <table:table-cell table:style-name="ce264" office:value-type="string" calcext:value-type="string">
            <text:p>T.A max 4 PMSS</text:p>
          </table:table-cell>
          <table:table-cell table:style-name="ce308" table:formula="of:=[.I12]+[.I11]" office:value-type="float" office:value="0" calcext:value-type="float">
            <text:p>0,00</text:p>
          </table:table-cell>
          <table:table-cell table:number-columns-repeated="16375"/>
        </table:table-row>
        <table:table-row table:style-name="ro17">
          <table:table-cell table:style-name="ce253" office:value-type="string" calcext:value-type="string">
            <text:p>Salaire de base</text:p>
          </table:table-cell>
          <table:table-cell table:style-name="ce272"/>
          <table:table-cell table:style-name="ce295"/>
          <table:table-cell table:style-name="ce276">
            <office:annotation draw:style-name="gr10" draw:text-style-name="P1" svg:width="2.648cm" svg:height="1.781cm" svg:x="18.191cm" svg:y="6.369cm" draw:caption-point-x="-0.539cm" draw:caption-point-y="1.069cm">
              <dc:creator>Auteur inconnu</dc:creator>
              <dc:date>2024-11-07T16:36:00</dc:date>
              <text:p>Ne pas préciser d’heures de travail</text:p>
            </office:annotation>
          </table:table-cell>
          <table:table-cell table:style-name="ce278"/>
          <table:table-cell table:style-name="ce324" office:value-type="float" office:value="0" calcext:value-type="float">
            <text:p>0,00</text:p>
          </table:table-cell>
          <table:table-cell/>
          <table:table-cell table:style-name="ce264" office:value-type="string" calcext:value-type="string">
            <text:p>T.2 max 8 PMSS</text:p>
          </table:table-cell>
          <table:table-cell table:style-name="ce264" table:formula="of:=[.I14]+[.I13]" office:value-type="float" office:value="0" calcext:value-type="float">
            <text:p>0</text:p>
          </table:table-cell>
          <table:table-cell table:number-columns-repeated="16375"/>
        </table:table-row>
        <table:table-row table:style-name="ro17">
          <table:table-cell table:style-name="ce253" office:value-type="string" calcext:value-type="string">
            <text:p>Absences</text:p>
          </table:table-cell>
          <table:table-cell table:style-name="ce272"/>
          <table:table-cell table:style-name="ce295"/>
          <table:table-cell table:style-name="ce276"/>
          <table:table-cell table:style-name="ce278"/>
          <table:table-cell table:style-name="ce324" table:formula="of:=-[.D17]*[.E17]" office:value-type="float" office:value="0" calcext:value-type="float">
            <text:p>0,00</text:p>
          </table:table-cell>
          <table:table-cell/>
          <table:table-cell table:style-name="ce339" office:value-type="string" calcext:value-type="string">
            <text:p>Effectif</text:p>
          </table:table-cell>
          <table:table-cell table:style-name="ce339"/>
          <table:table-cell table:number-columns-repeated="16375"/>
        </table:table-row>
        <table:table-row table:style-name="ro17">
          <table:table-cell table:style-name="ce253"/>
          <table:table-cell table:style-name="ce272"/>
          <table:table-cell table:style-name="ce295"/>
          <table:table-cell table:style-name="ce276"/>
          <table:table-cell table:style-name="ce278"/>
          <table:table-cell table:style-name="ce324" table:formula="of:=[.D18]*[.E18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3"/>
          <table:table-cell table:style-name="ce272"/>
          <table:table-cell table:style-name="ce295"/>
          <table:table-cell table:style-name="ce276"/>
          <table:table-cell table:style-name="ce278"/>
          <table:table-cell table:style-name="ce324" table:formula="of:=[.D19]*[.E19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3"/>
          <table:table-cell table:style-name="ce272"/>
          <table:table-cell table:style-name="ce295"/>
          <table:table-cell table:style-name="ce276"/>
          <table:table-cell table:style-name="ce278"/>
          <table:table-cell table:style-name="ce324" table:formula="of:=[.D20]*[.E20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3"/>
          <table:table-cell table:style-name="ce272"/>
          <table:table-cell table:style-name="ce295"/>
          <table:table-cell table:style-name="ce276"/>
          <table:table-cell table:style-name="ce278"/>
          <table:table-cell table:style-name="ce324" table:formula="of:=[.D21]*[.E21]" office:value-type="float" office:value="0" calcext:value-type="float">
            <text:p>0,00</text:p>
          </table:table-cell>
          <table:table-cell/>
          <table:table-cell office:value-type="string" calcext:value-type="string">
            <text:p>A.N = sur rémunérations contractuelle pas statutaire</text:p>
          </table:table-cell>
          <table:table-cell table:number-columns-repeated="16376"/>
        </table:table-row>
        <table:table-row table:style-name="ro17">
          <table:table-cell table:style-name="ce253"/>
          <table:table-cell table:style-name="ce272"/>
          <table:table-cell table:style-name="ce295"/>
          <table:table-cell table:style-name="ce276"/>
          <table:table-cell table:style-name="ce278"/>
          <table:table-cell table:style-name="ce324" table:formula="of:=[.D22]*[.E22]" office:value-type="float" office:value="0" calcext:value-type="float">
            <text:p>0,00</text:p>
          </table:table-cell>
          <table:table-cell/>
          <table:table-cell office:value-type="string" calcext:value-type="string">
            <text:p>Remboursement forfaitaire des frais pro sans cumul = pas exonérée de cotisations</text:p>
          </table:table-cell>
          <table:table-cell table:number-columns-repeated="16376"/>
        </table:table-row>
        <table:table-row table:style-name="ro17">
          <table:table-cell table:style-name="ce253"/>
          <table:table-cell table:style-name="ce272"/>
          <table:table-cell table:style-name="ce295"/>
          <table:table-cell table:style-name="ce276"/>
          <table:table-cell table:style-name="ce278"/>
          <table:table-cell table:style-name="ce324" table:formula="of:=[.D23]*[.E23]" office:value-type="float" office:value="0" calcext:value-type="float">
            <text:p>0,00</text:p>
          </table:table-cell>
          <table:table-cell/>
          <table:table-cell office:value-type="string" calcext:value-type="string">
            <text:p>Remboursement forfaitaire des frais pro avec cumul si couverture unedic</text:p>
          </table:table-cell>
          <table:table-cell table:number-columns-repeated="16376"/>
        </table:table-row>
        <table:table-row table:style-name="ro17">
          <table:table-cell table:style-name="ce248" office:value-type="string" calcext:value-type="string">
            <text:p>PLAFOND MENSUEL SECURITE SOCIALE :</text:p>
          </table:table-cell>
          <table:table-cell table:style-name="ce273" table:formula="of:=+[.I6]" office:value-type="float" office:value="3864" calcext:value-type="float" table:number-columns-spanned="2" table:number-rows-spanned="1">
            <text:p><text:s/>3 864,00 <text:s text:c="3"/></text:p>
          </table:table-cell>
          <table:covered-table-cell table:style-name="ce273"/>
          <table:table-cell table:style-name="ce261" office:value-type="string" calcext:value-type="string" table:number-columns-spanned="2" table:number-rows-spanned="1">
            <text:p>SALAIRE BRUT :</text:p>
          </table:table-cell>
          <table:covered-table-cell table:style-name="ce261"/>
          <table:table-cell table:style-name="ce325" table:formula="of:=SUM([.F16:.F23])" office:value-type="float" office:value="0" calcext:value-type="float">
            <text:p>0,00</text:p>
          </table:table-cell>
          <table:table-cell/>
          <table:table-cell office:value-type="string" calcext:value-type="string">
            <text:p>DFS (déductions forfaitaire spécifique) uniquement sur rémunération contractuelle</text:p>
          </table:table-cell>
          <table:table-cell table:number-columns-repeated="16376"/>
        </table:table-row>
        <table:table-row table:style-name="ro17">
          <table:table-cell table:style-name="ce254" office:value-type="string" calcext:value-type="string" table:number-columns-spanned="1" table:number-rows-spanned="2">
            <text:p>COTISATIONS ET CONTRIBUTIONS SOCIALES OBLIGATOIRES</text:p>
          </table:table-cell>
          <table:table-cell table:style-name="ce274" office:value-type="string" calcext:value-type="string" table:number-columns-spanned="1" table:number-rows-spanned="2">
            <text:p>Base</text:p>
          </table:table-cell>
          <table:table-cell table:style-name="ce296" office:value-type="string" calcext:value-type="string" table:number-columns-spanned="2" table:number-rows-spanned="1">
            <text:p>Salariales</text:p>
          </table:table-cell>
          <table:covered-table-cell table:style-name="ce296"/>
          <table:table-cell table:style-name="ce296" office:value-type="string" calcext:value-type="string" table:number-columns-spanned="2" table:number-rows-spanned="1">
            <text:p>Patronales</text:p>
          </table:table-cell>
          <table:covered-table-cell table:style-name="ce296"/>
          <table:table-cell table:number-columns-repeated="16378"/>
        </table:table-row>
        <table:table-row table:style-name="ro17">
          <table:covered-table-cell table:style-name="ce254"/>
          <table:covered-table-cell table:style-name="ce274"/>
          <table:table-cell table:style-name="ce281" office:value-type="string" calcext:value-type="string">
            <text:p>Taux</text:p>
          </table:table-cell>
          <table:table-cell table:style-name="ce281" office:value-type="string" calcext:value-type="string">
            <text:p>Montant</text:p>
          </table:table-cell>
          <table:table-cell table:style-name="ce281" office:value-type="string" calcext:value-type="string">
            <text:p>Taux</text:p>
          </table:table-cell>
          <table:table-cell table:style-name="ce281" office:value-type="string" calcext:value-type="string">
            <text:p>Montant</text:p>
          </table:table-cell>
          <table:table-cell table:number-columns-repeated="16378"/>
        </table:table-row>
        <table:table-row table:style-name="ro17">
          <table:table-cell table:style-name="ce255" office:value-type="string" calcext:value-type="string">
            <text:p>Santé</text:p>
          </table:table-cell>
          <table:table-cell table:style-name="ce275"/>
          <table:table-cell table:style-name="ce265"/>
          <table:table-cell table:style-name="ce305"/>
          <table:table-cell table:style-name="ce265"/>
          <table:table-cell table:style-name="ce326"/>
          <table:table-cell table:number-columns-repeated="16378"/>
        </table:table-row>
        <table:table-row table:style-name="ro17">
          <table:table-cell table:style-name="ce256" office:value-type="string" calcext:value-type="string">
            <text:p>Sécurité Sociale - Maladie Maternité Invalidité Décès</text:p>
          </table:table-cell>
          <table:table-cell table:style-name="ce276" table:formula="of:=[.F24]" office:value-type="float" office:value="0" calcext:value-type="float">
            <text:p>0,00</text:p>
          </table:table-cell>
          <table:table-cell table:style-name="ce297"/>
          <table:table-cell table:style-name="ce306"/>
          <table:table-cell table:style-name="ce299" office:value-type="percentage" office:value="0.13" calcext:value-type="percentage">
            <text:p>13 %</text:p>
          </table:table-cell>
          <table:table-cell table:style-name="ce276" table:formula="of:=[.B28]*[.E28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Complémentaire santé</text:p>
          </table:table-cell>
          <table:table-cell table:style-name="ce277"/>
          <table:table-cell table:style-name="ce298"/>
          <table:table-cell table:style-name="ce278" table:formula="of:=+[.B29]*[.C29]" office:value-type="float" office:value="0" calcext:value-type="float">
            <text:p>0,00</text:p>
          </table:table-cell>
          <table:table-cell table:style-name="ce313"/>
          <table:table-cell table:style-name="ce276" table:formula="of:=+[.B29]*[.E29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Complémentaire Incapacité Invalidité Décès (T1) (minimum obligatoire)</text:p>
          </table:table-cell>
          <table:table-cell table:style-name="ce276" table:formula="of:=+[.I13]" office:value-type="float" office:value="0" calcext:value-type="float">
            <text:p>0,00</text:p>
          </table:table-cell>
          <table:table-cell table:style-name="ce297"/>
          <table:table-cell table:style-name="ce307"/>
          <table:table-cell table:style-name="ce314" office:value-type="percentage" office:value="0.015" calcext:value-type="percentage">
            <text:p>1,5%</text:p>
          </table:table-cell>
          <table:table-cell table:style-name="ce276" table:formula="of:=[.B30]*[.E30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/>
          <table:table-cell table:style-name="ce276"/>
          <table:table-cell table:style-name="ce299"/>
          <table:table-cell table:style-name="ce278"/>
          <table:table-cell table:style-name="ce314"/>
          <table:table-cell table:style-name="ce276"/>
          <table:table-cell table:number-columns-repeated="16378"/>
        </table:table-row>
        <table:table-row table:style-name="ro17">
          <table:table-cell table:style-name="ce257" office:value-type="string" calcext:value-type="string">
            <text:p>Accidents du travail-Maladies professionnelles</text:p>
          </table:table-cell>
          <table:table-cell table:style-name="ce276" table:formula="of:=+[.F24]" office:value-type="float" office:value="0" calcext:value-type="float">
            <text:p>0,00</text:p>
          </table:table-cell>
          <table:table-cell table:style-name="ce297"/>
          <table:table-cell table:style-name="ce306"/>
          <table:table-cell table:style-name="ce315"/>
          <table:table-cell table:style-name="ce276" table:formula="of:=[.B32]*[.E32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/>
          <table:table-cell table:style-name="ce278"/>
          <table:table-cell table:style-name="ce299"/>
          <table:table-cell table:style-name="ce247"/>
          <table:table-cell table:style-name="ce299"/>
          <table:table-cell table:style-name="ce327"/>
          <table:table-cell table:number-columns-repeated="16378"/>
        </table:table-row>
        <table:table-row table:style-name="ro17">
          <table:table-cell table:style-name="ce257" office:value-type="string" calcext:value-type="string">
            <text:p>Retraite</text:p>
          </table:table-cell>
          <table:table-cell table:style-name="ce278"/>
          <table:table-cell table:style-name="ce299"/>
          <table:table-cell table:style-name="ce247"/>
          <table:table-cell table:style-name="ce299"/>
          <table:table-cell table:style-name="ce327"/>
          <table:table-cell table:number-columns-repeated="16378"/>
        </table:table-row>
        <table:table-row table:style-name="ro17">
          <table:table-cell table:style-name="ce256" office:value-type="string" calcext:value-type="string">
            <text:p>Sécurité Sociale Vieillesse plafonnée</text:p>
          </table:table-cell>
          <table:table-cell table:style-name="ce276" table:formula="of:=+[.I11]" office:value-type="float" office:value="0" calcext:value-type="float">
            <text:p>0,00</text:p>
          </table:table-cell>
          <table:table-cell table:style-name="ce300" office:value-type="percentage" office:value="0.069" calcext:value-type="percentage">
            <text:p>6,90 %</text:p>
          </table:table-cell>
          <table:table-cell table:style-name="ce278" table:formula="of:=[.B35]*[.C35]" office:value-type="float" office:value="0" calcext:value-type="float">
            <text:p>0,00</text:p>
          </table:table-cell>
          <table:table-cell table:style-name="ce300" office:value-type="percentage" office:value="0.0855" calcext:value-type="percentage">
            <text:p>8,55 %</text:p>
          </table:table-cell>
          <table:table-cell table:style-name="ce276" table:formula="of:=[.B35]*[.E35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Sécurité Sociale Vieillesse déplafonnée</text:p>
          </table:table-cell>
          <table:table-cell table:style-name="ce276" table:formula="of:=[.F24]" office:value-type="float" office:value="0" calcext:value-type="float">
            <text:p>0,00</text:p>
          </table:table-cell>
          <table:table-cell table:style-name="ce300" office:value-type="percentage" office:value="0.004" calcext:value-type="percentage">
            <text:p>0,40 %</text:p>
          </table:table-cell>
          <table:table-cell table:style-name="ce278" table:formula="of:=[.B36]*[.C36]" office:value-type="float" office:value="0" calcext:value-type="float">
            <text:p>0,00</text:p>
          </table:table-cell>
          <table:table-cell table:style-name="ce300" office:value-type="percentage" office:value="0.0202" calcext:value-type="percentage">
            <text:p>2,02 %</text:p>
          </table:table-cell>
          <table:table-cell table:style-name="ce276" table:formula="of:=[.B36]*[.E36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Retraite Complémentaire, CEG T1</text:p>
          </table:table-cell>
          <table:table-cell table:style-name="ce276" table:formula="of:=[.I13]" office:value-type="float" office:value="0" calcext:value-type="float">
            <text:p>0,00</text:p>
          </table:table-cell>
          <table:table-cell table:style-name="ce300" office:value-type="percentage" office:value="0.0401" calcext:value-type="percentage">
            <text:p>4,01 %</text:p>
          </table:table-cell>
          <table:table-cell table:style-name="ce278" table:formula="of:=[.B37]*[.C37]" office:value-type="float" office:value="0" calcext:value-type="float">
            <text:p>0,00</text:p>
          </table:table-cell>
          <table:table-cell table:style-name="ce300" office:value-type="percentage" office:value="0.0601" calcext:value-type="percentage">
            <text:p>6,01 %</text:p>
          </table:table-cell>
          <table:table-cell table:style-name="ce276" table:formula="of:=[.B37]*[.E37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Retraite Complémentaire, CEG T2</text:p>
          </table:table-cell>
          <table:table-cell table:style-name="ce276" table:formula="of:=[.I14]" office:value-type="float" office:value="0" calcext:value-type="float">
            <text:p>0,00</text:p>
          </table:table-cell>
          <table:table-cell table:style-name="ce300" office:value-type="percentage" office:value="0.0972" calcext:value-type="percentage">
            <text:p>9,72 %</text:p>
          </table:table-cell>
          <table:table-cell table:style-name="ce276" table:formula="of:=[.B38]*[.C38]" office:value-type="float" office:value="0" calcext:value-type="float">
            <text:p>0,00</text:p>
          </table:table-cell>
          <table:table-cell table:style-name="ce300" office:value-type="percentage" office:value="0.1457" calcext:value-type="percentage">
            <text:p>14,57 %</text:p>
          </table:table-cell>
          <table:table-cell table:style-name="ce276" table:formula="of:=[.B38]*[.E38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office:annotation draw:style-name="gr10" draw:text-style-name="P1" svg:width="2.648cm" svg:height="1.781cm" svg:x="11.746cm" svg:y="18.18cm" draw:caption-point-x="-0.518cm" draw:caption-point-y="0.455cm">
              <dc:creator>Auteur inconnu</dc:creator>
              <dc:date>2024-11-07T16:36:00</dc:date>
              <text:p>Attention base = rému contractuelle + mandataire</text:p>
            </office:annotation>
            <text:p>CET T1 + T2</text:p>
          </table:table-cell>
          <table:table-cell table:style-name="ce277" table:formula="of:=IF([.I14]&gt;0;[.I13]+[.I14];0)" office:value-type="float" office:value="0" calcext:value-type="float">
            <text:p>0,00</text:p>
          </table:table-cell>
          <table:table-cell table:style-name="ce300" office:value-type="percentage" office:value="0.0014" calcext:value-type="percentage">
            <text:p>0,14 %</text:p>
          </table:table-cell>
          <table:table-cell table:style-name="ce276" table:formula="of:=[.B39]*[.C39]" office:value-type="float" office:value="0" calcext:value-type="float">
            <text:p>0,00</text:p>
          </table:table-cell>
          <table:table-cell table:style-name="ce300" office:value-type="percentage" office:value="0.0021" calcext:value-type="percentage">
            <text:p>0,21 %</text:p>
          </table:table-cell>
          <table:table-cell table:style-name="ce276" table:formula="of:=[.B39]*[.E39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/>
          <table:table-cell table:style-name="ce278"/>
          <table:table-cell table:style-name="ce299"/>
          <table:table-cell table:style-name="ce247" table:number-columns-repeated="2"/>
          <table:table-cell table:style-name="ce327"/>
          <table:table-cell table:number-columns-repeated="16378"/>
        </table:table-row>
        <table:table-row table:style-name="ro17">
          <table:table-cell table:style-name="ce257" office:value-type="string" calcext:value-type="string">
            <text:p>Famille</text:p>
          </table:table-cell>
          <table:table-cell table:style-name="ce276"/>
          <table:table-cell table:style-name="ce299"/>
          <table:table-cell table:style-name="ce247"/>
          <table:table-cell table:style-name="ce300"/>
          <table:table-cell table:style-name="ce276" table:formula="of:=[.B41]*[.E41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3" office:value-type="string" calcext:value-type="string">
            <text:p>Allocations familiales</text:p>
          </table:table-cell>
          <table:table-cell table:style-name="ce276" table:formula="of:=[.F24]" office:value-type="float" office:value="0" calcext:value-type="float">
            <text:p>0,00</text:p>
          </table:table-cell>
          <table:table-cell table:style-name="ce297"/>
          <table:table-cell table:style-name="ce306"/>
          <table:table-cell table:style-name="ce316" office:value-type="percentage" office:value="0.0525" calcext:value-type="percentage">
            <text:p>5,25 %</text:p>
          </table:table-cell>
          <table:table-cell table:style-name="ce276" table:formula="of:=[.B42]*[.E42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8"/>
          <table:table-cell table:style-name="ce276"/>
          <table:table-cell table:style-name="ce299"/>
          <table:table-cell table:style-name="ce247"/>
          <table:table-cell table:style-name="ce316"/>
          <table:table-cell table:style-name="ce276"/>
          <table:table-cell table:number-columns-repeated="16378"/>
        </table:table-row>
        <table:table-row table:style-name="ro17">
          <table:table-cell table:style-name="ce257" office:value-type="string" calcext:value-type="string">
            <text:p>Assurance chômage</text:p>
          </table:table-cell>
          <table:table-cell table:style-name="ce276"/>
          <table:table-cell table:style-name="ce299"/>
          <table:table-cell table:style-name="ce247"/>
          <table:table-cell table:style-name="ce316"/>
          <table:table-cell table:style-name="ce276"/>
          <table:table-cell table:number-columns-repeated="16378"/>
        </table:table-row>
        <table:table-row table:style-name="ro17">
          <table:table-cell table:style-name="ce258" office:value-type="string" calcext:value-type="string">
            <text:p>APEC</text:p>
          </table:table-cell>
          <table:table-cell table:style-name="ce276" table:formula="of:=[.I11]+[.I12]" office:value-type="float" office:value="0" calcext:value-type="float">
            <text:p>0,00</text:p>
          </table:table-cell>
          <table:table-cell table:style-name="ce301" office:value-type="percentage" office:value="0.00024" calcext:value-type="percentage">
            <text:p>0,024%</text:p>
          </table:table-cell>
          <table:table-cell table:style-name="ce278" table:formula="of:=[.B45]*[.C45]" office:value-type="float" office:value="0" calcext:value-type="float">
            <text:p>0,00</text:p>
          </table:table-cell>
          <table:table-cell table:style-name="ce317" office:value-type="percentage" office:value="0.00036" calcext:value-type="percentage">
            <text:p>0,036%</text:p>
          </table:table-cell>
          <table:table-cell table:style-name="ce276" table:formula="of:=[.B45]*[.E45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8"/>
          <table:table-cell table:style-name="ce276"/>
          <table:table-cell table:style-name="ce299"/>
          <table:table-cell table:style-name="ce247"/>
          <table:table-cell table:style-name="ce316"/>
          <table:table-cell table:style-name="ce276"/>
          <table:table-cell table:number-columns-repeated="16378"/>
        </table:table-row>
        <table:table-row table:style-name="ro17">
          <table:table-cell table:style-name="ce257" office:value-type="string" calcext:value-type="string">
            <text:p>Autres charges dues par l'employeur</text:p>
          </table:table-cell>
          <table:table-cell table:style-name="ce276"/>
          <table:table-cell table:style-name="ce299"/>
          <table:table-cell table:style-name="ce247" table:number-columns-repeated="2"/>
          <table:table-cell table:style-name="ce276"/>
          <table:table-cell table:number-columns-repeated="16378"/>
        </table:table-row>
        <table:table-row table:style-name="ro17">
          <table:table-cell table:style-name="ce256" office:value-type="string" calcext:value-type="string">
            <text:p>Versement mobilité (&gt;=11 salariés)</text:p>
          </table:table-cell>
          <table:table-cell table:style-name="ce276" table:formula="of:=IF([.I17]&gt;=11;[.F24];0)" office:value-type="float" office:value="0" calcext:value-type="float">
            <text:p>0,00</text:p>
          </table:table-cell>
          <table:table-cell table:style-name="ce297"/>
          <table:table-cell table:style-name="ce306"/>
          <table:table-cell table:style-name="ce298"/>
          <table:table-cell table:style-name="ce276" table:formula="of:=[.B48]*[.E48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Effort construction (&gt;50 salariés)</text:p>
          </table:table-cell>
          <table:table-cell table:style-name="ce276" table:formula="of:=[.F24]" office:value-type="float" office:value="0" calcext:value-type="float">
            <text:p>0,00</text:p>
          </table:table-cell>
          <table:table-cell table:style-name="ce297"/>
          <table:table-cell table:style-name="ce306"/>
          <table:table-cell table:style-name="ce300" table:formula="of:=IF([.I17]&gt;=50;0.0045;&quot;0&quot;)" office:value-type="string" office:string-value="0" calcext:value-type="string">
            <text:p>0</text:p>
          </table:table-cell>
          <table:table-cell table:style-name="ce276" table:formula="of:=[.B49]*[.E49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Taxe d'apprentissage</text:p>
          </table:table-cell>
          <table:table-cell table:style-name="ce276" table:formula="of:=[.F24]" office:value-type="float" office:value="0" calcext:value-type="float">
            <text:p>0,00</text:p>
          </table:table-cell>
          <table:table-cell table:style-name="ce297"/>
          <table:table-cell table:style-name="ce306"/>
          <table:table-cell table:style-name="ce300" office:value-type="percentage" office:value="0.0068" calcext:value-type="percentage">
            <text:p>0,68 %</text:p>
          </table:table-cell>
          <table:table-cell table:style-name="ce276" table:formula="of:=[.B50]*[.E50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Formation professionnelle continue</text:p>
          </table:table-cell>
          <table:table-cell table:style-name="ce276" table:formula="of:=[.F24]" office:value-type="float" office:value="0" calcext:value-type="float">
            <text:p>0,00</text:p>
          </table:table-cell>
          <table:table-cell table:style-name="ce297"/>
          <table:table-cell table:style-name="ce306"/>
          <table:table-cell table:style-name="ce300" table:formula="of:=IF([.I17]&gt;=11;0.01;0.0055)" office:value-type="percentage" office:value="0.0055" calcext:value-type="percentage">
            <text:p>0,55 %</text:p>
          </table:table-cell>
          <table:table-cell table:style-name="ce276" table:formula="of:=[.B51]*[.E51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CPF-CDD (salarié en CDD)</text:p>
          </table:table-cell>
          <table:table-cell table:style-name="ce277"/>
          <table:table-cell table:style-name="ce297"/>
          <table:table-cell table:style-name="ce307"/>
          <table:table-cell table:style-name="ce300" office:value-type="percentage" office:value="0.01" calcext:value-type="percentage">
            <text:p>1,00 %</text:p>
          </table:table-cell>
          <table:table-cell table:style-name="ce276" table:formula="of:=[.B52]*[.E52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FNAL (&lt;50 salariés)</text:p>
          </table:table-cell>
          <table:table-cell table:style-name="ce276" table:formula="of:=IF([.I17]&lt;50;[.I11];0)" office:value-type="float" office:value="0" calcext:value-type="float">
            <text:p>0,00</text:p>
          </table:table-cell>
          <table:table-cell table:style-name="ce297"/>
          <table:table-cell table:style-name="ce306"/>
          <table:table-cell table:style-name="ce300" office:value-type="percentage" office:value="0.001" calcext:value-type="percentage">
            <text:p>0,10 %</text:p>
          </table:table-cell>
          <table:table-cell table:style-name="ce276" table:formula="of:=[.B53]*[.E53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FNAL (&gt;=50 salariés)</text:p>
          </table:table-cell>
          <table:table-cell table:style-name="ce276" table:formula="of:=IF([.I17]&gt;=50;[.F24];0)" office:value-type="float" office:value="0" calcext:value-type="float">
            <text:p>0,00</text:p>
          </table:table-cell>
          <table:table-cell table:style-name="ce297"/>
          <table:table-cell table:style-name="ce306"/>
          <table:table-cell table:style-name="ce300" office:value-type="percentage" office:value="0.005" calcext:value-type="percentage">
            <text:p>0,50 %</text:p>
          </table:table-cell>
          <table:table-cell table:style-name="ce276" table:formula="of:=[.B54]*[.E54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Contribution Solidarité Autonomie</text:p>
          </table:table-cell>
          <table:table-cell table:style-name="ce276" table:formula="of:=[.F24]" office:value-type="float" office:value="0" calcext:value-type="float">
            <text:p>0,00</text:p>
          </table:table-cell>
          <table:table-cell table:style-name="ce297"/>
          <table:table-cell table:style-name="ce306"/>
          <table:table-cell table:style-name="ce300" office:value-type="percentage" office:value="0.003" calcext:value-type="percentage">
            <text:p>0,30 %</text:p>
          </table:table-cell>
          <table:table-cell table:style-name="ce276" table:formula="of:=[.B55]*[.E55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Forfait social (&gt;=11 salariés)</text:p>
          </table:table-cell>
          <table:table-cell table:style-name="ce278" table:formula="of:=IF([.I17]&gt;=11;[.F29]+[.F30]+[.F68]+[.F69];0)" office:value-type="float" office:value="0" calcext:value-type="float">
            <text:p>0,00</text:p>
          </table:table-cell>
          <table:table-cell table:style-name="ce297"/>
          <table:table-cell table:style-name="ce306"/>
          <table:table-cell table:style-name="ce299" office:value-type="percentage" office:value="0.08" calcext:value-type="percentage">
            <text:p>8 %</text:p>
          </table:table-cell>
          <table:table-cell table:style-name="ce276" table:formula="of:=[.B56]*[.E56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Contribution unique indemnité de rupture</text:p>
          </table:table-cell>
          <table:table-cell table:style-name="ce279"/>
          <table:table-cell table:style-name="ce297"/>
          <table:table-cell table:style-name="ce306"/>
          <table:table-cell table:style-name="ce299" office:value-type="percentage" office:value="0.3" calcext:value-type="percentage">
            <text:p>30 %</text:p>
          </table:table-cell>
          <table:table-cell table:style-name="ce276" table:formula="of:=[.B57]*[.E57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/>
          <table:table-cell table:style-name="ce278"/>
          <table:table-cell table:style-name="ce299"/>
          <table:table-cell table:style-name="ce247"/>
          <table:table-cell table:style-name="ce299"/>
          <table:table-cell table:style-name="ce276"/>
          <table:table-cell table:number-columns-repeated="16378"/>
        </table:table-row>
        <table:table-row table:style-name="ro17">
          <table:table-cell table:style-name="ce257" office:value-type="string" calcext:value-type="string">
            <text:p>Cotisations statutaires ou prévues par la Convention Collective (ex BTP)</text:p>
          </table:table-cell>
          <table:table-cell table:style-name="ce278"/>
          <table:table-cell table:style-name="ce299"/>
          <table:table-cell table:style-name="ce247"/>
          <table:table-cell table:style-name="ce299"/>
          <table:table-cell table:style-name="ce276"/>
          <table:table-cell table:number-columns-repeated="16378"/>
        </table:table-row>
        <table:table-row table:style-name="ro17">
          <table:table-cell table:style-name="ce257"/>
          <table:table-cell table:style-name="ce278"/>
          <table:table-cell table:style-name="ce299"/>
          <table:table-cell table:style-name="ce247"/>
          <table:table-cell table:style-name="ce299"/>
          <table:table-cell table:style-name="ce276"/>
          <table:table-cell table:number-columns-repeated="16378"/>
        </table:table-row>
        <table:table-row table:style-name="ro17">
          <table:table-cell table:style-name="ce257" office:value-type="string" calcext:value-type="string">
            <text:p>CSG déductible de l'impôt sur le revenu</text:p>
          </table:table-cell>
          <table:table-cell table:style-name="ce276" table:formula="of:=IF([.F24]&lt;[.I7];[.F24]*0.9825+[.F29]+[.F30]+[.F68]+[.F69];+([.I7]*0.9825)+([.F24]-[.I7]+[.F29]+[.F30]+[.F68]+[.F69]))" office:value-type="float" office:value="0" calcext:value-type="float">
            <text:p>0,00</text:p>
          </table:table-cell>
          <table:table-cell table:style-name="ce300" office:value-type="percentage" office:value="0.068" calcext:value-type="percentage">
            <text:p>6,80 %</text:p>
          </table:table-cell>
          <table:table-cell table:style-name="ce276" table:formula="of:=[.B61]*[.C61]" office:value-type="float" office:value="0" calcext:value-type="float">
            <text:p>0,00</text:p>
          </table:table-cell>
          <table:table-cell table:style-name="ce306"/>
          <table:table-cell table:style-name="ce328"/>
          <table:table-cell table:number-columns-repeated="16378"/>
        </table:table-row>
        <table:table-row table:style-name="ro17">
          <table:table-cell table:style-name="ce257" office:value-type="string" calcext:value-type="string">
            <text:p>CSG/CRDS non déductible de l'impôt sur le revenu</text:p>
          </table:table-cell>
          <table:table-cell table:style-name="ce276" table:formula="of:=[.B61]" office:value-type="float" office:value="0" calcext:value-type="float">
            <text:p>0,00</text:p>
          </table:table-cell>
          <table:table-cell table:style-name="ce300" office:value-type="percentage" office:value="0.029" calcext:value-type="percentage">
            <text:p>2,90 %</text:p>
          </table:table-cell>
          <table:table-cell table:style-name="ce278" table:formula="of:=[.B62]*[.C62]" office:value-type="float" office:value="0" calcext:value-type="float">
            <text:p>0,00</text:p>
          </table:table-cell>
          <table:table-cell table:style-name="ce306"/>
          <table:table-cell table:style-name="ce328"/>
          <table:table-cell table:number-columns-repeated="16378"/>
        </table:table-row>
        <table:table-row table:style-name="ro17">
          <table:table-cell table:style-name="ce257"/>
          <table:table-cell table:style-name="ce278"/>
          <table:table-cell table:style-name="ce299"/>
          <table:table-cell table:style-name="ce247"/>
          <table:table-cell table:style-name="ce299"/>
          <table:table-cell table:style-name="ce329"/>
          <table:table-cell table:number-columns-repeated="16378"/>
        </table:table-row>
        <table:table-row table:style-name="ro17">
          <table:table-cell table:style-name="ce259" office:value-type="string" calcext:value-type="string">
            <text:p>TOTAL COTISATIONS ET CONTRIBUTIONS SOCIALES OBLIGATOIRES</text:p>
          </table:table-cell>
          <table:table-cell table:style-name="ce280"/>
          <table:table-cell table:style-name="ce302"/>
          <table:table-cell table:style-name="ce308" table:formula="of:=SUM([.D28:.D63])" office:value-type="float" office:value="0" calcext:value-type="float">
            <text:p>0,00</text:p>
          </table:table-cell>
          <table:table-cell table:style-name="ce318"/>
          <table:table-cell table:style-name="ce330" table:formula="of:=SUM([.F28:.F63])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 table:number-rows-repeated="2">
          <table:table-cell table:style-name="ce256"/>
          <table:table-cell table:style-name="ce278"/>
          <table:table-cell table:style-name="ce299"/>
          <table:table-cell table:style-name="ce247"/>
          <table:table-cell table:style-name="ce299"/>
          <table:table-cell table:style-name="ce329"/>
          <table:table-cell table:number-columns-repeated="16378"/>
        </table:table-row>
        <table:table-row table:style-name="ro17">
          <table:table-cell table:style-name="ce248" office:value-type="string" calcext:value-type="string">
            <text:p>COTISATIONS ET CONTRIBUTIONS SOCIALES FACULTATIVES</text:p>
          </table:table-cell>
          <table:table-cell table:style-name="ce281" office:value-type="string" calcext:value-type="string">
            <text:p>Base</text:p>
          </table:table-cell>
          <table:table-cell table:style-name="ce281" office:value-type="string" calcext:value-type="string">
            <text:p>Taux</text:p>
          </table:table-cell>
          <table:table-cell table:style-name="ce281" office:value-type="string" calcext:value-type="string">
            <text:p>Montant</text:p>
          </table:table-cell>
          <table:table-cell table:style-name="ce281" office:value-type="string" calcext:value-type="string">
            <text:p>Taux</text:p>
          </table:table-cell>
          <table:table-cell table:style-name="ce281" office:value-type="string" calcext:value-type="string">
            <text:p>Montant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Complémentaire Incapacité Invalidité Décès (T1)</text:p>
          </table:table-cell>
          <table:table-cell table:style-name="ce282" table:formula="of:=[.I13]" office:value-type="float" office:value="0" calcext:value-type="float">
            <text:p>0,00</text:p>
          </table:table-cell>
          <table:table-cell table:style-name="ce298" office:value-type="percentage" office:value="0" calcext:value-type="percentage">
            <text:p>0,00 %</text:p>
          </table:table-cell>
          <table:table-cell table:style-name="ce278" table:formula="of:=[.B68]*[.C68]" office:value-type="float" office:value="0" calcext:value-type="float">
            <text:p>0,00</text:p>
          </table:table-cell>
          <table:table-cell table:style-name="ce298" office:value-type="percentage" office:value="0" calcext:value-type="percentage">
            <text:p>0,00 %</text:p>
          </table:table-cell>
          <table:table-cell table:style-name="ce276" table:formula="of:=[.B68]*[.E68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Complémentaire Incapacité Invalidité Décès (T2)</text:p>
          </table:table-cell>
          <table:table-cell table:style-name="ce282" table:formula="of:=[.I14]" office:value-type="float" office:value="0" calcext:value-type="float">
            <text:p>0,00</text:p>
          </table:table-cell>
          <table:table-cell table:style-name="ce298" office:value-type="percentage" office:value="0" calcext:value-type="percentage">
            <text:p>0,00 %</text:p>
          </table:table-cell>
          <table:table-cell table:style-name="ce278" table:formula="of:=[.B69]*[.C69]" office:value-type="float" office:value="0" calcext:value-type="float">
            <text:p>0,00</text:p>
          </table:table-cell>
          <table:table-cell table:style-name="ce298" office:value-type="percentage" office:value="0" calcext:value-type="percentage">
            <text:p>0,00 %</text:p>
          </table:table-cell>
          <table:table-cell table:style-name="ce276" table:formula="of:=[.B69]*[.E69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Complémentaire maintien de salaire</text:p>
          </table:table-cell>
          <table:table-cell table:style-name="ce282"/>
          <table:table-cell table:style-name="ce298" office:value-type="percentage" office:value="0" calcext:value-type="percentage">
            <text:p>0,00 %</text:p>
          </table:table-cell>
          <table:table-cell table:style-name="ce278" table:formula="of:=[.B70]*[.C70]" office:value-type="float" office:value="0" calcext:value-type="float">
            <text:p>0,00</text:p>
          </table:table-cell>
          <table:table-cell table:style-name="ce298" office:value-type="percentage" office:value="0" calcext:value-type="percentage">
            <text:p>0,00 %</text:p>
          </table:table-cell>
          <table:table-cell table:style-name="ce276" table:formula="of:=[.B70]*[.E70]" office:value-type="float" office:value="0" calcext:value-type="float">
            <text:p>0,00</text:p>
          </table:table-cell>
          <table:table-cell table:number-columns-repeated="16378"/>
        </table:table-row>
        <table:table-row table:style-name="ro17">
          <table:table-cell table:style-name="ce256" office:value-type="string" calcext:value-type="string">
            <text:p>Retraite supplémentaire</text:p>
          </table:table-cell>
          <table:table-cell table:style-name="ce282"/>
          <table:table-cell table:style-name="ce298" office:value-type="percentage" office:value="0" calcext:value-type="percentage">
            <text:p>0,00 %</text:p>
          </table:table-cell>
          <table:table-cell table:style-name="ce278" table:formula="of:=[.B71]*[.C71]" office:value-type="float" office:value="0" calcext:value-type="float">
            <text:p>0,00</text:p>
          </table:table-cell>
          <table:table-cell table:style-name="ce298" office:value-type="percentage" office:value="0" calcext:value-type="percentage">
            <text:p>0,00 %</text:p>
          </table:table-cell>
          <table:table-cell table:style-name="ce276" table:formula="of:=[.B71]*[.E71]" office:value-type="float" office:value="0" calcext:value-type="float">
            <text:p>0,00</text:p>
          </table:table-cell>
          <table:table-cell table:number-columns-repeated="16378"/>
        </table:table-row>
        <table:table-row table:style-name="ro18">
          <table:table-cell table:style-name="ce256" table:number-columns-repeated="6"/>
          <table:table-cell table:number-columns-repeated="16378"/>
        </table:table-row>
        <table:table-row table:style-name="ro17">
          <table:table-cell table:style-name="ce260" office:value-type="string" calcext:value-type="string">
            <text:p>MONTANT NET SOCIAL</text:p>
          </table:table-cell>
          <table:table-cell table:style-name="ce283" table:number-columns-repeated="2"/>
          <table:table-cell table:style-name="ce290" table:formula="of:=[.F24]-[.D64]+[.D78]-[.D68]-[.D69]-[.D70]-[.D71]" office:value-type="float" office:value="0" calcext:value-type="float">
            <text:p>0,00</text:p>
          </table:table-cell>
          <table:table-cell table:style-name="ce283"/>
          <table:table-cell table:style-name="ce331"/>
          <table:table-cell table:number-columns-repeated="16378"/>
        </table:table-row>
        <table:table-row table:style-name="ro18">
          <table:table-cell table:style-name="ce253"/>
          <table:table-cell table:style-name="ce256" table:number-columns-repeated="5"/>
          <table:table-cell table:number-columns-repeated="16378"/>
        </table:table-row>
        <table:table-row table:style-name="ro17">
          <table:table-cell table:style-name="ce261" office:value-type="string" calcext:value-type="string" table:number-columns-spanned="6" table:number-rows-spanned="1">
            <text:p>REMBOURSEMENTS ET DEDUCTIONS DIVERSES</text:p>
          </table:table-cell>
          <table:covered-table-cell table:number-columns-repeated="5" table:style-name="ce261"/>
          <table:table-cell table:number-columns-repeated="16378"/>
        </table:table-row>
        <table:table-row table:style-name="ro17">
          <table:table-cell table:style-name="ce262" office:value-type="string" calcext:value-type="string">
            <text:p>Remboursement Frais de transport</text:p>
          </table:table-cell>
          <table:table-cell table:style-name="ce275" table:number-columns-repeated="2"/>
          <table:table-cell table:style-name="ce309" table:formula="of:=[.B76]*[.C76]" office:value-type="float" office:value="0" calcext:value-type="float">
            <text:p>0,00</text:p>
          </table:table-cell>
          <table:table-cell table:style-name="ce319"/>
          <table:table-cell table:style-name="ce332"/>
          <table:table-cell table:number-columns-repeated="16378"/>
        </table:table-row>
        <table:table-row table:style-name="ro17">
          <table:table-cell table:style-name="ce253" office:value-type="string" calcext:value-type="string">
            <text:p>Remboursement allocations forfaitaires</text:p>
          </table:table-cell>
          <table:table-cell table:style-name="ce284" table:number-columns-repeated="2"/>
          <table:table-cell table:style-name="ce278" table:formula="of:=[.B77]*[.C77]" office:value-type="float" office:value="0" calcext:value-type="float">
            <text:p>0,00</text:p>
          </table:table-cell>
          <table:table-cell table:style-name="ce320"/>
          <table:table-cell table:style-name="ce333"/>
          <table:table-cell table:number-columns-repeated="16378"/>
        </table:table-row>
        <table:table-row table:style-name="ro17">
          <table:table-cell table:style-name="ce253" office:value-type="string" calcext:value-type="string">
            <text:p>Rembousement IJSS nettes (subrogées)</text:p>
          </table:table-cell>
          <table:table-cell table:style-name="ce284" table:number-columns-repeated="2"/>
          <table:table-cell table:style-name="ce278" table:formula="of:=[.B78]*[.C78]" office:value-type="float" office:value="0" calcext:value-type="float">
            <text:p>0,00</text:p>
          </table:table-cell>
          <table:table-cell table:style-name="ce320"/>
          <table:table-cell table:style-name="ce333"/>
          <table:table-cell table:number-columns-repeated="16378"/>
        </table:table-row>
        <table:table-row table:style-name="ro17">
          <table:table-cell table:style-name="ce253" office:value-type="string" calcext:value-type="string">
            <text:p>Retenue Titres-restaurant (part salariale)</text:p>
          </table:table-cell>
          <table:table-cell table:style-name="ce284" table:number-columns-repeated="2"/>
          <table:table-cell table:style-name="ce278" table:formula="of:=-[.B79]*[.C79]" office:value-type="float" office:value="-0" calcext:value-type="float">
            <text:p>0,00</text:p>
          </table:table-cell>
          <table:table-cell table:style-name="ce320"/>
          <table:table-cell table:style-name="ce333"/>
          <table:table-cell table:number-columns-repeated="16378"/>
        </table:table-row>
        <table:table-row table:style-name="ro17">
          <table:table-cell table:style-name="ce253" office:value-type="string" calcext:value-type="string">
            <text:p>Retenue Avantage en nature</text:p>
          </table:table-cell>
          <table:table-cell table:style-name="ce284" table:number-columns-repeated="2"/>
          <table:table-cell table:style-name="ce278" table:formula="of:=-[.B80]*[.C80]" office:value-type="float" office:value="-0" calcext:value-type="float">
            <text:p>0,00</text:p>
          </table:table-cell>
          <table:table-cell table:style-name="ce320"/>
          <table:table-cell table:style-name="ce333"/>
          <table:table-cell table:number-columns-repeated="16378"/>
        </table:table-row>
        <table:table-row table:style-name="ro17">
          <table:table-cell table:style-name="ce253" office:value-type="string" calcext:value-type="string">
            <text:p>Retenue Chèques vacances (part salariale)</text:p>
          </table:table-cell>
          <table:table-cell table:style-name="ce284" table:number-columns-repeated="2"/>
          <table:table-cell table:style-name="ce278" table:formula="of:=-[.B81]*[.C81]" office:value-type="float" office:value="-0" calcext:value-type="float">
            <text:p>0,00</text:p>
          </table:table-cell>
          <table:table-cell table:style-name="ce320"/>
          <table:table-cell table:style-name="ce333"/>
          <table:table-cell table:number-columns-repeated="16378"/>
        </table:table-row>
        <table:table-row table:style-name="ro17">
          <table:table-cell table:style-name="ce253" office:value-type="string" calcext:value-type="string">
            <text:p>Saisie-arrêt</text:p>
          </table:table-cell>
          <table:table-cell table:style-name="ce284" table:number-columns-repeated="2"/>
          <table:table-cell table:style-name="ce278" table:formula="of:=-[.B82]*[.C82]" office:value-type="float" office:value="-0" calcext:value-type="float">
            <text:p>0,00</text:p>
          </table:table-cell>
          <table:table-cell table:style-name="ce320"/>
          <table:table-cell table:style-name="ce333"/>
          <table:table-cell table:number-columns-repeated="16378"/>
        </table:table-row>
        <table:table-row table:style-name="ro17">
          <table:table-cell table:style-name="ce253" office:value-type="string" calcext:value-type="string">
            <text:p>Avance</text:p>
          </table:table-cell>
          <table:table-cell table:style-name="ce284" table:number-columns-repeated="2"/>
          <table:table-cell table:style-name="ce278" table:formula="of:=-[.B83]*[.C83]" office:value-type="float" office:value="-0" calcext:value-type="float">
            <text:p>0,00</text:p>
          </table:table-cell>
          <table:table-cell table:style-name="ce320"/>
          <table:table-cell table:style-name="ce333"/>
          <table:table-cell table:number-columns-repeated="16378"/>
        </table:table-row>
        <table:table-row table:style-name="ro17">
          <table:table-cell table:style-name="ce253" office:value-type="string" calcext:value-type="string">
            <text:p>Acompte</text:p>
          </table:table-cell>
          <table:table-cell table:style-name="ce285" table:number-columns-repeated="2"/>
          <table:table-cell table:style-name="ce278" table:formula="of:=-[.B84]*[.C84]" office:value-type="float" office:value="-0" calcext:value-type="float">
            <text:p>0,00</text:p>
          </table:table-cell>
          <table:table-cell table:style-name="ce320"/>
          <table:table-cell table:style-name="ce333"/>
          <table:table-cell table:number-columns-repeated="16378"/>
        </table:table-row>
        <table:table-row table:style-name="ro17">
          <table:table-cell table:style-name="ce253"/>
          <table:table-cell table:style-name="ce286" table:number-columns-repeated="2"/>
          <table:table-cell table:style-name="ce310"/>
          <table:table-cell table:style-name="ce263"/>
          <table:table-cell table:style-name="ce334"/>
          <table:table-cell table:number-columns-repeated="16378"/>
        </table:table-row>
        <table:table-row table:style-name="ro17">
          <table:table-cell table:style-name="ce248" office:value-type="string" calcext:value-type="string">
            <text:p>MONTANT NET À PAYER AVANT IMPÔT SUR LE REVENU</text:p>
          </table:table-cell>
          <table:table-cell table:style-name="ce287" table:number-columns-repeated="2"/>
          <table:table-cell table:style-name="ce290" table:formula="of:=[.F24]-[.D64]-[.D68]-[.D69]-[.D70]-[.D71]+SUM([.D76:.D84])" office:value-type="float" office:value="0" calcext:value-type="float">
            <text:p>0,00</text:p>
          </table:table-cell>
          <table:table-cell table:style-name="ce287"/>
          <table:table-cell table:style-name="ce335"/>
          <table:table-cell table:number-columns-repeated="16378"/>
        </table:table-row>
        <table:table-row table:style-name="ro18">
          <table:table-cell table:style-name="ce253"/>
          <table:table-cell table:number-columns-repeated="4"/>
          <table:table-cell table:style-name="ce336"/>
          <table:table-cell table:number-columns-repeated="16378"/>
        </table:table-row>
        <table:table-row table:style-name="ro17">
          <table:table-cell table:style-name="ce248" office:value-type="string" calcext:value-type="string">
            <text:p>IMPÔT SUR LE REVENU</text:p>
          </table:table-cell>
          <table:table-cell table:style-name="ce288" office:value-type="string" calcext:value-type="string">
            <text:p>Base</text:p>
          </table:table-cell>
          <table:table-cell table:style-name="ce288" office:value-type="string" calcext:value-type="string">
            <text:p>Taux</text:p>
          </table:table-cell>
          <table:table-cell table:style-name="ce288" office:value-type="string" calcext:value-type="string">
            <text:p>Montant</text:p>
          </table:table-cell>
          <table:table-cell table:style-name="ce288" office:value-type="string" calcext:value-type="string" table:number-columns-spanned="2" table:number-rows-spanned="1">
            <text:p>Cumul annuel</text:p>
          </table:table-cell>
          <table:covered-table-cell table:style-name="ce288"/>
          <table:table-cell table:number-columns-repeated="16378"/>
        </table:table-row>
        <table:table-row table:style-name="ro18">
          <table:table-cell table:style-name="ce263" office:value-type="string" calcext:value-type="string">
            <text:p>Montant net imposable</text:p>
          </table:table-cell>
          <table:table-cell table:style-name="ce289"/>
          <table:table-cell table:style-name="ce266"/>
          <table:table-cell table:style-name="ce290" table:formula="of:=[.F24]-[.D64]-[.D68]-[.D69]-[.D70]-[.D71]+[.D62]+[.F29]" office:value-type="float" office:value="0" calcext:value-type="float">
            <text:p>0,00</text:p>
          </table:table-cell>
          <table:table-cell table:style-name="ce263" table:number-columns-spanned="2" table:number-rows-spanned="1"/>
          <table:covered-table-cell table:style-name="ce263"/>
          <table:table-cell table:number-columns-repeated="16378"/>
        </table:table-row>
        <table:table-row table:style-name="ro17">
          <table:table-cell table:style-name="ce248" office:value-type="string" calcext:value-type="string">
            <text:p>IMPÔT SUR LE REVENU PRELEVE A LA SOURCE</text:p>
          </table:table-cell>
          <table:table-cell table:style-name="ce288" office:value-type="string" calcext:value-type="string">
            <text:p>Base</text:p>
          </table:table-cell>
          <table:table-cell table:style-name="ce288" office:value-type="string" calcext:value-type="string">
            <text:p>Taux</text:p>
          </table:table-cell>
          <table:table-cell table:style-name="ce288" office:value-type="string" calcext:value-type="string">
            <text:p>Montant</text:p>
          </table:table-cell>
          <table:table-cell table:style-name="ce288" office:value-type="string" calcext:value-type="string" table:number-columns-spanned="2" table:number-rows-spanned="1">
            <text:p>Cumul annuel</text:p>
          </table:table-cell>
          <table:covered-table-cell table:style-name="ce288"/>
          <table:table-cell table:number-columns-repeated="16378"/>
        </table:table-row>
        <table:table-row table:style-name="ro17">
          <table:table-cell table:style-name="ce264" office:value-type="string" calcext:value-type="string">
            <text:p>Montant de l'impôt sur le revenu prélevé à la source</text:p>
          </table:table-cell>
          <table:table-cell table:style-name="ce290" table:formula="of:=+[.D89]" office:value-type="float" office:value="0" calcext:value-type="float">
            <text:p>0,00</text:p>
          </table:table-cell>
          <table:table-cell table:style-name="ce303"/>
          <table:table-cell table:style-name="ce290" table:formula="of:=[.B91]*[.C91]" office:value-type="float" office:value="0" calcext:value-type="float">
            <text:p>0,00</text:p>
          </table:table-cell>
          <table:table-cell table:style-name="ce264" table:number-columns-spanned="2" table:number-rows-spanned="1"/>
          <table:covered-table-cell table:style-name="ce264"/>
          <table:table-cell table:number-columns-repeated="16378"/>
        </table:table-row>
        <table:table-row table:style-name="ro18">
          <table:table-cell table:style-name="ce253"/>
          <table:table-cell table:number-columns-repeated="4"/>
          <table:table-cell table:style-name="ce336"/>
          <table:table-cell table:number-columns-repeated="16378"/>
        </table:table-row>
        <table:table-row table:style-name="ro17">
          <table:table-cell table:style-name="ce248" office:value-type="string" calcext:value-type="string">
            <text:p>MONTANT NET A PAYER (en euros)</text:p>
          </table:table-cell>
          <table:table-cell table:style-name="ce268" table:number-columns-repeated="2"/>
          <table:table-cell table:style-name="ce311" table:formula="of:=+[.D86]-[.D91]" office:value-type="float" office:value="0" calcext:value-type="float">
            <text:p>0,00</text:p>
          </table:table-cell>
          <table:table-cell table:style-name="ce250"/>
          <table:table-cell table:style-name="ce322"/>
          <table:table-cell table:number-columns-repeated="16378"/>
        </table:table-row>
        <table:table-row table:style-name="ro18">
          <table:table-cell table:style-name="ce253"/>
          <table:table-cell table:number-columns-repeated="4"/>
          <table:table-cell table:style-name="ce336"/>
          <table:table-cell table:number-columns-repeated="16378"/>
        </table:table-row>
        <table:table-row table:style-name="ro17">
          <table:table-cell table:style-name="ce248" office:value-type="string" calcext:value-type="string">
            <text:p>TOTAL VERSE PAR L'EMPLOYEUR</text:p>
          </table:table-cell>
          <table:table-cell table:style-name="ce291" table:number-columns-repeated="4"/>
          <table:table-cell table:style-name="ce290" table:formula="of:=+[.F24]+[.F64]+[.F68]+[.F69]+[.F70]+[.F71]" office:value-type="float" office:value="0" calcext:value-type="float">
            <text:p>0,00</text:p>
          </table:table-cell>
          <table:table-cell table:number-columns-repeated="16378"/>
        </table:table-row>
        <table:table-row table:style-name="ro18">
          <table:table-cell table:style-name="ce253"/>
          <table:table-cell table:number-columns-repeated="4"/>
          <table:table-cell table:style-name="ce336"/>
          <table:table-cell table:number-columns-repeated="16378"/>
        </table:table-row>
        <table:table-row table:style-name="ro18">
          <table:table-cell table:style-name="ce265" office:value-type="string" calcext:value-type="string">
            <text:p>Congés Payés Période N-1 <text:s text:c="37"/>Congés Payés Période N</text:p>
          </table:table-cell>
          <table:table-cell table:number-columns-repeated="4"/>
          <table:table-cell table:style-name="ce336"/>
          <table:table-cell table:number-columns-repeated="16378"/>
        </table:table-row>
        <table:table-row table:style-name="ro18">
          <table:table-cell table:style-name="ce256" office:value-type="string" calcext:value-type="string">
            <text:p>Dûs : <text:s text:c="81"/>Dûs :</text:p>
          </table:table-cell>
          <table:table-cell table:number-columns-repeated="4"/>
          <table:table-cell table:style-name="ce336"/>
          <table:table-cell table:number-columns-repeated="16378"/>
        </table:table-row>
        <table:table-row table:style-name="ro18">
          <table:table-cell table:style-name="ce256" office:value-type="string" calcext:value-type="string">
            <text:p>Pris : <text:s text:c="81"/>Pris :</text:p>
          </table:table-cell>
          <table:table-cell table:number-columns-repeated="4"/>
          <table:table-cell table:style-name="ce336"/>
          <table:table-cell table:number-columns-repeated="16378"/>
        </table:table-row>
        <table:table-row table:style-name="ro18">
          <table:table-cell table:style-name="ce263" office:value-type="string" calcext:value-type="string">
            <text:p>Solde : <text:s text:c="77"/>Solde :</text:p>
          </table:table-cell>
          <table:table-cell table:number-columns-repeated="4"/>
          <table:table-cell table:style-name="ce336"/>
          <table:table-cell table:number-columns-repeated="16378"/>
        </table:table-row>
        <table:table-row table:style-name="ro18">
          <table:table-cell table:style-name="ce253"/>
          <table:table-cell table:number-columns-repeated="4"/>
          <table:table-cell table:style-name="ce336"/>
          <table:table-cell table:number-columns-repeated="16378"/>
        </table:table-row>
        <table:table-row table:style-name="ro18">
          <table:table-cell table:style-name="ce266" office:value-type="string" calcext:value-type="string" table:number-columns-spanned="6" table:number-rows-spanned="1">
            <text:p>Dans votre intérêt et pour vous aider à faire valoir vos droits, conserver ce bulletin de paie sans limitation de durée</text:p>
          </table:table-cell>
          <table:covered-table-cell table:number-columns-repeated="5" table:style-name="ce266"/>
          <table:table-cell table:number-columns-repeated="16378"/>
        </table:table-row>
        <table:table-row table:style-name="ro18" table:number-rows-repeated="1048473">
          <table:table-cell table:number-columns-repeated="16384"/>
        </table:table-row>
        <table:table-row table:style-name="ro18">
          <table:table-cell table:number-columns-repeated="16384"/>
        </table:table-row>
      </table:table>
      <table:table table:name="bulletin apprentis" table:style-name="ta7">
        <table:table-column table:style-name="co30" table:default-cell-style-name="ce363"/>
        <table:table-column table:style-name="co6" table:number-columns-repeated="4" table:default-cell-style-name="ce363"/>
        <table:table-column table:style-name="co31" table:default-cell-style-name="ce363"/>
        <table:table-column table:style-name="co32" table:default-cell-style-name="ce363"/>
        <table:table-column table:style-name="co6" table:number-columns-repeated="2" table:default-cell-style-name="ce363"/>
        <table:table-column table:style-name="co4" table:default-cell-style-name="ce363"/>
        <table:table-column table:style-name="co6" table:number-columns-repeated="6" table:default-cell-style-name="ce363"/>
        <table:table-column table:style-name="co29" table:number-columns-repeated="16368" table:default-cell-style-name="ce363"/>
        <table:table-row table:style-name="ro17">
          <table:table-cell table:style-name="ce342" office:value-type="string" calcext:value-type="string">
            <text:p>Effectif</text:p>
          </table:table-cell>
          <table:table-cell table:style-name="ce364" office:value-type="float" office:value="8" calcext:value-type="float">
            <text:p>8</text:p>
          </table:table-cell>
          <table:table-cell table:style-name="ce392"/>
          <table:table-cell table:style-name="ce342" office:value-type="string" calcext:value-type="string" table:number-columns-spanned="2" table:number-rows-spanned="1">
            <text:p>SMIC en vigueur</text:p>
          </table:table-cell>
          <table:covered-table-cell table:style-name="ce342"/>
          <table:table-cell table:style-name="ce417" office:value-type="currency" office:currency="EUR" office:value="11.65" calcext:value-type="currency">
            <text:p>11,65 €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2" office:value-type="string" calcext:value-type="string">
            <text:p>Totalité du salaire</text:p>
          </table:table-cell>
          <table:table-cell table:style-name="ce365" table:formula="of:=[.D29]" office:value-type="currency" office:currency="EUR" office:value="1499.43803868926" calcext:value-type="currency">
            <text:p>1 499,44 €</text:p>
          </table:table-cell>
          <table:table-cell table:style-name="ce392"/>
          <table:table-cell table:style-name="ce401" office:value-type="string" calcext:value-type="string" table:number-columns-spanned="2" table:number-rows-spanned="1">
            <office:annotation draw:style-name="gr1" draw:text-style-name="P1" svg:width="4.095cm" svg:height="2.966cm" svg:x="19.653cm" svg:y="0cm" draw:caption-point-x="-0.539cm" draw:caption-point-y="0.497cm">
              <dc:creator>Auteur inconnu</dc:creator>
              <dc:date>2024-11-07T16:36:00</dc:date>
              <text:p>A proratiser = </text:p>
              <text:p>nbr d'heures contrat * taux horaire smic * ( salaire brute ss prime fixe / salaire théorique ) + (H.S et H.C * taux horaire smic)</text:p>
            </office:annotation>
            <text:p>SMIC C</text:p>
          </table:table-cell>
          <table:covered-table-cell table:style-name="ce401"/>
          <table:table-cell table:style-name="ce103" table:formula="of:=[.F1]*151.67" office:value-type="float" office:value="1766.9555" calcext:value-type="float">
            <text:p><text:s/>1 766,96 € </text:p>
          </table:table-cell>
          <table:table-cell table:style-name="ce345" table:number-columns-repeated="5"/>
          <table:table-cell table:style-name="ce442" office:value-type="string" office:string-value="1 ET 2 URSSAF" calcext:value-type="string">
            <text:p><text:s/>1 ET 2 URSSAF </text:p>
          </table:table-cell>
          <table:table-cell table:style-name="ce345" table:number-columns-repeated="4"/>
          <table:table-cell table:number-columns-repeated="16368"/>
        </table:table-row>
        <table:table-row table:style-name="ro17">
          <table:table-cell table:style-name="ce342" office:value-type="string" calcext:value-type="string">
            <text:p>T.A = jusqu’à 1 PMSS</text:p>
          </table:table-cell>
          <table:table-cell table:style-name="ce366" table:formula="of:=IF([.B2]&lt;[.F6];[.B2];[.F6])" office:value-type="currency" office:currency="EUR" office:value="1499.43803868926" calcext:value-type="currency">
            <text:p>1 499,44 €</text:p>
          </table:table-cell>
          <table:table-cell table:style-name="ce392"/>
          <table:table-cell table:style-name="ce342" office:value-type="string" calcext:value-type="string" table:number-columns-spanned="2" table:number-rows-spanned="1">
            <text:p>1,6 SMIC</text:p>
          </table:table-cell>
          <table:covered-table-cell table:style-name="ce342"/>
          <table:table-cell table:style-name="ce104" table:formula="of:=[.F2]*1.6" office:value-type="float" office:value="2827.1288" calcext:value-type="float">
            <text:p><text:s/>2 827,13 € </text:p>
          </table:table-cell>
          <table:table-cell table:style-name="ce345" table:number-columns-repeated="5"/>
          <table:table-cell table:style-name="ce442" office:value-type="string" office:string-value="A ET B ARCO" calcext:value-type="string">
            <text:p><text:s/>A ET B ARCO </text:p>
          </table:table-cell>
          <table:table-cell table:style-name="ce345" table:number-columns-repeated="4"/>
          <table:table-cell table:number-columns-repeated="16368"/>
        </table:table-row>
        <table:table-row table:style-name="ro17">
          <table:table-cell table:style-name="ce342" office:value-type="string" calcext:value-type="string">
            <text:p>T.B = entre 1 et 4 fois le PMSS</text:p>
          </table:table-cell>
          <table:table-cell table:style-name="ce367" table:formula="of:=IF([.B2]&lt;[.F7];[.B2]-[.B3];[.F7]-[.B3])" office:value-type="float" office:value="0" calcext:value-type="float">
            <text:p>-00 € </text:p>
          </table:table-cell>
          <table:table-cell table:style-name="ce392"/>
          <table:table-cell table:style-name="ce342" office:value-type="string" calcext:value-type="string" table:number-columns-spanned="2" table:number-rows-spanned="1">
            <text:p>2,5 SMIC</text:p>
          </table:table-cell>
          <table:covered-table-cell table:style-name="ce342"/>
          <table:table-cell table:style-name="ce104" table:formula="of:=[.F2]*2.5" office:value-type="float" office:value="4417.38875" calcext:value-type="float">
            <text:p><text:s/>4 417,39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2" office:value-type="string" calcext:value-type="string">
            <text:p>T.1 = jusqu’à 1 PMSS</text:p>
          </table:table-cell>
          <table:table-cell table:style-name="ce367" table:formula="of:=IF([.B2]&lt;[.F6];[.B2];[.F6])" office:value-type="float" office:value="1499.43803868926" calcext:value-type="float">
            <text:p><text:s/>1 499,44 € </text:p>
          </table:table-cell>
          <table:table-cell table:style-name="ce392"/>
          <table:table-cell table:style-name="ce342" office:value-type="string" calcext:value-type="string" table:number-columns-spanned="2" table:number-rows-spanned="1">
            <text:p>3,5 SMIC</text:p>
          </table:table-cell>
          <table:covered-table-cell table:style-name="ce342"/>
          <table:table-cell table:style-name="ce104" table:formula="of:=[.F2]*3.5" office:value-type="float" office:value="6184.34425" calcext:value-type="float">
            <text:p><text:s/>6 184,34 € </text:p>
          </table:table-cell>
          <table:table-cell table:style-name="ce345" table:number-columns-repeated="3"/>
          <table:table-cell table:style-name="ce435" table:number-columns-spanned="7" table:number-rows-spanned="1"/>
          <table:covered-table-cell table:number-columns-repeated="6" table:style-name="ce435"/>
          <table:table-cell table:number-columns-repeated="16368"/>
        </table:table-row>
        <table:table-row table:style-name="ro17">
          <table:table-cell table:style-name="ce342" office:value-type="string" calcext:value-type="string">
            <text:p>T.2 = jusqu’à 8 PMSS</text:p>
          </table:table-cell>
          <table:table-cell table:style-name="ce366" table:formula="of:=IF([.B2]&lt;[.F8];[.B2]-[.B5];[.F8]-[.F6])" office:value-type="currency" office:currency="EUR" office:value="0" calcext:value-type="currency">
            <text:p>0,00 €</text:p>
          </table:table-cell>
          <table:table-cell table:style-name="ce392"/>
          <table:table-cell table:style-name="ce401" office:value-type="string" calcext:value-type="string" table:number-columns-spanned="2" table:number-rows-spanned="1">
            <office:annotation draw:style-name="gr2" draw:text-style-name="P1" svg:width="4.18cm" svg:height="2.571cm" svg:x="19.653cm" svg:y="0.794cm" draw:caption-point-x="-0.539cm" draw:caption-point-y="1.65cm">
              <dc:creator>Auteur inconnu</dc:creator>
              <dc:date>2024-11-07T16:36:00</dc:date>
              <text:p>A proratiser = </text:p>
              <text:p>plafond mensuelle <text:s/>* ((durée contractuelle + H.C) / durée légale) * nbre de jour travaillé / jours calendaire</text:p>
            </office:annotation>
            <text:p>PMSS</text:p>
          </table:table-cell>
          <table:covered-table-cell table:style-name="ce401"/>
          <table:table-cell table:style-name="ce105" office:value-type="float" office:value="3864" calcext:value-type="float">
            <text:p><text:s/>3 864,00 € </text:p>
          </table:table-cell>
          <table:table-cell table:style-name="ce345" table:number-columns-repeated="3"/>
          <table:table-cell table:style-name="ce436" table:number-columns-repeated="7"/>
          <table:table-cell table:number-columns-repeated="16368"/>
        </table:table-row>
        <table:table-row table:style-name="ro2">
          <table:table-cell table:style-name="ce342" office:value-type="string" calcext:value-type="string">
            <text:p>Tranche A max 4 PMSS</text:p>
          </table:table-cell>
          <table:table-cell table:style-name="ce366" table:formula="of:=IF([.B2]&lt;[.F7];[.B2];[.F7])" office:value-type="currency" office:currency="EUR" office:value="1499.43803868926" calcext:value-type="currency">
            <text:p>1 499,44 €</text:p>
          </table:table-cell>
          <table:table-cell table:style-name="ce392"/>
          <table:table-cell table:style-name="ce342" office:value-type="string" calcext:value-type="string" table:number-columns-spanned="2" table:number-rows-spanned="1">
            <text:p>PMSS x 4</text:p>
          </table:table-cell>
          <table:covered-table-cell table:style-name="ce342"/>
          <table:table-cell table:style-name="ce104" table:formula="of:=[.F6]*4" office:value-type="float" office:value="15456" calcext:value-type="float">
            <text:p><text:s/>15 456,00 € </text:p>
          </table:table-cell>
          <table:table-cell table:style-name="ce345" table:number-columns-repeated="3"/>
          <table:table-cell table:style-name="ce433" table:number-columns-repeated="3"/>
          <table:table-cell table:style-name="ce345" table:number-columns-repeated="4"/>
          <table:table-cell table:number-columns-repeated="16368"/>
        </table:table-row>
        <table:table-row table:style-name="ro17">
          <table:table-cell table:style-name="ce342" office:value-type="string" calcext:value-type="string">
            <text:p>Tanche A max 1 PMSS</text:p>
          </table:table-cell>
          <table:table-cell table:style-name="ce366" table:formula="of:=IF([.B2]&lt;[.F6];[.B2];[.F6])" office:value-type="currency" office:currency="EUR" office:value="1499.43803868926" calcext:value-type="currency">
            <text:p>1 499,44 €</text:p>
          </table:table-cell>
          <table:table-cell table:style-name="ce392"/>
          <table:table-cell table:style-name="ce342" office:value-type="string" calcext:value-type="string" table:number-columns-spanned="2" table:number-rows-spanned="1">
            <text:p>PMSS x 8</text:p>
          </table:table-cell>
          <table:covered-table-cell table:style-name="ce342"/>
          <table:table-cell table:style-name="ce104" table:formula="of:=[.F6]*8" office:value-type="float" office:value="30912" calcext:value-type="float">
            <text:p><text:s/>30 912,00 € </text:p>
          </table:table-cell>
          <table:table-cell table:style-name="ce345" table:number-columns-repeated="3"/>
          <table:table-cell table:style-name="ce433" table:number-columns-repeated="3"/>
          <table:table-cell table:style-name="ce345" table:number-columns-repeated="4"/>
          <table:table-cell table:number-columns-repeated="16368"/>
        </table:table-row>
        <table:table-row table:style-name="ro19">
          <table:table-cell table:style-name="ce343" office:value-type="string" calcext:value-type="string">
            <text:p>CET MIN 1 + 2 Max 8 PMSS</text:p>
          </table:table-cell>
          <table:table-cell table:style-name="ce368" table:formula="of:=IF([.B2]&gt;[.F6];[.B3]+[.B6];0)" office:value-type="currency" office:currency="EUR" office:value="0" calcext:value-type="currency">
            <text:p>0,00 €</text:p>
          </table:table-cell>
          <table:table-cell table:style-name="ce392"/>
          <table:table-cell table:style-name="ce342" office:value-type="string" calcext:value-type="string" table:number-columns-spanned="2" table:number-rows-spanned="1">
            <text:p>Contrat</text:p>
          </table:table-cell>
          <table:covered-table-cell table:style-name="ce342"/>
          <table:table-cell table:style-name="ce418" office:value-type="string" calcext:value-type="string">
            <text:p>CDI</text:p>
          </table:table-cell>
          <table:table-cell table:style-name="ce345" table:number-columns-repeated="3"/>
          <table:table-cell table:style-name="ce437" office:value-type="string" calcext:value-type="string">
            <text:p> d’apprentissage</text:p>
          </table:table-cell>
          <table:table-cell table:style-name="ce437" office:value-type="string" calcext:value-type="string">
            <text:p>Avant 18 ans </text:p>
          </table:table-cell>
          <table:table-cell table:style-name="ce437" office:value-type="string" calcext:value-type="string">
            <text:p>18 ans à – de 21 ans<text:span text:style-name="T8"> </text:span></text:p>
          </table:table-cell>
          <table:table-cell table:style-name="ce437" office:value-type="string" calcext:value-type="string">
            <text:p>21 ans à – 26 ans<text:span text:style-name="T8"> </text:span></text:p>
          </table:table-cell>
          <table:table-cell table:style-name="ce437" office:value-type="string" calcext:value-type="string">
            <text:p>26 ans et + </text:p>
          </table:table-cell>
          <table:table-cell table:style-name="ce345" table:number-columns-repeated="2"/>
          <table:table-cell table:number-columns-repeated="16368"/>
        </table:table-row>
        <table:table-row table:style-name="ro20">
          <table:table-cell table:style-name="ce342" office:value-type="string" calcext:value-type="string">
            <text:p>Total HS</text:p>
          </table:table-cell>
          <table:table-cell table:style-name="ce369" table:formula="of:=[.D21]+[.D22]+[.D23]" office:value-type="float" office:value="103.53963868926" calcext:value-type="float">
            <text:p><text:s/>103,54 € </text:p>
          </table:table-cell>
          <table:table-cell table:style-name="ce392"/>
          <table:table-cell table:style-name="ce342" office:value-type="string" calcext:value-type="string" table:number-columns-spanned="2" table:number-rows-spanned="1">
            <text:p>Salarié</text:p>
          </table:table-cell>
          <table:covered-table-cell table:style-name="ce342"/>
          <table:table-cell table:style-name="ce418" office:value-type="string" calcext:value-type="string">
            <text:p>nc</text:p>
          </table:table-cell>
          <table:table-cell table:style-name="ce345"/>
          <table:table-cell table:style-name="ce429"/>
          <table:table-cell table:style-name="ce345"/>
          <table:table-cell table:style-name="ce438" office:value-type="string" calcext:value-type="string" table:number-columns-spanned="1" table:number-rows-spanned="2">
            <text:p>1ère année</text:p>
          </table:table-cell>
          <table:table-cell table:style-name="ce441" office:value-type="percentage" office:value="0.27" calcext:value-type="percentage">
            <text:p>27 %</text:p>
          </table:table-cell>
          <table:table-cell table:style-name="ce441" office:value-type="percentage" office:value="0.43" calcext:value-type="percentage">
            <text:p>43 %</text:p>
          </table:table-cell>
          <table:table-cell table:style-name="ce438" office:value-type="string" calcext:value-type="string" table:number-columns-spanned="1" table:number-rows-spanned="2">
            <text:p>53%* 936,47 euros</text:p>
          </table:table-cell>
          <table:table-cell table:style-name="ce449" office:value-type="string" calcext:value-type="string">
            <text:p>100%*</text:p>
          </table:table-cell>
          <table:table-cell table:number-columns-repeated="16370"/>
        </table:table-row>
        <table:table-row table:style-name="ro11">
          <table:table-cell table:style-name="ce343" office:value-type="string" calcext:value-type="string">
            <text:p>79 % du SMIC </text:p>
          </table:table-cell>
          <table:table-cell table:style-name="ce368" table:formula="of:=79%*[.F2]" office:value-type="currency" office:currency="EUR" office:value="1395.894845" calcext:value-type="currency">
            <text:p>1 395,89 €</text:p>
          </table:table-cell>
          <table:table-cell table:style-name="ce392"/>
          <table:table-cell table:style-name="ce345" table:number-columns-repeated="5"/>
          <table:table-cell table:style-name="ce433"/>
          <table:covered-table-cell table:style-name="ce439"/>
          <table:table-cell table:style-name="ce439" office:value-type="string" calcext:value-type="string">
            <text:p>477,07 euros</text:p>
          </table:table-cell>
          <table:table-cell table:style-name="ce439" office:value-type="string" calcext:value-type="string">
            <text:p>759,78 euros</text:p>
          </table:table-cell>
          <table:covered-table-cell table:style-name="ce439"/>
          <table:table-cell table:style-name="ce439" office:value-type="string" calcext:value-type="string">
            <text:p>1 766,92 euros</text:p>
          </table:table-cell>
          <table:table-cell table:number-columns-repeated="16370"/>
        </table:table-row>
        <table:table-row table:style-name="ro20">
          <table:table-cell table:style-name="ce343" office:value-type="string" calcext:value-type="string">
            <text:p>Assiette exonérée</text:p>
          </table:table-cell>
          <table:table-cell table:style-name="ce370" table:formula="of:=[.D29]-[.B11]" office:value-type="currency" office:currency="EUR" office:value="103.54319368926" calcext:value-type="currency">
            <text:p>103,54 €</text:p>
          </table:table-cell>
          <table:table-cell table:style-name="ce357"/>
          <table:table-cell table:style-name="ce345" table:number-columns-repeated="4"/>
          <table:table-cell table:style-name="ce429"/>
          <table:table-cell table:style-name="ce433"/>
          <table:table-cell table:style-name="ce438" office:value-type="string" calcext:value-type="string" table:number-columns-spanned="1" table:number-rows-spanned="2">
            <text:p>2ème année </text:p>
          </table:table-cell>
          <table:table-cell table:style-name="ce438" office:value-type="string" calcext:value-type="string" table:number-columns-spanned="1" table:number-rows-spanned="2">
            <text:p>39% 689,10 euros</text:p>
          </table:table-cell>
          <table:table-cell table:style-name="ce441" office:value-type="percentage" office:value="0.51" calcext:value-type="percentage">
            <text:p>51 %</text:p>
          </table:table-cell>
          <table:table-cell table:style-name="ce449" office:value-type="string" calcext:value-type="string">
            <text:p>61%*</text:p>
          </table:table-cell>
          <table:table-cell table:style-name="ce449" office:value-type="string" calcext:value-type="string">
            <text:p>100%*</text:p>
          </table:table-cell>
          <table:table-cell table:number-columns-repeated="16370"/>
        </table:table-row>
        <table:table-row table:style-name="ro21">
          <table:table-cell table:style-name="ce344" office:value-type="string" calcext:value-type="string">
            <text:p>Candidat 14</text:p>
          </table:table-cell>
          <table:table-cell table:style-name="ce345"/>
          <table:table-cell table:style-name="ce357" table:number-columns-repeated="4"/>
          <table:table-cell table:style-name="ce345" table:number-columns-repeated="2"/>
          <table:table-cell table:style-name="ce433"/>
          <table:covered-table-cell table:number-columns-repeated="2" table:style-name="ce439"/>
          <table:table-cell table:style-name="ce439" office:value-type="string" calcext:value-type="string">
            <text:p>901,13 euros</text:p>
          </table:table-cell>
          <table:table-cell table:style-name="ce439" office:value-type="string" calcext:value-type="string">
            <text:p>1 077,82 euros</text:p>
          </table:table-cell>
          <table:table-cell table:style-name="ce439" office:value-type="string" calcext:value-type="string">
            <text:p>1 766,92 euros</text:p>
          </table:table-cell>
          <table:table-cell table:number-columns-repeated="16370"/>
        </table:table-row>
        <table:table-row table:style-name="ro20">
          <table:table-cell table:style-name="ce345" table:number-columns-repeated="2"/>
          <table:table-cell table:style-name="ce357" table:number-columns-repeated="4"/>
          <table:table-cell table:style-name="ce345" table:number-columns-repeated="2"/>
          <table:table-cell table:style-name="ce433"/>
          <table:table-cell table:style-name="ce438" office:value-type="string" calcext:value-type="string" table:number-columns-spanned="1" table:number-rows-spanned="2">
            <text:p>3ème année </text:p>
          </table:table-cell>
          <table:table-cell table:style-name="ce438" office:value-type="string" calcext:value-type="string" table:number-columns-spanned="1" table:number-rows-spanned="2">
            <text:p>55% 971,81 euros</text:p>
          </table:table-cell>
          <table:table-cell table:style-name="ce441" office:value-type="percentage" office:value="0.67" calcext:value-type="percentage">
            <text:p>67 %</text:p>
          </table:table-cell>
          <table:table-cell table:style-name="ce449" office:value-type="string" calcext:value-type="string">
            <text:p>78%*</text:p>
          </table:table-cell>
          <table:table-cell table:style-name="ce449" office:value-type="string" calcext:value-type="string">
            <text:p>100%*</text:p>
          </table:table-cell>
          <table:table-cell table:number-columns-repeated="16370"/>
        </table:table-row>
        <table:table-row table:style-name="ro13">
          <table:table-cell table:style-name="ce346" office:value-type="string" calcext:value-type="string">
            <text:p>Période du :</text:p>
          </table:table-cell>
          <table:table-cell table:style-name="ce371"/>
          <table:table-cell table:style-name="ce393" office:value-type="string" calcext:value-type="string">
            <text:p>Au:</text:p>
          </table:table-cell>
          <table:table-cell table:style-name="ce402" table:number-columns-spanned="3" table:number-rows-spanned="1"/>
          <table:covered-table-cell table:number-columns-repeated="2" table:style-name="ce402"/>
          <table:table-cell table:style-name="ce345" table:number-columns-repeated="2"/>
          <table:table-cell table:style-name="ce434"/>
          <table:covered-table-cell table:number-columns-repeated="2" table:style-name="ce439"/>
          <table:table-cell table:style-name="ce439" office:value-type="string" calcext:value-type="string">
            <text:p>1 183,84euros</text:p>
          </table:table-cell>
          <table:table-cell table:style-name="ce439" office:value-type="string" calcext:value-type="string">
            <text:p>1 378,20 euros</text:p>
          </table:table-cell>
          <table:table-cell table:style-name="ce439" office:value-type="string" calcext:value-type="string">
            <text:p>1 766,92 euros</text:p>
          </table:table-cell>
          <table:table-cell table:number-columns-repeated="16370"/>
        </table:table-row>
        <table:table-row table:style-name="ro17">
          <table:table-cell table:style-name="ce347" office:value-type="string" calcext:value-type="string">
            <text:p>Eléménts de revenu brut</text:p>
          </table:table-cell>
          <table:table-cell table:style-name="ce347" office:value-type="string" calcext:value-type="string">
            <text:p>Base</text:p>
          </table:table-cell>
          <table:table-cell table:style-name="ce347" office:value-type="string" calcext:value-type="string">
            <text:p>Taux</text:p>
          </table:table-cell>
          <table:table-cell table:style-name="ce351" office:value-type="string" calcext:value-type="string" table:number-columns-spanned="3" table:number-rows-spanned="1">
            <text:p>montant</text:p>
          </table:table-cell>
          <table:covered-table-cell table:number-columns-repeated="2" table:style-name="ce351"/>
          <table:table-cell table:style-name="ce345" table:number-columns-repeated="2"/>
          <table:table-cell table:style-name="ce433"/>
          <table:table-cell table:number-columns-repeated="16375"/>
        </table:table-row>
        <table:table-row table:style-name="ro17">
          <table:table-cell table:style-name="ce348" office:value-type="string" calcext:value-type="string">
            <text:p>Salaire de base</text:p>
          </table:table-cell>
          <table:table-cell table:style-name="ce372" office:value-type="float" office:value="1766.96" calcext:value-type="float">
            <text:p>1 766,96</text:p>
          </table:table-cell>
          <table:table-cell table:style-name="ce394" office:value-type="float" office:value="0.79" calcext:value-type="float">
            <text:p>0,79</text:p>
          </table:table-cell>
          <table:table-cell table:style-name="ce403" table:formula="of:=[.B17]*[.C17]" office:value-type="float" office:value="1395.8984" calcext:value-type="float" table:number-columns-spanned="3" table:number-rows-spanned="1">
            <text:p>1 395,90 </text:p>
          </table:table-cell>
          <table:covered-table-cell table:number-columns-repeated="2" table:style-name="ce403"/>
          <table:table-cell table:style-name="ce345" table:number-columns-repeated="2"/>
          <table:table-cell table:style-name="ce433"/>
          <table:table-cell table:number-columns-repeated="16375"/>
        </table:table-row>
        <table:table-row table:style-name="ro17">
          <table:table-cell table:style-name="ce348" office:value-type="string" calcext:value-type="string">
            <text:p>Absence</text:p>
          </table:table-cell>
          <table:table-cell table:style-name="ce372"/>
          <table:table-cell table:style-name="ce394"/>
          <table:table-cell table:style-name="ce404" table:number-columns-spanned="3" table:number-rows-spanned="1"/>
          <table:covered-table-cell table:number-columns-repeated="2" table:style-name="ce404"/>
          <table:table-cell table:style-name="ce345" table:number-columns-repeated="2"/>
          <table:table-cell table:style-name="ce433"/>
          <table:table-cell table:number-columns-repeated="16375"/>
        </table:table-row>
        <table:table-row table:style-name="ro17">
          <table:table-cell table:style-name="ce348" office:value-type="string" calcext:value-type="string">
            <text:p>Maintien</text:p>
          </table:table-cell>
          <table:table-cell table:style-name="ce372"/>
          <table:table-cell table:style-name="ce394"/>
          <table:table-cell table:style-name="ce404" table:number-columns-spanned="3" table:number-rows-spanned="1"/>
          <table:covered-table-cell table:number-columns-repeated="2" table:style-name="ce404"/>
          <table:table-cell table:style-name="ce345" table:number-columns-repeated="2"/>
          <table:table-cell table:style-name="ce433"/>
          <table:table-cell table:number-columns-repeated="16375"/>
        </table:table-row>
        <table:table-row table:style-name="ro17">
          <table:table-cell table:style-name="ce348"/>
          <table:table-cell table:style-name="ce373" table:number-columns-repeated="2"/>
          <table:table-cell table:style-name="ce404" table:number-columns-spanned="3" table:number-rows-spanned="1"/>
          <table:covered-table-cell table:number-columns-repeated="2" table:style-name="ce404"/>
          <table:table-cell table:style-name="ce345" table:number-columns-repeated="2"/>
          <table:table-cell table:style-name="ce433"/>
          <table:table-cell table:number-columns-repeated="16375"/>
        </table:table-row>
        <table:table-row table:style-name="ro17">
          <table:table-cell table:style-name="ce348" office:value-type="string" calcext:value-type="string">
            <text:p>HS à 10%</text:p>
          </table:table-cell>
          <table:table-cell table:style-name="ce372"/>
          <table:table-cell table:style-name="ce394" table:formula="of:=([.D17]/151.67)*1.1" office:value-type="float" office:value="10.1238757829498" calcext:value-type="float">
            <text:p>10,12</text:p>
          </table:table-cell>
          <table:table-cell table:style-name="ce404" table:number-columns-spanned="3" table:number-rows-spanned="1"/>
          <table:covered-table-cell table:number-columns-repeated="2" table:style-name="ce404"/>
          <table:table-cell table:style-name="ce345" table:number-columns-repeated="2"/>
          <table:table-cell table:style-name="ce433"/>
          <table:table-cell table:number-columns-repeated="16375"/>
        </table:table-row>
        <table:table-row table:style-name="ro17">
          <table:table-cell table:style-name="ce348" office:value-type="string" calcext:value-type="string">
            <text:p>HS à 25%</text:p>
          </table:table-cell>
          <table:table-cell table:style-name="ce372" office:value-type="float" office:value="9" calcext:value-type="float">
            <text:p>9,00</text:p>
          </table:table-cell>
          <table:table-cell table:style-name="ce394" table:formula="of:=([.D17]/151.67)*1.25" office:value-type="float" office:value="11.5044042988066" calcext:value-type="float">
            <text:p>11,50</text:p>
          </table:table-cell>
          <table:table-cell table:style-name="ce404" table:formula="of:=[.B22]*[.C22]" office:value-type="float" office:value="103.53963868926" calcext:value-type="float" table:number-columns-spanned="3" table:number-rows-spanned="1">
            <text:p>103,54 </text:p>
          </table:table-cell>
          <table:covered-table-cell table:number-columns-repeated="2" table:style-name="ce404"/>
          <table:table-cell table:style-name="ce110"/>
          <table:table-cell table:style-name="ce430"/>
          <table:table-cell table:style-name="ce433"/>
          <table:table-cell table:style-name="ce345" table:number-columns-repeated="7"/>
          <table:table-cell table:number-columns-repeated="16368"/>
        </table:table-row>
        <table:table-row table:style-name="ro17">
          <table:table-cell table:style-name="ce348" office:value-type="string" calcext:value-type="string">
            <text:p>HS à 50%</text:p>
          </table:table-cell>
          <table:table-cell table:style-name="ce372"/>
          <table:table-cell table:style-name="ce394" table:formula="of:=([.D17]/151.67)*1.5" office:value-type="float" office:value="13.8052851585679" calcext:value-type="float">
            <text:p>13,81</text:p>
          </table:table-cell>
          <table:table-cell table:style-name="ce404" table:number-columns-spanned="3" table:number-rows-spanned="1"/>
          <table:covered-table-cell table:number-columns-repeated="2" table:style-name="ce404"/>
          <table:table-cell table:style-name="ce345" table:number-columns-repeated="2"/>
          <table:table-cell table:style-name="ce433"/>
          <table:table-cell table:style-name="ce345" table:number-columns-repeated="7"/>
          <table:table-cell table:number-columns-repeated="16368"/>
        </table:table-row>
        <table:table-row table:style-name="ro17">
          <table:table-cell table:style-name="ce348" office:value-type="string" calcext:value-type="string">
            <text:p>Prime</text:p>
          </table:table-cell>
          <table:table-cell table:style-name="ce372" table:number-columns-repeated="2"/>
          <table:table-cell table:style-name="ce404" table:number-columns-spanned="3" table:number-rows-spanned="1"/>
          <table:covered-table-cell table:number-columns-repeated="2" table:style-name="ce404"/>
          <table:table-cell table:style-name="ce345" table:number-columns-repeated="2"/>
          <table:table-cell table:style-name="ce433"/>
          <table:table-cell table:style-name="ce345" table:number-columns-repeated="7"/>
          <table:table-cell table:number-columns-repeated="16368"/>
        </table:table-row>
        <table:table-row table:style-name="ro17">
          <table:table-cell table:style-name="ce348" office:value-type="string" calcext:value-type="string">
            <text:p>IJSS brutes</text:p>
          </table:table-cell>
          <table:table-cell table:style-name="ce372" table:number-columns-repeated="2"/>
          <table:table-cell table:style-name="ce404" table:number-columns-spanned="3" table:number-rows-spanned="1"/>
          <table:covered-table-cell table:number-columns-repeated="2" table:style-name="ce404"/>
          <table:table-cell table:style-name="ce111"/>
          <table:table-cell table:style-name="ce345"/>
          <table:table-cell table:style-name="ce433"/>
          <table:table-cell table:style-name="ce440" office:value-type="string" calcext:value-type="string" table:number-columns-spanned="2" table:number-rows-spanned="6">
            <text:p>Calcul Proratisation PMSS</text:p>
          </table:table-cell>
          <table:covered-table-cell table:style-name="ce440"/>
          <table:table-cell table:style-name="ce443" office:value-type="string" calcext:value-type="string">
            <text:p>Mois</text:p>
          </table:table-cell>
          <table:table-cell table:style-name="ce450" office:value-type="date" office:date-value="2023-05-01" calcext:value-type="date">
            <text:p>1/5/23</text:p>
          </table:table-cell>
          <table:table-cell table:style-name="ce455" office:value-type="string" calcext:value-type="string">
            <text:p>Jours Cal</text:p>
          </table:table-cell>
          <table:table-cell table:style-name="ce459" table:formula="of:=DAY(EOMONTH([.M25];0))" office:value-type="float" office:value="31" calcext:value-type="float">
            <text:p>31</text:p>
          </table:table-cell>
          <table:table-cell table:style-name="ce465"/>
          <table:table-cell table:number-columns-repeated="16368"/>
        </table:table-row>
        <table:table-row table:style-name="ro17">
          <table:table-cell table:style-name="ce348"/>
          <table:table-cell table:style-name="ce372" table:number-columns-repeated="2"/>
          <table:table-cell table:style-name="ce404" table:number-columns-spanned="3" table:number-rows-spanned="1"/>
          <table:covered-table-cell table:number-columns-repeated="2" table:style-name="ce404"/>
          <table:table-cell table:style-name="ce345"/>
          <table:table-cell table:style-name="ce431"/>
          <table:table-cell table:style-name="ce433"/>
          <table:covered-table-cell table:number-columns-repeated="2" table:style-name="ce440"/>
          <table:table-cell table:style-name="ce444" office:value-type="string" calcext:value-type="string">
            <text:p>dates entrée</text:p>
          </table:table-cell>
          <table:table-cell table:style-name="ce451" office:value-type="date" office:date-value="2023-05-01" calcext:value-type="date">
            <text:p>1/5/23</text:p>
          </table:table-cell>
          <table:table-cell table:style-name="ce456" office:value-type="string" calcext:value-type="string">
            <text:p>date sortie</text:p>
          </table:table-cell>
          <table:table-cell table:style-name="ce460" office:value-type="date" office:date-value="2023-05-31" calcext:value-type="date">
            <text:p>31/5/23</text:p>
          </table:table-cell>
          <table:table-cell table:style-name="ce466" office:value-type="string" calcext:value-type="string">
            <text:p>A compléter</text:p>
          </table:table-cell>
          <table:table-cell table:number-columns-repeated="16368"/>
        </table:table-row>
        <table:table-row table:style-name="ro22">
          <table:table-cell table:style-name="ce348"/>
          <table:table-cell table:style-name="ce372" table:number-columns-repeated="2"/>
          <table:table-cell table:style-name="ce404" table:number-columns-spanned="3" table:number-rows-spanned="1"/>
          <table:covered-table-cell table:number-columns-repeated="2" table:style-name="ce404"/>
          <table:table-cell table:style-name="ce345"/>
          <table:table-cell table:style-name="ce431"/>
          <table:table-cell table:style-name="ce433"/>
          <table:covered-table-cell table:number-columns-repeated="2" table:style-name="ce440"/>
          <table:table-cell table:style-name="ce445" office:value-type="string" calcext:value-type="string">
            <text:p>Jours travaillé</text:p>
          </table:table-cell>
          <table:table-cell table:style-name="ce452" table:formula="of:=DATEDIF([.M26];[.O26];&quot;md&quot;)+1" office:value-type="float" office:value="31" calcext:value-type="float">
            <text:p>31</text:p>
          </table:table-cell>
          <table:table-cell table:style-name="ce457" office:value-type="string" calcext:value-type="string">
            <text:p>Jours d'absence</text:p>
          </table:table-cell>
          <table:table-cell table:style-name="ce461" office:value-type="float" office:value="0" calcext:value-type="float">
            <text:p>0</text:p>
          </table:table-cell>
          <table:table-cell table:style-name="ce465"/>
          <table:table-cell table:number-columns-repeated="16368"/>
        </table:table-row>
        <table:table-row table:style-name="ro23">
          <table:table-cell table:style-name="ce349" office:value-type="string" calcext:value-type="string">
            <text:p>Garantie du net</text:p>
          </table:table-cell>
          <table:table-cell table:style-name="ce374" table:number-columns-repeated="2"/>
          <table:table-cell table:style-name="ce405" table:number-columns-spanned="3" table:number-rows-spanned="1"/>
          <table:covered-table-cell table:number-columns-repeated="2" table:style-name="ce405"/>
          <table:table-cell table:style-name="ce345" table:number-columns-repeated="2"/>
          <table:table-cell table:style-name="ce433"/>
          <table:covered-table-cell table:number-columns-repeated="2" table:style-name="ce440"/>
          <table:table-cell table:style-name="ce446" office:value-type="string" calcext:value-type="string">
            <text:p>Heures contrat</text:p>
          </table:table-cell>
          <table:table-cell table:style-name="ce453" office:value-type="float" office:value="91" calcext:value-type="float">
            <text:p>91</text:p>
          </table:table-cell>
          <table:table-cell table:style-name="ce458" office:value-type="string" calcext:value-type="string">
            <text:p>Heures complém</text:p>
          </table:table-cell>
          <table:table-cell table:style-name="ce462" office:value-type="float" office:value="6" calcext:value-type="float">
            <text:p>6</text:p>
          </table:table-cell>
          <table:table-cell table:style-name="ce465"/>
          <table:table-cell table:number-columns-repeated="16368"/>
        </table:table-row>
        <table:table-row table:style-name="ro22">
          <table:table-cell table:style-name="ce350" office:value-type="string" calcext:value-type="string">
            <text:p>SALAIRE BRUT</text:p>
          </table:table-cell>
          <table:table-cell table:style-name="ce375"/>
          <table:table-cell table:style-name="ce395"/>
          <table:table-cell table:style-name="ce406" table:formula="of:=SUM([.D17:.F28])" office:value-type="currency" office:currency="EUR" office:value="1499.43803868926" calcext:value-type="currency" table:number-columns-spanned="3" table:number-rows-spanned="1">
            <text:p>1 499,44 €</text:p>
          </table:table-cell>
          <table:covered-table-cell table:number-columns-repeated="2" table:style-name="ce406"/>
          <table:table-cell table:style-name="ce345" table:number-columns-repeated="3"/>
          <table:covered-table-cell table:number-columns-repeated="2" table:style-name="ce440"/>
          <table:table-cell table:style-name="ce447" office:value-type="string" calcext:value-type="string">
            <text:p>Plafond en vigeur</text:p>
          </table:table-cell>
          <table:table-cell table:style-name="ce447" office:value-type="string" calcext:value-type="string">
            <text:p>Prorat absence</text:p>
          </table:table-cell>
          <table:table-cell table:style-name="ce447" office:value-type="string" calcext:value-type="string">
            <text:p>Prorat <text:s text:c="9"/>mi-temps</text:p>
          </table:table-cell>
          <table:table-cell table:style-name="ce463" office:value-type="string" calcext:value-type="string">
            <text:p>Double Prorat</text:p>
          </table:table-cell>
          <table:table-cell table:style-name="ce465"/>
          <table:table-cell table:number-columns-repeated="16368"/>
        </table:table-row>
        <table:table-row table:style-name="ro17">
          <table:table-cell table:style-name="ce351" office:value-type="string" calcext:value-type="string" table:number-columns-spanned="1" table:number-rows-spanned="2">
            <text:p>COTISATIONS ET CONTRIBUTIONS SOCIALES OBLIGATOIRES</text:p>
          </table:table-cell>
          <table:table-cell table:style-name="ce351" office:value-type="string" calcext:value-type="string" table:number-columns-spanned="1" table:number-rows-spanned="2">
            <text:p>Base</text:p>
          </table:table-cell>
          <table:table-cell table:style-name="ce351" office:value-type="string" calcext:value-type="string" table:number-columns-spanned="2" table:number-rows-spanned="1">
            <text:p>Salariales</text:p>
          </table:table-cell>
          <table:covered-table-cell table:style-name="ce351"/>
          <table:table-cell table:style-name="ce412" office:value-type="string" calcext:value-type="string" table:number-columns-spanned="2" table:number-rows-spanned="1">
            <text:p>Patronales</text:p>
          </table:table-cell>
          <table:covered-table-cell table:style-name="ce412"/>
          <table:table-cell table:style-name="ce345" table:number-columns-repeated="3"/>
          <table:covered-table-cell table:number-columns-repeated="2" table:style-name="ce440"/>
          <table:table-cell table:style-name="ce448" office:value-type="float" office:value="3864" calcext:value-type="float">
            <text:p><text:s/>3 864,00 € </text:p>
          </table:table-cell>
          <table:table-cell table:style-name="ce454" table:formula="of:=[.L30]*(([.M27]-[.O27])/[.O25])" office:value-type="float" office:value="3864" calcext:value-type="float">
            <text:p><text:s/>3 864,00 € </text:p>
          </table:table-cell>
          <table:table-cell table:style-name="ce454" table:formula="of:=[.L30]*(([.M28]+[.O28])/151.67)" office:value-type="float" office:value="2471.20722621481" calcext:value-type="float">
            <text:p><text:s/>2 471,21 € </text:p>
          </table:table-cell>
          <table:table-cell table:style-name="ce464" table:formula="of:=[.L30]*(([.M27]-[.O27])/[.O25])*(([.M28]+[.O28])/151.67)" office:value-type="float" office:value="2471.20722621481" calcext:value-type="float">
            <text:p><text:s/>2 471,21 € </text:p>
          </table:table-cell>
          <table:table-cell table:style-name="ce465"/>
          <table:table-cell table:number-columns-repeated="16368"/>
        </table:table-row>
        <table:table-row table:style-name="ro17">
          <table:covered-table-cell table:number-columns-repeated="2" table:style-name="ce351"/>
          <table:table-cell table:style-name="ce396" office:value-type="string" calcext:value-type="string">
            <text:p>Taux</text:p>
          </table:table-cell>
          <table:table-cell table:style-name="ce396" office:value-type="string" calcext:value-type="string">
            <text:p>Montant</text:p>
          </table:table-cell>
          <table:table-cell table:style-name="ce413" office:value-type="string" calcext:value-type="string">
            <text:p>Taux</text:p>
          </table:table-cell>
          <table:table-cell table:style-name="ce413" office:value-type="string" calcext:value-type="string">
            <text:p>Montant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2" office:value-type="string" calcext:value-type="string">
            <text:p>Santé</text:p>
          </table:table-cell>
          <table:table-cell table:style-name="ce348"/>
          <table:table-cell table:style-name="ce397"/>
          <table:table-cell table:style-name="ce348"/>
          <table:table-cell table:style-name="ce397"/>
          <table:table-cell table:style-name="ce348"/>
          <table:table-cell table:style-name="ce345" table:number-columns-repeated="2"/>
          <table:table-cell table:style-name="ce433"/>
          <table:table-cell table:style-name="ce345" table:number-columns-repeated="7"/>
          <table:table-cell table:number-columns-repeated="16368"/>
        </table:table-row>
        <table:table-row table:style-name="ro17">
          <table:table-cell table:style-name="ce348" office:value-type="string" calcext:value-type="string">
            <text:p>Sécurité Sociale - Maladie Maternité Invalidité Décès</text:p>
          </table:table-cell>
          <table:table-cell table:style-name="ce376" table:formula="of:=[.B2]" office:value-type="float" office:value="1499.43803868926" calcext:value-type="float">
            <text:p>1 499,44</text:p>
          </table:table-cell>
          <table:table-cell table:style-name="ce398"/>
          <table:table-cell table:style-name="ce379"/>
          <table:table-cell table:style-name="ce397" office:value-type="percentage" office:value="0.07" calcext:value-type="percentage">
            <text:p>7,0000 %</text:p>
          </table:table-cell>
          <table:table-cell table:style-name="ce389" table:formula="of:=[.B33]*[.E33]" office:value-type="float" office:value="104.960662708248" calcext:value-type="float">
            <text:p><text:s/>104,96 € </text:p>
          </table:table-cell>
          <table:table-cell table:style-name="ce345" table:number-columns-repeated="2"/>
          <table:table-cell table:style-name="ce433"/>
          <table:table-cell table:style-name="ce345" table:number-columns-repeated="7"/>
          <table:table-cell table:number-columns-repeated="16368"/>
        </table:table-row>
        <table:table-row table:style-name="ro17">
          <table:table-cell table:style-name="ce348" office:value-type="string" calcext:value-type="string">
            <text:p>Sécurité Sociale - Maladie Maternité Invalidité Décès salaire &gt; 2,5 SMIC</text:p>
          </table:table-cell>
          <table:table-cell table:style-name="ce41" table:formula="of:=IF([.B2]&lt;[.F4];0;[.B2])" office:value-type="float" office:value="0" calcext:value-type="float">
            <text:p>0,00</text:p>
          </table:table-cell>
          <table:table-cell table:style-name="ce398"/>
          <table:table-cell table:style-name="ce379"/>
          <table:table-cell table:style-name="ce397" office:value-type="percentage" office:value="0.06" calcext:value-type="percentage">
            <text:p>6,0000 %</text:p>
          </table:table-cell>
          <table:table-cell table:style-name="ce55" table:formula="of:=[.B34]*[.E34]" office:value-type="float" office:value="0" calcext:value-type="float">
            <text:p>-00 € </text:p>
          </table:table-cell>
          <table:table-cell table:style-name="ce345" table:number-columns-repeated="3"/>
          <table:table-cell table:style-name="ce433" table:number-columns-repeated="3"/>
          <table:table-cell table:style-name="ce345" table:number-columns-repeated="4"/>
          <table:table-cell table:number-columns-repeated="16368"/>
        </table:table-row>
        <table:table-row table:style-name="ro17">
          <table:table-cell table:style-name="ce348" office:value-type="string" calcext:value-type="string">
            <text:p>Sécurité Sociale - Maladie Maternité Invalidité Décès Régularisation</text:p>
          </table:table-cell>
          <table:table-cell table:style-name="ce377"/>
          <table:table-cell table:style-name="ce398"/>
          <table:table-cell table:style-name="ce379"/>
          <table:table-cell table:style-name="ce399" office:value-type="percentage" office:value="0.06" calcext:value-type="percentage">
            <text:p>6,0000 %</text:p>
          </table:table-cell>
          <table:table-cell table:style-name="ce55" table:formula="of:=[.B35]*[.E35]" office:value-type="float" office:value="0" calcext:value-type="float">
            <text:p>-00 € </text:p>
          </table:table-cell>
          <table:table-cell table:style-name="ce345" table:number-columns-repeated="3"/>
          <table:table-cell table:style-name="ce433" table:number-columns-repeated="3"/>
          <table:table-cell table:style-name="ce345" table:number-columns-repeated="4"/>
          <table:table-cell table:number-columns-repeated="16368"/>
        </table:table-row>
        <table:table-row table:style-name="ro17">
          <table:table-cell table:style-name="ce348" office:value-type="string" calcext:value-type="string">
            <text:p>Complémentaire santé</text:p>
          </table:table-cell>
          <table:table-cell table:style-name="ce377" office:value-type="float" office:value="0" calcext:value-type="float">
            <text:p>0,00</text:p>
          </table:table-cell>
          <table:table-cell table:style-name="ce399" office:value-type="percentage" office:value="0" calcext:value-type="percentage">
            <text:p>0,0000 %</text:p>
          </table:table-cell>
          <table:table-cell table:style-name="ce389" table:formula="of:=[.C36]*[.B36]" office:value-type="float" office:value="0" calcext:value-type="float">
            <text:p>-00 € </text:p>
          </table:table-cell>
          <table:table-cell table:style-name="ce399" office:value-type="percentage" office:value="0" calcext:value-type="percentage">
            <text:p>0,0000 %</text:p>
          </table:table-cell>
          <table:table-cell table:style-name="ce389" table:formula="of:=[.B36]*[.E36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Complémentaire Incapacité Invalidité Décès T1</text:p>
          </table:table-cell>
          <table:table-cell table:style-name="ce377" table:formula="of:=[.B3]" office:value-type="float" office:value="1499.43803868926" calcext:value-type="float">
            <text:p>1 499,44</text:p>
          </table:table-cell>
          <table:table-cell table:style-name="ce398"/>
          <table:table-cell table:style-name="ce407"/>
          <table:table-cell table:style-name="ce68" table:formula="of:=IF([.F10]=&quot;cadre&quot;;1.5%;0%)" office:value-type="percentage" office:value="0" calcext:value-type="percentage">
            <text:p>0,0000 %</text:p>
          </table:table-cell>
          <table:table-cell table:style-name="ce389" table:formula="of:=[.B37]*[.E37]" office:value-type="float" office:value="0" calcext:value-type="float">
            <text:p>-00 € </text:p>
          </table:table-cell>
          <table:table-cell table:style-name="ce345"/>
          <table:table-cell table:style-name="ce430"/>
          <table:table-cell table:style-name="ce345" table:number-columns-repeated="8"/>
          <table:table-cell table:number-columns-repeated="16368"/>
        </table:table-row>
        <table:table-row table:style-name="ro17">
          <table:table-cell table:style-name="ce348"/>
          <table:table-cell table:style-name="ce373"/>
          <table:table-cell table:style-name="ce397"/>
          <table:table-cell table:style-name="ce348"/>
          <table:table-cell table:style-name="ce397"/>
          <table:table-cell table:style-name="ce348"/>
          <table:table-cell table:style-name="ce345"/>
          <table:table-cell table:style-name="ce430"/>
          <table:table-cell table:style-name="ce345" table:number-columns-repeated="8"/>
          <table:table-cell table:number-columns-repeated="16368"/>
        </table:table-row>
        <table:table-row table:style-name="ro17">
          <table:table-cell table:style-name="ce352" office:value-type="string" calcext:value-type="string">
            <text:p>Accidents du travail-Maladies professionnelles</text:p>
          </table:table-cell>
          <table:table-cell table:style-name="ce373" table:formula="of:=[.D29]" office:value-type="float" office:value="1499.43803868926" calcext:value-type="float">
            <text:p>1 499,44</text:p>
          </table:table-cell>
          <table:table-cell table:style-name="ce398"/>
          <table:table-cell table:style-name="ce379"/>
          <table:table-cell table:style-name="ce399" office:value-type="percentage" office:value="0.025" calcext:value-type="percentage">
            <text:p>2,5000 %</text:p>
          </table:table-cell>
          <table:table-cell table:style-name="ce55" table:formula="of:=[.B39]*[.E39]" office:value-type="float" office:value="37.4859509672315" calcext:value-type="float">
            <text:p><text:s/>37,49 € </text:p>
          </table:table-cell>
          <table:table-cell table:style-name="ce345"/>
          <table:table-cell table:style-name="ce430"/>
          <table:table-cell table:style-name="ce345" table:number-columns-repeated="8"/>
          <table:table-cell table:number-columns-repeated="16368"/>
        </table:table-row>
        <table:table-row table:style-name="ro17">
          <table:table-cell table:style-name="ce348"/>
          <table:table-cell table:style-name="ce373"/>
          <table:table-cell table:style-name="ce397"/>
          <table:table-cell table:style-name="ce348"/>
          <table:table-cell table:style-name="ce397"/>
          <table:table-cell table:style-name="ce348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2" office:value-type="string" calcext:value-type="string">
            <text:p>Retraite</text:p>
          </table:table-cell>
          <table:table-cell table:style-name="ce373"/>
          <table:table-cell table:style-name="ce397"/>
          <table:table-cell table:style-name="ce348"/>
          <table:table-cell table:style-name="ce397"/>
          <table:table-cell table:style-name="ce348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Sécurité Sociale Vieillesse plafonnée</text:p>
          </table:table-cell>
          <table:table-cell table:style-name="ce376" table:formula="of:=[.B3]" office:value-type="float" office:value="1499.43803868926" calcext:value-type="float">
            <text:p>1 499,44</text:p>
          </table:table-cell>
          <table:table-cell table:style-name="ce397" office:value-type="percentage" office:value="0.069" calcext:value-type="percentage">
            <text:p>6,9000 %</text:p>
          </table:table-cell>
          <table:table-cell table:style-name="ce389" table:formula="of:=[.$B$12]*[.C42]" office:value-type="float" office:value="7.14448036455893" calcext:value-type="float">
            <text:p><text:s/>7,14 € </text:p>
          </table:table-cell>
          <table:table-cell table:style-name="ce397" office:value-type="percentage" office:value="0.0855" calcext:value-type="percentage">
            <text:p>8,5500 %</text:p>
          </table:table-cell>
          <table:table-cell table:style-name="ce389" table:formula="of:=[.B42]*[.E42]" office:value-type="float" office:value="128.201952307932" calcext:value-type="float">
            <text:p><text:s/>128,2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Sécurité Sociale Vieillesse déplafonnée</text:p>
          </table:table-cell>
          <table:table-cell table:style-name="ce376" table:formula="of:=[.B2]" office:value-type="float" office:value="1499.43803868926" calcext:value-type="float">
            <text:p>1 499,44</text:p>
          </table:table-cell>
          <table:table-cell table:style-name="ce68" office:value-type="percentage" office:value="0.004" calcext:value-type="percentage">
            <text:p>0,4000 %</text:p>
          </table:table-cell>
          <table:table-cell table:style-name="ce389" table:formula="of:=[.$B$12]*[.C43]" office:value-type="float" office:value="0.414172774757039" calcext:value-type="float">
            <text:p><text:s/>0,41 € </text:p>
          </table:table-cell>
          <table:table-cell table:style-name="ce68" office:value-type="percentage" office:value="0.0202" calcext:value-type="percentage">
            <text:p>2,0200 %</text:p>
          </table:table-cell>
          <table:table-cell table:style-name="ce389" table:formula="of:=[.B43]*[.E43]" office:value-type="float" office:value="30.288648381523" calcext:value-type="float">
            <text:p><text:s/>30,29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Retraite Complémentaire T1</text:p>
          </table:table-cell>
          <table:table-cell table:style-name="ce376" table:formula="of:=[.B3]" office:value-type="float" office:value="1499.43803868926" calcext:value-type="float">
            <text:p>1 499,44</text:p>
          </table:table-cell>
          <table:table-cell table:style-name="ce68" office:value-type="percentage" office:value="0.0315" calcext:value-type="percentage">
            <text:p>3,1500 %</text:p>
          </table:table-cell>
          <table:table-cell table:style-name="ce389" table:formula="of:=[.$B$12]*[.C44]" office:value-type="float" office:value="3.26161060121169" calcext:value-type="float">
            <text:p><text:s/>3,26 € </text:p>
          </table:table-cell>
          <table:table-cell table:style-name="ce68" office:value-type="percentage" office:value="0.0472" calcext:value-type="percentage">
            <text:p>4,7200 %</text:p>
          </table:table-cell>
          <table:table-cell table:style-name="ce419" table:formula="of:=[.B44]*[.E44]" office:value-type="float" office:value="70.7734754261331" calcext:value-type="float">
            <text:p><text:s/>70,77 € </text:p>
          </table:table-cell>
          <table:table-cell table:style-name="ce423" table:formula="of:=[.F44]+[.F45]" office:value-type="float" office:value="90.1162261252245" calcext:value-type="float" table:number-columns-spanned="1" table:number-rows-spanned="2">
            <text:p>90,12</text:p>
          </table:table-cell>
          <table:table-cell table:style-name="ce432"/>
          <table:table-cell table:style-name="ce345" table:number-columns-repeated="8"/>
          <table:table-cell table:number-columns-repeated="16368"/>
        </table:table-row>
        <table:table-row table:style-name="ro17">
          <table:table-cell table:style-name="ce348" office:value-type="string" calcext:value-type="string">
            <text:p>CEG T1</text:p>
          </table:table-cell>
          <table:table-cell table:style-name="ce376" table:formula="of:=[.B3]" office:value-type="float" office:value="1499.43803868926" calcext:value-type="float">
            <text:p>1 499,44</text:p>
          </table:table-cell>
          <table:table-cell table:style-name="ce68" office:value-type="percentage" office:value="0.0086" calcext:value-type="percentage">
            <text:p>0,8600 %</text:p>
          </table:table-cell>
          <table:table-cell table:style-name="ce389" table:formula="of:=[.$B$12]*[.C45]" office:value-type="float" office:value="0.890471465727635" calcext:value-type="float">
            <text:p><text:s/>0,89 € </text:p>
          </table:table-cell>
          <table:table-cell table:style-name="ce397" office:value-type="percentage" office:value="0.0129" calcext:value-type="percentage">
            <text:p>1,2900 %</text:p>
          </table:table-cell>
          <table:table-cell table:style-name="ce420" table:formula="of:=[.B45]*[.E45]" office:value-type="float" office:value="19.3427506990915" calcext:value-type="float">
            <text:p>19,34</text:p>
          </table:table-cell>
          <table:covered-table-cell table:style-name="ce423"/>
          <table:table-cell table:style-name="ce432"/>
          <table:table-cell table:style-name="ce345" table:number-columns-repeated="8"/>
          <table:table-cell table:number-columns-repeated="16368"/>
        </table:table-row>
        <table:table-row table:style-name="ro17">
          <table:table-cell table:style-name="ce348"/>
          <table:table-cell table:style-name="ce373"/>
          <table:table-cell table:style-name="ce68"/>
          <table:table-cell table:style-name="ce348"/>
          <table:table-cell table:style-name="ce68"/>
          <table:table-cell table:style-name="ce348"/>
          <table:table-cell table:style-name="ce424" table:number-columns-spanned="1" table:number-rows-spanned="2"/>
          <table:table-cell table:style-name="ce345" table:number-columns-repeated="9"/>
          <table:table-cell table:number-columns-repeated="16368"/>
        </table:table-row>
        <table:table-row table:style-name="ro17">
          <table:table-cell table:style-name="ce352" office:value-type="string" calcext:value-type="string">
            <text:p>Famille</text:p>
          </table:table-cell>
          <table:table-cell table:style-name="ce373"/>
          <table:table-cell table:style-name="ce68"/>
          <table:table-cell table:style-name="ce348"/>
          <table:table-cell table:style-name="ce68"/>
          <table:table-cell table:style-name="ce348"/>
          <table:covered-table-cell table:style-name="ce424"/>
          <table:table-cell table:style-name="ce345" table:number-columns-repeated="9"/>
          <table:table-cell table:number-columns-repeated="16368"/>
        </table:table-row>
        <table:table-row table:style-name="ro17">
          <table:table-cell table:style-name="ce348" office:value-type="string" calcext:value-type="string">
            <text:p>Allocations familiales</text:p>
          </table:table-cell>
          <table:table-cell table:style-name="ce376" table:formula="of:=[.D29]" office:value-type="float" office:value="1499.43803868926" calcext:value-type="float">
            <text:p>1 499,44</text:p>
          </table:table-cell>
          <table:table-cell table:style-name="ce69"/>
          <table:table-cell table:style-name="ce379"/>
          <table:table-cell table:style-name="ce68" office:value-type="percentage" office:value="0.0345" calcext:value-type="percentage">
            <text:p>3,4500 %</text:p>
          </table:table-cell>
          <table:table-cell table:style-name="ce389" table:formula="of:=[.B48]*[.E48]" office:value-type="float" office:value="51.7306123347795" calcext:value-type="float">
            <text:p><text:s/>51,73 € </text:p>
          </table:table-cell>
          <table:table-cell table:style-name="ce425"/>
          <table:table-cell table:style-name="ce345" table:number-columns-repeated="9"/>
          <table:table-cell table:number-columns-repeated="16368"/>
        </table:table-row>
        <table:table-row table:style-name="ro17">
          <table:table-cell table:style-name="ce348" office:value-type="string" calcext:value-type="string">
            <text:p>Allocations familiales si salaire &gt; 3,5 SMIC</text:p>
          </table:table-cell>
          <table:table-cell table:style-name="ce41" table:formula="of:=IF([.D29]&gt;[.F5];[.B5]+[.B6];0)" office:value-type="float" office:value="0" calcext:value-type="float">
            <text:p>0,00</text:p>
          </table:table-cell>
          <table:table-cell table:style-name="ce69"/>
          <table:table-cell table:style-name="ce379"/>
          <table:table-cell table:style-name="ce68" office:value-type="percentage" office:value="0.018" calcext:value-type="percentage">
            <text:p>1,8000 %</text:p>
          </table:table-cell>
          <table:table-cell table:style-name="ce55" table:formula="of:=[.B49]*[.E49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Allocation familiales régularisation</text:p>
          </table:table-cell>
          <table:table-cell table:style-name="ce377"/>
          <table:table-cell table:style-name="ce69"/>
          <table:table-cell table:style-name="ce379"/>
          <table:table-cell table:style-name="ce68" office:value-type="percentage" office:value="0.018" calcext:value-type="percentage">
            <text:p>1,8000 %</text:p>
          </table:table-cell>
          <table:table-cell table:style-name="ce55" table:formula="of:=[.B50]*[.E50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/>
          <table:table-cell table:style-name="ce373"/>
          <table:table-cell table:style-name="ce68"/>
          <table:table-cell table:style-name="ce348"/>
          <table:table-cell table:style-name="ce68"/>
          <table:table-cell table:style-name="ce348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2" office:value-type="string" calcext:value-type="string">
            <text:p>Assurance chômage</text:p>
          </table:table-cell>
          <table:table-cell table:style-name="ce373"/>
          <table:table-cell table:style-name="ce68"/>
          <table:table-cell table:style-name="ce348"/>
          <table:table-cell table:style-name="ce68"/>
          <table:table-cell table:style-name="ce348"/>
          <table:table-cell table:style-name="ce345"/>
          <table:table-cell table:style-name="ce345" table:formula="of:=25-20.7" office:value-type="float" office:value="4.3" calcext:value-type="float">
            <text:p>4,3</text:p>
          </table:table-cell>
          <table:table-cell table:style-name="ce345" table:number-columns-repeated="8"/>
          <table:table-cell table:number-columns-repeated="16368"/>
        </table:table-row>
        <table:table-row table:style-name="ro17">
          <table:table-cell table:style-name="ce348" office:value-type="string" calcext:value-type="string">
            <text:p>Cotisations chômage TA max 4 PMSS</text:p>
          </table:table-cell>
          <table:table-cell table:style-name="ce376" table:formula="of:=[.B3]+[.B4]" office:value-type="float" office:value="1499.43803868926" calcext:value-type="float">
            <text:p>1 499,44</text:p>
          </table:table-cell>
          <table:table-cell table:style-name="ce398"/>
          <table:table-cell table:style-name="ce379"/>
          <table:table-cell table:style-name="ce68" office:value-type="percentage" office:value="0.0405" calcext:value-type="percentage">
            <text:p>4,0500 %</text:p>
          </table:table-cell>
          <table:table-cell table:style-name="ce389" table:formula="of:=[.B53]*[.E53]" office:value-type="float" office:value="60.727240566915" calcext:value-type="float">
            <text:p><text:s/>60,73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AGS</text:p>
          </table:table-cell>
          <table:table-cell table:style-name="ce376" table:formula="of:=[.B3]+[.B4]" office:value-type="float" office:value="1499.43803868926" calcext:value-type="float">
            <text:p>1 499,44</text:p>
          </table:table-cell>
          <table:table-cell table:style-name="ce69"/>
          <table:table-cell table:style-name="ce88"/>
          <table:table-cell table:style-name="ce68" office:value-type="percentage" office:value="0.0015" calcext:value-type="percentage">
            <text:p>0,1500 %</text:p>
          </table:table-cell>
          <table:table-cell table:style-name="ce389" table:formula="of:=[.B54]*[.E54]" office:value-type="float" office:value="2.24915705803389" calcext:value-type="float">
            <text:p><text:s/>2,25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APEC cadre</text:p>
          </table:table-cell>
          <table:table-cell table:style-name="ce376" table:formula="of:=IF([.F10]=&quot;cadre&quot;;[.B7];0)" office:value-type="float" office:value="0" calcext:value-type="float">
            <text:p>0,00</text:p>
          </table:table-cell>
          <table:table-cell table:style-name="ce68" table:formula="of:=IF([.F10]=&quot;cadre&quot;;0.024%;0%)" office:value-type="percentage" office:value="0" calcext:value-type="percentage">
            <text:p>0,0000 %</text:p>
          </table:table-cell>
          <table:table-cell table:style-name="ce348" table:formula="of:=[.B55]*[.C55]" office:value-type="float" office:value="0" calcext:value-type="float">
            <text:p>0</text:p>
          </table:table-cell>
          <table:table-cell table:style-name="ce68" table:formula="of:=+IF([.F10]=&quot;cadre&quot;;0.036%;0)" office:value-type="percentage" office:value="0" calcext:value-type="percentage">
            <text:p>0,0000 %</text:p>
          </table:table-cell>
          <table:table-cell table:style-name="ce348" table:formula="of:=[.B55]*[.E55]" office:value-type="float" office:value="0" calcext:value-type="float">
            <text:p>0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/>
          <table:table-cell table:style-name="ce373"/>
          <table:table-cell table:style-name="ce68"/>
          <table:table-cell table:style-name="ce348"/>
          <table:table-cell table:style-name="ce68"/>
          <table:table-cell table:style-name="ce348"/>
          <table:table-cell table:style-name="ce426" table:formula="of:=[.F53]+[.F54]" office:value-type="float" office:value="62.9763976249489" calcext:value-type="float" table:number-columns-spanned="1" table:number-rows-spanned="2">
            <text:p>62,98</text:p>
          </table:table-cell>
          <table:table-cell table:style-name="ce345" table:number-columns-repeated="9"/>
          <table:table-cell table:number-columns-repeated="16368"/>
        </table:table-row>
        <table:table-row table:style-name="ro17">
          <table:table-cell table:style-name="ce352" office:value-type="string" calcext:value-type="string">
            <text:p>Autres charges dues par l'employeur</text:p>
          </table:table-cell>
          <table:table-cell table:style-name="ce373"/>
          <table:table-cell table:style-name="ce68"/>
          <table:table-cell table:style-name="ce348"/>
          <table:table-cell table:style-name="ce68"/>
          <table:table-cell table:style-name="ce348"/>
          <table:covered-table-cell table:style-name="ce426"/>
          <table:table-cell table:style-name="ce345" table:number-columns-repeated="9"/>
          <table:table-cell table:number-columns-repeated="16368"/>
        </table:table-row>
        <table:table-row table:style-name="ro17">
          <table:table-cell table:style-name="ce348" office:value-type="string" calcext:value-type="string">
            <text:p>Versement mobilité (&gt;=11 salariés)</text:p>
          </table:table-cell>
          <table:table-cell table:style-name="ce376" table:formula="of:=IF([.B1]&gt;=11;[.B2];0)" office:value-type="float" office:value="0" calcext:value-type="float">
            <text:p>0,00</text:p>
          </table:table-cell>
          <table:table-cell table:style-name="ce69"/>
          <table:table-cell table:style-name="ce379"/>
          <table:table-cell table:style-name="ce96" office:value-type="percentage" office:value="0.0295" calcext:value-type="percentage">
            <text:p>2,9500 %</text:p>
          </table:table-cell>
          <table:table-cell table:style-name="ce389" table:formula="of:=[.B58]*[.E58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Effort construction (&gt;50 salariés)</text:p>
          </table:table-cell>
          <table:table-cell table:style-name="ce376" table:formula="of:=IF([.B1]&gt;50;[.B2];0)" office:value-type="float" office:value="0" calcext:value-type="float">
            <text:p>0,00</text:p>
          </table:table-cell>
          <table:table-cell table:style-name="ce69"/>
          <table:table-cell table:style-name="ce379"/>
          <table:table-cell table:style-name="ce68" office:value-type="percentage" office:value="0.0045" calcext:value-type="percentage">
            <text:p>0,4500 %</text:p>
          </table:table-cell>
          <table:table-cell table:style-name="ce389" table:formula="of:=[.B59]*[.E59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Taxe d'apprentissage</text:p>
          </table:table-cell>
          <table:table-cell table:style-name="ce376" table:formula="of:=IF([.B1]&lt;11;0;[.D29])" office:value-type="float" office:value="0" calcext:value-type="float">
            <text:p>0,00</text:p>
          </table:table-cell>
          <table:table-cell table:style-name="ce69"/>
          <table:table-cell table:style-name="ce379"/>
          <table:table-cell table:style-name="ce68" office:value-type="percentage" office:value="0.0068" calcext:value-type="percentage">
            <text:p>0,6800 %</text:p>
          </table:table-cell>
          <table:table-cell table:style-name="ce389" table:formula="of:=[.B60]*[.E60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Formation professionnelle continue</text:p>
          </table:table-cell>
          <table:table-cell table:style-name="ce376" table:formula="of:=IF([.B1]&lt;11;0;[.D29])" office:value-type="float" office:value="0" calcext:value-type="float">
            <text:p>0,00</text:p>
          </table:table-cell>
          <table:table-cell table:style-name="ce69"/>
          <table:table-cell table:style-name="ce379"/>
          <table:table-cell table:style-name="ce68" table:formula="of:=IF([.B1]&gt;=11;1%;0.55%)" office:value-type="percentage" office:value="0.0055" calcext:value-type="percentage">
            <office:annotation draw:style-name="gr10" draw:text-style-name="P1" svg:width="2.761cm" svg:height="1.781cm" svg:x="19.653cm" svg:y="27.4cm" draw:caption-point-x="-0.539cm" draw:caption-point-y="3.979cm">
              <dc:creator>Auteur inconnu</dc:creator>
              <dc:date>2024-11-07T16:36:00</dc:date>
              <text:p>0.55% (&lt;11 salariés)</text:p>
              <text:p>1% (&gt;=11 salariés)</text:p>
            </office:annotation>
            <text:p>0,5500 %</text:p>
          </table:table-cell>
          <table:table-cell table:style-name="ce389" table:formula="of:=[.B61]*[.E61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CPF-CDD (salarié en CDD)</text:p>
          </table:table-cell>
          <table:table-cell table:style-name="ce44" table:formula="of:=IF([.F9]=&quot;cdd&quot;;[.B2];0)" office:value-type="float" office:value="0" calcext:value-type="float">
            <text:p>0,00</text:p>
          </table:table-cell>
          <table:table-cell table:style-name="ce69"/>
          <table:table-cell table:style-name="ce379"/>
          <table:table-cell table:style-name="ce96" office:value-type="percentage" office:value="0.01" calcext:value-type="percentage">
            <text:p>1,0000 %</text:p>
          </table:table-cell>
          <table:table-cell table:style-name="ce389" table:formula="of:=[.B62]*[.E62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Contribution au dialogue social</text:p>
          </table:table-cell>
          <table:table-cell table:style-name="ce376" table:formula="of:=[.B61]" office:value-type="float" office:value="0" calcext:value-type="float">
            <text:p>0,00</text:p>
          </table:table-cell>
          <table:table-cell table:style-name="ce69"/>
          <table:table-cell table:style-name="ce379"/>
          <table:table-cell table:style-name="ce68" office:value-type="percentage" office:value="0.00016" calcext:value-type="percentage">
            <text:p>0,0160 %</text:p>
          </table:table-cell>
          <table:table-cell table:style-name="ce389" table:formula="of:=[.B63]*[.E63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FNAL (&lt;50 salariés)</text:p>
          </table:table-cell>
          <table:table-cell table:style-name="ce41" table:formula="of:=IF([.B1]&lt;50;[.B8];0)" office:value-type="float" office:value="1499.43803868926" calcext:value-type="float">
            <text:p>1 499,44</text:p>
          </table:table-cell>
          <table:table-cell table:style-name="ce69"/>
          <table:table-cell table:style-name="ce379"/>
          <table:table-cell table:style-name="ce68" office:value-type="percentage" office:value="0.001" calcext:value-type="percentage">
            <text:p>0,1000 %</text:p>
          </table:table-cell>
          <table:table-cell table:style-name="ce389" table:formula="of:=[.B64]*[.E64]" office:value-type="float" office:value="1.49943803868926" calcext:value-type="float">
            <text:p><text:s/>1,5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FNAL (&gt;=50 salariés)</text:p>
          </table:table-cell>
          <table:table-cell table:style-name="ce41" table:formula="of:=IF([.B1]&gt;=50;[.B2];0)" office:value-type="float" office:value="0" calcext:value-type="float">
            <text:p>0,00</text:p>
          </table:table-cell>
          <table:table-cell table:style-name="ce69"/>
          <table:table-cell table:style-name="ce379"/>
          <table:table-cell table:style-name="ce68" office:value-type="percentage" office:value="0.005" calcext:value-type="percentage">
            <text:p>0,5000 %</text:p>
          </table:table-cell>
          <table:table-cell table:style-name="ce389" table:formula="of:=[.B65]*[.E65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Contribution Solidarité Autonomie</text:p>
          </table:table-cell>
          <table:table-cell table:style-name="ce376" table:formula="of:=[.D29]" office:value-type="float" office:value="1499.43803868926" calcext:value-type="float">
            <text:p>1 499,44</text:p>
          </table:table-cell>
          <table:table-cell table:style-name="ce69"/>
          <table:table-cell table:style-name="ce379"/>
          <table:table-cell table:style-name="ce68" office:value-type="percentage" office:value="0.003" calcext:value-type="percentage">
            <text:p>0,3000 %</text:p>
          </table:table-cell>
          <table:table-cell table:style-name="ce389" table:formula="of:=[.B66]*[.E66]" office:value-type="float" office:value="4.49831411606778" calcext:value-type="float">
            <text:p><text:s/>4,5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Forfait social (&gt;=11 salariés)</text:p>
          </table:table-cell>
          <table:table-cell table:style-name="ce41" table:formula="of:=IF([.B1]&gt;=11;[.F36]+[.F37]+[.F85]+[.F86];0)" office:value-type="float" office:value="0" calcext:value-type="float">
            <text:p>0,00</text:p>
          </table:table-cell>
          <table:table-cell table:style-name="ce69"/>
          <table:table-cell table:style-name="ce379"/>
          <table:table-cell table:style-name="ce68" office:value-type="percentage" office:value="0.08" calcext:value-type="percentage">
            <text:p>8,0000 %</text:p>
          </table:table-cell>
          <table:table-cell table:style-name="ce389" table:formula="of:=[.B67]*[.E67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Contribution unique indemnité de rupture</text:p>
          </table:table-cell>
          <table:table-cell table:style-name="ce377">
            <office:annotation draw:style-name="gr22" draw:text-style-name="P1" svg:width="2.648cm" svg:height="1.882cm" svg:x="13.208cm" svg:y="30.566cm" draw:caption-point-x="-0.518cm" draw:caption-point-y="4.221cm">
              <dc:creator>Auteur inconnu</dc:creator>
              <dc:date>2024-11-07T16:36:00</dc:date>
              <text:p>Indemnité de rupture</text:p>
            </office:annotation>
          </table:table-cell>
          <table:table-cell table:style-name="ce68"/>
          <table:table-cell table:style-name="ce348"/>
          <table:table-cell table:style-name="ce68" office:value-type="percentage" office:value="0.3" calcext:value-type="percentage">
            <text:p>30,0000 %</text:p>
          </table:table-cell>
          <table:table-cell table:style-name="ce389" table:formula="of:=[.B68]*[.E68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/>
          <table:table-cell table:style-name="ce373"/>
          <table:table-cell table:style-name="ce68"/>
          <table:table-cell table:style-name="ce348"/>
          <table:table-cell table:style-name="ce68"/>
          <table:table-cell table:style-name="ce348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2" office:value-type="string" calcext:value-type="string">
            <text:p>Cotisations statutaires ou prévues par la Convention Collective (ex BTP)</text:p>
          </table:table-cell>
          <table:table-cell table:style-name="ce373" office:value-type="string" calcext:value-type="string">
            <text:p>pas vu</text:p>
          </table:table-cell>
          <table:table-cell table:style-name="ce68"/>
          <table:table-cell table:style-name="ce348"/>
          <table:table-cell table:style-name="ce75"/>
          <table:table-cell table:style-name="ce348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2"/>
          <table:table-cell table:style-name="ce373"/>
          <table:table-cell table:style-name="ce68"/>
          <table:table-cell table:style-name="ce348"/>
          <table:table-cell table:style-name="ce75"/>
          <table:table-cell table:style-name="ce348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2" office:value-type="string" calcext:value-type="string">
            <text:p>CSG déductible de l'impôt sur le revenu</text:p>
          </table:table-cell>
          <table:table-cell table:style-name="ce376" office:value-type="float" office:value="0" calcext:value-type="float">
            <text:p>0,00</text:p>
          </table:table-cell>
          <table:table-cell table:style-name="ce68" office:value-type="percentage" office:value="0.068" calcext:value-type="percentage">
            <text:p>6,8000 %</text:p>
          </table:table-cell>
          <table:table-cell table:style-name="ce389" table:formula="of:=[.B72]*[.C72]" office:value-type="float" office:value="0" calcext:value-type="float">
            <text:p>-00 € </text:p>
          </table:table-cell>
          <table:table-cell table:style-name="ce88"/>
          <table:table-cell table:style-name="ce379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2" office:value-type="string" calcext:value-type="string">
            <text:p>CSG/CRDS non déductible de l'impôt sur le revenu</text:p>
          </table:table-cell>
          <table:table-cell table:style-name="ce376" table:formula="of:=[.B72]" office:value-type="float" office:value="0" calcext:value-type="float">
            <text:p>0,00</text:p>
          </table:table-cell>
          <table:table-cell table:style-name="ce68" office:value-type="percentage" office:value="0.029" calcext:value-type="percentage">
            <text:p>2,9000 %</text:p>
          </table:table-cell>
          <table:table-cell table:style-name="ce389" table:formula="of:=[.B73]*[.C73]" office:value-type="float" office:value="0" calcext:value-type="float">
            <text:p>-00 € </text:p>
          </table:table-cell>
          <table:table-cell table:style-name="ce88"/>
          <table:table-cell table:style-name="ce379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2" office:value-type="string" calcext:value-type="string">
            <text:p>CSG/CRDS sur les revenus non imposables (HS et HC non déductibles)</text:p>
          </table:table-cell>
          <table:table-cell table:style-name="ce376" office:value-type="float" office:value="0" calcext:value-type="float">
            <text:p>0,00</text:p>
          </table:table-cell>
          <table:table-cell table:style-name="ce68" office:value-type="percentage" office:value="0.097" calcext:value-type="percentage">
            <text:p>9,7000 %</text:p>
          </table:table-cell>
          <table:table-cell table:style-name="ce389" table:formula="of:=[.B74]*[.C74]" office:value-type="float" office:value="0" calcext:value-type="float">
            <text:p>-00 € </text:p>
          </table:table-cell>
          <table:table-cell table:style-name="ce88"/>
          <table:table-cell table:style-name="ce379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2" office:value-type="string" calcext:value-type="string">
            <office:annotation draw:style-name="gr23" draw:text-style-name="P3" svg:width="3.389cm" svg:height="2.136cm" svg:x="10.877cm" svg:y="36.884cm" draw:caption-point-x="-0.328cm" draw:caption-point-y="1.311cm">
              <dc:creator>Auteur inconnu</dc:creator>
              <dc:date>2024-11-07T16:36:00</dc:date>
              <text:p>38010-81-11:</text:p>
              <text:p><text:span text:style-name="T2">participation patronale </text:span></text:p>
              <text:p><text:span text:style-name="T2">des Chèques vacances</text:span></text:p>
            </office:annotation>
            <text:p>CSG/CRDS sur les revenus non imposables</text:p>
          </table:table-cell>
          <table:table-cell table:style-name="ce373">
            <office:annotation draw:style-name="gr24" draw:text-style-name="P3" svg:width="3.389cm" svg:height="2.516cm" svg:x="13.018cm" svg:y="36.884cm" draw:caption-point-x="-0.328cm" draw:caption-point-y="1.311cm">
              <dc:creator>Auteur inconnu</dc:creator>
              <dc:date>2024-11-07T16:36:00</dc:date>
              <text:p>38010-81-11:</text:p>
              <text:p><text:span text:style-name="T2">Ajouter la part patronale des Chèques vacances limitée à 30% du SMIC en vigueur</text:span></text:p>
            </office:annotation>
          </table:table-cell>
          <table:table-cell table:style-name="ce68" office:value-type="percentage" office:value="0.097" calcext:value-type="percentage">
            <text:p>9,7000 %</text:p>
          </table:table-cell>
          <table:table-cell table:style-name="ce389" table:formula="of:=+[.B75]*[.C75]" office:value-type="float" office:value="0" calcext:value-type="float">
            <text:p>-00 € </text:p>
          </table:table-cell>
          <table:table-cell table:style-name="ce88"/>
          <table:table-cell table:style-name="ce379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2"/>
          <table:table-cell table:style-name="ce373"/>
          <table:table-cell table:style-name="ce68"/>
          <table:table-cell table:style-name="ce348"/>
          <table:table-cell table:style-name="ce75"/>
          <table:table-cell table:style-name="ce348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3" office:value-type="string" calcext:value-type="string" table:number-columns-spanned="3" table:number-rows-spanned="1">
            <text:p>TOTAL COTISATIONS ET CONTRIBUTIONS SOCIALES OBLIGATOIRES</text:p>
          </table:table-cell>
          <table:covered-table-cell table:number-columns-repeated="2" table:style-name="ce353"/>
          <table:table-cell table:style-name="ce408" table:formula="of:=SUM([.D36:.D75])" office:value-type="float" office:value="11.7107352062553" calcext:value-type="float">
            <text:p><text:s/>11,71 € </text:p>
          </table:table-cell>
          <table:table-cell table:style-name="ce384"/>
          <table:table-cell table:style-name="ce408" table:formula="of:=SUM([.F33:.F74])" office:value-type="float" office:value="511.758202604644" calcext:value-type="float">
            <text:p><text:s/>511,76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table:number-columns-repeated="6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4" office:value-type="string" calcext:value-type="string" table:number-columns-spanned="6" table:number-rows-spanned="1">
            <text:p>EXONÉRATIONS ET ALLÈGEMENTS DE COTISATIONS</text:p>
          </table:table-cell>
          <table:covered-table-cell table:number-columns-repeated="5" table:style-name="ce354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Exonération des cotisations salariales HS et HC</text:p>
          </table:table-cell>
          <table:table-cell table:style-name="ce378" table:formula="of:=[.D22]+[.D23]" office:value-type="currency" office:currency="EUR" office:value="103.53963868926" calcext:value-type="currency">
            <text:p>103,54 €</text:p>
          </table:table-cell>
          <table:table-cell table:style-name="ce400" office:value-type="percentage" office:value="0.1131" calcext:value-type="percentage">
            <office:annotation draw:style-name="gr25" draw:text-style-name="P1" svg:width="2.649cm" svg:height="1.766cm" svg:x="15.349cm" svg:y="36.154cm" draw:caption-point-x="-0.518cm" draw:caption-point-y="4.475cm">
              <dc:creator>Auteur inconnu</dc:creator>
              <dc:date>2024-11-07T16:36:00</dc:date>
              <text:p>11,31 % max</text:p>
            </office:annotation>
            <text:p>11,31 %</text:p>
          </table:table-cell>
          <table:table-cell table:style-name="ce409" table:formula="of:=-[.B80]*[.C80]" office:value-type="currency" office:currency="EUR" office:value="-11.7103331357553" calcext:value-type="currency">
            <text:p>-11,71 €</text:p>
          </table:table-cell>
          <table:table-cell table:style-name="ce379" table:number-columns-repeated="2"/>
          <table:table-cell table:style-name="ce427"/>
          <table:table-cell table:style-name="ce345" table:number-columns-repeated="9"/>
          <table:table-cell table:number-columns-repeated="16368"/>
        </table:table-row>
        <table:table-row table:style-name="ro17">
          <table:table-cell table:style-name="ce348" office:value-type="string" calcext:value-type="string">
            <text:p>Déduction des cotisations patronales HS (&lt;250 salariés)</text:p>
          </table:table-cell>
          <table:table-cell table:style-name="ce348" table:formula="of:=[.B22]+[.B23]" office:value-type="float" office:value="9" calcext:value-type="float">
            <text:p>9</text:p>
          </table:table-cell>
          <table:table-cell table:style-name="ce348" table:number-columns-repeated="2"/>
          <table:table-cell table:style-name="ce348" table:formula="of:=IF([.B1]&lt;20;1.5;IF(AND([.B1]&gt;=20;[.B1]&lt;250);0.5;0))" office:value-type="float" office:value="1.5" calcext:value-type="float">
            <text:p>1,5</text:p>
          </table:table-cell>
          <table:table-cell table:style-name="ce348" table:formula="of:=-[.B81]*[.E81]" office:value-type="float" office:value="-13.5" calcext:value-type="float">
            <text:p>-13,5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Réduction générale des cotisations</text:p>
          </table:table-cell>
          <table:table-cell table:style-name="ce379" table:number-columns-repeated="3"/>
          <table:table-cell table:style-name="ce348"/>
          <table:table-cell table:style-name="ce383">
            <office:annotation draw:style-name="gr26" draw:text-style-name="P3" svg:width="3.462cm" svg:height="2.137cm" svg:x="22.289cm" svg:y="40.292cm" draw:caption-point-x="-0.328cm" draw:caption-point-y="1.311cm">
              <dc:creator>Auteur inconnu</dc:creator>
              <dc:date>2024-11-07T16:36:00</dc:date>
              <text:p>38010-81-11:</text:p>
              <text:p><text:span text:style-name="T2">si reduction indiquer le montant en négatif</text:span></text:p>
            </office:annotation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9" table:number-columns-repeated="6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5" office:value-type="string" calcext:value-type="string">
            <text:p>COTISATIONS ET CONTRIBUTIONS SOCIALES FACULTATIVES</text:p>
          </table:table-cell>
          <table:table-cell table:style-name="ce380" office:value-type="string" calcext:value-type="string">
            <text:p>Base</text:p>
          </table:table-cell>
          <table:table-cell table:style-name="ce380" office:value-type="string" calcext:value-type="string">
            <text:p>Taux</text:p>
          </table:table-cell>
          <table:table-cell table:style-name="ce380" office:value-type="string" calcext:value-type="string">
            <text:p>Montant</text:p>
          </table:table-cell>
          <table:table-cell table:style-name="ce380" office:value-type="string" calcext:value-type="string">
            <text:p>Taux</text:p>
          </table:table-cell>
          <table:table-cell table:style-name="ce421" office:value-type="string" calcext:value-type="string">
            <text:p>Montant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6" office:value-type="string" calcext:value-type="string">
            <text:p>Complémentaire Incapacité Invalidité Décès (T1)</text:p>
          </table:table-cell>
          <table:table-cell table:style-name="ce381" office:value-type="float" office:value="0" calcext:value-type="float">
            <text:p>-00 € </text:p>
          </table:table-cell>
          <table:table-cell table:style-name="ce97" office:value-type="percentage" office:value="0" calcext:value-type="percentage">
            <text:p>0,00 %</text:p>
          </table:table-cell>
          <table:table-cell table:style-name="ce410" table:formula="of:=[.B85]*[.C85]" office:value-type="float" office:value="0" calcext:value-type="float">
            <text:p>-00 € </text:p>
          </table:table-cell>
          <table:table-cell table:style-name="ce97" office:value-type="percentage" office:value="0" calcext:value-type="percentage">
            <text:p>0,00 %</text:p>
          </table:table-cell>
          <table:table-cell table:style-name="ce410" table:formula="of:=[.B85]*[.E85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6" office:value-type="string" calcext:value-type="string">
            <text:p>Complémentaire Incapacité Invalidité Décès (T2) ??</text:p>
          </table:table-cell>
          <table:table-cell table:style-name="ce382" office:value-type="float" office:value="0" calcext:value-type="float">
            <text:p>-00 € </text:p>
          </table:table-cell>
          <table:table-cell table:style-name="ce74" office:value-type="percentage" office:value="0" calcext:value-type="percentage">
            <text:p>0,00 %</text:p>
          </table:table-cell>
          <table:table-cell table:style-name="ce389" table:formula="of:=[.B86]*[.C86]" office:value-type="float" office:value="0" calcext:value-type="float">
            <text:p>-00 € </text:p>
          </table:table-cell>
          <table:table-cell table:style-name="ce74" office:value-type="percentage" office:value="0" calcext:value-type="percentage">
            <text:p>0,00 %</text:p>
          </table:table-cell>
          <table:table-cell table:style-name="ce389" table:formula="of:=[.B86]*[.E86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6" office:value-type="string" calcext:value-type="string">
            <text:p>Complémentaire maintien de salaire</text:p>
          </table:table-cell>
          <table:table-cell table:style-name="ce383"/>
          <table:table-cell table:style-name="ce74" office:value-type="percentage" office:value="0" calcext:value-type="percentage">
            <text:p>0,00 %</text:p>
          </table:table-cell>
          <table:table-cell table:style-name="ce389" table:formula="of:=[.B87]*[.C87]" office:value-type="float" office:value="0" calcext:value-type="float">
            <text:p>-00 € </text:p>
          </table:table-cell>
          <table:table-cell table:style-name="ce74" office:value-type="percentage" office:value="0" calcext:value-type="percentage">
            <text:p>0,00 %</text:p>
          </table:table-cell>
          <table:table-cell table:style-name="ce389" table:formula="of:=[.B87]*[.E87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7" office:value-type="string" calcext:value-type="string">
            <text:p>Retraite supplémentaire</text:p>
          </table:table-cell>
          <table:table-cell table:style-name="ce383"/>
          <table:table-cell table:style-name="ce74" office:value-type="percentage" office:value="0" calcext:value-type="percentage">
            <text:p>0,00 %</text:p>
          </table:table-cell>
          <table:table-cell table:style-name="ce389" table:formula="of:=[.B88]*[.C88]" office:value-type="float" office:value="0" calcext:value-type="float">
            <text:p>-00 € </text:p>
          </table:table-cell>
          <table:table-cell table:style-name="ce74" office:value-type="percentage" office:value="0" calcext:value-type="percentage">
            <text:p>0,00 %</text:p>
          </table:table-cell>
          <table:table-cell table:style-name="ce389" table:formula="of:=[.B88]*[.E88]" office:value-type="float" office:value="0" calcext:value-type="float">
            <text:p>-00 € </text:p>
          </table:table-cell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7"/>
          <table:table-cell table:style-name="ce349" table:number-columns-repeated="5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8" office:value-type="string" calcext:value-type="string">
            <text:p>MONTANT NET SOCIAL</text:p>
          </table:table-cell>
          <table:table-cell table:style-name="ce384" table:number-columns-repeated="2"/>
          <table:table-cell table:style-name="ce408" table:formula="of:=[.D29]-[.D77]+[.D80]+[.D95]-[.D85]-[.D86]-[.D87]-[.D88]" office:value-type="float" office:value="1476.01697034725" calcext:value-type="float">
            <office:annotation draw:style-name="gr27" draw:text-style-name="P1" svg:width="4.606cm" svg:height="3.556cm" svg:x="17.491cm" svg:y="40.83cm" draw:caption-point-x="-0.518cm" draw:caption-point-y="4.667cm">
              <dc:creator>Auteur inconnu</dc:creator>
              <dc:date>2024-11-07T16:36:00</dc:date>
              <text:p>A partir du 01/01/2024, montant net social = salaire brut - cotisations salariales collectives + IJSS subrogées + indemnité de rupture + prime de partage de la valeur</text:p>
            </office:annotation>
            <text:p><text:s/>1 476,02 € </text:p>
          </table:table-cell>
          <table:table-cell table:style-name="ce384" table:number-columns-repeated="2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6"/>
          <table:table-cell table:style-name="ce348" table:number-columns-repeated="5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9" office:value-type="string" calcext:value-type="string">
            <text:p>REMBOURSEMENT ET DEDUCTIONS DIVERSES</text:p>
          </table:table-cell>
          <table:table-cell table:style-name="ce384" table:number-columns-repeated="5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6" office:value-type="string" calcext:value-type="string">
            <text:p>Remboursement Frais de transport</text:p>
          </table:table-cell>
          <table:table-cell table:style-name="ce385" table:number-columns-repeated="5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6" office:value-type="string" calcext:value-type="string">
            <text:p>Remboursement allocations forfaitaires</text:p>
          </table:table-cell>
          <table:table-cell table:style-name="ce373" table:number-columns-repeated="5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6" office:value-type="string" calcext:value-type="string">
            <office:annotation draw:style-name="gr25" draw:text-style-name="P1" svg:width="2.648cm" svg:height="1.766cm" svg:x="11.046cm" svg:y="43.042cm" draw:caption-point-x="-0.497cm" draw:caption-point-y="4.889cm">
              <dc:creator>Auteur inconnu</dc:creator>
              <dc:date>2024-11-07T16:36:00</dc:date>
              <text:p>= IJSS brute x 0,933</text:p>
            </office:annotation>
            <text:p>Rembousement IJSS nettes (subrogées)</text:p>
          </table:table-cell>
          <table:table-cell table:style-name="ce373" table:formula="of:=[.C25]*0.933" office:value-type="float" office:value="0" calcext:value-type="float">
            <text:p>0,00</text:p>
          </table:table-cell>
          <table:table-cell table:style-name="ce373" office:value-type="float" office:value="0" calcext:value-type="float">
            <text:p>0,00</text:p>
          </table:table-cell>
          <table:table-cell table:style-name="ce373" table:formula="of:=[.B95]*[.C95]" office:value-type="float" office:value="0" calcext:value-type="float">
            <text:p>0,00</text:p>
          </table:table-cell>
          <table:table-cell table:style-name="ce373" table:number-columns-repeated="2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6" office:value-type="string" calcext:value-type="string">
            <text:p>Retenue Titres-restaurant (part salariale)</text:p>
          </table:table-cell>
          <table:table-cell table:style-name="ce373" table:number-columns-repeated="5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6" office:value-type="string" calcext:value-type="string">
            <text:p>Retenue T.R exces</text:p>
          </table:table-cell>
          <table:table-cell table:style-name="ce373" table:number-columns-repeated="5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6" office:value-type="string" calcext:value-type="string">
            <text:p>Retenue Chèques vacances (part salariale)</text:p>
          </table:table-cell>
          <table:table-cell table:style-name="ce373" table:number-columns-repeated="5"/>
          <table:table-cell table:style-name="ce345"/>
          <table:table-cell table:style-name="ce345" office:value-type="string" calcext:value-type="string">
            <text:p>IJSS brute =</text:p>
          </table:table-cell>
          <table:table-cell table:style-name="ce345" table:number-columns-repeated="8"/>
          <table:table-cell table:number-columns-repeated="16368"/>
        </table:table-row>
        <table:table-row table:style-name="ro17">
          <table:table-cell table:style-name="ce356" office:value-type="string" calcext:value-type="string">
            <text:p>Saisie-arrêt</text:p>
          </table:table-cell>
          <table:table-cell table:style-name="ce373" table:number-columns-repeated="5"/>
          <table:table-cell table:style-name="ce345"/>
          <table:table-cell table:style-name="ce345" office:value-type="string" calcext:value-type="string">
            <text:p>IJSS net * 0,933</text:p>
          </table:table-cell>
          <table:table-cell table:style-name="ce345" table:number-columns-repeated="8"/>
          <table:table-cell table:number-columns-repeated="16368"/>
        </table:table-row>
        <table:table-row table:style-name="ro17">
          <table:table-cell table:style-name="ce356" office:value-type="string" calcext:value-type="string">
            <office:annotation draw:style-name="gr25" draw:text-style-name="P1" svg:width="2.648cm" svg:height="1.766cm" svg:x="11.046cm" svg:y="45.392cm" draw:caption-point-x="-0.497cm" draw:caption-point-y="4.974cm">
              <dc:creator>Auteur inconnu</dc:creator>
              <dc:date>2024-11-07T16:36:00</dc:date>
              <text:p>Base = salaire – cotis - PAS</text:p>
            </office:annotation>
            <text:p>Avance</text:p>
          </table:table-cell>
          <table:table-cell table:style-name="ce373" table:number-columns-repeated="5"/>
          <table:table-cell table:style-name="ce345"/>
          <table:table-cell table:style-name="ce430"/>
          <table:table-cell table:style-name="ce345" table:number-columns-repeated="8"/>
          <table:table-cell table:number-columns-repeated="16368"/>
        </table:table-row>
        <table:table-row table:style-name="ro17">
          <table:table-cell table:style-name="ce356" office:value-type="string" calcext:value-type="string">
            <office:annotation draw:style-name="gr28" draw:text-style-name="P1" svg:width="4.387cm" svg:height="2.176cm" svg:x="11.046cm" svg:y="45.857cm" draw:caption-point-x="-0.497cm" draw:caption-point-y="4.995cm">
              <dc:creator>Auteur inconnu</dc:creator>
              <dc:date>2024-11-07T16:36:00</dc:date>
              <text:p>Base = salaire – cotis - PAS</text:p>
              <text:p>-son montant ne peut dépasser la rémunération</text:p>
              <text:p>-</text:p>
            </office:annotation>
            <text:p>Acompte</text:p>
          </table:table-cell>
          <table:table-cell table:style-name="ce373" table:number-columns-repeated="5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6" office:value-type="string" calcext:value-type="string">
            <text:p>remboursement repas</text:p>
          </table:table-cell>
          <table:table-cell table:style-name="ce386" table:number-columns-repeated="5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8" office:value-type="string" calcext:value-type="string">
            <text:p>MONTANT NET À PAYER AVANT IMPÔT SUR LE REVENU</text:p>
          </table:table-cell>
          <table:table-cell table:style-name="ce384" table:number-columns-repeated="2"/>
          <table:table-cell table:style-name="ce408" table:formula="of:=[.D29]-[.D77]-[.D80]-[.D85]-[.D86]-[.D87]-[.D88]+SUM([.D93:.D102])" office:value-type="float" office:value="1499.43763661876" calcext:value-type="float">
            <text:p><text:s/>1 499,44 € </text:p>
          </table:table-cell>
          <table:table-cell table:style-name="ce384" table:number-columns-repeated="2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7"/>
          <table:table-cell table:style-name="ce349" table:number-columns-repeated="5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58" office:value-type="string" calcext:value-type="string">
            <text:p>IMPÔT SUR LE REVENU</text:p>
          </table:table-cell>
          <table:table-cell table:style-name="ce387" office:value-type="string" calcext:value-type="string">
            <text:p>Base</text:p>
          </table:table-cell>
          <table:table-cell table:style-name="ce387" office:value-type="string" calcext:value-type="string">
            <text:p>Taux</text:p>
          </table:table-cell>
          <table:table-cell table:style-name="ce387" office:value-type="string" calcext:value-type="string">
            <text:p>Montant</text:p>
          </table:table-cell>
          <table:table-cell table:style-name="ce414" office:value-type="string" calcext:value-type="string" table:number-columns-spanned="2" table:number-rows-spanned="1">
            <text:p>Cumul annuel</text:p>
          </table:table-cell>
          <table:covered-table-cell table:style-name="ce414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60" office:value-type="string" calcext:value-type="string">
            <text:p>Montant net imposable</text:p>
          </table:table-cell>
          <table:table-cell table:style-name="ce360" table:number-columns-repeated="2"/>
          <table:table-cell table:style-name="ce410" table:formula="of:=[.D29]-[.B10]-[.D77]-[.D80]-[.D85]-[.D86]-[.D87]-[.D88]+[.D73]+[.D74]+[.F36]" office:value-type="float" office:value="1395.8979979295" calcext:value-type="float">
            <text:p><text:s/>1 395,90 € </text:p>
          </table:table-cell>
          <table:table-cell table:style-name="ce415" table:number-columns-spanned="2" table:number-rows-spanned="1"/>
          <table:covered-table-cell table:style-name="ce415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Montant net des HC/HS/RTT exonérées</text:p>
          </table:table-cell>
          <table:table-cell table:style-name="ce55" table:formula="of:=([.D22]+[.D23]+[.D21])*0.9825" office:value-type="float" office:value="101.727695012198" calcext:value-type="float">
            <text:p><text:s/>101,73 € </text:p>
          </table:table-cell>
          <table:table-cell table:style-name="ce75" office:value-type="percentage" office:value="0.068" calcext:value-type="percentage">
            <text:p>6,80 %</text:p>
          </table:table-cell>
          <table:table-cell table:style-name="ce389" table:formula="of:=[.B80]*(1-[.C107])" office:value-type="float" office:value="96.4989432583899" calcext:value-type="float">
            <text:p><text:s/>96,50 € </text:p>
          </table:table-cell>
          <table:table-cell table:style-name="ce416" table:number-columns-spanned="2" table:number-rows-spanned="1"/>
          <table:covered-table-cell table:style-name="ce416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61" office:value-type="string" calcext:value-type="string">
            <text:p>IMPÔT SUR LE REVENU PRELEVE A LA SOURCE</text:p>
          </table:table-cell>
          <table:table-cell table:style-name="ce388" office:value-type="string" calcext:value-type="string">
            <text:p>Base</text:p>
          </table:table-cell>
          <table:table-cell table:style-name="ce388" office:value-type="string" calcext:value-type="string">
            <text:p>Taux</text:p>
          </table:table-cell>
          <table:table-cell table:style-name="ce388" office:value-type="string" calcext:value-type="string">
            <text:p>Montant</text:p>
          </table:table-cell>
          <table:table-cell table:style-name="ce388" office:value-type="string" calcext:value-type="string" table:number-columns-spanned="2" table:number-rows-spanned="1">
            <text:p>Cumul annuel</text:p>
          </table:table-cell>
          <table:covered-table-cell table:style-name="ce388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48" office:value-type="string" calcext:value-type="string">
            <text:p>Montant de l'impôt sur le revenu prélevé à la source</text:p>
          </table:table-cell>
          <table:table-cell table:style-name="ce389" table:formula="of:=[.D106]+([.B25]*[.C25]*0.962)" office:value-type="float" office:value="1395.8979979295" calcext:value-type="float">
            <office:annotation draw:style-name="gr29" draw:text-style-name="P1" svg:width="7.968cm" svg:height="7.735cm" svg:x="13.208cm" svg:y="49.583cm" draw:caption-point-x="-0.518cm" draw:caption-point-y="5.164cm">
              <dc:creator>Auteur inconnu</dc:creator>
              <dc:date>2024-11-07T16:36:00</dc:date>
              <text:p>Attention</text:p>
              <text:p/>
              <text:p>*Enlever l'abattement de 725€ (en 2024) pour les CDD de - 2 mois seulement en cas de taux neutre</text:p>
              <text:p>*Ajouter les IJJSS brutes subrogées*0,962 en cas de subrogation maladie (les 60 premiers jours calendaires d'arrêt)</text:p>
              <text:p>*Ajouter les IJJSS brutes subrogées*0,962*50% en cas de subrogation AT/MP (non limité dans le temps)</text:p>
              <text:p>*Ajouter la part patronale des Chèques vacances limitée à 30% du SMIC en vigueur</text:p>
              <text:p>*Ajouter part patronale TR - part excédentaire déjà soumise à cotisations dans les cas où le régime fiscal ne suit pas le régime social (cas où la part patronale dépasse les 60%)</text:p>
              <text:p/>
            </office:annotation>
            <text:p><text:s/>1 395,90 € </text:p>
          </table:table-cell>
          <table:table-cell table:style-name="ce75" office:value-type="percentage" office:value="0" calcext:value-type="percentage">
            <text:p>0,00 %</text:p>
          </table:table-cell>
          <table:table-cell table:style-name="ce389" table:formula="of:=[.B109]*[.C109]" office:value-type="float" office:value="0" calcext:value-type="float">
            <text:p>-00 € </text:p>
          </table:table-cell>
          <table:table-cell table:style-name="ce416" table:number-columns-spanned="2" table:number-rows-spanned="1"/>
          <table:covered-table-cell table:style-name="ce416"/>
          <table:table-cell table:style-name="ce345" table:number-columns-repeated="10"/>
          <table:table-cell table:number-columns-repeated="16368"/>
        </table:table-row>
        <table:table-row table:style-name="ro17">
          <table:table-cell table:style-name="ce362" table:number-columns-repeated="4"/>
          <table:table-cell table:style-name="ce391" table:number-columns-spanned="2" table:number-rows-spanned="1"/>
          <table:covered-table-cell table:style-name="ce391"/>
          <table:table-cell table:style-name="ce345"/>
          <table:table-cell table:style-name="ce427"/>
          <table:table-cell table:style-name="ce345"/>
          <table:table-cell table:number-columns-repeated="16375"/>
        </table:table-row>
        <table:table-row table:style-name="ro17">
          <table:table-cell table:style-name="ce361" office:value-type="string" calcext:value-type="string">
            <text:p>MONTANT NET A PAYER (en euros)</text:p>
          </table:table-cell>
          <table:table-cell table:style-name="ce390" table:number-columns-spanned="2" table:number-rows-spanned="1"/>
          <table:covered-table-cell table:style-name="ce390"/>
          <table:table-cell table:style-name="ce411" table:formula="of:=[.D103]-[.D109]" office:value-type="float" office:value="1499.43763661876" calcext:value-type="float">
            <text:p><text:s/>1 499,44 € </text:p>
          </table:table-cell>
          <table:table-cell table:style-name="ce390" table:number-columns-spanned="2" table:number-rows-spanned="1"/>
          <table:covered-table-cell table:style-name="ce390"/>
          <table:table-cell table:style-name="ce345" table:number-columns-repeated="3"/>
          <table:table-cell table:number-columns-repeated="16375"/>
        </table:table-row>
        <table:table-row table:style-name="ro17">
          <table:table-cell table:style-name="ce362"/>
          <table:table-cell table:style-name="ce391" table:number-columns-spanned="5" table:number-rows-spanned="1"/>
          <table:covered-table-cell table:number-columns-repeated="4" table:style-name="ce391"/>
          <table:table-cell table:style-name="ce345" table:number-columns-repeated="3"/>
          <table:table-cell table:number-columns-repeated="16375"/>
        </table:table-row>
        <table:table-row table:style-name="ro17">
          <table:table-cell table:style-name="ce361" office:value-type="string" calcext:value-type="string">
            <text:p>TOTAL VERSE PAR L'EMPLOYEUR</text:p>
          </table:table-cell>
          <table:table-cell table:style-name="ce390" table:number-columns-spanned="4" table:number-rows-spanned="1"/>
          <table:covered-table-cell table:number-columns-repeated="3" table:style-name="ce390"/>
          <table:table-cell table:style-name="ce422" table:formula="of:=[.D29]+[.F77]+[.F85]+[.F86]+[.F87]+[.F88]+[.F81]+[.F82]" office:value-type="float" office:value="1997.6962412939" calcext:value-type="float">
            <text:p>1997,70</text:p>
          </table:table-cell>
          <table:table-cell table:style-name="ce345" table:number-columns-repeated="3"/>
          <table:table-cell table:number-columns-repeated="16375"/>
        </table:table-row>
        <table:table-row table:style-name="ro4">
          <table:table-cell table:style-name="ce345" table:number-columns-repeated="8"/>
          <table:table-cell table:style-name="ce427"/>
          <table:table-cell table:number-columns-repeated="16375"/>
        </table:table-row>
        <table:table-row table:style-name="ro4">
          <table:table-cell table:style-name="ce345" table:number-columns-repeated="9"/>
          <table:table-cell table:number-columns-repeated="16375"/>
        </table:table-row>
        <table:table-row table:style-name="ro4">
          <table:table-cell table:style-name="ce345" table:number-columns-repeated="6"/>
          <table:table-cell table:style-name="ce428"/>
          <table:table-cell table:style-name="ce345" table:number-columns-repeated="2"/>
          <table:table-cell table:number-columns-repeated="16375"/>
        </table:table-row>
        <table:table-row table:style-name="ro4">
          <table:table-cell table:style-name="ce345" table:number-columns-repeated="7"/>
          <table:table-cell table:style-name="ce428"/>
          <table:table-cell table:style-name="ce345"/>
          <table:table-cell table:number-columns-repeated="16375"/>
        </table:table-row>
        <table:table-row table:style-name="ro4" table:number-rows-repeated="2">
          <table:table-cell table:style-name="ce345" table:number-columns-repeated="9"/>
          <table:table-cell table:number-columns-repeated="16375"/>
        </table:table-row>
        <table:table-row table:style-name="ro4" table:number-rows-repeated="3">
          <table:table-cell table:number-columns-repeated="6"/>
          <table:table-cell table:style-name="ce345" table:number-columns-repeated="3"/>
          <table:table-cell table:number-columns-repeated="16375"/>
        </table:table-row>
        <table:table-row table:style-name="ro18" table:number-rows-repeated="1048453">
          <table:table-cell table:number-columns-repeated="16384"/>
        </table:table-row>
        <table:table-row table:style-name="ro18">
          <table:table-cell table:number-columns-repeated="16384"/>
        </table:table-row>
      </table:table>
      <table:table table:name="stagiaire" table:style-name="ta8" table:print-ranges="stagiaire.A1:stagiaire.F84">
        <table:table-column table:style-name="co1" table:default-cell-style-name="ce474"/>
        <table:table-column table:style-name="co33" table:default-cell-style-name="ce502"/>
        <table:table-column table:style-name="co33" table:default-cell-style-name="ce525"/>
        <table:table-column table:style-name="co34" table:default-cell-style-name="ce503"/>
        <table:table-column table:style-name="co33" table:default-cell-style-name="ce527"/>
        <table:table-column table:style-name="co35" table:default-cell-style-name="ce502"/>
        <table:table-column table:style-name="co36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33" table:number-columns-repeated="16375" table:default-cell-style-name="Default"/>
        <table:table-row table:style-name="ro7">
          <table:table-cell table:style-name="ce467" office:value-type="string" calcext:value-type="string" table:number-columns-spanned="6" table:number-rows-spanned="1">
            <text:p>BULLETIN DE SALAIRE</text:p>
          </table:table-cell>
          <table:covered-table-cell table:number-columns-repeated="4" table:style-name="ce491"/>
          <table:covered-table-cell table:style-name="ce551"/>
          <table:table-cell table:number-columns-repeated="16378"/>
        </table:table-row>
        <table:table-row table:style-name="ro4">
          <table:table-cell table:style-name="ce468" office:value-type="string" calcext:value-type="string" table:number-columns-spanned="6" table:number-rows-spanned="1">
            <text:p>candidat n°14</text:p>
          </table:table-cell>
          <table:covered-table-cell table:number-columns-repeated="4" table:style-name="ce492"/>
          <table:covered-table-cell table:style-name="ce552"/>
          <table:table-cell table:number-columns-repeated="16378"/>
        </table:table-row>
        <table:table-row table:style-name="ro4">
          <table:table-cell table:style-name="ce469" office:value-type="string" calcext:value-type="string">
            <text:p>Employeur</text:p>
          </table:table-cell>
          <table:table-cell table:style-name="ce493" table:number-columns-repeated="2"/>
          <table:table-cell table:style-name="ce531" office:value-type="string" calcext:value-type="string" table:number-columns-spanned="3" table:number-rows-spanned="1">
            <text:p>Salarié</text:p>
          </table:table-cell>
          <table:covered-table-cell table:style-name="ce540"/>
          <table:covered-table-cell table:style-name="ce531"/>
          <table:table-cell table:number-columns-repeated="16378"/>
        </table:table-row>
        <table:table-row table:style-name="ro4">
          <table:table-cell table:style-name="ce470" table:number-columns-repeated="2"/>
          <table:table-cell table:style-name="ce517" table:number-columns-repeated="3"/>
          <table:table-cell table:style-name="ce553"/>
          <table:table-cell table:number-columns-repeated="16378"/>
        </table:table-row>
        <table:table-row table:style-name="ro4">
          <table:table-cell table:number-columns-repeated="2" table:style-name="ce471" office:value-type="string" calcext:value-type="string">
            <text:p>Nom : </text:p>
          </table:table-cell>
          <table:table-cell table:style-name="ce518" table:number-columns-repeated="2"/>
          <table:table-cell table:style-name="ce541"/>
          <table:table-cell table:style-name="ce554"/>
          <table:table-cell table:number-columns-repeated="16378"/>
        </table:table-row>
        <table:table-row table:style-name="ro4">
          <table:table-cell table:style-name="ce471" office:value-type="string" calcext:value-type="string">
            <text:p>Adresse : </text:p>
          </table:table-cell>
          <table:table-cell table:style-name="ce471" office:value-type="string" calcext:value-type="string">
            <text:p>Prénom :</text:p>
          </table:table-cell>
          <table:table-cell table:style-name="ce518" table:number-columns-repeated="2"/>
          <table:table-cell table:style-name="ce541"/>
          <table:table-cell table:style-name="ce554"/>
          <table:table-cell table:number-columns-repeated="16378"/>
        </table:table-row>
        <table:table-row table:style-name="ro4">
          <table:table-cell table:style-name="ce471" office:value-type="string" calcext:value-type="string">
            <text:p>N° SIRET :</text:p>
          </table:table-cell>
          <table:table-cell table:style-name="ce471" office:value-type="string" calcext:value-type="string">
            <text:p>Adresse :</text:p>
          </table:table-cell>
          <table:table-cell table:style-name="ce518" table:number-columns-repeated="3"/>
          <table:table-cell table:style-name="ce554"/>
          <table:table-cell table:number-columns-repeated="16378"/>
        </table:table-row>
        <table:table-row table:style-name="ro4">
          <table:table-cell table:style-name="ce471" office:value-type="string" calcext:value-type="string">
            <text:p>Code APE :</text:p>
          </table:table-cell>
          <table:table-cell table:style-name="ce471" office:value-type="string" calcext:value-type="string">
            <text:p>N° Sécurité Sociale :</text:p>
          </table:table-cell>
          <table:table-cell table:style-name="ce518" table:number-columns-repeated="3"/>
          <table:table-cell table:style-name="ce554"/>
          <table:table-cell table:number-columns-repeated="16378"/>
        </table:table-row>
        <table:table-row table:style-name="ro4">
          <table:table-cell table:style-name="ce471" office:value-type="string" calcext:value-type="string">
            <text:p>Convention collective : </text:p>
          </table:table-cell>
          <table:table-cell table:style-name="ce471" office:value-type="string" calcext:value-type="string">
            <text:p>Emploi :</text:p>
          </table:table-cell>
          <table:table-cell table:style-name="ce518" table:number-columns-repeated="3"/>
          <table:table-cell table:style-name="ce554"/>
          <table:table-cell table:number-columns-repeated="16378"/>
        </table:table-row>
        <table:table-row table:style-name="ro4">
          <table:table-cell table:style-name="ce471"/>
          <table:table-cell table:style-name="ce471" office:value-type="string" calcext:value-type="string">
            <text:p>Contrat :</text:p>
          </table:table-cell>
          <table:table-cell table:style-name="ce518" table:number-columns-repeated="2"/>
          <table:table-cell table:style-name="ce518" office:value-type="string" calcext:value-type="string">
            <text:p>Statut :</text:p>
          </table:table-cell>
          <table:table-cell table:style-name="ce554"/>
          <table:table-cell table:number-columns-repeated="16378"/>
        </table:table-row>
        <table:table-row table:style-name="ro4">
          <table:table-cell table:style-name="ce471"/>
          <table:table-cell table:style-name="ce471" office:value-type="string" calcext:value-type="string">
            <text:p>Position : </text:p>
          </table:table-cell>
          <table:table-cell table:style-name="ce518" table:number-columns-repeated="2"/>
          <table:table-cell table:style-name="ce518" office:value-type="string" calcext:value-type="string">
            <text:p>Coefficient :</text:p>
          </table:table-cell>
          <table:table-cell table:style-name="ce554"/>
          <table:table-cell table:number-columns-repeated="16378"/>
        </table:table-row>
        <table:table-row table:style-name="ro4">
          <table:table-cell table:style-name="ce471"/>
          <table:table-cell table:style-name="ce471" office:value-type="string" calcext:value-type="string">
            <text:p>Embauche :</text:p>
          </table:table-cell>
          <table:table-cell table:style-name="ce518" table:number-columns-repeated="2"/>
          <table:table-cell table:style-name="ce518" office:value-type="string" calcext:value-type="string">
            <text:p>Départ :</text:p>
          </table:table-cell>
          <table:table-cell table:style-name="ce554"/>
          <table:table-cell table:number-columns-repeated="16378"/>
        </table:table-row>
        <table:table-row table:style-name="ro4">
          <table:table-cell table:style-name="ce471"/>
          <table:table-cell table:style-name="ce494" office:value-type="string" calcext:value-type="string">
            <text:p>Date paiement salaire :</text:p>
          </table:table-cell>
          <table:table-cell table:style-name="ce519" table:number-columns-repeated="3"/>
          <table:table-cell table:style-name="ce555"/>
          <table:table-cell table:number-columns-repeated="16378"/>
        </table:table-row>
        <table:table-row table:style-name="ro4">
          <table:table-cell table:style-name="ce472" office:value-type="string" calcext:value-type="string">
            <text:p>Période du : <text:s text:c="40"/></text:p>
          </table:table-cell>
          <table:table-cell table:style-name="ce495" table:number-columns-spanned="2" table:number-rows-spanned="1"/>
          <table:covered-table-cell table:style-name="ce495"/>
          <table:table-cell table:style-name="ce493" office:value-type="string" calcext:value-type="string">
            <text:p>Au : </text:p>
          </table:table-cell>
          <table:table-cell table:style-name="ce495" table:number-columns-spanned="2" table:number-rows-spanned="1"/>
          <table:covered-table-cell table:style-name="ce495"/>
          <table:table-cell table:number-columns-repeated="16378"/>
        </table:table-row>
        <table:table-row table:style-name="ro4">
          <table:table-cell table:style-name="ce473" office:value-type="string" calcext:value-type="string">
            <text:p>Eléments de revenu brut</text:p>
          </table:table-cell>
          <table:table-cell table:style-name="ce496" table:number-columns-repeated="2"/>
          <table:table-cell table:style-name="ce523" office:value-type="string" calcext:value-type="string">
            <text:p>Quantité ou base</text:p>
          </table:table-cell>
          <table:table-cell table:style-name="ce523" office:value-type="string" calcext:value-type="string">
            <text:p>Taux</text:p>
          </table:table-cell>
          <table:table-cell table:style-name="ce523" office:value-type="string" calcext:value-type="string">
            <text:p>Montant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Indemnité de stage </text:p>
          </table:table-cell>
          <table:table-cell table:style-name="ce497"/>
          <table:table-cell table:style-name="ce520"/>
          <table:table-cell table:style-name="ce502">
            <office:annotation draw:style-name="gr30" draw:text-style-name="P3" svg:width="2.885cm" svg:height="2.165cm" svg:x="18.281cm" svg:y="7.744cm" draw:caption-point-x="-0.264cm" draw:caption-point-y="0.286cm">
              <dc:creator>Auteur inconnu</dc:creator>
              <dc:date>2024-11-07T16:36:00</dc:date>
              <text:p>Indiquer le nombre d'heures réalisées du mois</text:p>
              <text:p><text:span text:style-name="T2"/></text:p>
            </office:annotation>
          </table:table-cell>
          <table:table-cell table:style-name="ce503">
            <office:annotation draw:style-name="gr31" draw:text-style-name="P3" svg:width="3.314cm" svg:height="2.228cm" svg:x="20.151cm" svg:y="7.723cm" draw:caption-point-x="-0.264cm" draw:caption-point-y="0.307cm">
              <dc:creator>Auteur inconnu</dc:creator>
              <dc:date>2024-11-07T16:36:00</dc:date>
              <text:p>Renseigner le taux horaire</text:p>
              <text:p><text:span text:style-name="T2"/></text:p>
            </office:annotation>
          </table:table-cell>
          <table:table-cell table:style-name="ce503" table:formula="of:=[.D16]*[.E16]" office:value-type="float" office:value="0" calcext:value-type="float">
            <text:p>0,00</text:p>
          </table:table-cell>
          <table:table-cell/>
          <table:table-cell table:style-name="ce572" office:value-type="string" calcext:value-type="string" table:number-columns-spanned="2" table:number-rows-spanned="1">
            <text:p>Gratification minimale</text:p>
          </table:table-cell>
          <table:covered-table-cell table:style-name="ce575"/>
          <table:table-cell table:style-name="ce577" table:formula="of:=[.D16]*4.35" office:value-type="float" office:value="0" calcext:value-type="float">
            <text:p>0</text:p>
          </table:table-cell>
          <table:table-cell table:number-columns-repeated="16374"/>
        </table:table-row>
        <table:table-row table:style-name="ro4">
          <table:table-cell office:value-type="string" calcext:value-type="string">
            <text:p>Absences</text:p>
          </table:table-cell>
          <table:table-cell table:style-name="ce497"/>
          <table:table-cell table:style-name="ce520"/>
          <table:table-cell table:style-name="ce502"/>
          <table:table-cell table:style-name="ce503"/>
          <table:table-cell table:style-name="ce503" table:formula="of:=-[.D17]*[.E17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S à 25%</text:p>
          </table:table-cell>
          <table:table-cell table:style-name="ce497"/>
          <table:table-cell table:style-name="ce520"/>
          <table:table-cell table:style-name="ce502"/>
          <table:table-cell table:style-name="ce503"/>
          <table:table-cell table:style-name="ce503" table:formula="of:=[.D18]*[.E18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S à 50%</text:p>
          </table:table-cell>
          <table:table-cell table:style-name="ce497"/>
          <table:table-cell table:style-name="ce520"/>
          <table:table-cell table:style-name="ce502"/>
          <table:table-cell table:style-name="ce503"/>
          <table:table-cell table:style-name="ce503" table:formula="of:=[.D19]*[.E19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/>
          <table:table-cell table:style-name="ce497"/>
          <table:table-cell table:style-name="ce520"/>
          <table:table-cell table:style-name="ce502"/>
          <table:table-cell table:style-name="ce503"/>
          <table:table-cell table:style-name="ce503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/>
          <table:table-cell table:style-name="ce497"/>
          <table:table-cell table:style-name="ce520"/>
          <table:table-cell table:style-name="ce502"/>
          <table:table-cell table:style-name="ce503"/>
          <table:table-cell table:style-name="ce503" table:formula="of:=[.D21]*[.E21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/>
          <table:table-cell table:style-name="ce497"/>
          <table:table-cell table:style-name="ce520"/>
          <table:table-cell table:style-name="ce502"/>
          <table:table-cell table:style-name="ce503"/>
          <table:table-cell table:style-name="ce503" table:formula="of:=[.D22]*[.E22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5" office:value-type="string" calcext:value-type="string">
            <text:p>PLAFOND MENSUEL SECURITE SOCIALE : </text:p>
          </table:table-cell>
          <table:table-cell table:style-name="ce498" office:value-type="float" office:value="3864" calcext:value-type="float" table:number-columns-spanned="2" table:number-rows-spanned="1">
            <office:annotation draw:style-name="gr32" draw:text-style-name="P3" svg:width="3.8cm" svg:height="2.825cm" svg:x="15.157cm" svg:y="11.365cm" draw:caption-point-x="-0.264cm" draw:caption-point-y="0.37cm">
              <dc:creator>Auteur inconnu</dc:creator>
              <dc:date>2024-11-07T16:36:00</dc:date>
              <text:p>A proratiser éventuellement</text:p>
              <text:p><text:span text:style-name="T7">Montant à reporter dans le tableau de régularisation plafond</text:span></text:p>
            </office:annotation>
            <text:p><text:s/>3 864,00 <text:s text:c="3"/></text:p>
          </table:table-cell>
          <table:covered-table-cell table:style-name="ce521"/>
          <table:table-cell table:style-name="ce532" office:value-type="string" calcext:value-type="string" table:number-columns-spanned="2" table:number-rows-spanned="1">
            <text:p>SALAIRE BRUT :</text:p>
          </table:table-cell>
          <table:covered-table-cell table:style-name="ce542"/>
          <table:table-cell table:style-name="ce556" table:formula="of:=SUM([.F16:.F22])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6" office:value-type="string" calcext:value-type="string" table:number-columns-spanned="1" table:number-rows-spanned="2">
            <text:p>COTISATIONS ET CONTRIBUTIONS SOCIALES OBLIGATOIRES</text:p>
          </table:table-cell>
          <table:table-cell table:style-name="ce499" office:value-type="string" calcext:value-type="string" table:number-columns-spanned="1" table:number-rows-spanned="2">
            <text:p>Base</text:p>
          </table:table-cell>
          <table:table-cell table:style-name="ce522" office:value-type="string" calcext:value-type="string" table:number-columns-spanned="2" table:number-rows-spanned="1">
            <text:p>Salariales</text:p>
          </table:table-cell>
          <table:covered-table-cell table:style-name="ce533"/>
          <table:table-cell table:style-name="ce522" office:value-type="string" calcext:value-type="string" table:number-columns-spanned="2" table:number-rows-spanned="1">
            <text:p>Patronales</text:p>
          </table:table-cell>
          <table:covered-table-cell table:style-name="ce533"/>
          <table:table-cell/>
          <table:table-cell table:style-name="ce573" office:value-type="string" calcext:value-type="string" table:number-columns-spanned="2" table:number-rows-spanned="1">
            <text:p>A renseigner</text:p>
          </table:table-cell>
          <table:covered-table-cell table:style-name="ce576"/>
          <table:table-cell table:number-columns-repeated="16375"/>
        </table:table-row>
        <table:table-row table:style-name="ro4">
          <table:covered-table-cell table:style-name="ce477"/>
          <table:covered-table-cell table:style-name="ce500"/>
          <table:table-cell table:style-name="ce523" office:value-type="string" calcext:value-type="string">
            <text:p>Taux</text:p>
          </table:table-cell>
          <table:table-cell table:style-name="ce523" office:value-type="string" calcext:value-type="string">
            <text:p>Montant</text:p>
          </table:table-cell>
          <table:table-cell table:style-name="ce523" office:value-type="string" calcext:value-type="string">
            <text:p>Taux</text:p>
          </table:table-cell>
          <table:table-cell table:style-name="ce523" office:value-type="string" calcext:value-type="string">
            <text:p>Montant</text:p>
          </table:table-cell>
          <table:table-cell/>
          <table:table-cell table:style-name="ce574" office:value-type="string" calcext:value-type="string">
            <text:p>Effectif</text:p>
          </table:table-cell>
          <table:table-cell table:style-name="ce577"/>
          <table:table-cell table:number-columns-repeated="16375"/>
        </table:table-row>
        <table:table-row table:style-name="ro4">
          <table:table-cell table:style-name="ce478" office:value-type="string" calcext:value-type="string">
            <text:p>Santé</text:p>
          </table:table-cell>
          <table:table-cell table:style-name="ce501"/>
          <table:table-cell table:style-name="ce489"/>
          <table:table-cell table:style-name="ce534"/>
          <table:table-cell table:style-name="ce489"/>
          <table:table-cell table:style-name="ce557"/>
          <table:table-cell table:number-columns-repeated="16378"/>
        </table:table-row>
        <table:table-row table:style-name="ro4">
          <table:table-cell table:style-name="ce479" office:value-type="string" calcext:value-type="string">
            <text:p>Sécurité Sociale - Maladie Maternité Invalidité Décès</text:p>
          </table:table-cell>
          <table:table-cell table:formula="of:=[.F23]-[.J16]" office:value-type="float" office:value="0" calcext:value-type="float">
            <office:annotation draw:style-name="gr33" draw:text-style-name="P3" svg:width="2.885cm" svg:height="3.284cm" svg:x="13.287cm" svg:y="13.503cm" draw:caption-point-x="-0.264cm" draw:caption-point-y="0.348cm">
              <dc:creator>Auteur inconnu</dc:creator>
              <dc:date>2024-11-07T16:36:00</dc:date>
              <text:p>Guilvert Muriel:</text:p>
              <text:p><text:span text:style-name="T2">Base = le montant qui dépasse la gratification minimale soit 4,35€ x nombre d'heures effectuées</text:span></text:p>
            </office:annotation>
            <text:p>0,00</text:p>
          </table:table-cell>
          <table:table-cell table:style-name="ce524"/>
          <table:table-cell table:style-name="ce535"/>
          <table:table-cell office:value-type="percentage" office:value="0.13" calcext:value-type="percentage">
            <text:p>13,00 %</text:p>
          </table:table-cell>
          <table:table-cell table:formula="of:=[.B27]*[.E27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9"/>
          <table:table-cell table:number-columns-repeated="16383"/>
        </table:table-row>
        <table:table-row table:style-name="ro4">
          <table:table-cell table:style-name="ce480" office:value-type="string" calcext:value-type="string">
            <text:p>Accidents du travail-Maladies professionnelles</text:p>
          </table:table-cell>
          <table:table-cell table:formula="of:=[.B27]" office:value-type="float" office:value="0" calcext:value-type="float">
            <text:p>0,00</text:p>
          </table:table-cell>
          <table:table-cell table:style-name="ce526"/>
          <table:table-cell table:style-name="ce536"/>
          <table:table-cell table:style-name="ce543">
            <office:annotation draw:style-name="gr34" draw:text-style-name="P3" svg:width="3.272cm" svg:height="2.222cm" svg:x="20.151cm" svg:y="14.562cm" draw:caption-point-x="-0.264cm" draw:caption-point-y="0.348cm">
              <dc:creator>Auteur inconnu</dc:creator>
              <dc:date>2024-11-07T16:36:00</dc:date>
              <text:p>Le taux d'accident du travail est variable</text:p>
              <text:p><text:span text:style-name="T2"/></text:p>
            </office:annotation>
          </table:table-cell>
          <table:table-cell table:formula="of:=[.B29]*[.E29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9"/>
          <table:table-cell table:style-name="ce503"/>
          <table:table-cell table:number-columns-repeated="3"/>
          <table:table-cell table:style-name="ce558"/>
          <table:table-cell table:number-columns-repeated="16378"/>
        </table:table-row>
        <table:table-row table:style-name="ro4">
          <table:table-cell table:style-name="ce480" office:value-type="string" calcext:value-type="string">
            <text:p>Retraite</text:p>
          </table:table-cell>
          <table:table-cell table:style-name="ce503"/>
          <table:table-cell table:number-columns-repeated="3"/>
          <table:table-cell table:style-name="ce558"/>
          <table:table-cell table:number-columns-repeated="16378"/>
        </table:table-row>
        <table:table-row table:style-name="ro4">
          <table:table-cell table:style-name="ce479" office:value-type="string" calcext:value-type="string">
            <text:p>Sécurité Sociale Vieillesse plafonnée</text:p>
          </table:table-cell>
          <table:table-cell table:formula="of:=[.B27]" office:value-type="float" office:value="0" calcext:value-type="float">
            <text:p>0,00</text:p>
          </table:table-cell>
          <table:table-cell table:style-name="ce527" office:value-type="percentage" office:value="0.069" calcext:value-type="percentage">
            <text:p>6,90 %</text:p>
          </table:table-cell>
          <table:table-cell table:formula="of:=[.B32]*[.C32]" office:value-type="float" office:value="0" calcext:value-type="float">
            <text:p>0,00</text:p>
          </table:table-cell>
          <table:table-cell office:value-type="percentage" office:value="0.0855" calcext:value-type="percentage">
            <text:p>8,55 %</text:p>
          </table:table-cell>
          <table:table-cell table:formula="of:=[.B32]*[.E32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9" office:value-type="string" calcext:value-type="string">
            <text:p>Sécurité Sociale Vieillesse déplafonnée</text:p>
          </table:table-cell>
          <table:table-cell table:formula="of:=[.B27]" office:value-type="float" office:value="0" calcext:value-type="float">
            <text:p>0,00</text:p>
          </table:table-cell>
          <table:table-cell table:style-name="ce527" office:value-type="percentage" office:value="0.004" calcext:value-type="percentage">
            <text:p>0,40 %</text:p>
          </table:table-cell>
          <table:table-cell table:formula="of:=[.B33]*[.C33]" office:value-type="float" office:value="0" calcext:value-type="float">
            <text:p>0,00</text:p>
          </table:table-cell>
          <table:table-cell office:value-type="percentage" office:value="0.0202" calcext:value-type="percentage">
            <text:p>2,02 %</text:p>
          </table:table-cell>
          <table:table-cell table:formula="of:=[.B33]*[.E33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9"/>
          <table:table-cell table:style-name="ce503"/>
          <table:table-cell table:number-columns-repeated="2"/>
          <table:table-cell table:style-name="ce544"/>
          <table:table-cell table:style-name="ce558"/>
          <table:table-cell table:number-columns-repeated="16378"/>
        </table:table-row>
        <table:table-row table:style-name="ro4">
          <table:table-cell table:style-name="ce480" office:value-type="string" calcext:value-type="string">
            <text:p>Famille</text:p>
          </table:table-cell>
          <table:table-cell table:number-columns-repeated="4"/>
          <table:table-cell table:formula="of:=[.B35]*[.E35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llocations familiales </text:p>
          </table:table-cell>
          <table:table-cell table:formula="of:=[.B27]" office:value-type="float" office:value="0" calcext:value-type="float">
            <text:p>0,00</text:p>
          </table:table-cell>
          <table:table-cell table:style-name="ce526"/>
          <table:table-cell table:style-name="ce536"/>
          <table:table-cell table:style-name="ce545" office:value-type="percentage" office:value="0.0525" calcext:value-type="percentage">
            <text:p>5,25 %</text:p>
          </table:table-cell>
          <table:table-cell table:formula="of:=[.B36]*[.E36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81"/>
          <table:table-cell table:number-columns-repeated="3"/>
          <table:table-cell table:style-name="ce545"/>
          <table:table-cell table:number-columns-repeated="16379"/>
        </table:table-row>
        <table:table-row table:style-name="ro4">
          <table:table-cell table:style-name="ce480" office:value-type="string" calcext:value-type="string">
            <text:p>Autres charges dues par l'employeur</text:p>
          </table:table-cell>
          <table:table-cell table:number-columns-repeated="3"/>
          <table:table-cell table:style-name="ce544"/>
          <table:table-cell table:number-columns-repeated="16379"/>
        </table:table-row>
        <table:table-row table:style-name="ro4">
          <table:table-cell table:style-name="ce479" office:value-type="string" calcext:value-type="string">
            <text:p>Versement mobilité (&gt;=11 salariés)</text:p>
          </table:table-cell>
          <table:table-cell table:formula="of:=IF([.I25]&gt;=11;[.B27];0)" office:value-type="float" office:value="0" calcext:value-type="float">
            <text:p>0,00</text:p>
          </table:table-cell>
          <table:table-cell table:style-name="ce526"/>
          <table:table-cell table:style-name="ce536"/>
          <table:table-cell table:style-name="ce543">
            <office:annotation draw:style-name="gr35" draw:text-style-name="P3" svg:width="3.272cm" svg:height="2.284cm" svg:x="20.151cm" svg:y="19.831cm" draw:caption-point-x="-0.264cm" draw:caption-point-y="0.37cm">
              <dc:creator>Auteur inconnu</dc:creator>
              <dc:date>2024-11-07T16:36:00</dc:date>
              <text:p>Le taux de transport est variable</text:p>
              <text:p><text:span text:style-name="T2"/></text:p>
            </office:annotation>
          </table:table-cell>
          <table:table-cell table:formula="of:=[.B39]*[.E39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9" office:value-type="string" calcext:value-type="string">
            <text:p>Effort construction (&gt;50 salariés)</text:p>
          </table:table-cell>
          <table:table-cell table:formula="of:=[.B27]" office:value-type="float" office:value="0" calcext:value-type="float">
            <text:p>0,00</text:p>
          </table:table-cell>
          <table:table-cell table:style-name="ce526"/>
          <table:table-cell table:style-name="ce536"/>
          <table:table-cell table:formula="of:=IF([.I25]&gt;=50;0.0045;&quot;0&quot;)" office:value-type="string" office:string-value="0" calcext:value-type="string">
            <text:p>0</text:p>
          </table:table-cell>
          <table:table-cell table:formula="of:=[.B40]*[.E40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9" office:value-type="string" calcext:value-type="string">
            <text:p>Taxe d'apprentissage</text:p>
          </table:table-cell>
          <table:table-cell table:formula="of:=[.B27]" office:value-type="float" office:value="0" calcext:value-type="float">
            <text:p>0,00</text:p>
          </table:table-cell>
          <table:table-cell table:style-name="ce526"/>
          <table:table-cell table:style-name="ce536"/>
          <table:table-cell office:value-type="percentage" office:value="0.0068" calcext:value-type="percentage">
            <text:p>0,68 %</text:p>
          </table:table-cell>
          <table:table-cell table:formula="of:=[.B41]*[.E41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9" office:value-type="string" calcext:value-type="string">
            <text:p>Formation professionnelle continue</text:p>
          </table:table-cell>
          <table:table-cell table:formula="of:=[.B27]" office:value-type="float" office:value="0" calcext:value-type="float">
            <text:p>0,00</text:p>
          </table:table-cell>
          <table:table-cell table:style-name="ce526"/>
          <table:table-cell table:style-name="ce536"/>
          <table:table-cell table:formula="of:=IF([.I25]&gt;=11;0.01;0.0055)" office:value-type="percentage" office:value="0.0055" calcext:value-type="percentage">
            <office:annotation draw:style-name="gr36" draw:text-style-name="P3" svg:width="3.695cm" svg:height="1.587cm" svg:x="20.151cm" svg:y="21.483cm" draw:caption-point-x="-0.264cm" draw:caption-point-y="0.306cm">
              <dc:creator>Auteur inconnu</dc:creator>
              <dc:date>2024-11-07T16:36:00</dc:date>
              <text:p>0.55% (&lt;11 salariés)</text:p>
              <text:p>1% (&gt;=11 salariés)</text:p>
              <text:p><text:span text:style-name="T2"/></text:p>
            </office:annotation>
            <text:p>0,55 %</text:p>
          </table:table-cell>
          <table:table-cell table:formula="of:=[.B42]*[.E42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9" office:value-type="string" calcext:value-type="string">
            <text:p>FNAL (&lt;50 salariés)</text:p>
          </table:table-cell>
          <table:table-cell table:formula="of:=IF([.I25]&lt;50;[.B27];0)" office:value-type="float" office:value="0" calcext:value-type="float">
            <text:p>0,00</text:p>
          </table:table-cell>
          <table:table-cell table:style-name="ce526"/>
          <table:table-cell table:style-name="ce536"/>
          <table:table-cell office:value-type="percentage" office:value="0.001" calcext:value-type="percentage">
            <text:p>0,10 %</text:p>
          </table:table-cell>
          <table:table-cell table:formula="of:=[.B43]*[.E43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9" office:value-type="string" calcext:value-type="string">
            <text:p>FNAL (&gt;=50 salariés)</text:p>
          </table:table-cell>
          <table:table-cell table:formula="of:=IF([.I25]&gt;=50;[.B27];0)" office:value-type="float" office:value="0" calcext:value-type="float">
            <text:p>0,00</text:p>
          </table:table-cell>
          <table:table-cell table:style-name="ce526"/>
          <table:table-cell table:style-name="ce536"/>
          <table:table-cell office:value-type="percentage" office:value="0.005" calcext:value-type="percentage">
            <text:p>0,50 %</text:p>
          </table:table-cell>
          <table:table-cell table:formula="of:=[.B44]*[.E44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9" office:value-type="string" calcext:value-type="string">
            <text:p>Contribution Solidarité Autonomie</text:p>
          </table:table-cell>
          <table:table-cell table:formula="of:=[.B27]" office:value-type="float" office:value="0" calcext:value-type="float">
            <text:p>0,00</text:p>
          </table:table-cell>
          <table:table-cell table:style-name="ce526"/>
          <table:table-cell table:style-name="ce536"/>
          <table:table-cell office:value-type="percentage" office:value="0.003" calcext:value-type="percentage">
            <text:p>0,30 %</text:p>
          </table:table-cell>
          <table:table-cell table:formula="of:=[.B45]*[.E45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9"/>
          <table:table-cell table:style-name="ce503"/>
          <table:table-cell table:number-columns-repeated="2"/>
          <table:table-cell table:style-name="ce525"/>
          <table:table-cell table:number-columns-repeated="16379"/>
        </table:table-row>
        <table:table-row table:style-name="ro4">
          <table:table-cell table:style-name="ce480" office:value-type="string" calcext:value-type="string">
            <text:p>Cotisations statutaires ou prévues par la Convention Collective (ex BTP)</text:p>
          </table:table-cell>
          <table:table-cell table:style-name="ce503"/>
          <table:table-cell table:number-columns-repeated="2"/>
          <table:table-cell table:style-name="ce525"/>
          <table:table-cell table:number-columns-repeated="16379"/>
        </table:table-row>
        <table:table-row table:style-name="ro4">
          <table:table-cell table:style-name="ce480"/>
          <table:table-cell table:style-name="ce503"/>
          <table:table-cell table:number-columns-repeated="2"/>
          <table:table-cell table:style-name="ce525"/>
          <table:table-cell table:number-columns-repeated="16379"/>
        </table:table-row>
        <table:table-row table:style-name="ro4">
          <table:table-cell table:style-name="ce480" office:value-type="string" calcext:value-type="string">
            <text:p>CSG déductible de l'impôt sur le revenu</text:p>
          </table:table-cell>
          <table:table-cell table:formula="of:=[.B27]*0.9825" office:value-type="float" office:value="0" calcext:value-type="float">
            <text:p>0,00</text:p>
          </table:table-cell>
          <table:table-cell table:style-name="ce527" office:value-type="percentage" office:value="0.068" calcext:value-type="percentage">
            <text:p>6,80 %</text:p>
          </table:table-cell>
          <table:table-cell table:style-name="ce502" table:formula="of:=[.B49]*[.C49]" office:value-type="float" office:value="0" calcext:value-type="float">
            <text:p>0,00</text:p>
          </table:table-cell>
          <table:table-cell table:style-name="ce546"/>
          <table:table-cell table:style-name="ce559"/>
          <table:table-cell table:number-columns-repeated="16378"/>
        </table:table-row>
        <table:table-row table:style-name="ro4">
          <table:table-cell table:style-name="ce480" office:value-type="string" calcext:value-type="string">
            <text:p>CSG/CRDS non déductible de l'impôt sur le revenu</text:p>
          </table:table-cell>
          <table:table-cell table:formula="of:=[.B49]" office:value-type="float" office:value="0" calcext:value-type="float">
            <text:p>0,00</text:p>
          </table:table-cell>
          <table:table-cell table:style-name="ce527" office:value-type="percentage" office:value="0.029" calcext:value-type="percentage">
            <text:p>2,90 %</text:p>
          </table:table-cell>
          <table:table-cell table:formula="of:=[.B50]*[.C50]" office:value-type="float" office:value="0" calcext:value-type="float">
            <text:p>0,00</text:p>
          </table:table-cell>
          <table:table-cell table:style-name="ce546"/>
          <table:table-cell table:style-name="ce559"/>
          <table:table-cell table:number-columns-repeated="16378"/>
        </table:table-row>
        <table:table-row table:style-name="ro4">
          <table:table-cell table:style-name="ce480"/>
          <table:table-cell table:style-name="ce503"/>
          <table:table-cell table:number-columns-repeated="2"/>
          <table:table-cell table:style-name="ce525"/>
          <table:table-cell table:number-columns-repeated="16379"/>
        </table:table-row>
        <table:table-row table:style-name="ro4">
          <table:table-cell table:style-name="ce482" office:value-type="string" calcext:value-type="string">
            <text:p>TOTAL COTISATIONS ET CONTRIBUTIONS SOCIALES OBLIGATOIRES</text:p>
          </table:table-cell>
          <table:table-cell table:style-name="ce504"/>
          <table:table-cell table:style-name="ce528"/>
          <table:table-cell table:style-name="ce513" table:formula="of:=SUM([.D27:.D51])" office:value-type="float" office:value="0" calcext:value-type="float">
            <text:p>0,00</text:p>
          </table:table-cell>
          <table:table-cell table:style-name="ce547"/>
          <table:table-cell table:style-name="ce560" table:formula="of:=SUM([.F27:.F51])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 table:style-name="ce479"/>
          <table:table-cell table:style-name="ce503"/>
          <table:table-cell/>
          <table:table-cell table:style-name="ce537"/>
          <table:table-cell table:style-name="ce525"/>
          <table:table-cell table:style-name="ce561"/>
          <table:table-cell table:number-columns-repeated="16378"/>
        </table:table-row>
        <table:table-row table:style-name="ro4">
          <table:table-cell table:style-name="ce479" table:number-columns-repeated="6"/>
          <table:table-cell table:number-columns-repeated="16378"/>
        </table:table-row>
        <table:table-row table:style-name="ro4">
          <table:table-cell table:style-name="ce483" office:value-type="string" calcext:value-type="string">
            <text:p>MONTANT NET SOCIAL</text:p>
          </table:table-cell>
          <table:table-cell table:style-name="ce505" table:number-columns-repeated="2"/>
          <table:table-cell table:style-name="ce513" table:formula="of:=[.F23]-[.D52]+[.D60]" office:value-type="float" office:value="0" calcext:value-type="float">
            <office:annotation draw:style-name="gr37" draw:text-style-name="P3" svg:width="6.1cm" svg:height="3.662cm" svg:x="18.281cm" svg:y="28.297cm" draw:caption-point-x="-0.264cm" draw:caption-point-y="0.371cm">
              <dc:creator>Auteur inconnu</dc:creator>
              <dc:date>2024-11-07T16:36:00</dc:date>
              <text:p>A partir du 01/01/2024, montant net social = salaire brut - cotisations salariales collectives + IJSS subrogées + indemnité de rupture + prime de partage de la valeur</text:p>
              <text:p><text:span text:style-name="T2"/></text:p>
            </office:annotation>
            <text:p>0,00</text:p>
          </table:table-cell>
          <table:table-cell table:style-name="ce505"/>
          <table:table-cell table:style-name="ce562"/>
          <table:table-cell table:number-columns-repeated="16378"/>
        </table:table-row>
        <table:table-row table:style-name="ro4">
          <table:table-cell/>
          <table:table-cell table:style-name="ce479" table:number-columns-repeated="5"/>
          <table:table-cell table:number-columns-repeated="16378"/>
        </table:table-row>
        <table:table-row table:style-name="ro4">
          <table:table-cell table:style-name="ce484" office:value-type="string" calcext:value-type="string" table:number-columns-spanned="6" table:number-rows-spanned="1">
            <text:p>REMBOURSEMENTS ET DEDUCTIONS DIVERSES</text:p>
          </table:table-cell>
          <table:covered-table-cell table:number-columns-repeated="4" table:style-name="ce506"/>
          <table:covered-table-cell table:style-name="ce563"/>
          <table:table-cell table:number-columns-repeated="16378"/>
        </table:table-row>
        <table:table-row table:style-name="ro4">
          <table:table-cell table:style-name="ce485" office:value-type="string" calcext:value-type="string">
            <text:p>Remboursement Frais de transport</text:p>
          </table:table-cell>
          <table:table-cell table:style-name="ce501" table:number-columns-repeated="2"/>
          <table:table-cell table:style-name="ce534" table:formula="of:=[.B58]*[.C58]" office:value-type="float" office:value="0" calcext:value-type="float">
            <text:p>0,00</text:p>
          </table:table-cell>
          <table:table-cell table:style-name="ce548"/>
          <table:table-cell table:style-name="ce564"/>
          <table:table-cell table:number-columns-repeated="16378"/>
        </table:table-row>
        <table:table-row table:style-name="ro4">
          <table:table-cell office:value-type="string" calcext:value-type="string">
            <text:p>Remboursement allocations forfaitaires</text:p>
          </table:table-cell>
          <table:table-cell table:style-name="ce507" table:number-columns-repeated="2"/>
          <table:table-cell table:formula="of:=[.B59]*[.C59]" office:value-type="float" office:value="0" calcext:value-type="float">
            <text:p>0,00</text:p>
          </table:table-cell>
          <table:table-cell table:style-name="ce549"/>
          <table:table-cell table:style-name="ce565"/>
          <table:table-cell table:number-columns-repeated="16378"/>
        </table:table-row>
        <table:table-row table:style-name="ro4">
          <table:table-cell office:value-type="string" calcext:value-type="string">
            <text:p>Rembousement IJSS nettes (subrogées)</text:p>
          </table:table-cell>
          <table:table-cell table:style-name="ce507" table:number-columns-repeated="2"/>
          <table:table-cell table:formula="of:=[.B60]*[.C60]" office:value-type="float" office:value="0" calcext:value-type="float">
            <text:p>0,00</text:p>
          </table:table-cell>
          <table:table-cell table:style-name="ce549"/>
          <table:table-cell table:style-name="ce565"/>
          <table:table-cell table:number-columns-repeated="16378"/>
        </table:table-row>
        <table:table-row table:style-name="ro4">
          <table:table-cell office:value-type="string" calcext:value-type="string">
            <text:p>Retenue Titres-restaurant (part salariale)</text:p>
          </table:table-cell>
          <table:table-cell table:style-name="ce507" table:number-columns-repeated="2"/>
          <table:table-cell table:formula="of:=-[.B61]*[.C61]" office:value-type="float" office:value="0" calcext:value-type="float">
            <text:p>0,00</text:p>
          </table:table-cell>
          <table:table-cell table:style-name="ce549"/>
          <table:table-cell table:style-name="ce565"/>
          <table:table-cell table:number-columns-repeated="16378"/>
        </table:table-row>
        <table:table-row table:style-name="ro4">
          <table:table-cell office:value-type="string" calcext:value-type="string">
            <text:p>Retenue Avantage en nature</text:p>
          </table:table-cell>
          <table:table-cell table:style-name="ce507" table:number-columns-repeated="2"/>
          <table:table-cell table:formula="of:=-[.B62]*[.C62]" office:value-type="float" office:value="-0" calcext:value-type="float">
            <text:p>0,00</text:p>
          </table:table-cell>
          <table:table-cell table:style-name="ce549"/>
          <table:table-cell table:style-name="ce565"/>
          <table:table-cell table:number-columns-repeated="16378"/>
        </table:table-row>
        <table:table-row table:style-name="ro4">
          <table:table-cell office:value-type="string" calcext:value-type="string">
            <text:p>Retenue Chèques vacances (part salariale)</text:p>
          </table:table-cell>
          <table:table-cell table:style-name="ce507" table:number-columns-repeated="2"/>
          <table:table-cell table:formula="of:=-[.B63]*[.C63]" office:value-type="float" office:value="-0" calcext:value-type="float">
            <text:p>0,00</text:p>
          </table:table-cell>
          <table:table-cell table:style-name="ce549"/>
          <table:table-cell table:style-name="ce565"/>
          <table:table-cell table:number-columns-repeated="16378"/>
        </table:table-row>
        <table:table-row table:style-name="ro4">
          <table:table-cell office:value-type="string" calcext:value-type="string">
            <text:p>Saisie-arrêt</text:p>
          </table:table-cell>
          <table:table-cell table:style-name="ce507" table:number-columns-repeated="2"/>
          <table:table-cell table:formula="of:=-[.B64]*[.C64]" office:value-type="float" office:value="-0" calcext:value-type="float">
            <text:p>0,00</text:p>
          </table:table-cell>
          <table:table-cell table:style-name="ce549"/>
          <table:table-cell table:style-name="ce565"/>
          <table:table-cell table:number-columns-repeated="16378"/>
        </table:table-row>
        <table:table-row table:style-name="ro4">
          <table:table-cell office:value-type="string" calcext:value-type="string">
            <text:p>Avance</text:p>
          </table:table-cell>
          <table:table-cell table:style-name="ce507" table:number-columns-repeated="2"/>
          <table:table-cell table:formula="of:=-[.B65]*[.C65]" office:value-type="float" office:value="-0" calcext:value-type="float">
            <text:p>0,00</text:p>
          </table:table-cell>
          <table:table-cell table:style-name="ce549"/>
          <table:table-cell table:style-name="ce565"/>
          <table:table-cell table:number-columns-repeated="16378"/>
        </table:table-row>
        <table:table-row table:style-name="ro4">
          <table:table-cell office:value-type="string" calcext:value-type="string">
            <text:p>Acompte</text:p>
          </table:table-cell>
          <table:table-cell table:style-name="ce508" table:number-columns-repeated="2"/>
          <table:table-cell table:formula="of:=-[.B66]*[.C66]" office:value-type="float" office:value="-0" calcext:value-type="float">
            <text:p>0,00</text:p>
          </table:table-cell>
          <table:table-cell table:style-name="ce549"/>
          <table:table-cell table:style-name="ce565"/>
          <table:table-cell table:number-columns-repeated="16378"/>
        </table:table-row>
        <table:table-row table:style-name="ro4">
          <table:table-cell/>
          <table:table-cell table:style-name="ce509" table:number-columns-repeated="2"/>
          <table:table-cell table:style-name="ce538"/>
          <table:table-cell table:style-name="ce487"/>
          <table:table-cell table:style-name="ce566"/>
          <table:table-cell table:number-columns-repeated="16378"/>
        </table:table-row>
        <table:table-row table:style-name="ro4">
          <table:table-cell table:style-name="ce486" office:value-type="string" calcext:value-type="string">
            <text:p>MONTANT NET À PAYER AVANT IMPÔT SUR LE REVENU</text:p>
          </table:table-cell>
          <table:table-cell table:style-name="ce510" table:number-columns-repeated="2"/>
          <table:table-cell table:style-name="ce513" table:formula="of:=[.F23]-[.D52]+SUM([.D58:.D66])" office:value-type="float" office:value="0" calcext:value-type="float">
            <text:p>0,00</text:p>
          </table:table-cell>
          <table:table-cell table:style-name="ce510"/>
          <table:table-cell table:style-name="ce567"/>
          <table:table-cell table:number-columns-repeated="16378"/>
        </table:table-row>
        <table:table-row table:style-name="ro4">
          <table:table-cell/>
          <table:table-cell table:style-name="Default" table:number-columns-repeated="4"/>
          <table:table-cell table:style-name="ce568"/>
          <table:table-cell table:number-columns-repeated="16378"/>
        </table:table-row>
        <table:table-row table:style-name="ro4">
          <table:table-cell table:style-name="ce486" office:value-type="string" calcext:value-type="string">
            <text:p>IMPÔT SUR LE REVENU</text:p>
          </table:table-cell>
          <table:table-cell table:style-name="ce511" office:value-type="string" calcext:value-type="string">
            <text:p>Base</text:p>
          </table:table-cell>
          <table:table-cell table:style-name="ce511" office:value-type="string" calcext:value-type="string">
            <text:p>Taux</text:p>
          </table:table-cell>
          <table:table-cell table:style-name="ce511" office:value-type="string" calcext:value-type="string">
            <text:p>Montant</text:p>
          </table:table-cell>
          <table:table-cell table:style-name="ce511" office:value-type="string" calcext:value-type="string" table:number-columns-spanned="2" table:number-rows-spanned="1">
            <text:p>Cumul annuel</text:p>
          </table:table-cell>
          <table:covered-table-cell table:style-name="ce569"/>
          <table:table-cell table:number-columns-repeated="16378"/>
        </table:table-row>
        <table:table-row table:style-name="ro4">
          <table:table-cell table:style-name="ce487" office:value-type="string" calcext:value-type="string">
            <text:p>Montant net imposable</text:p>
          </table:table-cell>
          <table:table-cell table:style-name="ce512"/>
          <table:table-cell table:style-name="ce529"/>
          <table:table-cell table:style-name="ce513" table:formula="of:=[.F23]-[.F18]-[.F19]-[.D52]+[.D50]" office:value-type="float" office:value="0" calcext:value-type="float">
            <text:p>0,00</text:p>
          </table:table-cell>
          <table:table-cell table:style-name="ce550" table:number-columns-spanned="2" table:number-rows-spanned="1"/>
          <table:covered-table-cell table:style-name="ce570"/>
          <table:table-cell table:number-columns-repeated="16378"/>
        </table:table-row>
        <table:table-row table:style-name="ro4">
          <table:table-cell table:style-name="ce486" office:value-type="string" calcext:value-type="string">
            <text:p>IMPÔT SUR LE REVENU PRELEVE A LA SOURCE</text:p>
          </table:table-cell>
          <table:table-cell table:style-name="ce511" office:value-type="string" calcext:value-type="string">
            <text:p>Base</text:p>
          </table:table-cell>
          <table:table-cell table:style-name="ce511" office:value-type="string" calcext:value-type="string">
            <text:p>Taux</text:p>
          </table:table-cell>
          <table:table-cell table:style-name="ce511" office:value-type="string" calcext:value-type="string">
            <text:p>Montant</text:p>
          </table:table-cell>
          <table:table-cell table:style-name="ce511" office:value-type="string" calcext:value-type="string" table:number-columns-spanned="2" table:number-rows-spanned="1">
            <text:p>Cumul annuel</text:p>
          </table:table-cell>
          <table:covered-table-cell table:style-name="ce569"/>
          <table:table-cell table:number-columns-repeated="16378"/>
        </table:table-row>
        <table:table-row table:style-name="ro4">
          <table:table-cell table:style-name="ce488" office:value-type="string" calcext:value-type="string">
            <text:p>Montant de l'impôt sur le revenu prélevé à la source</text:p>
          </table:table-cell>
          <table:table-cell table:style-name="ce513" table:formula="of:=+[.D71]" office:value-type="float" office:value="0" calcext:value-type="float">
            <office:annotation draw:style-name="gr38" draw:text-style-name="P3" svg:width="7.879cm" svg:height="6.916cm" svg:x="13.287cm" svg:y="37.822cm" draw:caption-point-x="-0.264cm" draw:caption-point-y="0.371cm">
              <dc:creator>Auteur inconnu</dc:creator>
              <dc:date>2024-11-07T16:36:00</dc:date>
              <text:p>Attention</text:p>
              <text:p/>
              <text:p>*Enlever l'abattement de 725€ (en 2024) pour les CDD de - 2 mois seulement en cas de taux neutre</text:p>
              <text:p>*Ajouter les IJJSS brutes subrogées*0,962 en cas de subrogation maladie (les 60 premiers jours calendaires d'arrêt)</text:p>
              <text:p>*Ajouter les IJJSS brutes subrogées*0,962*50% en cas de subrogation AT/MP (non limité dans le temps)</text:p>
              <text:p>*Ajouter la part patronale des Chèques vacances supérieur au SMIC mensuel brut en vigueur</text:p>
              <text:p>*Ajouter part patronale TR - part excédentaire déjà soumise à cotisations dans les cas où le régime fiscal ne suit pas le régime social (cas où la part patronale dépasse les 60%)</text:p>
            </office:annotation>
            <text:p>0,00</text:p>
          </table:table-cell>
          <table:table-cell table:style-name="ce530" office:value-type="percentage" office:value="0" calcext:value-type="percentage">
            <office:annotation draw:style-name="gr39" draw:text-style-name="P3" svg:width="3.885cm" svg:height="1.375cm" svg:x="15.157cm" svg:y="37.822cm" draw:caption-point-x="-0.264cm" draw:caption-point-y="0.371cm">
              <dc:creator>Auteur inconnu</dc:creator>
              <dc:date>2024-11-07T16:36:00</dc:date>
              <text:p>Taux neutre ou personnalisé</text:p>
              <text:p><text:span text:style-name="T2"/></text:p>
            </office:annotation>
            <text:p>0,00 %</text:p>
          </table:table-cell>
          <table:table-cell table:style-name="ce513" table:formula="of:=[.B73]*[.C73]" office:value-type="float" office:value="0" calcext:value-type="float">
            <text:p>0,00</text:p>
          </table:table-cell>
          <table:table-cell table:style-name="ce490" table:number-columns-spanned="2" table:number-rows-spanned="1"/>
          <table:covered-table-cell table:style-name="ce490"/>
          <table:table-cell table:number-columns-repeated="16378"/>
        </table:table-row>
        <table:table-row table:style-name="ro4">
          <table:table-cell/>
          <table:table-cell table:style-name="Default" table:number-columns-repeated="4"/>
          <table:table-cell table:style-name="ce568"/>
          <table:table-cell table:number-columns-repeated="16378"/>
        </table:table-row>
        <table:table-row table:style-name="ro4">
          <table:table-cell table:style-name="ce486" office:value-type="string" calcext:value-type="string">
            <text:p>MONTANT NET A PAYER (en euros)</text:p>
          </table:table-cell>
          <table:table-cell table:style-name="ce514" table:number-columns-repeated="2"/>
          <table:table-cell table:style-name="ce539" table:formula="of:=+[.D68]-[.D73]" office:value-type="float" office:value="0" calcext:value-type="float">
            <text:p>0,00</text:p>
          </table:table-cell>
          <table:table-cell table:style-name="ce471"/>
          <table:table-cell table:style-name="ce554"/>
          <table:table-cell table:number-columns-repeated="16378"/>
        </table:table-row>
        <table:table-row table:style-name="ro4">
          <table:table-cell/>
          <table:table-cell table:style-name="Default" table:number-columns-repeated="4"/>
          <table:table-cell table:style-name="ce568"/>
          <table:table-cell table:number-columns-repeated="16378"/>
        </table:table-row>
        <table:table-row table:style-name="ro4">
          <table:table-cell table:style-name="ce486" office:value-type="string" calcext:value-type="string">
            <text:p>TOTAL VERSE PAR L'EMPLOYEUR</text:p>
          </table:table-cell>
          <table:table-cell table:style-name="ce515" table:number-columns-repeated="4"/>
          <table:table-cell table:style-name="ce513" table:formula="of:=+[.F23]+[.F52]" office:value-type="float" office:value="0" calcext:value-type="float">
            <text:p>0,00</text:p>
          </table:table-cell>
          <table:table-cell table:number-columns-repeated="16378"/>
        </table:table-row>
        <table:table-row table:style-name="ro4">
          <table:table-cell/>
          <table:table-cell table:style-name="Default" table:number-columns-repeated="4"/>
          <table:table-cell table:style-name="ce568"/>
          <table:table-cell table:number-columns-repeated="16378"/>
        </table:table-row>
        <table:table-row table:style-name="ro4">
          <table:table-cell table:style-name="ce489" office:value-type="string" calcext:value-type="string">
            <text:p>Congés Payés Période N-1 <text:s text:c="37"/>Congés Payés Période N</text:p>
          </table:table-cell>
          <table:table-cell table:style-name="Default" table:number-columns-repeated="4"/>
          <table:table-cell table:style-name="ce568"/>
          <table:table-cell table:number-columns-repeated="16378"/>
        </table:table-row>
        <table:table-row table:style-name="ro4">
          <table:table-cell table:style-name="ce479" office:value-type="string" calcext:value-type="string">
            <text:p>Dûs : <text:s text:c="81"/>Dûs : </text:p>
          </table:table-cell>
          <table:table-cell table:style-name="Default" table:number-columns-repeated="4"/>
          <table:table-cell table:style-name="ce568"/>
          <table:table-cell table:number-columns-repeated="16378"/>
        </table:table-row>
        <table:table-row table:style-name="ro4">
          <table:table-cell table:style-name="ce479" office:value-type="string" calcext:value-type="string">
            <text:p>Pris : <text:s text:c="81"/>Pris :</text:p>
          </table:table-cell>
          <table:table-cell table:style-name="Default" table:number-columns-repeated="4"/>
          <table:table-cell table:style-name="ce568"/>
          <table:table-cell table:number-columns-repeated="16378"/>
        </table:table-row>
        <table:table-row table:style-name="ro4">
          <table:table-cell table:style-name="ce487" office:value-type="string" calcext:value-type="string">
            <text:p>Solde : <text:s text:c="77"/>Solde :</text:p>
          </table:table-cell>
          <table:table-cell table:style-name="Default" table:number-columns-repeated="4"/>
          <table:table-cell table:style-name="ce568"/>
          <table:table-cell table:number-columns-repeated="16378"/>
        </table:table-row>
        <table:table-row table:style-name="ro4">
          <table:table-cell/>
          <table:table-cell table:style-name="Default" table:number-columns-repeated="4"/>
          <table:table-cell table:style-name="ce568"/>
          <table:table-cell table:number-columns-repeated="16378"/>
        </table:table-row>
        <table:table-row table:style-name="ro4">
          <table:table-cell table:style-name="ce490" office:value-type="string" calcext:value-type="string" table:number-columns-spanned="6" table:number-rows-spanned="1">
            <text:p>Dans votre intérêt et pour vous aider à faire valoir vos droits, conserver ce bulletin de paie sans limitation de durée</text:p>
          </table:table-cell>
          <table:covered-table-cell table:number-columns-repeated="4" table:style-name="ce516"/>
          <table:covered-table-cell table:style-name="ce571"/>
          <table:table-cell table:number-columns-repeated="16378"/>
        </table:table-row>
        <table:named-expressions>
          <table:named-range table:name="_xlnm.Print_Area" table:base-cell-address="$Bulletin.$A$1" table:cell-range-address="$stagiaire.$A$1:.$F$84" table:range-usable-as="print-range"/>
        </table:named-expressions>
      </table:table>
      <table:named-expressions>
        <table:named-expression table:name="A.C._trA_pat" table:base-cell-address="$Bulletin.$A$1" table:expression="['file://forma1/enseigna/luccini/EUROFOAD/Activit%C3%A9%20PAIE/Basetaux.xls'#$COTISATIONS.$B$28]"/>
        <table:named-expression table:name="A.C._tra_sal" table:base-cell-address="$Bulletin.$A$1" table:expression="['file://forma1/enseigna/luccini/EUROFOAD/Activit%C3%A9%20PAIE/Basetaux.xls'#$COTISATIONS.$C$28]"/>
        <table:named-expression table:name="A.C._trb_pat" table:base-cell-address="$Bulletin.$A$1" table:expression="['file://forma1/enseigna/luccini/EUROFOAD/Activit%C3%A9%20PAIE/Basetaux.xls'#$COTISATIONS.$B$30]"/>
        <table:named-expression table:name="A.C._trb_sal" table:base-cell-address="$Bulletin.$A$1" table:expression="['file://forma1/enseigna/luccini/EUROFOAD/Activit%C3%A9%20PAIE/Basetaux.xls'#$COTISATIONS.$C$30]"/>
        <table:named-expression table:name="A.S.F._trA_pat" table:base-cell-address="$Bulletin.$A$1" table:expression="['file://forma1/enseigna/luccini/EUROFOAD/Activit%C3%A9%20PAIE/Basetaux.xls'#$COTISATIONS.$B$27]"/>
        <table:named-expression table:name="A.S.F._trA_sal" table:base-cell-address="$Bulletin.$A$1" table:expression="['file://forma1/enseigna/luccini/EUROFOAD/Activit%C3%A9%20PAIE/Basetaux.xls'#$COTISATIONS.$C$27]"/>
        <table:named-expression table:name="A.S.F._trB_pat" table:base-cell-address="$Bulletin.$A$1" table:expression="['file://forma1/enseigna/luccini/EUROFOAD/Activit%C3%A9%20PAIE/Basetaux.xls'#$COTISATIONS.$B$29]"/>
        <table:named-expression table:name="A.S.F._trb_sal" table:base-cell-address="$Bulletin.$A$1" table:expression="['file://forma1/enseigna/luccini/EUROFOAD/Activit%C3%A9%20PAIE/Basetaux.xls'#$COTISATIONS.$C$29]"/>
        <table:named-expression table:name="Aide_au_logement" table:base-cell-address="$Bulletin.$A$1" table:expression="['file://forma1/enseigna/luccini/EUROFOAD/Activit%C3%A9%20PAIE/Basetaux.xls'#$COTISATIONS.$B$14]"/>
        <table:named-expression table:name="Aide_au_logement___9_salariés" table:base-cell-address="$Bulletin.$A$1" table:expression="['file://forma1/enseigna/luccini/EUROFOAD/Activit%C3%A9%20PAIE/Basetaux.xls'#$COTISATIONS.$B$19]"/>
        <table:named-expression table:name="Allocations_familiales_100" table:base-cell-address="$Bulletin.$A$1" table:expression="['file://forma1/enseigna/luccini/EUROFOAD/Activit%C3%A9%20PAIE/Basetaux.xls'#$COTISATIONS.$B$13]"/>
        <table:named-expression table:name="an_repas_inf_plafond" table:base-cell-address="$Bulletin.$A$1" table:expression="['file://forma1/enseigna/luccini/EUROFOAD/Activit%C3%A9%20PAIE/Basetaux.xls'#$COTISATIONS.$B$71]"/>
        <table:named-expression table:name="APEC_pat" table:base-cell-address="$Bulletin.$A$1" table:expression="['file://forma1/enseigna/luccini/EUROFOAD/Activit%C3%A9%20PAIE/Basetaux.xls'#$COTISATIONS.$B$39]"/>
        <table:named-expression table:name="APEC_sal" table:base-cell-address="$Bulletin.$A$1" table:expression="['file://forma1/enseigna/luccini/EUROFOAD/Activit%C3%A9%20PAIE/Basetaux.xls'#$COTISATIONS.$C$39]"/>
        <table:named-expression table:name="Assurance_maladie_pat" table:base-cell-address="$Bulletin.$A$1" table:expression="['file://forma1/enseigna/luccini/EUROFOAD/Activit%C3%A9%20PAIE/Basetaux.xls'#$COTISATIONS.$B$9]"/>
        <table:named-expression table:name="Assurance_maladie_sal" table:base-cell-address="$Bulletin.$A$1" table:expression="['file://forma1/enseigna/luccini/EUROFOAD/Activit%C3%A9%20PAIE/Basetaux.xls'#$COTISATIONS.$C$9]"/>
        <table:named-expression table:name="Assurance_veuvage" table:base-cell-address="$Bulletin.$A$1" table:expression="['file://forma1/enseigna/luccini/EUROFOAD/Activit%C3%A9%20PAIE/Basetaux.xls'#$COTISATIONS.$C$12]"/>
        <table:named-expression table:name="Assurance_vieillesse_pat" table:base-cell-address="$Bulletin.$A$1" table:expression="['file://forma1/enseigna/luccini/EUROFOAD/Activit%C3%A9%20PAIE/Basetaux.xls'#$COTISATIONS.$B$10]"/>
        <table:named-expression table:name="Assurance_vieillesse_pat_tt" table:base-cell-address="$Bulletin.$A$1" table:expression="['file://forma1/enseigna/luccini/EUROFOAD/Activit%C3%A9%20PAIE/Basetaux.xls'#$COTISATIONS.$B$11]"/>
        <table:named-expression table:name="Assurance_vieillesse_sal" table:base-cell-address="$Bulletin.$A$1" table:expression="['file://forma1/enseigna/luccini/EUROFOAD/Activit%C3%A9%20PAIE/Basetaux.xls'#$COTISATIONS.$C$10]"/>
        <table:named-expression table:name="Assurance_vieillesse_sal_tt" table:base-cell-address="$Bulletin.$A$1" table:expression="['file://forma1/enseigna/luccini/EUROFOAD/Activit%C3%A9%20PAIE/Basetaux.xls'#$COTISATIONS.$C$11]"/>
        <table:named-expression table:name="Brutap" table:base-cell-address="$Bulletin.$A$1" table:expression="['file:///H:/Jean-Michel/Titre%20Gestionnaire%20de%20paie/Ressources/Matrices%20Bulletins%20paie/A%20Matrice%20Paie%2001_2014.xlsx'#$Aprentis.$H$33]"/>
        <table:named-expression table:name="Bruts_cumulés" table:base-cell-address="$Bulletin.$A$1" table:expression="#REF!"/>
        <table:named-expression table:name="Cadres_tranche_A_pat" table:base-cell-address="$Bulletin.$A$1" table:expression="['file://forma1/enseigna/luccini/EUROFOAD/Activit%C3%A9%20PAIE/Basetaux.xls'#$COTISATIONS.$B$36]"/>
        <table:named-expression table:name="Cadres_tranche_A_sal" table:base-cell-address="$Bulletin.$A$1" table:expression="['file://forma1/enseigna/luccini/EUROFOAD/Activit%C3%A9%20PAIE/Basetaux.xls'#$COTISATIONS.$C$36]"/>
        <table:named-expression table:name="Cadres_tranche_B_pat" table:base-cell-address="$Bulletin.$A$1" table:expression="['file://forma1/enseigna/luccini/EUROFOAD/Activit%C3%A9%20PAIE/Basetaux.xls'#$COTISATIONS.$B$37]"/>
        <table:named-expression table:name="Cadres_tranche_B_sal" table:base-cell-address="$Bulletin.$A$1" table:expression="['file://forma1/enseigna/luccini/EUROFOAD/Activit%C3%A9%20PAIE/Basetaux.xls'#$COTISATIONS.$C$37]"/>
        <table:named-expression table:name="Cadres_tranche_C_pat" table:base-cell-address="$Bulletin.$A$1" table:expression="['file://forma1/enseigna/luccini/EUROFOAD/Activit%C3%A9%20PAIE/Basetaux.xls'#$COTISATIONS.$B$38]"/>
        <table:named-expression table:name="Cadres_tranche_C_sal" table:base-cell-address="$Bulletin.$A$1" table:expression="['file://forma1/enseigna/luccini/EUROFOAD/Activit%C3%A9%20PAIE/Basetaux.xls'#$COTISATIONS.$C$38]"/>
        <table:named-expression table:name="CET_pat" table:base-cell-address="$Bulletin.$A$1" table:expression="['file://forma1/enseigna/luccini/EUROFOAD/Activit%C3%A9%20PAIE/Basetaux.xls'#$COTISATIONS.$B$42]"/>
        <table:named-expression table:name="CET_sal" table:base-cell-address="$Bulletin.$A$1" table:expression="['file://forma1/enseigna/luccini/EUROFOAD/Activit%C3%A9%20PAIE/Basetaux.xls'#$COTISATIONS.$C$42]"/>
        <table:named-expression table:name="CODE" table:base-cell-address="$Bulletin.$A$1" table:expression="#REF!"/>
        <table:named-expression table:name="conso" table:base-cell-address="$Bulletin.$A$1" table:expression="['file:///H:/Jean-Michel/Titre%20Gestionnaire%20de%20paie/Ressources/Matrices%20Bulletins%20paie/A%20Matrice%20Paie%2001_2014.xlsx'#$'fiche de paie'.$D$47:.$D$102];['file:///H:/Jean-Michel/Titre%20Gestionnaire%20de%20paie/Ressources/Matrices%20Bulletins%20paie/A%20Matrice%20Paie%2001_2014.xlsx'#$'fiche de paie'.$F$47];['file:///H:/Jean-Michel/Titre%20Gestionnaire%20de%20paie/Ressources/Matrices%20Bulletins%20paie/A%20Matrice%20Paie%2001_2014.xlsx'#$'fiche de paie'.$F$47:.$F$104];['file:///H:/Jean-Michel/Titre%20Gestionnaire%20de%20paie/Ressources/Matrices%20Bulletins%20paie/A%20Matrice%20Paie%2001_2014.xlsx'#$'fiche de paie'.$H$47:.$H$125];['file:///H:/Jean-Michel/Titre%20Gestionnaire%20de%20paie/Ressources/Matrices%20Bulletins%20paie/A%20Matrice%20Paie%2001_2014.xlsx'#$'fiche de paie'.$D$106];['file:///H:/Jean-Michel/Titre%20Gestionnaire%20de%20paie/Ressources/Matrices%20Bulletins%20paie/A%20Matrice%20Paie%2001_2014.xlsx'#$'fiche de paie'.$D$108]"/>
        <table:named-expression table:name="Contribution_Sociale_Généralisée__déductible" table:base-cell-address="$Bulletin.$A$1" table:expression="['file://forma1/enseigna/luccini/EUROFOAD/Activit%C3%A9%20PAIE/Basetaux.xls'#$COTISATIONS.$C$17]"/>
        <table:named-expression table:name="Contribution_Sociale_Généralisée__non_déductible" table:base-cell-address="$Bulletin.$A$1" table:expression="['file://forma1/enseigna/luccini/EUROFOAD/Activit%C3%A9%20PAIE/Basetaux.xls'#$COTISATIONS.$C$16]"/>
        <table:named-expression table:name="cot_pat_AGFF_cadre_TA" table:base-cell-address="$Bulletin.$A$1" table:expression="['file:///H:/Jean-Michel/Titre%20Gestionnaire%20de%20paie/Ressources/Matrices%20Bulletins%20paie/Matrice%20bulletins%20de%20paie%20base%202016_01%20jmc.xlsm'#$basetaux.$C$52]"/>
        <table:named-expression table:name="cot_pat_AGFF_cadre_TB" table:base-cell-address="$Bulletin.$A$1" table:expression="['file:///H:/Jean-Michel/Titre%20Gestionnaire%20de%20paie/Ressources/Matrices%20Bulletins%20paie/Matrice%20bulletins%20de%20paie%20base%202016_01%20jmc.xlsm'#$basetaux.$C$53]"/>
        <table:named-expression table:name="cot_pat_AGFF_nc_T2" table:base-cell-address="$Bulletin.$A$1" table:expression="['file:///H:/Jean-Michel/Titre%20Gestionnaire%20de%20paie/Ressources/Matrices%20Bulletins%20paie/Matrice%20bulletins%20de%20paie%20base%202016_01%20jmc.xlsm'#$basetaux.$C$48]"/>
        <table:named-expression table:name="cot_pat_AGFF_nc_TA" table:base-cell-address="$Bulletin.$A$1" table:expression="['file:///H:/Jean-Michel/Titre%20Gestionnaire%20de%20paie/Ressources/Matrices%20Bulletins%20paie/Matrice%20bulletins%20de%20paie%20base%202016_01%20jmc.xlsm'#$basetaux.$C$47]"/>
        <table:named-expression table:name="cot_pat_alloc_fam" table:base-cell-address="$Bulletin.$A$1" table:expression="['file:///H:/Jean-Michel/Titre%20Gestionnaire%20de%20paie/Ressources/Matrices%20Bulletins%20paie/Matrice%20bulletins%20de%20paie%20base%202016_01%20jmc.xlsm'#$basetaux.$C$28]"/>
        <table:named-expression table:name="cot_pat_apec" table:base-cell-address="$Bulletin.$A$1" table:expression="['file:///H:/Jean-Michel/Titre%20Gestionnaire%20de%20paie/Ressources/Matrices%20Bulletins%20paie/Matrice%20bulletins%20de%20paie%20base%202016_01%20jmc.xlsm'#$basetaux.$C$57]"/>
        <table:named-expression table:name="cot_pat_assedic_TA" table:base-cell-address="$Bulletin.$A$1" table:expression="['file:///H:/Jean-Michel/Titre%20Gestionnaire%20de%20paie/Ressources/Matrices%20Bulletins%20paie/Matrice%20bulletins%20de%20paie%20base%202016_01%20jmc.xlsm'#$basetaux.$C$40]"/>
        <table:named-expression table:name="cot_pat_ass_mal" table:base-cell-address="$Bulletin.$A$1" table:expression="['file:///H:/Jean-Michel/Titre%20Gestionnaire%20de%20paie/Ressources/Matrices%20Bulletins%20paie/Matrice%20bulletins%20de%20paie%20base%202016_01%20jmc.xlsm'#$basetaux.$C$24]"/>
        <table:named-expression table:name="cot_pat_contrib_solidar_autonomie" table:base-cell-address="$Bulletin.$A$1" table:expression="['file:///H:/Jean-Michel/Titre%20Gestionnaire%20de%20paie/Ressources/Matrices%20Bulletins%20paie/Matrice%20bulletins%20de%20paie%20base%202016_01%20jmc.xlsm'#$basetaux.$C$25]"/>
        <table:named-expression table:name="cot_pat_cot_except_temporaire" table:base-cell-address="$Bulletin.$A$1" table:expression="['file:///H:/Jean-Michel/Titre%20Gestionnaire%20de%20paie/Ressources/Matrices%20Bulletins%20paie/Matrice%20bulletins%20de%20paie%20base%202016_01%20jmc.xlsm'#$basetaux.$C$56]"/>
        <table:named-expression table:name="cot_pat_fnal_supTA_sup_egal_20" table:base-cell-address="$Bulletin.$A$1" table:expression="['file:///H:/Jean-Michel/Titre%20Gestionnaire%20de%20paie/Ressources/Matrices%20Bulletins%20paie/Matrice%20bulletins%20de%20paie%20base%202016_01%20jmc.xlsm'#$basetaux.$C$32]"/>
        <table:named-expression table:name="cot_pat_fnal_toutes_entses" table:base-cell-address="$Bulletin.$A$1" table:expression="['file:///H:/Jean-Michel/Titre%20Gestionnaire%20de%20paie/Ressources/Matrices%20Bulletins%20paie/Matrice%20bulletins%20de%20paie%20base%202016_01%20jmc.xlsm'#$basetaux.$C$30]"/>
        <table:named-expression table:name="cot_pat_FNGS" table:base-cell-address="$Bulletin.$A$1" table:expression="['file:///H:/Jean-Michel/Titre%20Gestionnaire%20de%20paie/Ressources/Matrices%20Bulletins%20paie/Matrice%20bulletins%20de%20paie%20base%202016_01%20jmc.xlsm'#$basetaux.$C$42]"/>
        <table:named-expression table:name="cot_pat_forfait_social" table:base-cell-address="$Bulletin.$A$1" table:expression="['file:///H:/Jean-Michel/Titre%20Gestionnaire%20de%20paie/Ressources/Matrices%20Bulletins%20paie/Matrice%20bulletins%20de%20paie%20base%202016_01%20jmc.xlsm'#$basetaux.$C$38]"/>
        <table:named-expression table:name="cot_pat_prévoyance" table:base-cell-address="$Bulletin.$A$1" table:expression="['file:///H:/Jean-Michel/Titre%20Gestionnaire%20de%20paie/Ressources/Matrices%20Bulletins%20paie/Matrice%20bulletins%20de%20paie%20base%202016_01%20jmc.xlsm'#$basetaux.$C$59]"/>
        <table:named-expression table:name="cot_pat_retraite_GMP" table:base-cell-address="$Bulletin.$A$1" table:expression="['file:///H:/Jean-Michel/Titre%20Gestionnaire%20de%20paie/Ressources/Matrices%20Bulletins%20paie/Matrice%20bulletins%20de%20paie%20base%202016_01%20jmc.xlsm'#$basetaux.$C$54]"/>
        <table:named-expression table:name="cot_pat_retraite_nc_T2" table:base-cell-address="$Bulletin.$A$1" table:expression="['file:///H:/Jean-Michel/Titre%20Gestionnaire%20de%20paie/Ressources/Matrices%20Bulletins%20paie/Matrice%20bulletins%20de%20paie%20base%202016_01%20jmc.xlsm'#$basetaux.$C$46]"/>
        <table:named-expression table:name="cot_pat_retraite_nc_TA" table:base-cell-address="$Bulletin.$A$1" table:expression="['file:///H:/Jean-Michel/Titre%20Gestionnaire%20de%20paie/Ressources/Matrices%20Bulletins%20paie/Matrice%20bulletins%20de%20paie%20base%202016_01%20jmc.xlsm'#$basetaux.$C$45]"/>
        <table:named-expression table:name="cot_pat_ret_cadre_TA" table:base-cell-address="$Bulletin.$A$1" table:expression="['file:///H:/Jean-Michel/Titre%20Gestionnaire%20de%20paie/Ressources/Matrices%20Bulletins%20paie/Matrice%20bulletins%20de%20paie%20base%202016_01%20jmc.xlsm'#$basetaux.$C$50]"/>
        <table:named-expression table:name="cot_pat_ret_cadre_TB" table:base-cell-address="$Bulletin.$A$1" table:expression="['file:///H:/Jean-Michel/Titre%20Gestionnaire%20de%20paie/Ressources/Matrices%20Bulletins%20paie/Matrice%20bulletins%20de%20paie%20base%202016_01%20jmc.xlsm'#$basetaux.$C$51]"/>
        <table:named-expression table:name="cot_pat_ret_cadre_TC" table:base-cell-address="$Bulletin.$A$1" table:expression="['file:///H:/Jean-Michel/Titre%20Gestionnaire%20de%20paie/Ressources/Matrices%20Bulletins%20paie/Matrice%20bulletins%20de%20paie%20base%202016_01%20jmc.xlsm'#$basetaux.$C$55]"/>
        <table:named-expression table:name="cot_pat_vieillesse_T" table:base-cell-address="$Bulletin.$A$1" table:expression="['file:///H:/Jean-Michel/Titre%20Gestionnaire%20de%20paie/Ressources/Matrices%20Bulletins%20paie/Matrice%20bulletins%20de%20paie%20base%202016_01%20jmc.xlsm'#$basetaux.$C$33]"/>
        <table:named-expression table:name="cot_pat_vieillesse_TA" table:base-cell-address="$Bulletin.$A$1" table:expression="['file:///H:/Jean-Michel/Titre%20Gestionnaire%20de%20paie/Ressources/Matrices%20Bulletins%20paie/Matrice%20bulletins%20de%20paie%20base%202016_01%20jmc.xlsm'#$basetaux.$C$34]"/>
        <table:named-expression table:name="FNGS" table:base-cell-address="$Bulletin.$A$1" table:expression="['file://forma1/enseigna/luccini/EUROFOAD/Activit%C3%A9%20PAIE/Basetaux.xls'#$COTISATIONS.$B$31]"/>
        <table:named-expression table:name="Forfait_APEC_pat" table:base-cell-address="$Bulletin.$A$1" table:expression="['file://forma1/enseigna/luccini/EUROFOAD/Activit%C3%A9%20PAIE/Basetaux.xls'#$COTISATIONS.$B$40]"/>
        <table:named-expression table:name="Forfait_APEC_sal" table:base-cell-address="$Bulletin.$A$1" table:expression="['file://forma1/enseigna/luccini/EUROFOAD/Activit%C3%A9%20PAIE/Basetaux.xls'#$COTISATIONS.$C$40]"/>
        <table:named-expression table:name="hrem" table:base-cell-address="$Bulletin.$A$1" table:expression="['file:///H:/Jean-Michel/Titre%20Gestionnaire%20de%20paie/Ressources/Matrices%20Bulletins%20paie/A%20Matrice%20Paie%2001_2014.xlsx'#$'fiche de paie'.$D$41]"/>
        <table:named-expression table:name="plafond" table:base-cell-address="$Bulletin.$A$1" table:expression="['file:///H:/Jean-Michel/Titre%20Gestionnaire%20de%20paie/Ressources/Matrices%20Bulletins%20paie/Matrice%20bulletins%20de%20paie%20base%202016_01%20jmc.xlsm'#$basetaux.$J$22]"/>
        <table:named-expression table:name="plafond2" table:base-cell-address="$Bulletin.$A$1" table:expression="#REF!"/>
        <table:named-expression table:name="plafond3" table:base-cell-address="$Bulletin.$A$1" table:expression="#REF!"/>
        <table:named-expression table:name="Plafonds_cumulés" table:base-cell-address="$Bulletin.$A$1" table:expression="#REF!"/>
        <table:named-expression table:name="Plafond_de_sécurité_Sociale" table:base-cell-address="$Bulletin.$A$1" table:expression="['file://forma1/enseigna/luccini/EUROFOAD/Activit%C3%A9%20PAIE/Basetaux.xls'#$COTISATIONS.$B$49]"/>
        <table:named-expression table:name="plafond_gmp" table:base-cell-address="$Bulletin.$A$1" table:expression="['file:///H:/Jean-Michel/Titre%20Gestionnaire%20de%20paie/Ressources/Matrices%20Bulletins%20paie/Matrice%20bulletins%20de%20paie%20base%202016_01%20jmc.xlsm'#$basetaux.$J$35]"/>
        <table:named-expression table:name="Prévoyance_Cadres_TA_" table:base-cell-address="$Bulletin.$A$1" table:expression="['file://forma1/enseigna/luccini/EUROFOAD/Activit%C3%A9%20PAIE/Basetaux.xls'#$COTISATIONS.$B$41]"/>
        <table:named-expression table:name="RDS__Remboursement_de_la_dette_sociale" table:base-cell-address="$Bulletin.$A$1" table:expression="['file://forma1/enseigna/luccini/EUROFOAD/Activit%C3%A9%20PAIE/Basetaux.xls'#$COTISATIONS.$C$18]"/>
        <table:named-expression table:name="Retraite_Employés_tranche_1_pat" table:base-cell-address="$Bulletin.$A$1" table:expression="['file://forma1/enseigna/luccini/EUROFOAD/Activit%C3%A9%20PAIE/Basetaux.xls'#$COTISATIONS.$B$43]"/>
        <table:named-expression table:name="Retraite_Employés_tranche_1_sal" table:base-cell-address="$Bulletin.$A$1" table:expression="['file://forma1/enseigna/luccini/EUROFOAD/Activit%C3%A9%20PAIE/Basetaux.xls'#$COTISATIONS.$C$43]"/>
        <table:named-expression table:name="Retraite_Employés_tranche_2_pat" table:base-cell-address="$Bulletin.$A$1" table:expression="['file://forma1/enseigna/luccini/EUROFOAD/Activit%C3%A9%20PAIE/Basetaux.xls'#$COTISATIONS.$B$44]"/>
        <table:named-expression table:name="Retraite_Employés_tranche_2_sal" table:base-cell-address="$Bulletin.$A$1" table:expression="['file://forma1/enseigna/luccini/EUROFOAD/Activit%C3%A9%20PAIE/Basetaux.xls'#$COTISATIONS.$C$44]"/>
        <table:named-expression table:name="RS_AGFF_cadre_TA" table:base-cell-address="$Bulletin.$A$1" table:expression="['file:///H:/Jean-Michel/Titre%20Gestionnaire%20de%20paie/Ressources/Matrices%20Bulletins%20paie/Matrice%20bulletins%20de%20paie%20base%202016_01%20jmc.xlsm'#$basetaux.$E$52]"/>
        <table:named-expression table:name="RS_AGFF_cadre_TB" table:base-cell-address="$Bulletin.$A$1" table:expression="['file:///H:/Jean-Michel/Titre%20Gestionnaire%20de%20paie/Ressources/Matrices%20Bulletins%20paie/Matrice%20bulletins%20de%20paie%20base%202016_01%20jmc.xlsm'#$basetaux.$E$53]"/>
        <table:named-expression table:name="RS_AGFF_nc_T2" table:base-cell-address="$Bulletin.$A$1" table:expression="['file:///H:/Jean-Michel/Titre%20Gestionnaire%20de%20paie/Ressources/Matrices%20Bulletins%20paie/Matrice%20bulletins%20de%20paie%20base%202016_01%20jmc.xlsm'#$basetaux.$E$48]"/>
        <table:named-expression table:name="RS_AGFF_nc_TA" table:base-cell-address="$Bulletin.$A$1" table:expression="['file:///H:/Jean-Michel/Titre%20Gestionnaire%20de%20paie/Ressources/Matrices%20Bulletins%20paie/Matrice%20bulletins%20de%20paie%20base%202016_01%20jmc.xlsm'#$basetaux.$E$47]"/>
        <table:named-expression table:name="RS_apec" table:base-cell-address="$Bulletin.$A$1" table:expression="['file:///H:/Jean-Michel/Titre%20Gestionnaire%20de%20paie/Ressources/Matrices%20Bulletins%20paie/Matrice%20bulletins%20de%20paie%20base%202016_01%20jmc.xlsm'#$basetaux.$E$57]"/>
        <table:named-expression table:name="RS_assedic_TA" table:base-cell-address="$Bulletin.$A$1" table:expression="['file:///H:/Jean-Michel/Titre%20Gestionnaire%20de%20paie/Ressources/Matrices%20Bulletins%20paie/Matrice%20bulletins%20de%20paie%20base%202016_01%20jmc.xlsm'#$basetaux.$E$40]"/>
        <table:named-expression table:name="RS_ass_mal" table:base-cell-address="$Bulletin.$A$1" table:expression="['file:///H:/Jean-Michel/Titre%20Gestionnaire%20de%20paie/Ressources/Matrices%20Bulletins%20paie/Matrice%20bulletins%20de%20paie%20base%202016_01%20jmc.xlsm'#$basetaux.$E$24]"/>
        <table:named-expression table:name="RS_cot_except_temporaire" table:base-cell-address="$Bulletin.$A$1" table:expression="['file:///H:/Jean-Michel/Titre%20Gestionnaire%20de%20paie/Ressources/Matrices%20Bulletins%20paie/Matrice%20bulletins%20de%20paie%20base%202016_01%20jmc.xlsm'#$basetaux.$E$56]"/>
        <table:named-expression table:name="RS_CRDS" table:base-cell-address="$Bulletin.$A$1" table:expression="['file:///H:/Jean-Michel/Titre%20Gestionnaire%20de%20paie/Ressources/Matrices%20Bulletins%20paie/Matrice%20bulletins%20de%20paie%20base%202016_01%20jmc.xlsm'#$basetaux.$E$63]"/>
        <table:named-expression table:name="RS_CSGdéductible" table:base-cell-address="$Bulletin.$A$1" table:expression="['file:///H:/Jean-Michel/Titre%20Gestionnaire%20de%20paie/Ressources/Matrices%20Bulletins%20paie/Matrice%20bulletins%20de%20paie%20base%202016_01%20jmc.xlsm'#$basetaux.$E$35]"/>
        <table:named-expression table:name="RS_retraite_GMP" table:base-cell-address="$Bulletin.$A$1" table:expression="['file:///H:/Jean-Michel/Titre%20Gestionnaire%20de%20paie/Ressources/Matrices%20Bulletins%20paie/Matrice%20bulletins%20de%20paie%20base%202016_01%20jmc.xlsm'#$basetaux.$E$54]"/>
        <table:named-expression table:name="RS_retraite_nc_T2" table:base-cell-address="$Bulletin.$A$1" table:expression="['file:///H:/Jean-Michel/Titre%20Gestionnaire%20de%20paie/Ressources/Matrices%20Bulletins%20paie/Matrice%20bulletins%20de%20paie%20base%202016_01%20jmc.xlsm'#$basetaux.$E$46]"/>
        <table:named-expression table:name="RS_retraite_nc_TA" table:base-cell-address="$Bulletin.$A$1" table:expression="['file:///H:/Jean-Michel/Titre%20Gestionnaire%20de%20paie/Ressources/Matrices%20Bulletins%20paie/Matrice%20bulletins%20de%20paie%20base%202016_01%20jmc.xlsm'#$basetaux.$E$45]"/>
        <table:named-expression table:name="RS_ret_cadre_TA" table:base-cell-address="$Bulletin.$A$1" table:expression="['file:///H:/Jean-Michel/Titre%20Gestionnaire%20de%20paie/Ressources/Matrices%20Bulletins%20paie/Matrice%20bulletins%20de%20paie%20base%202016_01%20jmc.xlsm'#$basetaux.$E$50]"/>
        <table:named-expression table:name="RS_ret_cadre_TB" table:base-cell-address="$Bulletin.$A$1" table:expression="['file:///H:/Jean-Michel/Titre%20Gestionnaire%20de%20paie/Ressources/Matrices%20Bulletins%20paie/Matrice%20bulletins%20de%20paie%20base%202016_01%20jmc.xlsm'#$basetaux.$E$51]"/>
        <table:named-expression table:name="RS_ret_cadre_TC" table:base-cell-address="$Bulletin.$A$1" table:expression="['file:///H:/Jean-Michel/Titre%20Gestionnaire%20de%20paie/Ressources/Matrices%20Bulletins%20paie/Matrice%20bulletins%20de%20paie%20base%202016_01%20jmc.xlsm'#$basetaux.$E$55]"/>
        <table:named-expression table:name="RS_vieillesse_T" table:base-cell-address="$Bulletin.$A$1" table:expression="['file:///H:/Jean-Michel/Titre%20Gestionnaire%20de%20paie/Ressources/Matrices%20Bulletins%20paie/Matrice%20bulletins%20de%20paie%20base%202016_01%20jmc.xlsm'#$basetaux.$E$33]"/>
        <table:named-expression table:name="RS_vieillesse_TA" table:base-cell-address="$Bulletin.$A$1" table:expression="['file:///H:/Jean-Michel/Titre%20Gestionnaire%20de%20paie/Ressources/Matrices%20Bulletins%20paie/Matrice%20bulletins%20de%20paie%20base%202016_01%20jmc.xlsm'#$basetaux.$E$34]"/>
        <table:named-expression table:name="SMIC" table:base-cell-address="$Bulletin.$A$1" table:expression="['file:///H:/Jean-Michel/Titre%20Gestionnaire%20de%20paie/Ressources/Matrices%20Bulletins%20paie/A%20Matrice%20Paie%2001_2014.xlsx'#$Divers.$B$15]"/>
        <table:named-expression table:name="smic_horaire" table:base-cell-address="$Bulletin.$A$1" table:expression="['file:///H:/Jean-Michel/Titre%20Gestionnaire%20de%20paie/Ressources/Matrices%20Bulletins%20paie/Matrice%20bulletins%20de%20paie%20base%202016_01%20jmc.xlsm'#$basetaux.$J$33]"/>
        <table:named-expression table:name="smic_mensuel" table:base-cell-address="$Bulletin.$A$1" table:expression="['file:///H:/Jean-Michel/Titre%20Gestionnaire%20de%20paie/Ressources/Matrices%20Bulletins%20paie/Matrice%20bulletins%20de%20paie%20base%202016_01%20jmc.xlsm'#$basetaux.$J$34]"/>
        <table:named-expression table:name="Taxe_de_prévoyance" table:base-cell-address="$Bulletin.$A$1" table:expression="['file://forma1/enseigna/luccini/EUROFOAD/Activit%C3%A9%20PAIE/Basetaux.xls'#$COTISATIONS.$B$20]"/>
        <table:named-expression table:name="Tranche_1" table:base-cell-address="$Bulletin.$A$1" table:expression="['file:///H:/ddbur/anofichiers1311/anosfichiers/a%20GDP/ASUPDI/GAP%20Etape01/GAP_E01_S03_I03demis/GAP_E01_S03_I03_cordemis1301.XLS'#$'Non cadre '.$K$36]"/>
        <table:named-expression table:name="Tranche_2" table:base-cell-address="$Bulletin.$A$1" table:expression="['file:///H:/ddbur/anofichiers1311/anosfichiers/a%20GDP/ASUPDI/GAP%20Etape01/GAP_E01_S03_I03demis/GAP_E01_S03_I03_cordemis1301.XLS'#$'Non cadre '.$K$37]"/>
        <table:named-expression table:name="Tranche_A" table:base-cell-address="$Bulletin.$A$1" table:expression="['file:///H:/ddbur/anofichiers1311/anosfichiers/a%20GDP/ASUPDI/GAP%20Etape01/GAP_E01_S03_I03demis/GAP_E01_S03_I03_cordemis1301.XLS'#$'Non cadre '.$K$34]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gency FB" svg:font-family="'Agency FB'" style:font-family-generic="swiss"/>
    <style:font-face style:name="Aptos Narrow" svg:font-family="'Aptos Narrow'" style:font-family-generic="swiss"/>
    <style:font-face style:name="Aptos Narrow1" svg:font-family="'Aptos Narrow'" style:font-family-generic="swiss" style:font-pitch="variable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Calibri1" svg:font-family="Calibri1"/>
    <style:font-face style:name="Calibri11" svg:font-family="Calibri11"/>
    <style:font-face style:name="Calibri2" svg:font-family="Calibri2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oppins" svg:font-family="Poppins"/>
    <style:font-face style:name="Times" svg:font-family="Times" style:font-family-generic="roman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2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7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7P2" style:volatile="true">
      <number:text> -</number:text>
      <number:number number:decimal-places="0" number:min-decimal-places="0" number:min-integer-digits="2"/>
      <number:text>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37">
      <number:day/>
      <number:text>/</number:text>
      <number:month/>
      <number:text>/</number:text>
      <number:year/>
    </number:date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percentage-style style:name="N141">
      <number:number number:decimal-places="4" number:min-decimal-places="4" number:min-integer-digits="1"/>
      <number:text> %</number:text>
    </number:percentage-style>
    <number:percentage-style style:name="N142">
      <number:number number:decimal-places="4" number:min-decimal-places="4" number:min-integer-digits="1"/>
      <number:text>%</number:text>
    </number:percentage-style>
    <number:number-style style:name="N143">
      <number:number number:decimal-places="2" number:min-decimal-places="2" number:min-integer-digits="1" number:grouping="true"/>
      <number:text> €</number:text>
    </number:number-style>
    <number:currency-style style:name="N14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number:number-style style:name="N145">
      <number:number number:decimal-places="4" number:min-decimal-places="4" number:min-integer-digits="1"/>
    </number:number-style>
    <number:percentage-style style:name="N146">
      <number:number number:decimal-places="2" number:min-decimal-places="2" number:min-integer-digits="1"/>
      <number:text> %</number:text>
    </number:percentage-style>
    <number:percentage-style style:name="N148">
      <number:number number:decimal-places="1" number:min-decimal-places="1" number:min-integer-digits="1"/>
      <number:text>%</number:text>
    </number:percentage-style>
    <number:percentage-style style:name="N149">
      <number:number number:decimal-places="3" number:min-decimal-places="3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</number:number-style>
    <number:number-style style:name="N150">
      <style:text-properties fo:color="#ff0000"/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4" number:min-decimal-places="4" number:min-integer-digits="1" number:grouping="true"/>
    </number:number-style>
    <number:number-style style:name="N151">
      <style:text-properties fo:color="#ff0000"/>
      <number:number number:decimal-places="4" number:min-decimal-places="4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number:currency-style style:name="N15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number-style style:name="N154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5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4P2" style:volatile="true">
      <number:text> -</number:text>
      <number:number number:decimal-places="0" number:min-decimal-places="0" number:min-integer-digits="2"/>
      <number:text>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20_1" style:display-name="Default 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efault_20_2" style:display-name="Default 2" style:family="table-cell" style:parent-style-name="Default"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_20_3" style:display-name="Excel Built-in Percent 3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5f_BuiltIn_5f_Currency" style:display-name="Excel_BuiltIn_Currency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Milliers_20_2" style:display-name="Milliers 2" style:family="table-cell" style:parent-style-name="Default" style:data-style-name="N129"/>
    <style:style style:name="Normal_20_2" style:display-name="Normal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1" style:font-family-complex="'Liberation Sans1'" style:font-size-complex="11pt" style:font-style-complex="normal" style:font-weight-complex="normal"/>
    </style:style>
    <style:style style:name="Normal_20_2_20_2" style:display-name="Normal 2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11" fo:font-family="'Liberation Sans11'" fo:font-size="11pt" fo:font-style="normal" fo:text-shadow="none" style:text-underline-style="none" fo:font-weight="normal" style:font-size-asian="11pt" style:font-style-asian="normal" style:font-weight-asian="normal" style:font-name-complex="Liberation Sans111" style:font-family-complex="'Liberation Sans11'" style:font-size-complex="11pt" style:font-style-complex="normal" style:font-weight-complex="normal"/>
    </style:style>
    <style:style style:name="Normal_20_2_20_2_20_2" style:display-name="Normal 2 2 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1" style:font-family-complex="'Liberation Sans1'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" style:display-name="Normal 3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6" style:display-name="Normal 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Normal_5f_Fiche_20_de_20_paie_20_TEPA_20_plus_20_20_20_salariés_20_2" style:display-name="Normal_Fiche de paie TEPA plus 20 salari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_5f_Fiche_20_de_20_paie_20_TEPA_20_plus_20_20_20_salariés_20_2_20_2" style:display-name="Normal_Fiche de paie TEPA plus 20 salariés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SPLAFON" style:display-name="Normal_SSPLAFON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family="Times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" style:font-family-complex="Times" style:font-family-generic-complex="roman" style:font-size-complex="12pt" style:font-style-complex="normal" style:font-weight-complex="normal"/>
    </style:style>
    <style:style style:name="Normal_5f_SSPLAFON_20_2" style:display-name="Normal_SSPLAFON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family="Times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" style:font-family-complex="Times" style:font-family-generic-complex="roman" style:font-size-complex="12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0.6cm" fo:margin-right="0.6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print-page-order="ltr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page-layout style:name="Mpm6">
      <style:page-layout-properties style:num-format="1" style:print-orientation="portrait" fo:margin-top="0cm" fo:margin-bottom="0cm" fo:margin-left="0cm" fo:margin-right="0cm" style:print-page-order="ltr" style:first-page-number="continue" style:scale-to="100%" style:writing-mode="lr-tb" style:print="charts drawings objects zero-values"/>
      <style:header-style>
        <style:header-footer-properties fo:min-height="1.612cm" fo:margin-left="0cm" fo:margin-right="0cm" fo:margin-bottom="1.224cm"/>
      </style:header-style>
      <style:footer-style>
        <style:header-footer-properties fo:min-height="1.612cm" fo:margin-left="0cm" fo:margin-right="0cm" fo:margin-top="1.224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ptos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GC" style:display-name="PageStyle_RG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tagiaire" style:display-name="PageStyle_stagiair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égul_5f_maladie1" style:display-name="PageStyle_Régul_maladie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égul_5f_Plafond_5f__2b__5f_CET" style:display-name="PageStyle_Régul_Plafond_+_CE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égul_5f_AF" style:display-name="PageStyle_Régul_AF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ulletin_20_apprentis" style:display-name="PageStyle_bulletin apprentis" style:page-layout-name="Mpm5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ulletin" style:display-name="PageStyle_Bulletin" style:page-layout-name="Mpm6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Bulletin_20_gérant" style:display-name="PageStyle_Bulletin géra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creator>38010-81-11</dc:creator>
    <meta:creation-date>2024-11-07T16:36:30.795000000</meta:creation-date>
    <dc:date>2024-09-05T13:40:09</dc:date>
    <meta:generator>LibreOffice/24.2.2.2$Windows_X86_64 LibreOffice_project/d56cc158d8a96260b836f100ef4b4ef25d6f1a01</meta:generator>
    <meta:document-statistic meta:table-count="8" meta:cell-count="2309" meta:object-count="0"/>
    <meta:user-defined meta:name="AppVersion">16.0300</meta:user-defined>
    <meta:user-defined meta:name="Company">AFPA</meta:user-defined>
  </office:meta>
</office:document-meta>
</file>